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378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11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08" draw:id="id408" draw:layer="layout" svg:width="2.1cm" svg:height="0.9cm" svg:x="32.7cm" svg:y="49.726cm">
          <text:p text:style-name="P1"><text:span text:style-name="T1">DFF (clk39)</text:span></text:p>
          <text:p text:style-name="P1"><text:span text:style-name="T1">-78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7" draw:id="id377" draw:layer="layout" svg:width="1cm" svg:height="0.9cm" svg:x="23.556cm" svg:y="51.526cm">
          <text:p text:style-name="P1"><text:span text:style-name="T1">NAND</text:span></text:p>
          <text:p text:style-name="P1"><text:span text:style-name="T1">46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58" draw:id="id258" draw:layer="layout" svg:width="1cm" svg:height="0.9cm" svg:x="97.243cm" svg:y="13.785cm">
          <text:p text:style-name="P1"><text:span text:style-name="T1">NOR</text:span></text:p>
          <text:p text:style-name="P1"><text:span text:style-name="T1">41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0" draw:id="id260" draw:layer="layout" svg:width="1cm" svg:height="0.9cm" svg:x="103.9cm" svg:y="12.285cm">
          <text:p text:style-name="P1"><text:span text:style-name="T1">3-NAND</text:span></text:p>
          <text:p text:style-name="P1"><text:span text:style-name="T1">407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4" draw:id="id264" draw:layer="layout" svg:width="1cm" svg:height="0.9cm" svg:x="102.249cm" svg:y="12.77cm">
          <text:p text:style-name="P1"><text:span text:style-name="T1">3-AND</text:span></text:p>
          <text:p text:style-name="P1"><text:span text:style-name="T1">41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8" draw:id="id268" draw:layer="layout" svg:width="1cm" svg:height="0.9cm" svg:x="104.6cm" svg:y="15.585cm">
          <text:p text:style-name="P1"><text:span text:style-name="T1">XOR</text:span></text:p>
          <text:p text:style-name="P1"><text:span text:style-name="T1">407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7" draw:id="id267" draw:layer="layout" svg:width="1cm" svg:height="0.9cm" svg:x="105.2cm" svg:y="18.157cm">
          <text:p text:style-name="P1"><text:span text:style-name="T1">XOR</text:span></text:p>
          <text:p text:style-name="P1"><text:span text:style-name="T1">419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76" draw:id="id276" draw:layer="layout" svg:width="1cm" svg:height="0.9cm" svg:x="101.1cm" svg:y="10.885cm">
          <text:p text:style-name="P1"><text:span text:style-name="T1">12-OAI</text:span></text:p>
          <text:p text:style-name="P1"><text:span text:style-name="T1">41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1" draw:id="id261" draw:layer="layout" svg:width="1cm" svg:height="0.9cm" svg:x="98.3cm" svg:y="10.9cm">
          <text:p text:style-name="P1"><text:span text:style-name="T1">NAND</text:span></text:p>
          <text:p text:style-name="P1"><text:span text:style-name="T1">42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6" draw:id="id266" draw:layer="layout" svg:width="1cm" svg:height="0.9cm" svg:x="97.243cm" svg:y="15.885cm">
          <text:p text:style-name="P1"><text:span text:style-name="T1">3-OR</text:span></text:p>
          <text:p text:style-name="P1"><text:span text:style-name="T1">41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73" draw:id="id273" draw:layer="layout" svg:width="1cm" svg:height="0.9cm" svg:x="87.3cm" svg:y="7.1cm">
          <text:p text:style-name="P1"><text:span text:style-name="T1">NOT</text:span></text:p>
          <text:p text:style-name="P1"><text:span text:style-name="T1">4310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6" draw:id="id246" draw:layer="layout" svg:width="1cm" svg:height="0.9cm" svg:x="94.2cm" svg:y="7.1cm">
          <text:p text:style-name="P1"><text:span text:style-name="T1">NOT</text:span></text:p>
          <text:p text:style-name="P1"><text:span text:style-name="T1">431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5" draw:id="id255" draw:layer="layout" svg:width="1cm" svg:height="0.9cm" svg:x="105.7cm" svg:y="10.285cm">
          <text:p text:style-name="P1"><text:span text:style-name="T1">OR</text:span></text:p>
          <text:p text:style-name="P1"><text:span text:style-name="T1">408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6" draw:id="id186" draw:layer="layout" svg:width="1cm" svg:height="0.9cm" svg:x="107cm" svg:y="10.302cm">
          <text:p text:style-name="P1"><text:span text:style-name="T1">NAND</text:span></text:p>
          <text:p text:style-name="P1"><text:span text:style-name="T1">4613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0" draw:id="id190" draw:layer="layout" svg:width="1cm" svg:height="0.9cm" svg:x="49.57cm" svg:y="35.209cm">
          <text:p text:style-name="P1"><text:span text:style-name="T1">OR</text:span></text:p>
          <text:p text:style-name="P1"><text:span text:style-name="T1">34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9" draw:id="id189" draw:layer="layout" svg:width="1cm" svg:height="0.9cm" svg:x="47.597cm" svg:y="35.179cm">
          <text:p text:style-name="P1"><text:span text:style-name="T1">OR</text:span></text:p>
          <text:p text:style-name="P1"><text:span text:style-name="T1">349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1" draw:id="id181" draw:layer="layout" svg:width="1cm" svg:height="0.9cm" svg:x="58.4cm" svg:y="22.006cm">
          <text:p text:style-name="P1"><text:span text:style-name="T1">NAND</text:span></text:p>
          <text:p text:style-name="P1"><text:span text:style-name="T1">4614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3" draw:id="id153" draw:layer="layout" svg:width="1cm" svg:height="0.9cm" svg:x="46.9cm" svg:y="20.906cm">
          <text:p text:style-name="P1"><text:span text:style-name="T1">NAND</text:span></text:p>
          <text:p text:style-name="P1"><text:span text:style-name="T1">-72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1cm" svg:height="0.9cm" svg:x="99.25cm" svg:y="26.6cm">
          <text:p text:style-name="P1"><text:span text:style-name="T1">NOT</text:span></text:p>
          <text:p text:style-name="P1"><text:span text:style-name="T1">-73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6" draw:id="id176" draw:layer="layout" svg:width="1cm" svg:height="0.9cm" svg:x="101.25cm" svg:y="28.8cm">
          <text:p text:style-name="P1"><text:span text:style-name="T1">AND</text:span></text:p>
          <text:p text:style-name="P1"><text:span text:style-name="T1">-73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6" draw:id="id136" draw:layer="layout" svg:width="1cm" svg:height="0.9cm" svg:x="51.6cm" svg:y="7.093cm">
          <text:p text:style-name="P1"><text:span text:style-name="T1">NOT</text:span></text:p>
          <text:p text:style-name="P1"><text:span text:style-name="T1">-71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7" draw:id="id137" draw:layer="layout" svg:width="2.1cm" svg:height="0.9cm" svg:x="49cm" svg:y="7.093cm">
          <text:p text:style-name="P1"><text:span text:style-name="T1">DFFR (clk26,/res3)</text:span></text:p>
          <text:p text:style-name="P1"><text:span text:style-name="T1">-69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1" draw:id="id171" draw:layer="layout" svg:width="1cm" svg:height="0.9cm" svg:x="86.35cm" svg:y="26.6cm">
          <text:p text:style-name="P1"><text:span text:style-name="T1">NOT</text:span></text:p>
          <text:p text:style-name="P1"><text:span text:style-name="T1">-736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1cm" svg:height="0.9cm" svg:x="69.6cm" svg:y="15.004cm">
          <text:p text:style-name="P1"><text:span text:style-name="T1">3-AND</text:span></text:p>
          <text:p text:style-name="P1"><text:span text:style-name="T1">471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1cm" svg:height="0.9cm" svg:x="29.344cm" svg:y="21.386cm">
          <text:p text:style-name="P1"><text:span text:style-name="T1">NOT</text:span></text:p>
          <text:p text:style-name="P1"><text:span text:style-name="T1">43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1cm" svg:height="0.9cm" svg:x="52.9cm" svg:y="18.91cm">
          <text:p text:style-name="P1"><text:span text:style-name="T1">OR (mclk)</text:span></text:p>
          <text:p text:style-name="P1"><text:span text:style-name="T1">45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1cm" svg:height="0.9cm" svg:x="57.3cm" svg:y="18.933cm">
          <text:p text:style-name="P1"><text:span text:style-name="T1">3-AND</text:span></text:p>
          <text:p text:style-name="P1"><text:span text:style-name="T1">4615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cm" svg:height="0.9cm" svg:x="9.925cm" svg:y="21.605cm">
          <text:p text:style-name="P1"><text:span text:style-name="T1">IMUX</text:span></text:p>
          <text:p text:style-name="P1"><text:span text:style-name="T1">39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cm" svg:height="0.9cm" svg:x="7.324cm" svg:y="21.603cm">
          <text:p text:style-name="P1"><text:span text:style-name="T1">IMUX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cm" svg:height="0.9cm" svg:x="4.723cm" svg:y="21.601cm">
          <text:p text:style-name="P1"><text:span text:style-name="T1">IMUX</text:span></text:p>
          <text:p text:style-name="P1"><text:span text:style-name="T1">38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.866cm" svg:y1="13.632cm" svg:x2="3.239cm" svg:y2="12.522cm" draw:end-shape="id1" draw:end-glue-point="2" svg:d="M1866 13632l1373-1110" svg:viewBox="0 0 1374 1111">
          <text:p text:style-name="P1"><text:span text:style-name="T2">out00+16</text:span></text:p>
        </draw:connector>
        <draw:custom-shape draw:style-name="gr2" draw:text-style-name="P2" xml:id="id1" draw:id="id1" draw:layer="layout" svg:width="1cm" svg:height="0.9cm" svg:x="2.739cm" svg:y="11.622cm">
          <text:p text:style-name="P1"><text:span text:style-name="T1">3-NOR</text:span></text:p>
          <text:p text:style-name="P1"><text:span text:style-name="T1">3410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.215cm" svg:y1="14.241cm" svg:x2="3.239cm" svg:y2="12.522cm" draw:end-shape="id1" draw:end-glue-point="2" svg:d="M3215 14241l24-1719" svg:viewBox="0 0 25 1720">
          <text:p text:style-name="P1"><text:span text:style-name="T2">out01+17</text:span></text:p>
        </draw:connector>
        <draw:connector draw:style-name="gr3" draw:text-style-name="P3" draw:layer="layout" draw:type="line" svg:x1="4.565cm" svg:y1="13.659cm" svg:x2="3.239cm" svg:y2="12.522cm" draw:end-shape="id1" draw:end-glue-point="2" svg:d="M4565 13659l-1326-1137" svg:viewBox="0 0 1327 1138">
          <text:p text:style-name="P1"><text:span text:style-name="T2">out02+18</text:span></text:p>
        </draw:connector>
        <draw:custom-shape draw:style-name="gr2" draw:text-style-name="P2" xml:id="id2" draw:id="id2" draw:layer="layout" svg:width="1cm" svg:height="0.9cm" svg:x="5.439cm" svg:y="11.622cm">
          <text:p text:style-name="P1"><text:span text:style-name="T1">3-NOR</text:span></text:p>
          <text:p text:style-name="P1"><text:span text:style-name="T1">34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829cm" svg:y1="13.632cm" svg:x2="5.939cm" svg:y2="12.522cm" draw:end-shape="id2" draw:end-glue-point="2" svg:d="M4829 13632l1110-1110" svg:viewBox="0 0 1111 1111">
          <text:p text:style-name="P1"><text:span text:style-name="T2">out03+19</text:span></text:p>
        </draw:connector>
        <draw:connector draw:style-name="gr3" draw:text-style-name="P3" draw:layer="layout" draw:type="line" svg:x1="5.888cm" svg:y1="14.267cm" svg:x2="5.939cm" svg:y2="12.522cm" draw:end-shape="id2" draw:end-glue-point="2" svg:d="M5888 14267l51-1745" svg:viewBox="0 0 52 1746">
          <text:p text:style-name="P1"><text:span text:style-name="T2">out04+20</text:span></text:p>
        </draw:connector>
        <draw:connector draw:style-name="gr3" draw:text-style-name="P3" draw:layer="layout" draw:type="line" svg:x1="7.052cm" svg:y1="13.553cm" svg:x2="5.939cm" svg:y2="12.522cm" draw:end-shape="id2" draw:end-glue-point="2" svg:d="M7052 13553l-1113-1031" svg:viewBox="0 0 1114 1032">
          <text:p text:style-name="P1"><text:span text:style-name="T2">out05+21</text:span></text:p>
        </draw:connector>
        <draw:custom-shape draw:style-name="gr2" draw:text-style-name="P2" xml:id="id3" draw:id="id3" draw:layer="layout" svg:width="1cm" svg:height="0.9cm" svg:x="8.139cm" svg:y="11.622cm">
          <text:p text:style-name="P1"><text:span text:style-name="T1">3-NOR</text:span></text:p>
          <text:p text:style-name="P1"><text:span text:style-name="T1">34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634cm" svg:y1="13.553cm" svg:x2="8.639cm" svg:y2="12.522cm" draw:end-shape="id3" draw:end-glue-point="2" svg:d="M7634 13553l1005-1031" svg:viewBox="0 0 1006 1032">
          <text:p text:style-name="P1"><text:span text:style-name="T2">out06+22</text:span></text:p>
        </draw:connector>
        <draw:connector draw:style-name="gr3" draw:text-style-name="P3" draw:layer="layout" draw:type="line" svg:x1="8.613cm" svg:y1="14.135cm" svg:x2="8.639cm" svg:y2="12.522cm" draw:end-shape="id3" draw:end-glue-point="2" svg:d="M8613 14135l26-1613" svg:viewBox="0 0 27 1614">
          <text:p text:style-name="P1"><text:span text:style-name="T2">out07+23</text:span></text:p>
        </draw:connector>
        <draw:connector draw:style-name="gr3" draw:text-style-name="P3" draw:layer="layout" draw:type="line" svg:x1="9.856cm" svg:y1="13.474cm" svg:x2="8.639cm" svg:y2="12.522cm" draw:end-shape="id3" draw:end-glue-point="2" svg:d="M9856 13474l-1217-952" svg:viewBox="0 0 1218 953">
          <text:p text:style-name="P1"><text:span text:style-name="T2">out08+24</text:span></text:p>
        </draw:connector>
        <draw:custom-shape draw:style-name="gr2" draw:text-style-name="P2" xml:id="id4" draw:id="id4" draw:layer="layout" svg:width="1cm" svg:height="0.9cm" svg:x="10.744cm" svg:y="11.622cm">
          <text:p text:style-name="P1"><text:span text:style-name="T1">3-AND</text:span></text:p>
          <text:p text:style-name="P1"><text:span text:style-name="T1">33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239cm" svg:y1="13.553cm" svg:x2="11.244cm" svg:y2="12.522cm" draw:end-shape="id4" draw:end-glue-point="2" svg:d="M10239 13553l1005-1031" svg:viewBox="0 0 1006 1032">
          <text:p text:style-name="P1"><text:span text:style-name="T2">out09+25</text:span></text:p>
        </draw:connector>
        <draw:connector draw:style-name="gr3" draw:text-style-name="P3" draw:layer="layout" draw:type="line" svg:x1="11.244cm" svg:y1="14.206cm" svg:x2="11.244cm" svg:y2="12.522cm" draw:end-shape="id4" draw:end-glue-point="2" svg:d="M11244 14206v-1684" svg:viewBox="0 0 1 1685">
          <text:p text:style-name="P1"><text:span text:style-name="T2">out10+26</text:span></text:p>
        </draw:connector>
        <draw:connector draw:style-name="gr3" draw:text-style-name="P3" draw:layer="layout" draw:type="line" svg:x1="2.616cm" svg:y1="26.8cm" svg:x2="2.644cm" svg:y2="25.3cm" draw:end-shape="id5" draw:end-glue-point="2" svg:d="M2616 26800l28-1500" svg:viewBox="0 0 29 1501">
          <text:p text:style-name="P1"><text:span text:style-name="T2">out10+26</text:span></text:p>
        </draw:connector>
        <draw:custom-shape draw:style-name="gr2" draw:text-style-name="P2" xml:id="id5" draw:id="id5" draw:layer="layout" svg:width="1cm" svg:height="0.9cm" svg:x="2.144cm" svg:y="24.4cm">
          <text:p text:style-name="P1"><text:span text:style-name="T1">NOT</text:span></text:p>
          <text:p text:style-name="P1"><text:span text:style-name="T1">39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61cm" svg:y1="13.467cm" svg:x2="11.244cm" svg:y2="12.522cm" draw:end-shape="id4" draw:end-glue-point="2" svg:d="M12461 13467l-1217-945" svg:viewBox="0 0 1218 946">
          <text:p text:style-name="P1"><text:span text:style-name="T2">out11+27</text:span></text:p>
        </draw:connector>
        <draw:connector draw:style-name="gr3" draw:text-style-name="P3" draw:layer="layout" draw:type="line" svg:x1="5.216cm" svg:y1="26.8cm" svg:x2="5.244cm" svg:y2="25.3cm" draw:end-shape="id6" draw:end-glue-point="2" svg:d="M5216 26800l28-1500" svg:viewBox="0 0 29 1501">
          <text:p text:style-name="P1"><text:span text:style-name="T2">out11+27</text:span></text:p>
        </draw:connector>
        <draw:custom-shape draw:style-name="gr2" draw:text-style-name="P2" xml:id="id6" draw:id="id6" draw:layer="layout" svg:width="1cm" svg:height="0.9cm" svg:x="4.744cm" svg:y="24.4cm">
          <text:p text:style-name="P1"><text:span text:style-name="T1">NOT</text:span></text:p>
          <text:p text:style-name="P1"><text:span text:style-name="T1">391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cm" svg:height="0.9cm" svg:x="13.327cm" svg:y="11.583cm">
          <text:p text:style-name="P1"><text:span text:style-name="T1">3-AND</text:span></text:p>
          <text:p text:style-name="P1"><text:span text:style-name="T1">34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822cm" svg:y1="13.514cm" svg:x2="13.827cm" svg:y2="12.483cm" draw:end-shape="id7" draw:end-glue-point="2" svg:d="M12822 13514l1005-1031" svg:viewBox="0 0 1006 1032">
          <text:p text:style-name="P1"><text:span text:style-name="T2">out12+28</text:span></text:p>
        </draw:connector>
        <draw:connector draw:style-name="gr3" draw:text-style-name="P3" draw:layer="layout" draw:type="line" svg:x1="7.816cm" svg:y1="26.8cm" svg:x2="7.844cm" svg:y2="25.3cm" draw:end-shape="id8" draw:end-glue-point="2" svg:d="M7816 26800l28-1500" svg:viewBox="0 0 29 1501">
          <text:p text:style-name="P1"><text:span text:style-name="T2">out12+28</text:span></text:p>
        </draw:connector>
        <draw:custom-shape draw:style-name="gr2" draw:text-style-name="P2" xml:id="id8" draw:id="id8" draw:layer="layout" svg:width="1cm" svg:height="0.9cm" svg:x="7.344cm" svg:y="24.4cm">
          <text:p text:style-name="P1"><text:span text:style-name="T1">NOT</text:span></text:p>
          <text:p text:style-name="P1"><text:span text:style-name="T1">40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416cm" svg:y1="26.8cm" svg:x2="10.444cm" svg:y2="25.3cm" draw:end-shape="id9" draw:end-glue-point="2" svg:d="M10416 26800l28-1500" svg:viewBox="0 0 29 1501">
          <text:p text:style-name="P1"><text:span text:style-name="T2">out13+29</text:span></text:p>
        </draw:connector>
        <draw:custom-shape draw:style-name="gr2" draw:text-style-name="P2" xml:id="id9" draw:id="id9" draw:layer="layout" svg:width="1cm" svg:height="0.9cm" svg:x="9.944cm" svg:y="24.4cm">
          <text:p text:style-name="P1"><text:span text:style-name="T1">NOT</text:span></text:p>
          <text:p text:style-name="P1"><text:span text:style-name="T1">3911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744cm" svg:y1="14.167cm" svg:x2="13.827cm" svg:y2="12.483cm" draw:end-shape="id7" draw:end-glue-point="2" svg:d="M13744 14167l83-1684" svg:viewBox="0 0 84 1685">
          <text:p text:style-name="P1"><text:span text:style-name="T2">out13+29</text:span></text:p>
        </draw:connector>
        <draw:connector draw:style-name="gr3" draw:text-style-name="P3" draw:layer="layout" draw:type="line" svg:x1="15.044cm" svg:y1="13.367cm" svg:x2="13.827cm" svg:y2="12.483cm" draw:end-shape="id7" draw:end-glue-point="2" svg:d="M15044 13367l-1217-884" svg:viewBox="0 0 1218 885">
          <text:p text:style-name="P1"><text:span text:style-name="T2">out14+30</text:span></text:p>
        </draw:connector>
        <draw:connector draw:style-name="gr3" draw:text-style-name="P3" draw:layer="layout" draw:type="line" svg:x1="13.016cm" svg:y1="26.8cm" svg:x2="13.044cm" svg:y2="25.3cm" draw:end-shape="id10" draw:end-glue-point="2" svg:d="M13016 26800l28-1500" svg:viewBox="0 0 29 1501">
          <text:p text:style-name="P1"><text:span text:style-name="T2">out14+30</text:span></text:p>
        </draw:connector>
        <draw:custom-shape draw:style-name="gr2" draw:text-style-name="P2" xml:id="id10" draw:id="id10" draw:layer="layout" svg:width="1cm" svg:height="0.9cm" svg:x="12.544cm" svg:y="24.4cm">
          <text:p text:style-name="P1"><text:span text:style-name="T1">NOT</text:span></text:p>
          <text:p text:style-name="P1"><text:span text:style-name="T1">41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16cm" svg:y1="26.8cm" svg:x2="15.644cm" svg:y2="25.3cm" draw:end-shape="id11" draw:end-glue-point="2" svg:d="M15616 26800l28-1500" svg:viewBox="0 0 29 1501">
          <text:p text:style-name="P1"><text:span text:style-name="T2">out15+31</text:span></text:p>
        </draw:connector>
        <draw:custom-shape draw:style-name="gr2" draw:text-style-name="P2" xml:id="id11" draw:id="id11" draw:layer="layout" svg:width="1cm" svg:height="0.9cm" svg:x="15.144cm" svg:y="24.4cm">
          <text:p text:style-name="P1"><text:span text:style-name="T1">NOT</text:span></text:p>
          <text:p text:style-name="P1"><text:span text:style-name="T1">40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cm" svg:height="0.9cm" svg:x="8.146cm" svg:y="9.867cm">
          <text:p text:style-name="P1"><text:span text:style-name="T1">6-NAND</text:span></text:p>
          <text:p text:style-name="P1"><text:span text:style-name="T1">34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239cm" svg:y1="11.622cm" svg:x2="8.646cm" svg:y2="10.767cm" draw:start-shape="id1" draw:start-glue-point="0" draw:end-shape="id12" draw:end-glue-point="2" svg:d="M3239 11622l5407-855" svg:viewBox="0 0 5408 856">
          <text:p/>
        </draw:connector>
        <draw:connector draw:style-name="gr4" draw:text-style-name="P1" draw:layer="layout" draw:type="line" svg:x1="5.939cm" svg:y1="11.622cm" svg:x2="8.646cm" svg:y2="10.767cm" draw:start-shape="id2" draw:start-glue-point="0" draw:end-shape="id12" draw:end-glue-point="2" svg:d="M5939 11622l2707-855" svg:viewBox="0 0 2708 856">
          <text:p/>
        </draw:connector>
        <draw:connector draw:style-name="gr4" draw:text-style-name="P1" draw:layer="layout" draw:type="line" svg:x1="8.639cm" svg:y1="11.622cm" svg:x2="8.646cm" svg:y2="10.767cm" draw:start-shape="id3" draw:start-glue-point="0" draw:end-shape="id12" draw:end-glue-point="2" svg:d="M8639 11622l7-855" svg:viewBox="0 0 8 856">
          <text:p/>
        </draw:connector>
        <draw:connector draw:style-name="gr4" draw:text-style-name="P1" draw:layer="layout" draw:type="line" svg:x1="11.244cm" svg:y1="11.622cm" svg:x2="8.646cm" svg:y2="10.767cm" draw:start-shape="id4" draw:start-glue-point="0" draw:end-shape="id12" draw:end-glue-point="2" svg:d="M11244 11622l-2598-855" svg:viewBox="0 0 2599 856">
          <text:p/>
        </draw:connector>
        <draw:connector draw:style-name="gr4" draw:text-style-name="P1" draw:layer="layout" draw:type="line" svg:x1="13.827cm" svg:y1="11.583cm" svg:x2="8.646cm" svg:y2="10.767cm" draw:start-shape="id7" draw:start-glue-point="0" draw:end-shape="id12" draw:end-glue-point="2" svg:d="M13827 11583l-5181-816" svg:viewBox="0 0 5182 817">
          <text:p/>
        </draw:connector>
        <draw:connector draw:style-name="gr3" draw:text-style-name="P3" draw:layer="layout" draw:type="line" svg:x1="11.596cm" svg:y1="10.392cm" svg:x2="9.146cm" svg:y2="10.317cm" draw:end-shape="id12" draw:end-glue-point="1" svg:d="M11596 10392l-2450-75" svg:viewBox="0 0 2451 76">
          <text:p text:style-name="P1"><text:span text:style-name="T2">out15+31</text:span></text:p>
        </draw:connector>
        <draw:frame draw:style-name="gr5" draw:layer="layout" svg:width="1.878cm" svg:height="2.165cm" svg:x="65.3cm" svg:y="59.635cm">
          <draw:text-box>
            <text:p>-839-</text:p>
            <text:p><text:span text:style-name="T3">clk40</text:span></text:p>
            <text:p><text:span text:style-name="T3">/res6</text:span></text:p>
            <text:p><text:span text:style-name="T3">u6</text:span></text:p>
          </draw:text-box>
        </draw:frame>
        <draw:custom-shape draw:style-name="gr2" draw:text-style-name="P2" xml:id="id139" draw:id="id139" draw:layer="layout" svg:width="1cm" svg:height="0.9cm" svg:x="17.044cm" svg:y="7.679cm">
          <text:p text:style-name="P1"><text:span text:style-name="T1">NOT</text:span></text:p>
          <text:p text:style-name="P1"><text:span text:style-name="T1">47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cm" svg:height="0.9cm" svg:x="57.3cm" svg:y="15.54cm">
          <text:p text:style-name="P1"><text:span text:style-name="T1">OR (mclk)</text:span></text:p>
          <text:p text:style-name="P1"><text:span text:style-name="T1">4615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8cm" svg:y1="15.54cm" svg:x2="57.836cm" svg:y2="13.795cm" draw:start-shape="id13" draw:start-glue-point="0" svg:d="M57800 15540l36-1745" svg:viewBox="0 0 37 1746">
          <text:p text:style-name="P1"><text:span text:style-name="T2">clk15</text:span></text:p>
        </draw:connector>
        <draw:custom-shape draw:style-name="gr2" draw:text-style-name="P2" xml:id="id14" draw:id="id14" draw:layer="layout" svg:width="1cm" svg:height="0.9cm" svg:x="61.7cm" svg:y="18.904cm">
          <text:p text:style-name="P1"><text:span text:style-name="T1">NAND</text:span></text:p>
          <text:p text:style-name="P1"><text:span text:style-name="T1">4614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cm" svg:height="0.9cm" svg:x="61.7cm" svg:y="14.304cm">
          <text:p text:style-name="P1"><text:span text:style-name="T1">OR (mclk)</text:span></text:p>
          <text:p text:style-name="P1"><text:span text:style-name="T1">36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2.2cm" svg:y1="18.904cm" svg:x2="62.2cm" svg:y2="15.204cm" draw:start-shape="id14" draw:start-glue-point="0" draw:end-shape="id15" draw:end-glue-point="2" svg:d="M62200 18904v-3700" svg:viewBox="0 0 1 3701">
          <text:p/>
        </draw:connector>
        <draw:custom-shape draw:style-name="gr2" draw:text-style-name="P2" xml:id="id16" draw:id="id16" draw:layer="layout" svg:width="1cm" svg:height="0.9cm" svg:x="60.6cm" svg:y="16.504cm">
          <text:p text:style-name="P1"><text:span text:style-name="T1">OR</text:span></text:p>
          <text:p text:style-name="P1"><text:span text:style-name="T1">42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2.2cm" svg:y1="18.904cm" svg:x2="61.1cm" svg:y2="17.404cm" draw:start-shape="id14" draw:start-glue-point="0" draw:end-shape="id16" draw:end-glue-point="2" svg:d="M62200 18904l-1100-1500" svg:viewBox="0 0 1101 1501">
          <text:p/>
        </draw:connector>
        <draw:custom-shape draw:style-name="gr2" draw:text-style-name="P2" xml:id="id17" draw:id="id17" draw:layer="layout" svg:width="1cm" svg:height="0.9cm" svg:x="68.5cm" svg:y="17.104cm">
          <text:p text:style-name="P1"><text:span text:style-name="T1">OR</text:span></text:p>
          <text:p text:style-name="P1"><text:span text:style-name="T1">4413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2.2cm" svg:y1="18.904cm" svg:x2="69cm" svg:y2="18.004cm" draw:start-shape="id14" draw:start-glue-point="0" draw:end-shape="id17" draw:end-glue-point="2" svg:d="M62200 18904l6800-900" svg:viewBox="0 0 6801 901">
          <text:p/>
        </draw:connector>
        <draw:connector draw:style-name="gr3" draw:text-style-name="P3" draw:layer="layout" draw:type="line" svg:x1="62.2cm" svg:y1="14.304cm" svg:x2="62.212cm" svg:y2="12.729cm" draw:start-shape="id15" draw:start-glue-point="0" svg:d="M62200 14304l12-1575" svg:viewBox="0 0 13 1576">
          <text:p text:style-name="P1"><text:span text:style-name="T2">clk16</text:span></text:p>
        </draw:connector>
        <draw:custom-shape draw:style-name="gr2" draw:text-style-name="P2" xml:id="id18" draw:id="id18" draw:layer="layout" svg:width="1cm" svg:height="0.9cm" svg:x="83.2cm" svg:y="40.377cm">
          <text:p text:style-name="P1"><text:span text:style-name="T1">OR (mclk)</text:span></text:p>
          <text:p text:style-name="P1"><text:span text:style-name="T1">3912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3.7cm" svg:y1="40.377cm" svg:x2="83.641cm" svg:y2="38.868cm" draw:start-shape="id18" draw:start-glue-point="0" svg:d="M83700 40377l-59-1509" svg:viewBox="0 0 60 1510">
          <text:p text:style-name="P1"><text:span text:style-name="T2">clk17</text:span></text:p>
        </draw:connector>
        <draw:custom-shape draw:style-name="gr2" draw:text-style-name="P2" xml:id="id19" draw:id="id19" draw:layer="layout" svg:width="1cm" svg:height="0.9cm" svg:x="2.122cm" svg:y="21.6cm">
          <text:p text:style-name="P1"><text:span text:style-name="T1">IMUX</text:span></text:p>
          <text:p text:style-name="P1"><text:span text:style-name="T1">391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644cm" svg:y1="24.4cm" svg:x2="2.622cm" svg:y2="22.5cm" draw:start-shape="id5" draw:start-glue-point="0" draw:end-shape="id19" draw:end-glue-point="2" svg:d="M2644 24400l-22-1900" svg:viewBox="0 0 23 1901">
          <text:p text:style-name="P1"><text:span text:style-name="T2">b</text:span></text:p>
        </draw:connector>
        <draw:custom-shape draw:style-name="gr2" draw:text-style-name="P2" xml:id="id20" draw:id="id20" draw:layer="layout" svg:width="1cm" svg:height="0.9cm" svg:x="17.044cm" svg:y="23cm">
          <text:p text:style-name="P1"><text:span text:style-name="T1">6-NAND</text:span></text:p>
          <text:p text:style-name="P1"><text:span text:style-name="T1">409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644cm" svg:y1="24.4cm" svg:x2="17.544cm" svg:y2="23.9cm" draw:start-shape="id5" draw:start-glue-point="0" draw:end-shape="id20" draw:end-glue-point="2" svg:d="M2644 24400l14900-500" svg:viewBox="0 0 14901 501">
          <text:p/>
        </draw:connector>
        <draw:connector draw:style-name="gr4" draw:text-style-name="P1" draw:layer="layout" draw:type="line" svg:x1="5.244cm" svg:y1="24.4cm" svg:x2="17.544cm" svg:y2="23.9cm" draw:start-shape="id6" draw:start-glue-point="0" draw:end-shape="id20" draw:end-glue-point="2" svg:d="M5244 24400l12300-500" svg:viewBox="0 0 12301 501">
          <text:p/>
        </draw:connector>
        <draw:connector draw:style-name="gr3" draw:text-style-name="P3" draw:layer="layout" draw:type="line" svg:x1="5.244cm" svg:y1="24.4cm" svg:x2="5.223cm" svg:y2="22.501cm" draw:start-shape="id6" draw:start-glue-point="0" draw:end-shape="id21" draw:end-glue-point="2" svg:d="M5244 24400l-21-1899" svg:viewBox="0 0 22 1900">
          <text:p text:style-name="P1"><text:span text:style-name="T2">b</text:span></text:p>
        </draw:connector>
        <draw:connector draw:style-name="gr4" draw:text-style-name="P1" draw:layer="layout" draw:type="line" svg:x1="7.844cm" svg:y1="24.4cm" svg:x2="17.544cm" svg:y2="23.9cm" draw:start-shape="id8" draw:start-glue-point="0" draw:end-shape="id20" draw:end-glue-point="2" svg:d="M7844 24400l9700-500" svg:viewBox="0 0 9701 501">
          <text:p/>
        </draw:connector>
        <draw:connector draw:style-name="gr3" draw:text-style-name="P3" draw:layer="layout" draw:type="line" svg:x1="7.844cm" svg:y1="24.4cm" svg:x2="7.824cm" svg:y2="22.503cm" draw:start-shape="id8" draw:start-glue-point="0" draw:end-shape="id22" draw:end-glue-point="2" svg:d="M7844 24400l-20-1897" svg:viewBox="0 0 21 1898">
          <text:p text:style-name="P1"><text:span text:style-name="T2">b</text:span></text:p>
        </draw:connector>
        <draw:connector draw:style-name="gr4" draw:text-style-name="P1" draw:layer="layout" draw:type="line" svg:x1="10.444cm" svg:y1="24.4cm" svg:x2="17.544cm" svg:y2="23.9cm" draw:start-shape="id9" draw:start-glue-point="0" draw:end-shape="id20" draw:end-glue-point="2" svg:d="M10444 24400l7100-500" svg:viewBox="0 0 7101 501">
          <text:p/>
        </draw:connector>
        <draw:connector draw:style-name="gr3" draw:text-style-name="P3" draw:layer="layout" draw:type="line" svg:x1="10.444cm" svg:y1="24.4cm" svg:x2="10.425cm" svg:y2="22.505cm" draw:start-shape="id9" draw:start-glue-point="0" draw:end-shape="id23" draw:end-glue-point="2" svg:d="M10444 24400l-19-1895" svg:viewBox="0 0 20 1896">
          <text:p text:style-name="P1"><text:span text:style-name="T2">b</text:span></text:p>
        </draw:connector>
        <draw:custom-shape draw:style-name="gr2" draw:text-style-name="P2" xml:id="id24" draw:id="id24" draw:layer="layout" svg:width="1cm" svg:height="0.9cm" svg:x="12.526cm" svg:y="21.607cm">
          <text:p text:style-name="P1"><text:span text:style-name="T1">IMUX</text:span></text:p>
          <text:p text:style-name="P1"><text:span text:style-name="T1">4112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044cm" svg:y1="24.4cm" svg:x2="13.026cm" svg:y2="22.507cm" draw:start-shape="id10" draw:start-glue-point="0" draw:end-shape="id24" draw:end-glue-point="2" svg:d="M13044 24400l-18-1893" svg:viewBox="0 0 19 1894">
          <text:p text:style-name="P1"><text:span text:style-name="T2">b</text:span></text:p>
        </draw:connector>
        <draw:connector draw:style-name="gr4" draw:text-style-name="P1" draw:layer="layout" draw:type="line" svg:x1="13.044cm" svg:y1="24.4cm" svg:x2="17.544cm" svg:y2="23.9cm" draw:start-shape="id10" draw:start-glue-point="0" draw:end-shape="id20" draw:end-glue-point="2" svg:d="M13044 24400l4500-500" svg:viewBox="0 0 4501 501">
          <text:p/>
        </draw:connector>
        <draw:custom-shape draw:style-name="gr2" draw:text-style-name="P2" xml:id="id25" draw:id="id25" draw:layer="layout" svg:width="1cm" svg:height="0.9cm" svg:x="15.127cm" svg:y="21.609cm">
          <text:p text:style-name="P1"><text:span text:style-name="T1">IMUX</text:span></text:p>
          <text:p text:style-name="P1"><text:span text:style-name="T1">40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644cm" svg:y1="24.4cm" svg:x2="15.627cm" svg:y2="22.509cm" draw:start-shape="id11" draw:end-shape="id25" draw:end-glue-point="2" svg:d="M15644 24400l-17-1891" svg:viewBox="0 0 18 1892">
          <text:p text:style-name="P1"><text:span text:style-name="T2">b</text:span></text:p>
        </draw:connector>
        <draw:connector draw:style-name="gr4" draw:text-style-name="P1" draw:layer="layout" draw:type="line" svg:x1="15.644cm" svg:y1="24.4cm" svg:x2="17.544cm" svg:y2="23.9cm" draw:start-shape="id11" draw:start-glue-point="0" draw:end-shape="id20" draw:end-glue-point="2" svg:d="M15644 24400l1900-500" svg:viewBox="0 0 1901 501">
          <text:p/>
        </draw:connector>
        <draw:custom-shape draw:style-name="gr2" draw:text-style-name="P2" xml:id="id26" draw:id="id26" draw:layer="layout" svg:width="1cm" svg:height="0.9cm" svg:x="70.7cm" svg:y="13.104cm">
          <text:p text:style-name="P1"><text:span text:style-name="T1">OR (mclk)</text:span></text:p>
          <text:p text:style-name="P1"><text:span text:style-name="T1">-55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2cm" svg:y1="13.104cm" svg:x2="71.244cm" svg:y2="11.693cm" draw:start-shape="id26" draw:start-glue-point="0" svg:d="M71200 13104l44-1411" svg:viewBox="0 0 45 1412">
          <text:p text:style-name="P1"><text:span text:style-name="T2">clk18</text:span></text:p>
        </draw:connector>
        <draw:custom-shape draw:style-name="gr2" draw:text-style-name="P2" xml:id="id334" draw:id="id334" draw:layer="layout" svg:width="1cm" svg:height="0.9cm" svg:x="69.6cm" svg:y="17.106cm">
          <text:p text:style-name="P1"><text:span text:style-name="T1">AND</text:span></text:p>
          <text:p text:style-name="P1"><text:span text:style-name="T1">471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cm" svg:height="0.9cm" svg:x="66.297cm" svg:y="16.804cm">
          <text:p text:style-name="P1"><text:span text:style-name="T1">OR</text:span></text:p>
          <text:p text:style-name="P1"><text:span text:style-name="T1">45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9cm" svg:y1="20.885cm" svg:x2="66.797cm" svg:y2="17.704cm" draw:start-shape="id27" draw:start-glue-point="0" draw:end-shape="id28" draw:end-glue-point="2" svg:d="M67900 20885l-1103-3181" svg:viewBox="0 0 1104 3182">
          <text:p/>
        </draw:connector>
        <draw:custom-shape draw:style-name="gr2" draw:text-style-name="P2" xml:id="id27" draw:id="id27" draw:layer="layout" svg:width="1cm" svg:height="0.9cm" svg:x="67.4cm" svg:y="20.885cm">
          <text:p text:style-name="P1"><text:span text:style-name="T1">NAND</text:span></text:p>
          <text:p text:style-name="P1"><text:span text:style-name="T1">-59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3" draw:layer="layout" draw:type="line" svg:x1="67.9cm" svg:y1="20.885cm" svg:x2="67.9cm" svg:y2="19.106cm" draw:start-shape="id27" draw:start-glue-point="0" svg:d="M67900 20885v-1779" svg:viewBox="0 0 1 1780">
          <text:p text:style-name="P1"><text:span text:style-name="T2">u01</text:span></text:p>
        </draw:connector>
        <draw:custom-shape draw:style-name="gr1" draw:text-style-name="P2" xml:id="id29" draw:id="id29" draw:layer="layout" svg:width="2.1cm" svg:height="0.9cm" svg:x="1.544cm" svg:y="18.8cm">
          <text:p text:style-name="P1"><text:span text:style-name="T1">DFFR (clk19, /res1)</text:span></text:p>
          <text:p text:style-name="P1"><text:span text:style-name="T1">389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622cm" svg:y1="21.6cm" svg:x2="2.594cm" svg:y2="19.7cm" draw:start-shape="id19" draw:start-glue-point="0" draw:end-shape="id29" svg:d="M2622 21600l-28-1900" svg:viewBox="0 0 29 1901">
          <text:p/>
        </draw:connector>
        <draw:connector draw:style-name="gr3" draw:text-style-name="P3" draw:layer="layout" draw:type="line" svg:x1="2.594cm" svg:y1="19.7cm" svg:x2="2.122cm" svg:y2="22.05cm" draw:start-shape="id29" draw:start-glue-point="2" draw:end-shape="id19" draw:end-glue-point="3" svg:d="M2594 19700l-472 2350" svg:viewBox="0 0 473 2351">
          <text:p text:style-name="P1"><text:span text:style-name="T2">c</text:span></text:p>
        </draw:connector>
        <draw:custom-shape draw:style-name="gr2" draw:text-style-name="P2" xml:id="id30" draw:id="id30" draw:layer="layout" svg:width="1cm" svg:height="0.9cm" svg:x="2.044cm" svg:y="17.2cm">
          <text:p text:style-name="P1"><text:span text:style-name="T1">NOT</text:span></text:p>
          <text:p text:style-name="P1"><text:span text:style-name="T1">381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594cm" svg:y1="18.8cm" svg:x2="2.544cm" svg:y2="18.1cm" draw:start-shape="id29" draw:start-glue-point="0" draw:end-shape="id30" draw:end-glue-point="2" svg:d="M2594 18800l-50-700" svg:viewBox="0 0 51 701">
          <text:p/>
        </draw:connector>
        <draw:custom-shape draw:style-name="gr2" draw:text-style-name="P2" xml:id="id31" draw:id="id31" draw:layer="layout" svg:width="1cm" svg:height="0.9cm" svg:x="3.444cm" svg:y="24.4cm">
          <text:p text:style-name="P1"><text:span text:style-name="T1">NAND&amp;XOR</text:span></text:p>
          <text:p text:style-name="P1"><text:span text:style-name="T1">38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.594cm" svg:y1="19.7cm" svg:x2="3.944cm" svg:y2="24.4cm" draw:start-shape="id29" draw:start-glue-point="2" draw:end-shape="id31" draw:end-glue-point="0" svg:d="M2594 19700l1350 4700" svg:viewBox="0 0 1351 4701">
          <text:p text:style-name="P1"><text:span text:style-name="T2">a+d</text:span></text:p>
        </draw:connector>
        <draw:custom-shape draw:style-name="gr2" draw:text-style-name="P2" xml:id="id32" draw:id="id32" draw:layer="layout" svg:width="1cm" svg:height="0.9cm" svg:x="6.022cm" svg:y="20.7cm">
          <text:p text:style-name="P1"><text:span text:style-name="T1">OR</text:span></text:p>
          <text:p text:style-name="P1"><text:span text:style-name="T1">39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594cm" svg:y1="19.7cm" svg:x2="6.022cm" svg:y2="21.15cm" draw:start-shape="id29" draw:start-glue-point="2" draw:end-shape="id32" draw:end-glue-point="3" svg:d="M2594 19700l3428 1450" svg:viewBox="0 0 3429 1451">
          <text:p/>
        </draw:connector>
        <draw:connector draw:style-name="gr3" draw:text-style-name="P3" draw:layer="layout" draw:type="line" svg:x1="3.944cm" svg:y1="24.4cm" svg:x2="5.223cm" svg:y2="22.501cm" draw:start-shape="id31" draw:start-glue-point="0" draw:end-shape="id21" draw:end-glue-point="2" svg:d="M3944 24400l1279-1899" svg:viewBox="0 0 1280 1900">
          <text:p text:style-name="P1"><text:span text:style-name="T2">c</text:span></text:p>
        </draw:connector>
        <draw:custom-shape draw:style-name="gr1" draw:text-style-name="P2" xml:id="id33" draw:id="id33" draw:layer="layout" svg:width="2.1cm" svg:height="0.9cm" svg:x="4.144cm" svg:y="18.8cm">
          <text:p text:style-name="P1"><text:span text:style-name="T1">DFFR (clk19, /res1)</text:span></text:p>
          <text:p text:style-name="P1"><text:span text:style-name="T1">378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223cm" svg:y1="21.601cm" svg:x2="5.194cm" svg:y2="19.7cm" draw:start-shape="id21" draw:start-glue-point="0" draw:end-shape="id33" draw:end-glue-point="2" svg:d="M5223 21601l-29-1901" svg:viewBox="0 0 30 1902">
          <text:p/>
        </draw:connector>
        <draw:custom-shape draw:style-name="gr2" draw:text-style-name="P2" xml:id="id34" draw:id="id34" draw:layer="layout" svg:width="1cm" svg:height="0.9cm" svg:x="4.644cm" svg:y="17.2cm">
          <text:p text:style-name="P1"><text:span text:style-name="T1">NOT</text:span></text:p>
          <text:p text:style-name="P1"><text:span text:style-name="T1">38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.194cm" svg:y1="18.8cm" svg:x2="5.144cm" svg:y2="18.1cm" draw:start-shape="id33" draw:start-glue-point="0" draw:end-shape="id34" draw:end-glue-point="2" svg:d="M5194 18800l-50-700" svg:viewBox="0 0 51 701">
          <text:p/>
        </draw:connector>
        <draw:connector draw:style-name="gr3" draw:text-style-name="P3" draw:layer="layout" draw:type="line" svg:x1="5.194cm" svg:y1="19.7cm" svg:x2="3.944cm" svg:y2="24.4cm" draw:start-shape="id33" draw:start-glue-point="2" draw:end-shape="id31" draw:end-glue-point="0" svg:d="M5194 197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5.194cm" svg:y1="19.7cm" svg:x2="6.022cm" svg:y2="21.15cm" draw:start-shape="id33" draw:start-glue-point="2" draw:end-shape="id32" draw:end-glue-point="3" svg:d="M5194 19700l828 1450" svg:viewBox="0 0 829 1451">
          <text:p/>
        </draw:connector>
        <draw:custom-shape draw:style-name="gr1" draw:text-style-name="P2" xml:id="id35" draw:id="id35" draw:layer="layout" svg:width="2.1cm" svg:height="0.9cm" svg:x="6.744cm" svg:y="18.8cm">
          <text:p text:style-name="P1"><text:span text:style-name="T1">DFFR (clk19, /res1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824cm" svg:y1="21.603cm" svg:x2="7.794cm" svg:y2="19.7cm" draw:start-shape="id22" draw:start-glue-point="0" draw:end-shape="id35" draw:end-glue-point="2" svg:d="M7824 21603l-30-1903" svg:viewBox="0 0 31 1904">
          <text:p/>
        </draw:connector>
        <draw:custom-shape draw:style-name="gr2" draw:text-style-name="P2" xml:id="id38" draw:id="id38" draw:layer="layout" svg:width="1cm" svg:height="0.9cm" svg:x="6.044cm" svg:y="24.4cm">
          <text:p text:style-name="P1"><text:span text:style-name="T1">NAND&amp;XOR</text:span></text:p>
          <text:p text:style-name="P1"><text:span text:style-name="T1">39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6" draw:id="id36" draw:layer="layout" svg:width="1cm" svg:height="0.9cm" svg:x="7.244cm" svg:y="17.2cm">
          <text:p text:style-name="P1"><text:span text:style-name="T1">NOT</text:span></text:p>
          <text:p text:style-name="P1"><text:span text:style-name="T1">39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794cm" svg:y1="18.8cm" svg:x2="7.744cm" svg:y2="18.1cm" draw:start-shape="id35" draw:end-shape="id36" draw:end-glue-point="2" svg:d="M7794 18800l-50-700" svg:viewBox="0 0 51 701">
          <text:p/>
        </draw:connector>
        <draw:custom-shape draw:style-name="gr2" draw:text-style-name="P2" xml:id="id37" draw:id="id37" draw:layer="layout" svg:width="1cm" svg:height="0.9cm" svg:x="8.622cm" svg:y="20.7cm">
          <text:p text:style-name="P1"><text:span text:style-name="T1">OR</text:span></text:p>
          <text:p text:style-name="P1"><text:span text:style-name="T1">39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.794cm" svg:y1="19.7cm" svg:x2="8.622cm" svg:y2="21.15cm" draw:start-shape="id35" draw:start-glue-point="2" draw:end-shape="id37" draw:end-glue-point="3" svg:d="M7794 19700l828 1450" svg:viewBox="0 0 829 1451">
          <text:p/>
        </draw:connector>
        <draw:connector draw:style-name="gr3" draw:text-style-name="P3" draw:layer="layout" draw:type="line" svg:x1="7.794cm" svg:y1="19.7cm" svg:x2="6.544cm" svg:y2="24.4cm" draw:start-shape="id35" draw:start-glue-point="2" draw:end-shape="id38" draw:end-glue-point="0" svg:d="M7794 19700l-1250 4700" svg:viewBox="0 0 1251 4701">
          <text:p text:style-name="P1"><text:span text:style-name="T2">b+c</text:span></text:p>
        </draw:connector>
        <draw:connector draw:style-name="gr3" draw:text-style-name="P3" draw:layer="layout" draw:type="line" svg:x1="6.522cm" svg:y1="21.6cm" svg:x2="6.544cm" svg:y2="24.4cm" draw:start-shape="id32" draw:start-glue-point="2" draw:end-shape="id38" draw:end-glue-point="0" svg:d="M6522 21600l22 2800" svg:viewBox="0 0 23 2801">
          <text:p text:style-name="P1"><text:span text:style-name="T2">a+d</text:span></text:p>
        </draw:connector>
        <draw:connector draw:style-name="gr3" draw:text-style-name="P3" draw:layer="layout" draw:type="line" svg:x1="6.544cm" svg:y1="24.4cm" svg:x2="7.824cm" svg:y2="22.503cm" draw:start-shape="id38" draw:start-glue-point="0" draw:end-shape="id22" draw:end-glue-point="2" svg:d="M6544 24400l1280-1897" svg:viewBox="0 0 1281 1898">
          <text:p text:style-name="P1"><text:span text:style-name="T2">c</text:span></text:p>
        </draw:connector>
        <draw:custom-shape draw:style-name="gr1" draw:text-style-name="P2" xml:id="id39" draw:id="id39" draw:layer="layout" svg:width="2.1cm" svg:height="0.9cm" svg:x="9.322cm" svg:y="18.8cm">
          <text:p text:style-name="P1"><text:span text:style-name="T1">DFFR (clk19, /res1)</text:span></text:p>
          <text:p text:style-name="P1"><text:span text:style-name="T1">38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cm" svg:height="0.9cm" svg:x="9.822cm" svg:y="17.2cm">
          <text:p text:style-name="P1"><text:span text:style-name="T1">NOT</text:span></text:p>
          <text:p text:style-name="P1"><text:span text:style-name="T1">381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372cm" svg:y1="18.8cm" svg:x2="10.322cm" svg:y2="18.1cm" draw:start-shape="id39" draw:start-glue-point="0" draw:end-shape="id40" draw:end-glue-point="2" svg:d="M10372 18800l-50-700" svg:viewBox="0 0 51 701">
          <text:p/>
        </draw:connector>
        <draw:custom-shape draw:style-name="gr2" draw:text-style-name="P2" xml:id="id41" draw:id="id41" draw:layer="layout" svg:width="1cm" svg:height="0.9cm" svg:x="8.622cm" svg:y="24.4cm">
          <text:p text:style-name="P1"><text:span text:style-name="T1">NAND&amp;XOR</text:span></text:p>
          <text:p text:style-name="P1"><text:span text:style-name="T1">391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2" draw:id="id42" draw:layer="layout" svg:width="1cm" svg:height="0.9cm" svg:x="11.222cm" svg:y="20.7cm">
          <text:p text:style-name="P1"><text:span text:style-name="T1">OR</text:span></text:p>
          <text:p text:style-name="P1"><text:span text:style-name="T1">3912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72cm" svg:y1="19.7cm" svg:x2="9.122cm" svg:y2="24.4cm" draw:start-shape="id39" draw:start-glue-point="2" draw:end-shape="id41" draw:end-glue-point="0" svg:d="M10372 197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10.372cm" svg:y1="19.7cm" svg:x2="11.222cm" svg:y2="21.15cm" draw:start-shape="id39" draw:start-glue-point="2" draw:end-shape="id42" draw:end-glue-point="3" svg:d="M10372 19700l850 1450" svg:viewBox="0 0 851 1451">
          <text:p/>
        </draw:connector>
        <draw:connector draw:style-name="gr4" draw:text-style-name="P1" draw:layer="layout" draw:type="line" svg:x1="10.425cm" svg:y1="21.605cm" svg:x2="10.372cm" svg:y2="19.7cm" draw:start-shape="id23" draw:start-glue-point="0" draw:end-shape="id39" draw:end-glue-point="2" svg:d="M10425 21605l-53-1905" svg:viewBox="0 0 54 1906">
          <text:p/>
        </draw:connector>
        <draw:connector draw:style-name="gr3" draw:text-style-name="P3" draw:layer="layout" draw:type="line" svg:x1="9.122cm" svg:y1="24.4cm" svg:x2="10.425cm" svg:y2="22.505cm" draw:start-shape="id41" draw:start-glue-point="0" draw:end-shape="id23" draw:end-glue-point="2" svg:d="M9122 24400l1303-1895" svg:viewBox="0 0 1304 1896">
          <text:p text:style-name="P1"><text:span text:style-name="T2">c</text:span></text:p>
        </draw:connector>
        <draw:connector draw:style-name="gr3" draw:text-style-name="P3" draw:layer="layout" draw:type="line" svg:x1="9.122cm" svg:y1="21.6cm" svg:x2="9.122cm" svg:y2="24.4cm" draw:start-shape="id37" draw:start-glue-point="2" draw:end-shape="id41" draw:end-glue-point="0" svg:d="M9122 21600v2800" svg:viewBox="0 0 1 2801">
          <text:p text:style-name="P1"><text:span text:style-name="T2">a+d</text:span></text:p>
        </draw:connector>
        <draw:connector draw:style-name="gr4" draw:text-style-name="P1" draw:layer="layout" draw:type="line" svg:x1="7.022cm" svg:y1="21.15cm" svg:x2="8.622cm" svg:y2="21.15cm" draw:start-shape="id32" draw:start-glue-point="1" draw:end-shape="id37" draw:end-glue-point="3" svg:d="M7022 21150h1600" svg:viewBox="0 0 1601 1">
          <text:p/>
        </draw:connector>
        <draw:connector draw:style-name="gr4" draw:text-style-name="P1" draw:layer="layout" draw:type="line" svg:x1="9.622cm" svg:y1="21.15cm" svg:x2="11.222cm" svg:y2="21.15cm" draw:start-shape="id37" draw:start-glue-point="1" draw:end-shape="id42" draw:end-glue-point="3" svg:d="M9622 21150h1600" svg:viewBox="0 0 1601 1">
          <text:p/>
        </draw:connector>
        <draw:custom-shape draw:style-name="gr2" draw:text-style-name="P2" xml:id="id43" draw:id="id43" draw:layer="layout" svg:width="1cm" svg:height="0.9cm" svg:x="13.822cm" svg:y="20.7cm">
          <text:p text:style-name="P1"><text:span text:style-name="T1">OR</text:span></text:p>
          <text:p text:style-name="P1"><text:span text:style-name="T1">40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222cm" svg:y1="21.15cm" svg:x2="13.822cm" svg:y2="21.15cm" draw:start-shape="id42" draw:start-glue-point="1" draw:end-shape="id43" draw:end-glue-point="3" svg:d="M12222 21150h1600" svg:viewBox="0 0 1601 1">
          <text:p/>
        </draw:connector>
        <draw:custom-shape draw:style-name="gr2" draw:text-style-name="P2" xml:id="id44" draw:id="id44" draw:layer="layout" svg:width="1cm" svg:height="0.9cm" svg:x="11.222cm" svg:y="24.4cm">
          <text:p text:style-name="P1"><text:span text:style-name="T1">NAND&amp;XOR</text:span></text:p>
          <text:p text:style-name="P1"><text:span text:style-name="T1">41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722cm" svg:y1="21.6cm" svg:x2="11.722cm" svg:y2="24.4cm" draw:start-shape="id42" draw:start-glue-point="2" draw:end-shape="id44" draw:end-glue-point="0" svg:d="M11722 21600v2800" svg:viewBox="0 0 1 2801">
          <text:p text:style-name="P1"><text:span text:style-name="T2">a+d</text:span></text:p>
        </draw:connector>
        <draw:connector draw:style-name="gr3" draw:text-style-name="P3" draw:layer="layout" draw:type="line" svg:x1="11.722cm" svg:y1="24.4cm" svg:x2="13.026cm" svg:y2="22.507cm" draw:start-shape="id44" draw:start-glue-point="0" draw:end-shape="id24" draw:end-glue-point="2" svg:d="M11722 24400l1304-1893" svg:viewBox="0 0 1305 1894">
          <text:p text:style-name="P1"><text:span text:style-name="T2">c</text:span></text:p>
        </draw:connector>
        <draw:custom-shape draw:style-name="gr1" draw:text-style-name="P2" xml:id="id45" draw:id="id45" draw:layer="layout" svg:width="2.1cm" svg:height="0.9cm" svg:x="11.922cm" svg:y="18.8cm">
          <text:p text:style-name="P1"><text:span text:style-name="T1">DFFR (clk19, /res1)</text:span></text:p>
          <text:p text:style-name="P1"><text:span text:style-name="T1">411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026cm" svg:y1="21.607cm" svg:x2="12.972cm" svg:y2="19.7cm" draw:start-shape="id24" draw:start-glue-point="0" draw:end-shape="id45" draw:end-glue-point="2" svg:d="M13026 21607l-54-1907" svg:viewBox="0 0 55 1908">
          <text:p/>
        </draw:connector>
        <draw:connector draw:style-name="gr3" draw:text-style-name="P3" draw:layer="layout" draw:type="line" svg:x1="12.972cm" svg:y1="19.7cm" svg:x2="11.722cm" svg:y2="24.4cm" draw:start-shape="id45" draw:start-glue-point="2" draw:end-shape="id44" draw:end-glue-point="0" svg:d="M12972 19700l-1250 4700" svg:viewBox="0 0 1251 4701">
          <text:p text:style-name="P1"><text:span text:style-name="T2">b+c</text:span></text:p>
        </draw:connector>
        <draw:connector draw:style-name="gr4" draw:text-style-name="P1" draw:layer="layout" draw:type="line" svg:x1="12.972cm" svg:y1="19.7cm" svg:x2="13.822cm" svg:y2="21.15cm" draw:start-shape="id45" draw:start-glue-point="2" draw:end-shape="id43" draw:end-glue-point="3" svg:d="M12972 19700l850 1450" svg:viewBox="0 0 851 1451">
          <text:p/>
        </draw:connector>
        <draw:custom-shape draw:style-name="gr2" draw:text-style-name="P2" xml:id="id46" draw:id="id46" draw:layer="layout" svg:width="1cm" svg:height="0.9cm" svg:x="12.422cm" svg:y="17.2cm">
          <text:p text:style-name="P1"><text:span text:style-name="T1">NOT</text:span></text:p>
          <text:p text:style-name="P1"><text:span text:style-name="T1">39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2.972cm" svg:y1="18.8cm" svg:x2="12.922cm" svg:y2="18.1cm" draw:start-shape="id45" draw:start-glue-point="0" draw:end-shape="id46" draw:end-glue-point="2" svg:d="M12972 18800l-50-700" svg:viewBox="0 0 51 701">
          <text:p/>
        </draw:connector>
        <draw:custom-shape draw:style-name="gr2" draw:text-style-name="P2" xml:id="id47" draw:id="id47" draw:layer="layout" svg:width="1cm" svg:height="0.9cm" svg:x="13.822cm" svg:y="24.4cm">
          <text:p text:style-name="P1"><text:span text:style-name="T1">NAND&amp;XOR</text:span></text:p>
          <text:p text:style-name="P1"><text:span text:style-name="T1">401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322cm" svg:y1="21.6cm" svg:x2="14.322cm" svg:y2="24.4cm" draw:start-shape="id43" draw:start-glue-point="2" draw:end-shape="id47" draw:end-glue-point="0" svg:d="M14322 21600v2800" svg:viewBox="0 0 1 2801">
          <text:p text:style-name="P1"><text:span text:style-name="T2">a+d</text:span></text:p>
        </draw:connector>
        <draw:connector draw:style-name="gr3" draw:text-style-name="P3" draw:layer="layout" draw:type="line" svg:x1="14.322cm" svg:y1="24.4cm" svg:x2="15.627cm" svg:y2="22.509cm" draw:start-shape="id47" draw:start-glue-point="0" draw:end-shape="id25" draw:end-glue-point="2" svg:d="M14322 24400l1305-1891" svg:viewBox="0 0 1306 1892">
          <text:p text:style-name="P1"><text:span text:style-name="T2">c</text:span></text:p>
        </draw:connector>
        <draw:custom-shape draw:style-name="gr1" draw:text-style-name="P2" xml:id="id48" draw:id="id48" draw:layer="layout" svg:width="2.1cm" svg:height="0.9cm" svg:x="14.522cm" svg:y="18.8cm">
          <text:p text:style-name="P1"><text:span text:style-name="T1">DFFR (clk19, /res1)</text:span></text:p>
          <text:p text:style-name="P1"><text:span text:style-name="T1">378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627cm" svg:y1="21.609cm" svg:x2="15.572cm" svg:y2="19.7cm" draw:start-shape="id25" draw:start-glue-point="0" draw:end-shape="id48" draw:end-glue-point="2" svg:d="M15627 21609l-55-1909" svg:viewBox="0 0 56 1910">
          <text:p/>
        </draw:connector>
        <draw:custom-shape draw:style-name="gr2" draw:text-style-name="P2" xml:id="id49" draw:id="id49" draw:layer="layout" svg:width="1cm" svg:height="0.9cm" svg:x="15.022cm" svg:y="17.2cm">
          <text:p text:style-name="P1"><text:span text:style-name="T1">NOT</text:span></text:p>
          <text:p text:style-name="P1"><text:span text:style-name="T1">38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5.572cm" svg:y1="18.8cm" svg:x2="15.522cm" svg:y2="18.1cm" draw:start-shape="id48" draw:start-glue-point="0" draw:end-shape="id49" draw:end-glue-point="2" svg:d="M15572 18800l-50-700" svg:viewBox="0 0 51 701">
          <text:p/>
        </draw:connector>
        <draw:connector draw:style-name="gr3" draw:text-style-name="P3" draw:layer="layout" draw:type="line" svg:x1="15.572cm" svg:y1="19.7cm" svg:x2="14.322cm" svg:y2="24.4cm" draw:start-shape="id48" draw:start-glue-point="2" draw:end-shape="id47" draw:end-glue-point="0" svg:d="M15572 19700l-1250 4700" svg:viewBox="0 0 1251 4701">
          <text:p text:style-name="P1"><text:span text:style-name="T2">b+c</text:span></text:p>
        </draw:connector>
        <draw:custom-shape draw:style-name="gr2" draw:text-style-name="P2" xml:id="id50" draw:id="id50" draw:layer="layout" svg:width="1cm" svg:height="0.9cm" svg:x="17.022cm" svg:y="18.8cm">
          <text:p text:style-name="P1"><text:span text:style-name="T1">6-NAND</text:span></text:p>
          <text:p text:style-name="P1"><text:span text:style-name="T1">3810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544cm" svg:y1="18.1cm" svg:x2="17.522cm" svg:y2="18.8cm" draw:start-shape="id30" draw:start-glue-point="2" draw:end-shape="id50" draw:end-glue-point="0" svg:d="M2544 18100l14978 700" svg:viewBox="0 0 14979 701">
          <text:p/>
        </draw:connector>
        <draw:connector draw:style-name="gr4" draw:text-style-name="P1" draw:layer="layout" draw:type="line" svg:x1="5.144cm" svg:y1="18.1cm" svg:x2="17.522cm" svg:y2="18.8cm" draw:start-shape="id34" draw:start-glue-point="2" draw:end-shape="id50" draw:end-glue-point="0" svg:d="M5144 18100l12378 700" svg:viewBox="0 0 12379 701">
          <text:p/>
        </draw:connector>
        <draw:connector draw:style-name="gr4" draw:text-style-name="P1" draw:layer="layout" draw:type="line" svg:x1="7.744cm" svg:y1="18.1cm" svg:x2="17.522cm" svg:y2="18.8cm" draw:start-shape="id36" draw:start-glue-point="2" draw:end-shape="id50" draw:end-glue-point="0" svg:d="M7744 18100l9778 700" svg:viewBox="0 0 9779 701">
          <text:p/>
        </draw:connector>
        <draw:connector draw:style-name="gr4" draw:text-style-name="P1" draw:layer="layout" draw:type="line" svg:x1="10.322cm" svg:y1="18.1cm" svg:x2="17.522cm" svg:y2="18.8cm" draw:start-shape="id40" draw:start-glue-point="2" draw:end-shape="id50" draw:end-glue-point="0" svg:d="M10322 18100l7200 700" svg:viewBox="0 0 7201 701">
          <text:p/>
        </draw:connector>
        <draw:connector draw:style-name="gr4" draw:text-style-name="P1" draw:layer="layout" draw:type="line" svg:x1="12.922cm" svg:y1="18.1cm" svg:x2="17.522cm" svg:y2="18.8cm" draw:start-shape="id46" draw:start-glue-point="2" draw:end-shape="id50" draw:end-glue-point="0" svg:d="M12922 18100l4600 700" svg:viewBox="0 0 4601 701">
          <text:p/>
        </draw:connector>
        <draw:connector draw:style-name="gr4" draw:text-style-name="P1" draw:layer="layout" draw:type="line" svg:x1="15.522cm" svg:y1="18.1cm" svg:x2="17.522cm" svg:y2="18.8cm" draw:start-shape="id49" draw:start-glue-point="2" draw:end-shape="id50" draw:end-glue-point="0" svg:d="M15522 18100l2000 700" svg:viewBox="0 0 2001 701">
          <text:p/>
        </draw:connector>
        <draw:connector draw:style-name="gr3" draw:text-style-name="P3" draw:layer="layout" draw:type="line" svg:x1="17.522cm" svg:y1="19.7cm" svg:x2="10.425cm" svg:y2="21.605cm" draw:start-shape="id50" draw:start-glue-point="2" draw:end-shape="id23" draw:end-glue-point="0" svg:d="M17522 19700l-7097 1905" svg:viewBox="0 0 7098 1906">
          <text:p text:style-name="P1"><text:span text:style-name="T2">a</text:span></text:p>
        </draw:connector>
        <draw:connector draw:style-name="gr3" draw:text-style-name="P3" draw:layer="layout" draw:type="line" svg:x1="17.522cm" svg:y1="19.7cm" svg:x2="15.627cm" svg:y2="21.609cm" draw:start-shape="id50" draw:start-glue-point="2" draw:end-shape="id25" draw:end-glue-point="0" svg:d="M17522 19700l-1895 1909" svg:viewBox="0 0 1896 1910">
          <text:p text:style-name="P1"><text:span text:style-name="T2">a</text:span></text:p>
        </draw:connector>
        <draw:connector draw:style-name="gr3" draw:text-style-name="P3" draw:layer="layout" draw:type="line" svg:x1="17.522cm" svg:y1="19.7cm" svg:x2="13.026cm" svg:y2="21.607cm" draw:start-shape="id50" draw:start-glue-point="2" draw:end-shape="id24" draw:end-glue-point="0" svg:d="M17522 19700l-4496 1907" svg:viewBox="0 0 4497 1908">
          <text:p text:style-name="P1"><text:span text:style-name="T2">a</text:span></text:p>
        </draw:connector>
        <draw:connector draw:style-name="gr3" draw:text-style-name="P3" draw:layer="layout" draw:type="line" svg:x1="17.522cm" svg:y1="19.7cm" svg:x2="7.824cm" svg:y2="21.603cm" draw:start-shape="id50" draw:start-glue-point="2" draw:end-shape="id22" draw:end-glue-point="0" svg:d="M17522 19700l-9698 1903" svg:viewBox="0 0 9699 1904">
          <text:p text:style-name="P1"><text:span text:style-name="T2">a</text:span></text:p>
        </draw:connector>
        <draw:connector draw:style-name="gr3" draw:text-style-name="P3" draw:layer="layout" draw:type="line" svg:x1="17.522cm" svg:y1="19.7cm" svg:x2="5.223cm" svg:y2="21.601cm" draw:start-shape="id50" draw:start-glue-point="2" draw:end-shape="id21" draw:end-glue-point="0" svg:d="M17522 19700l-12299 1901" svg:viewBox="0 0 12300 1902">
          <text:p text:style-name="P1"><text:span text:style-name="T2">a</text:span></text:p>
        </draw:connector>
        <draw:connector draw:style-name="gr3" draw:text-style-name="P3" draw:layer="layout" draw:type="line" svg:x1="17.522cm" svg:y1="19.7cm" svg:x2="2.622cm" svg:y2="21.6cm" draw:start-shape="id50" draw:start-glue-point="2" draw:end-shape="id19" draw:end-glue-point="0" svg:d="M17522 19700l-14900 1900" svg:viewBox="0 0 14901 1901">
          <text:p text:style-name="P1"><text:span text:style-name="T2">a</text:span></text:p>
        </draw:connector>
        <draw:custom-shape draw:style-name="gr2" draw:text-style-name="P2" xml:id="id51" draw:id="id51" draw:layer="layout" svg:width="1cm" svg:height="0.9cm" svg:x="103.327cm" svg:y="42.152cm">
          <text:p text:style-name="P1"><text:span text:style-name="T1">AND</text:span></text:p>
          <text:p text:style-name="P1"><text:span text:style-name="T1">46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3.458cm" svg:y1="44.275cm" svg:x2="103.827cm" svg:y2="43.052cm" draw:end-shape="id51" draw:end-glue-point="2" svg:d="M103458 44275l369-1223" svg:viewBox="0 0 370 1224">
          <text:p text:style-name="P1"><text:span text:style-name="T2">lc_n0</text:span></text:p>
        </draw:connector>
        <draw:custom-shape draw:style-name="gr2" draw:text-style-name="P2" xml:id="id64" draw:id="id64" draw:layer="layout" svg:width="1cm" svg:height="0.9cm" svg:x="19.244cm" svg:y="18.773cm">
          <text:p text:style-name="P1"><text:span text:style-name="T1">NOR</text:span></text:p>
          <text:p text:style-name="P1"><text:span text:style-name="T1">46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2.1cm" svg:height="0.9cm" svg:x="16.444cm" svg:y="14.773cm">
          <text:p text:style-name="P1"><text:span text:style-name="T1">DFFR (clk24,/res3)</text:span></text:p>
          <text:p text:style-name="P1"><text:span text:style-name="T1">4711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522cm" svg:y1="18.8cm" svg:x2="17.494cm" svg:y2="15.673cm" draw:start-shape="id50" draw:start-glue-point="0" draw:end-shape="id52" draw:end-glue-point="2" svg:d="M17522 18800l-28-3127" svg:viewBox="0 0 29 3128">
          <text:p/>
        </draw:connector>
        <draw:custom-shape draw:style-name="gr2" draw:text-style-name="P2" xml:id="id53" draw:id="id53" draw:layer="layout" svg:width="1cm" svg:height="0.9cm" svg:x="101.2cm" svg:y="37.336cm">
          <text:p text:style-name="P1"><text:span text:style-name="T1">OR</text:span></text:p>
          <text:p text:style-name="P1"><text:span text:style-name="T1">46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562cm" svg:y1="39.666cm" svg:x2="101.7cm" svg:y2="38.236cm" draw:end-shape="id53" draw:end-glue-point="2" svg:d="M101562 39666l138-1430" svg:viewBox="0 0 139 1431">
          <text:p text:style-name="P1"><text:span text:style-name="T2">lc_n0</text:span></text:p>
        </draw:connector>
        <draw:custom-shape draw:style-name="gr1" draw:text-style-name="P2" xml:id="id54" draw:id="id54" draw:layer="layout" svg:width="2.1cm" svg:height="0.9cm" svg:x="16.544cm" svg:y="21.5cm">
          <text:p text:style-name="P1"><text:span text:style-name="T1">DFFR (clk23,/res3)</text:span></text:p>
          <text:p text:style-name="P1"><text:span text:style-name="T1">4512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544cm" svg:y1="23cm" svg:x2="17.594cm" svg:y2="22.4cm" draw:start-shape="id20" draw:start-glue-point="0" draw:end-shape="id54" draw:end-glue-point="2" svg:d="M17544 23000l50-600" svg:viewBox="0 0 51 601">
          <text:p/>
        </draw:connector>
        <draw:custom-shape draw:style-name="gr2" draw:text-style-name="P2" xml:id="id55" draw:id="id55" draw:layer="layout" svg:width="1cm" svg:height="0.9cm" svg:x="8.166cm" svg:y="7.767cm">
          <text:p text:style-name="P1"><text:span text:style-name="T1">NOT</text:span></text:p>
          <text:p text:style-name="P1"><text:span text:style-name="T1">47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231cm" svg:y1="45.056cm" svg:x2="103.827cm" svg:y2="43.052cm" draw:end-shape="id51" draw:end-glue-point="2" svg:d="M104231 45056l-404-2004" svg:viewBox="0 0 405 2005">
          <text:p text:style-name="P1"><text:span text:style-name="T2">nFE00</text:span></text:p>
        </draw:connector>
        <draw:connector draw:style-name="gr4" draw:text-style-name="P1" draw:layer="layout" draw:type="line" svg:x1="8.646cm" svg:y1="9.867cm" svg:x2="8.666cm" svg:y2="8.667cm" draw:start-shape="id12" draw:start-glue-point="0" draw:end-shape="id55" draw:end-glue-point="2" svg:d="M8646 9867l20-1200" svg:viewBox="0 0 21 1201">
          <text:p/>
        </draw:connector>
        <draw:custom-shape draw:style-name="gr6" draw:text-style-name="P2" xml:id="id56" draw:id="id56" draw:layer="layout" svg:width="1cm" svg:height="0.9cm" svg:x="104.1cm" svg:y="31.136cm">
          <text:p text:style-name="P1"><text:span text:style-name="T1">3-AND</text:span></text:p>
          <text:p text:style-name="P1"><text:span text:style-name="T1">47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1.7cm" svg:y1="37.336cm" svg:x2="104.6cm" svg:y2="32.036cm" draw:start-shape="id53" draw:start-glue-point="0" draw:end-shape="id56" draw:end-glue-point="2" svg:d="M101700 37336l2900-5300" svg:viewBox="0 0 2901 5301">
          <text:p/>
        </draw:connector>
        <draw:custom-shape draw:style-name="gr2" draw:text-style-name="P2" xml:id="id57" draw:id="id57" draw:layer="layout" svg:width="1cm" svg:height="0.9cm" svg:x="101.2cm" svg:y="33.536cm">
          <text:p text:style-name="P1"><text:span text:style-name="T1">12-OAI</text:span></text:p>
          <text:p text:style-name="P1"><text:span text:style-name="T1">47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1.7cm" svg:y1="37.336cm" svg:x2="101.7cm" svg:y2="34.436cm" draw:start-shape="id53" draw:start-glue-point="0" draw:end-shape="id57" draw:end-glue-point="2" svg:d="M101700 37336v-2900" svg:viewBox="0 0 1 2901">
          <text:p text:style-name="P1"><text:span text:style-name="T2">a</text:span></text:p>
        </draw:connector>
        <draw:custom-shape draw:style-name="gr2" draw:text-style-name="P2" xml:id="id58" draw:id="id58" draw:layer="layout" svg:width="1cm" svg:height="0.9cm" svg:x="104.45cm" svg:y="42.152cm">
          <text:p text:style-name="P1"><text:span text:style-name="T1">OR</text:span></text:p>
          <text:p text:style-name="P1"><text:span text:style-name="T1">4613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95cm" svg:y1="42.152cm" svg:x2="101.7cm" svg:y2="38.236cm" draw:start-shape="id58" draw:start-glue-point="0" draw:end-shape="id53" draw:end-glue-point="2" svg:d="M104950 42152l-3250-3916" svg:viewBox="0 0 3251 3917">
          <text:p/>
        </draw:connector>
        <draw:custom-shape draw:style-name="gr2" draw:text-style-name="P2" xml:id="id59" draw:id="id59" draw:layer="layout" svg:width="1cm" svg:height="0.9cm" svg:x="101.65cm" svg:y="40.336cm">
          <text:p text:style-name="P1"><text:span text:style-name="T1">NOR</text:span></text:p>
          <text:p text:style-name="P1"><text:span text:style-name="T1">4613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95cm" svg:y1="42.152cm" svg:x2="102.15cm" svg:y2="41.236cm" draw:start-shape="id58" draw:start-glue-point="0" draw:end-shape="id59" draw:end-glue-point="2" svg:d="M104950 42152l-2800-916" svg:viewBox="0 0 2801 917">
          <text:p/>
        </draw:connector>
        <draw:custom-shape draw:style-name="gr2" draw:text-style-name="P2" xml:id="id60" draw:id="id60" draw:layer="layout" svg:width="1cm" svg:height="0.9cm" svg:x="104.1cm" svg:y="33.336cm">
          <text:p text:style-name="P1"><text:span text:style-name="T1">3-OR</text:span></text:p>
          <text:p text:style-name="P1"><text:span text:style-name="T1">46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4.95cm" svg:y1="42.152cm" svg:x2="104.6cm" svg:y2="34.236cm" draw:start-shape="id58" draw:start-glue-point="0" draw:end-shape="id60" draw:end-glue-point="2" svg:d="M104950 42152l-350-7916" svg:viewBox="0 0 351 7917">
          <text:p/>
        </draw:connector>
        <draw:connector draw:style-name="gr4" draw:text-style-name="P1" draw:layer="layout" draw:type="line" svg:x1="103.827cm" svg:y1="42.152cm" svg:x2="102.15cm" svg:y2="41.236cm" draw:start-shape="id51" draw:start-glue-point="0" draw:end-shape="id59" draw:end-glue-point="2" svg:d="M103827 42152l-1677-916" svg:viewBox="0 0 1678 917">
          <text:p/>
        </draw:connector>
        <draw:connector draw:style-name="gr4" draw:text-style-name="P1" draw:layer="layout" draw:type="line" svg:x1="103.827cm" svg:y1="42.152cm" svg:x2="104.6cm" svg:y2="34.236cm" draw:start-shape="id51" draw:start-glue-point="0" draw:end-shape="id60" draw:end-glue-point="2" svg:d="M103827 42152l773-7916" svg:viewBox="0 0 774 7917">
          <text:p/>
        </draw:connector>
        <draw:custom-shape draw:style-name="gr2" draw:text-style-name="P2" xml:id="id61" draw:id="id61" draw:layer="layout" svg:width="1cm" svg:height="0.9cm" svg:x="107.5cm" svg:y="39.821cm">
          <text:p text:style-name="P1"><text:span text:style-name="T1">3-OR</text:span></text:p>
          <text:p text:style-name="P1"><text:span text:style-name="T1">46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827cm" svg:y1="42.152cm" svg:x2="108cm" svg:y2="40.721cm" draw:start-shape="id51" draw:start-glue-point="0" draw:end-shape="id61" draw:end-glue-point="2" svg:d="M103827 42152l4173-1431" svg:viewBox="0 0 4174 1432">
          <text:p/>
        </draw:connector>
        <draw:custom-shape draw:style-name="gr1" draw:text-style-name="P2" xml:id="id62" draw:id="id62" draw:layer="layout" svg:width="2.1cm" svg:height="0.9cm" svg:x="7.666cm" svg:y="5.967cm">
          <text:p text:style-name="P1"><text:span text:style-name="T1">DFFR (clk23,/res3)</text:span></text:p>
          <text:p text:style-name="P1"><text:span text:style-name="T1">47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.666cm" svg:y1="7.767cm" svg:x2="8.716cm" svg:y2="6.867cm" draw:start-shape="id55" draw:start-glue-point="0" draw:end-shape="id62" draw:end-glue-point="2" svg:d="M8666 7767l50-900" svg:viewBox="0 0 51 901">
          <text:p/>
        </draw:connector>
        <draw:custom-shape draw:style-name="gr2" draw:text-style-name="P2" xml:id="id63" draw:id="id63" draw:layer="layout" svg:width="1cm" svg:height="0.9cm" svg:x="19.244cm" svg:y="21.473cm">
          <text:p text:style-name="P1"><text:span text:style-name="T1">NOT</text:span></text:p>
          <text:p text:style-name="P1"><text:span text:style-name="T1">4614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744cm" svg:y1="21.473cm" svg:x2="19.744cm" svg:y2="19.673cm" draw:start-shape="id63" draw:start-glue-point="0" draw:end-shape="id64" draw:end-glue-point="2" svg:d="M19744 21473v-1800" svg:viewBox="0 0 1 1801">
          <text:p/>
        </draw:connector>
        <draw:connector draw:style-name="gr3" draw:text-style-name="P1" draw:layer="layout" draw:type="line" svg:x1="66.2cm" svg:y1="19.517cm" svg:x2="66.797cm" svg:y2="17.704cm" draw:end-shape="id28" draw:end-glue-point="2" svg:d="M66200 19517l597-1813" svg:viewBox="0 0 598 1814">
          <text:p text:style-name="P1"><text:span text:style-name="T2">qsc_n0_s</text:span></text:p>
        </draw:connector>
        <draw:custom-shape draw:style-name="gr2" draw:text-style-name="P2" xml:id="id65" draw:id="id65" draw:layer="layout" svg:width="1cm" svg:height="0.9cm" svg:x="51.7cm" svg:y="23.448cm">
          <text:p text:style-name="P1"><text:span text:style-name="T1">OR</text:span></text:p>
          <text:p text:style-name="P1"><text:span text:style-name="T1">44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2.17cm" svg:y1="25.791cm" svg:x2="52.2cm" svg:y2="24.348cm" draw:end-shape="id65" draw:end-glue-point="2" svg:d="M52170 25791l30-1443" svg:viewBox="0 0 31 1444">
          <text:p text:style-name="P1"><text:span text:style-name="T2">qsc_n0_s</text:span></text:p>
        </draw:connector>
        <draw:custom-shape draw:style-name="gr2" draw:text-style-name="P2" xml:id="id66" draw:id="id66" draw:layer="layout" svg:width="1cm" svg:height="0.9cm" svg:x="47.57cm" svg:y="39.01cm">
          <text:p text:style-name="P1"><text:span text:style-name="T1">IMUX</text:span></text:p>
          <text:p text:style-name="P1"><text:span text:style-name="T1">38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297cm" svg:y1="41.077cm" svg:x2="48.07cm" svg:y2="39.91cm" draw:end-shape="id66" draw:end-glue-point="2" svg:d="M47297 41077l773-1167" svg:viewBox="0 0 774 1168">
          <text:p text:style-name="P1"><text:span text:style-name="T2">qsc_n0_s/a</text:span></text:p>
        </draw:connector>
        <draw:custom-shape draw:style-name="gr2" draw:text-style-name="P2" xml:id="id67" draw:id="id67" draw:layer="layout" svg:width="1cm" svg:height="0.9cm" svg:x="36.584cm" svg:y="36.5cm">
          <text:p text:style-name="P1"><text:span text:style-name="T1">IMUX</text:span></text:p>
          <text:p text:style-name="P1"><text:span text:style-name="T1">38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3cm" svg:y1="38.734cm" svg:x2="37.084cm" svg:y2="37.4cm" draw:end-shape="id67" draw:end-glue-point="2" svg:d="M36300 38734l784-1334" svg:viewBox="0 0 785 1335">
          <text:p text:style-name="P1"><text:span text:style-name="T2">qsc_n0_s/a</text:span></text:p>
        </draw:connector>
        <draw:custom-shape draw:style-name="gr2" draw:text-style-name="P2" xml:id="id68" draw:id="id68" draw:layer="layout" svg:width="1cm" svg:height="0.9cm" svg:x="37.784cm" svg:y="36.5cm">
          <text:p text:style-name="P1"><text:span text:style-name="T1">IMUX</text:span></text:p>
          <text:p text:style-name="P1"><text:span text:style-name="T1">399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544cm" svg:y1="38.601cm" svg:x2="38.284cm" svg:y2="37.4cm" draw:end-shape="id68" draw:end-glue-point="2" svg:d="M37544 38601l740-1201" svg:viewBox="0 0 741 1202">
          <text:p text:style-name="P1"><text:span text:style-name="T2">qsc_n0_s/a</text:span></text:p>
        </draw:connector>
        <draw:custom-shape draw:style-name="gr2" draw:text-style-name="P2" xml:id="id69" draw:id="id69" draw:layer="layout" svg:width="1cm" svg:height="0.9cm" svg:x="38.984cm" svg:y="36.5cm">
          <text:p text:style-name="P1"><text:span text:style-name="T1">IMUX</text:span></text:p>
          <text:p text:style-name="P1"><text:span text:style-name="T1">38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781cm" svg:y1="38.602cm" svg:x2="39.484cm" svg:y2="37.4cm" draw:end-shape="id69" draw:end-glue-point="2" svg:d="M38781 38602l703-1202" svg:viewBox="0 0 704 1203">
          <text:p text:style-name="P1"><text:span text:style-name="T2">qsc_n0_s/a</text:span></text:p>
        </draw:connector>
        <draw:custom-shape draw:style-name="gr2" draw:text-style-name="P2" xml:id="id70" draw:id="id70" draw:layer="layout" svg:width="1cm" svg:height="0.9cm" svg:x="40.184cm" svg:y="36.5cm">
          <text:p text:style-name="P1"><text:span text:style-name="T1">IMUX</text:span></text:p>
          <text:p text:style-name="P1"><text:span text:style-name="T1">388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84cm" svg:y1="38.602cm" svg:x2="40.684cm" svg:y2="37.4cm" draw:end-shape="id70" draw:end-glue-point="2" svg:d="M39840 38602l844-1202" svg:viewBox="0 0 845 1203">
          <text:p text:style-name="P1"><text:span text:style-name="T2">qsc_n0_s/a</text:span></text:p>
        </draw:connector>
        <draw:custom-shape draw:style-name="gr2" draw:text-style-name="P2" xml:id="id71" draw:id="id71" draw:layer="layout" svg:width="1cm" svg:height="0.9cm" svg:x="41.384cm" svg:y="36.5cm">
          <text:p text:style-name="P1"><text:span text:style-name="T1">IMUX</text:span></text:p>
          <text:p text:style-name="P1"><text:span text:style-name="T1">399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104cm" svg:y1="38.628cm" svg:x2="41.884cm" svg:y2="37.4cm" draw:end-shape="id71" draw:end-glue-point="2" svg:d="M41104 38628l780-1228" svg:viewBox="0 0 781 1229">
          <text:p text:style-name="P1"><text:span text:style-name="T2">qsc_n0_s/a</text:span></text:p>
        </draw:connector>
        <draw:custom-shape draw:style-name="gr2" draw:text-style-name="P2" xml:id="id72" draw:id="id72" draw:layer="layout" svg:width="1cm" svg:height="0.9cm" svg:x="60.6cm" svg:y="14.304cm">
          <text:p text:style-name="P1"><text:span text:style-name="T1">OR (mclk)</text:span></text:p>
          <text:p text:style-name="P1"><text:span text:style-name="T1">42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1.1cm" svg:y1="16.504cm" svg:x2="61.1cm" svg:y2="15.204cm" draw:start-shape="id16" draw:start-glue-point="0" draw:end-shape="id72" draw:end-glue-point="2" svg:d="M61100 16504v-1300" svg:viewBox="0 0 1 1301">
          <text:p/>
        </draw:connector>
        <draw:connector draw:style-name="gr3" draw:text-style-name="P3" draw:layer="layout" draw:type="line" svg:x1="61.1cm" svg:y1="14.304cm" svg:x2="61.085cm" svg:y2="12.742cm" draw:start-shape="id72" draw:start-glue-point="0" svg:d="M61100 14304l-15-1562" svg:viewBox="0 0 16 1563">
          <text:p text:style-name="P1"><text:span text:style-name="T2">clk19</text:span></text:p>
        </draw:connector>
        <draw:custom-shape draw:style-name="gr2" draw:text-style-name="P2" xml:id="id73" draw:id="id73" draw:layer="layout" svg:width="1cm" svg:height="0.9cm" svg:x="59.05cm" svg:y="33.17cm">
          <text:p text:style-name="P1"><text:span text:style-name="T1">NOT</text:span></text:p>
          <text:p text:style-name="P1"><text:span text:style-name="T1">431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9.55cm" svg:y1="33.17cm" svg:x2="59.535cm" svg:y2="31.456cm" draw:start-shape="id73" draw:start-glue-point="0" svg:d="M59550 33170l-15-1714" svg:viewBox="0 0 16 1715">
          <text:p text:style-name="P1"><text:span text:style-name="T2">/res1</text:span></text:p>
        </draw:connector>
        <draw:custom-shape draw:style-name="gr2" draw:text-style-name="P2" xml:id="id74" draw:id="id74" draw:layer="layout" svg:width="1cm" svg:height="0.9cm" svg:x="59.5cm" svg:y="14.304cm">
          <text:p text:style-name="P1"><text:span text:style-name="T1">OR (mclk)</text:span></text:p>
          <text:p text:style-name="P1"><text:span text:style-name="T1">43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cm" svg:y1="14.304cm" svg:x2="59.96cm" svg:y2="12.742cm" draw:start-shape="id74" draw:start-glue-point="0" svg:d="M60000 14304l-40-1562" svg:viewBox="0 0 41 1563">
          <text:p text:style-name="P1"><text:span text:style-name="T2">clk20</text:span></text:p>
        </draw:connector>
        <draw:custom-shape draw:style-name="gr2" draw:text-style-name="P2" xml:id="id75" draw:id="id75" draw:layer="layout" svg:width="1cm" svg:height="0.9cm" svg:x="59.5cm" svg:y="16.504cm">
          <text:p text:style-name="P1"><text:span text:style-name="T1">AND</text:span></text:p>
          <text:p text:style-name="P1"><text:span text:style-name="T1">4413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0cm" svg:y1="16.504cm" svg:x2="60cm" svg:y2="15.204cm" draw:start-shape="id75" draw:start-glue-point="0" draw:end-shape="id74" draw:end-glue-point="2" svg:d="M60000 16504v-1300" svg:viewBox="0 0 1 1301">
          <text:p/>
        </draw:connector>
        <draw:connector draw:style-name="gr4" draw:text-style-name="P1" draw:layer="layout" draw:type="line" svg:x1="62.2cm" svg:y1="18.904cm" svg:x2="60cm" svg:y2="17.404cm" draw:start-shape="id14" draw:start-glue-point="0" draw:end-shape="id75" draw:end-glue-point="2" svg:d="M62200 18904l-2200-1500" svg:viewBox="0 0 2201 1501">
          <text:p/>
        </draw:connector>
        <draw:custom-shape draw:style-name="gr2" draw:text-style-name="P2" xml:id="id76" draw:id="id76" draw:layer="layout" svg:width="1cm" svg:height="0.9cm" svg:x="67.4cm" svg:y="15.004cm">
          <text:p text:style-name="P1"><text:span text:style-name="T1">BUF</text:span></text:p>
          <text:p text:style-name="P1"><text:span text:style-name="T1">4413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cm" svg:y1="17.104cm" svg:x2="67.9cm" svg:y2="15.904cm" draw:start-shape="id17" draw:start-glue-point="0" draw:end-shape="id76" draw:end-glue-point="2" svg:d="M69000 17104l-1100-1200" svg:viewBox="0 0 1101 1201">
          <text:p/>
        </draw:connector>
        <draw:custom-shape draw:style-name="gr2" draw:text-style-name="P2" xml:id="id77" draw:id="id77" draw:layer="layout" svg:width="1cm" svg:height="0.9cm" svg:x="68.5cm" svg:y="15.004cm">
          <text:p text:style-name="P1"><text:span text:style-name="T1">OR (mclk)</text:span></text:p>
          <text:p text:style-name="P1"><text:span text:style-name="T1">451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9cm" svg:y1="17.104cm" svg:x2="69cm" svg:y2="15.904cm" draw:start-shape="id17" draw:start-glue-point="0" draw:end-shape="id77" draw:end-glue-point="2" svg:d="M69000 17104v-1200" svg:viewBox="0 0 1 1201">
          <text:p/>
        </draw:connector>
        <draw:connector draw:style-name="gr4" draw:text-style-name="P1" draw:layer="layout" draw:type="line" svg:x1="69cm" svg:y1="17.104cm" svg:x2="70.1cm" svg:y2="15.904cm" draw:start-shape="id17" draw:start-glue-point="0" draw:end-shape="id78" draw:end-glue-point="2" svg:d="M69000 17104l1100-1200" svg:viewBox="0 0 1101 1201">
          <text:p/>
        </draw:connector>
        <draw:custom-shape draw:style-name="gr2" draw:text-style-name="P2" xml:id="id92" draw:id="id92" draw:layer="layout" svg:width="1cm" svg:height="0.9cm" svg:x="55.1cm" svg:y="18.933cm">
          <text:p text:style-name="P1"><text:span text:style-name="T1">BUF</text:span></text:p>
          <text:p text:style-name="P1"><text:span text:style-name="T1">4414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1cm" svg:height="0.9cm" svg:x="69.6cm" svg:y="13.104cm">
          <text:p text:style-name="P1"><text:span text:style-name="T1">OR (mclk)</text:span></text:p>
          <text:p text:style-name="P1"><text:span text:style-name="T1">4513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1cm" svg:y1="13.104cm" svg:x2="70.05cm" svg:y2="11.709cm" draw:start-shape="id79" draw:start-glue-point="0" svg:d="M70100 13104l-50-1395" svg:viewBox="0 0 51 1396">
          <text:p text:style-name="P1"><text:span text:style-name="T2">clk21</text:span></text:p>
        </draw:connector>
        <draw:connector draw:style-name="gr4" draw:text-style-name="P1" draw:layer="layout" draw:type="line" svg:x1="70.1cm" svg:y1="15.004cm" svg:x2="70.1cm" svg:y2="14.004cm" draw:start-shape="id78" draw:start-glue-point="0" draw:end-shape="id79" draw:end-glue-point="2" svg:d="M70100 15004v-1000" svg:viewBox="0 0 1 1001">
          <text:p/>
        </draw:connector>
        <draw:connector draw:style-name="gr3" draw:text-style-name="P3" draw:layer="layout" draw:type="line" svg:x1="67.9cm" svg:y1="15.004cm" svg:x2="67.895cm" svg:y2="13.351cm" draw:start-shape="id76" draw:start-glue-point="0" svg:d="M67900 15004l-5-1653" svg:viewBox="0 0 6 1654">
          <text:p text:style-name="P1"><text:span text:style-name="T2">u2</text:span></text:p>
        </draw:connector>
        <draw:custom-shape draw:style-name="gr2" draw:text-style-name="P2" xml:id="id80" draw:id="id80" draw:layer="layout" svg:width="1cm" svg:height="0.9cm" svg:x="48cm" svg:y="18.849cm">
          <text:p text:style-name="P1"><text:span text:style-name="T1">OR (mclk)</text:span></text:p>
          <text:p text:style-name="P1"><text:span text:style-name="T1">-66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8.5cm" svg:y1="18.849cm" svg:x2="48.518cm" svg:y2="17.447cm" draw:start-shape="id80" draw:start-glue-point="0" svg:d="M48500 18849l18-1402" svg:viewBox="0 0 19 1403">
          <text:p text:style-name="P1"><text:span text:style-name="T2">clk22</text:span></text:p>
        </draw:connector>
        <draw:custom-shape draw:style-name="gr2" draw:text-style-name="P2" xml:id="id81" draw:id="id81" draw:layer="layout" svg:width="1cm" svg:height="0.9cm" svg:x="55.123cm" svg:y="22.542cm">
          <text:p text:style-name="P1"><text:span text:style-name="T1">NOT</text:span></text:p>
          <text:p text:style-name="P1"><text:span text:style-name="T1">4614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617cm" svg:y1="24.806cm" svg:x2="55.623cm" svg:y2="23.442cm" draw:end-shape="id81" draw:end-glue-point="2" svg:d="M55617 24806l6-1364" svg:viewBox="0 0 7 1365">
          <text:p><text:span text:style-name="T2">padding_s</text:span></text:p>
        </draw:connector>
        <draw:custom-shape draw:style-name="gr2" draw:text-style-name="P2" xml:id="id82" draw:id="id82" draw:layer="layout" svg:width="1cm" svg:height="0.9cm" svg:x="50.249cm" svg:y="18.827cm">
          <text:p text:style-name="P1"><text:span text:style-name="T1">3-OR (mclk)</text:span></text:p>
          <text:p text:style-name="P1"><text:span text:style-name="T1">-670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803cm" svg:y1="21.237cm" svg:x2="50.749cm" svg:y2="19.727cm" draw:end-shape="id82" draw:end-glue-point="2" svg:d="M50803 21237l-54-1510" svg:viewBox="0 0 55 1511">
          <text:p text:style-name="P1"><text:span text:style-name="T2">padding_s</text:span></text:p>
        </draw:connector>
        <draw:custom-shape draw:style-name="gr2" draw:text-style-name="P2" xml:id="id83" draw:id="id83" draw:layer="layout" svg:width="1cm" svg:height="0.9cm" svg:x="82.1cm" svg:y="42.21cm">
          <text:p text:style-name="P1"><text:span text:style-name="T1">NAND</text:span></text:p>
          <text:p text:style-name="P1"><text:span text:style-name="T1">45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888cm" svg:y1="21.16cm" svg:x2="62.2cm" svg:y2="19.804cm" draw:end-shape="id14" draw:end-glue-point="2" svg:d="M61888 21160l312-1356" svg:viewBox="0 0 313 1357">
          <text:p text:style-name="P1"><text:span text:style-name="T2">ch0_0</text:span></text:p>
        </draw:connector>
        <draw:connector draw:style-name="gr3" draw:text-style-name="P3" draw:layer="layout" draw:type="line" svg:x1="82.364cm" svg:y1="44.36cm" svg:x2="82.6cm" svg:y2="43.11cm" draw:end-shape="id83" draw:end-glue-point="2" svg:d="M82364 44360l236-1250" svg:viewBox="0 0 237 1251">
          <text:p text:style-name="P1"><text:span text:style-name="T2">ch0_0</text:span></text:p>
        </draw:connector>
        <draw:connector draw:style-name="gr4" draw:text-style-name="P1" draw:layer="layout" draw:type="line" svg:x1="82.6cm" svg:y1="42.21cm" svg:x2="83.7cm" svg:y2="41.277cm" draw:start-shape="id83" draw:start-glue-point="0" draw:end-shape="id18" draw:end-glue-point="2" svg:d="M82600 42210l1100-933" svg:viewBox="0 0 1101 934">
          <text:p/>
        </draw:connector>
        <draw:connector draw:style-name="gr3" draw:text-style-name="P3" draw:layer="layout" draw:type="line" svg:x1="82.6cm" svg:y1="42.21cm" svg:x2="72.391cm" svg:y2="40.868cm" draw:start-shape="id83" draw:start-glue-point="0" draw:end-shape="id84" draw:end-glue-point="2" svg:d="M82600 42210l-10209-1342" svg:viewBox="0 0 10210 1343">
          <text:p text:style-name="P1"><text:span text:style-name="T2">a</text:span></text:p>
        </draw:connector>
        <draw:custom-shape draw:style-name="gr2" draw:text-style-name="P2" xml:id="id85" draw:id="id85" draw:layer="layout" svg:width="1cm" svg:height="0.9cm" svg:x="55.123cm" svg:y="21.006cm">
          <text:p text:style-name="P1"><text:span text:style-name="T1">3-NAND</text:span></text:p>
          <text:p text:style-name="P1"><text:span text:style-name="T1">4614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6.8cm" svg:y1="22.708cm" svg:x2="55.623cm" svg:y2="21.906cm" draw:end-shape="id85" draw:end-glue-point="2" svg:d="M56800 22708l-1177-802" svg:viewBox="0 0 1178 803">
          <text:p text:style-name="P1"><text:span text:style-name="T2">ch0_0</text:span></text:p>
        </draw:connector>
        <draw:custom-shape draw:style-name="gr2" draw:text-style-name="P2" xml:id="id157" draw:id="id157" draw:layer="layout" svg:width="1cm" svg:height="0.9cm" svg:x="107.1cm" svg:y="43.556cm">
          <text:p text:style-name="P1"><text:span text:style-name="T1">NAND</text:span></text:p>
          <text:p text:style-name="P1"><text:span text:style-name="T1">46138</text:span></text:p>
          <draw:enhanced-geometry svg:viewBox="0 0 21600 21600" draw:type="rectangle" draw:enhanced-path="M 0 0 L 21600 0 21600 21600 0 21600 0 0 Z N"/>
        </draw:custom-shape>
        <draw:connector draw:style-name="gr3" draw:text-style-name="P3" xml:id="id193" draw:id="id193" draw:layer="layout" draw:type="line" svg:x1="107.33cm" svg:y1="45.66cm" svg:x2="107.6cm" svg:y2="44.456cm" svg:d="M107330 45660l270-1204" svg:viewBox="0 0 271 1205">
          <text:p text:style-name="P1"><text:span text:style-name="T2">ch0_0</text:span></text:p>
        </draw:connector>
        <draw:custom-shape draw:style-name="gr2" draw:text-style-name="P2" xml:id="id84" draw:id="id84" draw:layer="layout" svg:width="1cm" svg:height="0.9cm" svg:x="71.891cm" svg:y="39.968cm">
          <text:p text:style-name="P1"><text:span text:style-name="T1">IMUX</text:span></text:p>
          <text:p text:style-name="P1"><text:span text:style-name="T1">3910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1cm" svg:height="0.9cm" svg:x="72.991cm" svg:y="39.968cm">
          <text:p text:style-name="P1"><text:span text:style-name="T1">IMUX</text:span></text:p>
          <text:p text:style-name="P1"><text:span text:style-name="T1">40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6cm" svg:y1="42.21cm" svg:x2="73.491cm" svg:y2="40.868cm" draw:start-shape="id83" draw:start-glue-point="0" draw:end-shape="id86" draw:end-glue-point="2" svg:d="M82600 42210l-9109-1342" svg:viewBox="0 0 9110 1343">
          <text:p text:style-name="P1"><text:span text:style-name="T2">a</text:span></text:p>
        </draw:connector>
        <draw:custom-shape draw:style-name="gr2" draw:text-style-name="P2" xml:id="id87" draw:id="id87" draw:layer="layout" svg:width="1cm" svg:height="0.9cm" svg:x="69.691cm" svg:y="39.968cm">
          <text:p text:style-name="P1"><text:span text:style-name="T1">IMUX</text:span></text:p>
          <text:p text:style-name="P1"><text:span text:style-name="T1">4112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6cm" svg:y1="42.21cm" svg:x2="70.191cm" svg:y2="40.868cm" draw:start-shape="id83" draw:start-glue-point="0" draw:end-shape="id87" draw:end-glue-point="2" svg:d="M82600 42210l-12409-1342" svg:viewBox="0 0 12410 1343">
          <text:p text:style-name="P1"><text:span text:style-name="T2">a</text:span></text:p>
        </draw:connector>
        <draw:custom-shape draw:style-name="gr2" draw:text-style-name="P2" xml:id="id88" draw:id="id88" draw:layer="layout" svg:width="1cm" svg:height="0.9cm" svg:x="74.091cm" svg:y="39.968cm">
          <text:p text:style-name="P1"><text:span text:style-name="T1">IMUX</text:span></text:p>
          <text:p text:style-name="P1"><text:span text:style-name="T1">4111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9" draw:id="id89" draw:layer="layout" svg:width="1cm" svg:height="0.9cm" svg:x="75.2cm" svg:y="39.968cm">
          <text:p text:style-name="P1"><text:span text:style-name="T1">IMUX</text:span></text:p>
          <text:p text:style-name="P1"><text:span text:style-name="T1">4111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6cm" svg:y1="42.21cm" svg:x2="74.591cm" svg:y2="40.868cm" draw:start-shape="id83" draw:start-glue-point="0" draw:end-shape="id88" draw:end-glue-point="2" svg:d="M82600 42210l-8009-1342" svg:viewBox="0 0 8010 1343">
          <text:p text:style-name="P1"><text:span text:style-name="T2">a</text:span></text:p>
        </draw:connector>
        <draw:connector draw:style-name="gr3" draw:text-style-name="P3" draw:layer="layout" draw:type="line" svg:x1="82.6cm" svg:y1="42.21cm" svg:x2="75.7cm" svg:y2="40.868cm" draw:start-shape="id83" draw:start-glue-point="0" draw:end-shape="id89" draw:end-glue-point="2" svg:d="M82600 42210l-6900-1342" svg:viewBox="0 0 6901 1343">
          <text:p text:style-name="P1"><text:span text:style-name="T2">a</text:span></text:p>
        </draw:connector>
        <draw:custom-shape draw:style-name="gr2" draw:text-style-name="P2" xml:id="id90" draw:id="id90" draw:layer="layout" svg:width="1cm" svg:height="0.9cm" svg:x="70.791cm" svg:y="39.968cm">
          <text:p text:style-name="P1"><text:span text:style-name="T1">IMUX</text:span></text:p>
          <text:p text:style-name="P1"><text:span text:style-name="T1">4311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6cm" svg:y1="42.21cm" svg:x2="71.291cm" svg:y2="40.868cm" draw:start-shape="id83" draw:start-glue-point="0" draw:end-shape="id90" draw:end-glue-point="2" svg:d="M82600 42210l-11309-1342" svg:viewBox="0 0 11310 1343">
          <text:p text:style-name="P1"><text:span text:style-name="T2">a</text:span></text:p>
        </draw:connector>
        <draw:custom-shape draw:style-name="gr6" draw:text-style-name="P2" xml:id="id91" draw:id="id91" draw:layer="layout" svg:width="1cm" svg:height="0.9cm" svg:x="77.9cm" svg:y="32.668cm">
          <text:p text:style-name="P1"><text:span text:style-name="T1">IMUX</text:span></text:p>
          <text:p text:style-name="P1"><text:span text:style-name="T1">4412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6cm" svg:y1="42.21cm" svg:x2="78.4cm" svg:y2="33.568cm" draw:start-shape="id83" draw:start-glue-point="0" draw:end-shape="id91" draw:end-glue-point="2" svg:d="M82600 42210l-4200-8642" svg:viewBox="0 0 4201 8643">
          <text:p text:style-name="P1"><text:span text:style-name="T2">c</text:span></text:p>
        </draw:connector>
        <draw:connector draw:style-name="gr4" draw:text-style-name="P1" draw:layer="layout" draw:type="line" svg:x1="55.623cm" svg:y1="21.006cm" svg:x2="55.6cm" svg:y2="19.833cm" draw:start-shape="id85" draw:start-glue-point="0" draw:end-shape="id92" draw:end-glue-point="2" svg:d="M55623 21006l-23-1173" svg:viewBox="0 0 24 1174">
          <text:p/>
        </draw:connector>
        <draw:connector draw:style-name="gr4" draw:text-style-name="P1" draw:layer="layout" draw:type="line" svg:x1="55.623cm" svg:y1="21.006cm" svg:x2="57.8cm" svg:y2="19.833cm" draw:start-shape="id85" draw:start-glue-point="0" draw:end-shape="id93" draw:end-glue-point="2" svg:d="M55623 21006l2177-1173" svg:viewBox="0 0 2178 1174">
          <text:p/>
        </draw:connector>
        <draw:custom-shape draw:style-name="gr2" draw:text-style-name="P2" xml:id="id94" draw:id="id94" draw:layer="layout" svg:width="1cm" svg:height="0.9cm" svg:x="54cm" svg:y="18.906cm">
          <text:p text:style-name="P1"><text:span text:style-name="T1">OR (mclk)</text:span></text:p>
          <text:p text:style-name="P1"><text:span text:style-name="T1">4412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623cm" svg:y1="21.006cm" svg:x2="54.5cm" svg:y2="19.806cm" draw:start-shape="id85" draw:start-glue-point="0" draw:end-shape="id94" draw:end-glue-point="2" svg:d="M55623 21006l-1123-1200" svg:viewBox="0 0 1124 1201">
          <text:p/>
        </draw:connector>
        <draw:connector draw:style-name="gr4" draw:text-style-name="P1" draw:layer="layout" draw:type="line" svg:x1="55.623cm" svg:y1="21.006cm" svg:x2="53.4cm" svg:y2="19.81cm" draw:start-shape="id85" draw:start-glue-point="0" draw:end-shape="id95" draw:end-glue-point="2" svg:d="M55623 21006l-2223-1196" svg:viewBox="0 0 2224 1197">
          <text:p/>
        </draw:connector>
        <draw:connector draw:style-name="gr3" draw:text-style-name="P3" draw:layer="layout" draw:type="line" svg:x1="55.6cm" svg:y1="18.933cm" svg:x2="55.618cm" svg:y2="17.34cm" draw:start-shape="id92" draw:start-glue-point="0" svg:d="M55600 18933l18-1593" svg:viewBox="0 0 19 1594">
          <text:p text:style-name="P1"><text:span text:style-name="T2">s1_sel</text:span></text:p>
        </draw:connector>
        <draw:connector draw:style-name="gr3" draw:text-style-name="P3" draw:layer="layout" draw:type="line" svg:x1="62.2cm" svg:y1="18.904cm" svg:x2="62.817cm" svg:y2="16.843cm" draw:start-shape="id14" draw:start-glue-point="0" svg:d="M62200 18904l617-2061" svg:viewBox="0 0 618 2062">
          <text:p text:style-name="P1"><text:span text:style-name="T2">qt_sh</text:span></text:p>
        </draw:connector>
        <draw:connector draw:style-name="gr3" draw:text-style-name="P3" draw:layer="layout" draw:type="line" svg:x1="69cm" svg:y1="15.004cm" svg:x2="68.983cm" svg:y2="13.513cm" draw:start-shape="id77" draw:start-glue-point="0" svg:d="M69000 15004l-17-1491" svg:viewBox="0 0 18 1492">
          <text:p text:style-name="P1"><text:span text:style-name="T2">clk23</text:span></text:p>
        </draw:connector>
        <draw:connector draw:style-name="gr3" draw:text-style-name="P3" draw:layer="layout" draw:type="line" svg:x1="54.5cm" svg:y1="18.906cm" svg:x2="54.512cm" svg:y2="17.525cm" draw:start-shape="id94" draw:start-glue-point="0" svg:d="M54500 18906l12-1381" svg:viewBox="0 0 13 1382">
          <text:p text:style-name="P1"><text:span text:style-name="T2">clk24</text:span></text:p>
        </draw:connector>
        <draw:custom-shape draw:style-name="gr1" draw:text-style-name="P2" xml:id="id96" draw:id="id96" draw:layer="layout" svg:width="2.1cm" svg:height="0.9cm" svg:x="25.944cm" svg:y="20.386cm">
          <text:p text:style-name="P1"><text:span text:style-name="T1">DFFR (clk24,/res3)</text:span></text:p>
          <text:p text:style-name="P1"><text:span text:style-name="T1">441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2.1cm" svg:height="0.9cm" svg:x="25.944cm" svg:y="18.386cm">
          <text:p text:style-name="P1"><text:span text:style-name="T1">DFFR (clk24,/res3)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1cm" svg:height="0.9cm" svg:x="24.144cm" svg:y="19.486cm">
          <text:p text:style-name="P1"><text:span text:style-name="T1">NAND&amp;XOR</text:span></text:p>
          <text:p text:style-name="P1"><text:span text:style-name="T1">4412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6.994cm" svg:y1="20.386cm" svg:x2="25.144cm" svg:y2="19.936cm" draw:start-shape="id96" draw:start-glue-point="0" draw:end-shape="id97" draw:end-glue-point="1" svg:d="M26994 20386l-1850-450" svg:viewBox="0 0 1851 451">
          <text:p text:style-name="P1"><text:span text:style-name="T2">b+c</text:span></text:p>
        </draw:connector>
        <draw:connector draw:style-name="gr3" draw:text-style-name="P3" draw:layer="layout" draw:type="line" svg:x1="70.904cm" svg:y1="42.229cm" svg:x2="71.291cm" svg:y2="40.868cm" draw:end-shape="id90" draw:end-glue-point="2" svg:d="M70904 42229l387-1361" svg:viewBox="0 0 388 1362">
          <text:p text:style-name="P1"><text:span text:style-name="T2">ac4_q_2/b</text:span></text:p>
        </draw:connector>
        <draw:connector draw:style-name="gr4" draw:text-style-name="P1" draw:layer="layout" draw:type="line" svg:x1="24.644cm" svg:y1="20.386cm" svg:x2="25.944cm" svg:y2="20.836cm" draw:start-shape="id97" draw:start-glue-point="2" draw:end-shape="id96" draw:end-glue-point="3" svg:d="M24644 20386l1300 450" svg:viewBox="0 0 1301 451">
          <text:p/>
        </draw:connector>
        <draw:custom-shape draw:style-name="gr2" draw:text-style-name="P2" xml:id="id98" draw:id="id98" draw:layer="layout" svg:width="1cm" svg:height="0.9cm" svg:x="29.344cm" svg:y="19.386cm">
          <text:p text:style-name="P1"><text:span text:style-name="T1">NOT</text:span></text:p>
          <text:p text:style-name="P1"><text:span text:style-name="T1">441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8.044cm" svg:y1="20.836cm" svg:x2="29.344cm" svg:y2="19.836cm" draw:start-shape="id96" draw:start-glue-point="1" draw:end-shape="id98" svg:d="M28044 20836l1300-1000" svg:viewBox="0 0 1301 1001">
          <text:p/>
        </draw:connector>
        <draw:custom-shape draw:style-name="gr2" draw:text-style-name="P2" xml:id="id99" draw:id="id99" draw:layer="layout" svg:width="1cm" svg:height="0.9cm" svg:x="22.144cm" svg:y="20.386cm">
          <text:p text:style-name="P1"><text:span text:style-name="T1">AND</text:span></text:p>
          <text:p text:style-name="P1"><text:span text:style-name="T1">4311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944cm" svg:y1="20.836cm" svg:x2="23.144cm" svg:y2="20.836cm" draw:start-shape="id96" draw:start-glue-point="3" draw:end-shape="id99" draw:end-glue-point="1" svg:d="M25944 20836h-2800" svg:viewBox="0 0 2801 1">
          <text:p/>
        </draw:connector>
        <draw:custom-shape draw:style-name="gr2" draw:text-style-name="P2" xml:id="id100" draw:id="id100" draw:layer="layout" svg:width="1cm" svg:height="0.9cm" svg:x="28.544cm" svg:y="13.186cm">
          <text:p text:style-name="P1"><text:span text:style-name="T1">6-NAND</text:span></text:p>
          <text:p text:style-name="P1"><text:span text:style-name="T1">34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8.044cm" svg:y1="20.836cm" svg:x2="29.044cm" svg:y2="14.086cm" draw:start-shape="id96" draw:start-glue-point="1" draw:end-shape="id100" draw:end-glue-point="2" svg:d="M28044 20836l1000-6750" svg:viewBox="0 0 1001 6751">
          <text:p/>
        </draw:connector>
        <draw:connector draw:style-name="gr3" draw:text-style-name="P3" draw:layer="layout" draw:type="line" svg:x1="69.699cm" svg:y1="42.158cm" svg:x2="70.191cm" svg:y2="40.868cm" draw:end-shape="id87" draw:end-glue-point="2" svg:d="M69699 42158l492-1290" svg:viewBox="0 0 493 1291">
          <text:p text:style-name="P1"><text:span text:style-name="T2">ac4_q_1/b</text:span></text:p>
        </draw:connector>
        <draw:custom-shape draw:style-name="gr2" draw:text-style-name="P2" xml:id="id102" draw:id="id102" draw:layer="layout" svg:width="1cm" svg:height="0.9cm" svg:x="24.144cm" svg:y="17.386cm">
          <text:p text:style-name="P1"><text:span text:style-name="T1">NAND&amp;XOR</text:span></text:p>
          <text:p text:style-name="P1"><text:span text:style-name="T1">42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6.994cm" svg:y1="18.386cm" svg:x2="25.144cm" svg:y2="17.836cm" draw:start-shape="id101" draw:start-glue-point="0" draw:end-shape="id102" draw:end-glue-point="1" svg:d="M26994 183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24.644cm" svg:y1="18.286cm" svg:x2="25.944cm" svg:y2="18.836cm" draw:start-shape="id102" draw:start-glue-point="2" draw:end-shape="id101" draw:end-glue-point="3" svg:d="M24644 18286l1300 550" svg:viewBox="0 0 1301 551">
          <text:p/>
        </draw:connector>
        <draw:custom-shape draw:style-name="gr2" draw:text-style-name="P2" xml:id="id103" draw:id="id103" draw:layer="layout" svg:width="1cm" svg:height="0.9cm" svg:x="29.344cm" svg:y="17.386cm">
          <text:p text:style-name="P1"><text:span text:style-name="T1">NOT</text:span></text:p>
          <text:p text:style-name="P1"><text:span text:style-name="T1">43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8.044cm" svg:y1="18.836cm" svg:x2="29.344cm" svg:y2="17.836cm" draw:start-shape="id101" draw:start-glue-point="1" draw:end-shape="id103" draw:end-glue-point="3" svg:d="M28044 18836l1300-1000" svg:viewBox="0 0 1301 1001">
          <text:p/>
        </draw:connector>
        <draw:custom-shape draw:style-name="gr2" draw:text-style-name="P2" xml:id="id104" draw:id="id104" draw:layer="layout" svg:width="1cm" svg:height="0.9cm" svg:x="22.144cm" svg:y="18.386cm">
          <text:p text:style-name="P1"><text:span text:style-name="T1">AND</text:span></text:p>
          <text:p text:style-name="P1"><text:span text:style-name="T1">431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944cm" svg:y1="18.836cm" svg:x2="23.144cm" svg:y2="18.836cm" draw:start-shape="id101" draw:start-glue-point="3" draw:end-shape="id104" draw:end-glue-point="1" svg:d="M25944 18836h-2800" svg:viewBox="0 0 2801 1">
          <text:p/>
        </draw:connector>
        <draw:connector draw:style-name="gr4" draw:text-style-name="P1" draw:layer="layout" draw:type="line" svg:x1="22.644cm" svg:y1="19.286cm" svg:x2="22.644cm" svg:y2="20.386cm" draw:start-shape="id104" draw:start-glue-point="2" draw:end-shape="id99" draw:end-glue-point="0" svg:d="M22644 19286v1100" svg:viewBox="0 0 1 1101">
          <text:p/>
        </draw:connector>
        <draw:connector draw:style-name="gr4" draw:text-style-name="P1" draw:layer="layout" draw:type="line" svg:x1="28.044cm" svg:y1="18.836cm" svg:x2="29.044cm" svg:y2="14.086cm" draw:start-shape="id101" draw:start-glue-point="1" draw:end-shape="id100" draw:end-glue-point="2" svg:d="M28044 18836l1000-4750" svg:viewBox="0 0 1001 4751">
          <text:p/>
        </draw:connector>
        <draw:connector draw:style-name="gr3" draw:text-style-name="P3" draw:layer="layout" draw:type="line" svg:x1="22.644cm" svg:y1="19.286cm" svg:x2="24.144cm" svg:y2="19.936cm" draw:start-shape="id104" draw:start-glue-point="2" draw:end-shape="id97" draw:end-glue-point="3" svg:d="M22644 19286l1500 650" svg:viewBox="0 0 1501 651">
          <text:p text:style-name="P1"><text:span text:style-name="T2">a+d</text:span></text:p>
        </draw:connector>
        <draw:custom-shape draw:style-name="gr1" draw:text-style-name="P2" xml:id="id105" draw:id="id105" draw:layer="layout" svg:width="2.1cm" svg:height="0.9cm" svg:x="25.944cm" svg:y="22.386cm">
          <text:p text:style-name="P1"><text:span text:style-name="T1">DFFR (clk24,/res3)</text:span></text:p>
          <text:p text:style-name="P1"><text:span text:style-name="T1">4211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132cm" svg:y1="42.134cm" svg:x2="72.391cm" svg:y2="40.868cm" draw:end-shape="id84" draw:end-glue-point="2" svg:d="M72132 42134l259-1266" svg:viewBox="0 0 260 1267">
          <text:p text:style-name="P1"><text:span text:style-name="T2">ac4_q_3/b</text:span></text:p>
        </draw:connector>
        <draw:custom-shape draw:style-name="gr2" draw:text-style-name="P2" xml:id="id106" draw:id="id106" draw:layer="layout" svg:width="1cm" svg:height="0.9cm" svg:x="24.144cm" svg:y="21.386cm">
          <text:p text:style-name="P1"><text:span text:style-name="T1">NAND&amp;XOR</text:span></text:p>
          <text:p text:style-name="P1"><text:span text:style-name="T1">42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6.994cm" svg:y1="22.386cm" svg:x2="25.144cm" svg:y2="21.836cm" draw:start-shape="id105" draw:start-glue-point="0" draw:end-shape="id106" draw:end-glue-point="1" svg:d="M26994 223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24.644cm" svg:y1="22.286cm" svg:x2="25.944cm" svg:y2="22.836cm" draw:start-shape="id106" draw:start-glue-point="2" draw:end-shape="id105" draw:end-glue-point="3" svg:d="M24644 22286l1300 550" svg:viewBox="0 0 1301 551">
          <text:p/>
        </draw:connector>
        <draw:connector draw:style-name="gr4" draw:text-style-name="P1" draw:layer="layout" draw:type="line" svg:x1="28.044cm" svg:y1="22.836cm" svg:x2="29.344cm" svg:y2="21.836cm" draw:start-shape="id105" draw:start-glue-point="1" draw:end-shape="id107" draw:end-glue-point="3" svg:d="M28044 22836l1300-1000" svg:viewBox="0 0 1301 1001">
          <text:p/>
        </draw:connector>
        <draw:custom-shape draw:style-name="gr2" draw:text-style-name="P2" xml:id="id108" draw:id="id108" draw:layer="layout" svg:width="1cm" svg:height="0.9cm" svg:x="22.144cm" svg:y="22.386cm">
          <text:p text:style-name="P1"><text:span text:style-name="T1">AND</text:span></text:p>
          <text:p text:style-name="P1"><text:span text:style-name="T1">431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944cm" svg:y1="22.836cm" svg:x2="23.144cm" svg:y2="22.836cm" draw:start-shape="id105" draw:start-glue-point="3" draw:end-shape="id108" draw:end-glue-point="1" svg:d="M25944 22836h-2800" svg:viewBox="0 0 2801 1">
          <text:p/>
        </draw:connector>
        <draw:connector draw:style-name="gr3" draw:text-style-name="P3" draw:layer="layout" draw:type="line" svg:x1="22.644cm" svg:y1="21.286cm" svg:x2="24.144cm" svg:y2="21.836cm" draw:start-shape="id99" draw:start-glue-point="2" draw:end-shape="id106" draw:end-glue-point="3" svg:d="M22644 212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2.644cm" svg:y1="21.286cm" svg:x2="22.644cm" svg:y2="22.386cm" draw:start-shape="id99" draw:start-glue-point="2" draw:end-shape="id108" draw:end-glue-point="0" svg:d="M22644 21286v1100" svg:viewBox="0 0 1 1101">
          <text:p/>
        </draw:connector>
        <draw:connector draw:style-name="gr4" draw:text-style-name="P1" draw:layer="layout" draw:type="line" svg:x1="28.044cm" svg:y1="22.836cm" svg:x2="29.044cm" svg:y2="14.086cm" draw:start-shape="id105" draw:start-glue-point="1" draw:end-shape="id100" draw:end-glue-point="2" svg:d="M28044 22836l1000-8750" svg:viewBox="0 0 1001 8751">
          <text:p/>
        </draw:connector>
        <draw:custom-shape draw:style-name="gr2" draw:text-style-name="P2" xml:id="id109" draw:id="id109" draw:layer="layout" svg:width="1cm" svg:height="0.9cm" svg:x="24.144cm" svg:y="15.386cm">
          <text:p text:style-name="P1"><text:span text:style-name="T1">NOT</text:span></text:p>
          <text:p text:style-name="P1"><text:span text:style-name="T1">431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0" draw:id="id110" draw:layer="layout" svg:width="2.1cm" svg:height="0.9cm" svg:x="25.944cm" svg:y="16.386cm">
          <text:p text:style-name="P1"><text:span text:style-name="T1">DFFR (clk24,/res3)</text:span></text:p>
          <text:p text:style-name="P1"><text:span text:style-name="T1">4312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4.644cm" svg:y1="16.286cm" svg:x2="25.944cm" svg:y2="16.836cm" draw:start-shape="id109" draw:start-glue-point="2" draw:end-shape="id110" draw:end-glue-point="3" svg:d="M24644 16286l1300 550" svg:viewBox="0 0 1301 551">
          <text:p/>
        </draw:connector>
        <draw:connector draw:style-name="gr4" draw:text-style-name="P1" draw:layer="layout" draw:type="line" svg:x1="26.994cm" svg:y1="16.386cm" svg:x2="25.144cm" svg:y2="15.836cm" draw:start-shape="id110" draw:start-glue-point="0" draw:end-shape="id109" draw:end-glue-point="1" svg:d="M26994 16386l-1850-550" svg:viewBox="0 0 1851 551">
          <text:p/>
        </draw:connector>
        <draw:connector draw:style-name="gr4" draw:text-style-name="P1" draw:layer="layout" draw:type="line" svg:x1="25.944cm" svg:y1="16.836cm" svg:x2="22.644cm" svg:y2="18.386cm" draw:start-shape="id110" draw:start-glue-point="3" draw:end-shape="id104" draw:end-glue-point="0" svg:d="M25944 16836l-3300 1550" svg:viewBox="0 0 3301 1551">
          <text:p/>
        </draw:connector>
        <draw:connector draw:style-name="gr3" draw:text-style-name="P3" draw:layer="layout" draw:type="line" svg:x1="25.944cm" svg:y1="16.836cm" svg:x2="25.144cm" svg:y2="17.836cm" draw:start-shape="id110" draw:start-glue-point="3" draw:end-shape="id102" svg:d="M25944 16836l-800 1000" svg:viewBox="0 0 801 1001">
          <text:p text:style-name="P1"><text:span text:style-name="T2">a+d</text:span></text:p>
        </draw:connector>
        <draw:connector draw:style-name="gr4" draw:text-style-name="P1" draw:layer="layout" draw:type="line" svg:x1="28.044cm" svg:y1="16.836cm" svg:x2="29.044cm" svg:y2="14.086cm" draw:start-shape="id110" draw:start-glue-point="1" draw:end-shape="id100" draw:end-glue-point="2" svg:d="M28044 16836l1000-2750" svg:viewBox="0 0 1001 2751">
          <text:p/>
        </draw:connector>
        <draw:custom-shape draw:style-name="gr2" draw:text-style-name="P2" xml:id="id111" draw:id="id111" draw:layer="layout" svg:width="1cm" svg:height="0.9cm" svg:x="29.344cm" svg:y="15.686cm">
          <text:p text:style-name="P1"><text:span text:style-name="T1">NOT</text:span></text:p>
          <text:p text:style-name="P1"><text:span text:style-name="T1">4412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8.044cm" svg:y1="16.836cm" svg:x2="29.344cm" svg:y2="16.136cm" draw:start-shape="id110" draw:start-glue-point="1" draw:end-shape="id111" svg:d="M28044 16836l1300-700" svg:viewBox="0 0 1301 701">
          <text:p/>
        </draw:connector>
        <draw:custom-shape draw:style-name="gr2" draw:text-style-name="P2" xml:id="id114" draw:id="id114" draw:layer="layout" svg:width="1cm" svg:height="0.9cm" svg:x="29.344cm" svg:y="23.386cm">
          <text:p text:style-name="P1"><text:span text:style-name="T1">NOT</text:span></text:p>
          <text:p text:style-name="P1"><text:span text:style-name="T1">441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2" draw:id="id112" draw:layer="layout" svg:width="2.1cm" svg:height="0.9cm" svg:x="25.944cm" svg:y="24.386cm">
          <text:p text:style-name="P1"><text:span text:style-name="T1">DFFR (clk24,/res3)</text:span></text:p>
          <text:p text:style-name="P1"><text:span text:style-name="T1">4412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195cm" svg:y1="42.158cm" svg:x2="73.491cm" svg:y2="40.868cm" draw:end-shape="id86" draw:end-glue-point="2" svg:d="M73195 42158l296-1290" svg:viewBox="0 0 297 1291">
          <text:p text:style-name="P1"><text:span text:style-name="T2">ac4_q_4/b</text:span></text:p>
        </draw:connector>
        <draw:custom-shape draw:style-name="gr2" draw:text-style-name="P2" xml:id="id113" draw:id="id113" draw:layer="layout" svg:width="1cm" svg:height="0.9cm" svg:x="24.144cm" svg:y="23.386cm">
          <text:p text:style-name="P1"><text:span text:style-name="T1">NAND&amp;XOR</text:span></text:p>
          <text:p text:style-name="P1"><text:span text:style-name="T1">4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6.994cm" svg:y1="24.386cm" svg:x2="25.144cm" svg:y2="23.836cm" draw:start-shape="id112" draw:start-glue-point="0" draw:end-shape="id113" draw:end-glue-point="1" svg:d="M26994 243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24.644cm" svg:y1="24.286cm" svg:x2="25.944cm" svg:y2="24.836cm" draw:start-shape="id113" draw:start-glue-point="2" draw:end-shape="id112" draw:end-glue-point="3" svg:d="M24644 24286l1300 550" svg:viewBox="0 0 1301 551">
          <text:p/>
        </draw:connector>
        <draw:connector draw:style-name="gr4" draw:text-style-name="P1" draw:layer="layout" draw:type="line" svg:x1="28.044cm" svg:y1="24.836cm" svg:x2="29.344cm" svg:y2="23.836cm" draw:start-shape="id112" draw:start-glue-point="1" draw:end-shape="id114" draw:end-glue-point="3" svg:d="M28044 24836l1300-1000" svg:viewBox="0 0 1301 1001">
          <text:p/>
        </draw:connector>
        <draw:custom-shape draw:style-name="gr2" draw:text-style-name="P2" xml:id="id115" draw:id="id115" draw:layer="layout" svg:width="1cm" svg:height="0.9cm" svg:x="22.144cm" svg:y="24.386cm">
          <text:p text:style-name="P1"><text:span text:style-name="T1">AND</text:span></text:p>
          <text:p text:style-name="P1"><text:span text:style-name="T1">4112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5.944cm" svg:y1="24.836cm" svg:x2="23.144cm" svg:y2="24.836cm" draw:start-shape="id112" draw:start-glue-point="3" draw:end-shape="id115" draw:end-glue-point="1" svg:d="M25944 24836h-2800" svg:viewBox="0 0 2801 1">
          <text:p/>
        </draw:connector>
        <draw:connector draw:style-name="gr3" draw:text-style-name="P3" draw:layer="layout" draw:type="line" svg:x1="22.644cm" svg:y1="23.286cm" svg:x2="24.144cm" svg:y2="23.836cm" draw:start-shape="id108" draw:start-glue-point="2" draw:end-shape="id113" draw:end-glue-point="3" svg:d="M22644 232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2.644cm" svg:y1="23.286cm" svg:x2="22.644cm" svg:y2="24.386cm" draw:start-shape="id108" draw:start-glue-point="2" draw:end-shape="id115" draw:end-glue-point="0" svg:d="M22644 23286v1100" svg:viewBox="0 0 1 1101">
          <text:p/>
        </draw:connector>
        <draw:connector draw:style-name="gr4" draw:text-style-name="P1" draw:layer="layout" draw:type="line" svg:x1="28.044cm" svg:y1="24.836cm" svg:x2="29.044cm" svg:y2="14.086cm" draw:start-shape="id112" draw:start-glue-point="1" draw:end-shape="id100" draw:end-glue-point="2" svg:d="M28044 24836l1000-10750" svg:viewBox="0 0 1001 10751">
          <text:p/>
        </draw:connector>
        <draw:custom-shape draw:style-name="gr2" draw:text-style-name="P2" xml:id="id118" draw:id="id118" draw:layer="layout" svg:width="1cm" svg:height="0.9cm" svg:x="29.344cm" svg:y="25.386cm">
          <text:p text:style-name="P1"><text:span text:style-name="T1">NOT</text:span></text:p>
          <text:p text:style-name="P1"><text:span text:style-name="T1">43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6" draw:id="id116" draw:layer="layout" svg:width="2.1cm" svg:height="0.9cm" svg:x="25.944cm" svg:y="26.386cm">
          <text:p text:style-name="P1"><text:span text:style-name="T1">DFFR (clk24,/res3)</text:span></text:p>
          <text:p text:style-name="P1"><text:span text:style-name="T1">42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351cm" svg:y1="42.145cm" svg:x2="74.591cm" svg:y2="40.868cm" draw:end-shape="id88" draw:end-glue-point="2" svg:d="M74351 42145l240-1277" svg:viewBox="0 0 241 1278">
          <text:p text:style-name="P1"><text:span text:style-name="T2">ac4_q_5/b</text:span></text:p>
        </draw:connector>
        <draw:custom-shape draw:style-name="gr2" draw:text-style-name="P2" xml:id="id117" draw:id="id117" draw:layer="layout" svg:width="1cm" svg:height="0.9cm" svg:x="24.144cm" svg:y="25.386cm">
          <text:p text:style-name="P1"><text:span text:style-name="T1">NAND&amp;XOR</text:span></text:p>
          <text:p text:style-name="P1"><text:span text:style-name="T1">41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6.994cm" svg:y1="26.386cm" svg:x2="25.144cm" svg:y2="25.836cm" draw:start-shape="id116" draw:start-glue-point="0" draw:end-shape="id117" draw:end-glue-point="1" svg:d="M26994 26386l-1850-550" svg:viewBox="0 0 1851 551">
          <text:p text:style-name="P1"><text:span text:style-name="T2">b+c</text:span></text:p>
        </draw:connector>
        <draw:connector draw:style-name="gr4" draw:text-style-name="P1" draw:layer="layout" draw:type="line" svg:x1="24.644cm" svg:y1="26.286cm" svg:x2="25.944cm" svg:y2="26.836cm" draw:start-shape="id117" draw:start-glue-point="2" draw:end-shape="id116" draw:end-glue-point="3" svg:d="M24644 26286l1300 550" svg:viewBox="0 0 1301 551">
          <text:p/>
        </draw:connector>
        <draw:connector draw:style-name="gr4" draw:text-style-name="P1" draw:layer="layout" draw:type="line" svg:x1="28.044cm" svg:y1="26.836cm" svg:x2="29.344cm" svg:y2="25.836cm" draw:start-shape="id116" draw:start-glue-point="1" draw:end-shape="id118" draw:end-glue-point="3" svg:d="M28044 26836l1300-1000" svg:viewBox="0 0 1301 1001">
          <text:p/>
        </draw:connector>
        <draw:connector draw:style-name="gr3" draw:text-style-name="P3" draw:layer="layout" draw:type="line" svg:x1="22.644cm" svg:y1="25.286cm" svg:x2="24.144cm" svg:y2="25.836cm" draw:start-shape="id115" draw:start-glue-point="2" draw:end-shape="id117" draw:end-glue-point="3" svg:d="M22644 25286l1500 550" svg:viewBox="0 0 1501 551">
          <text:p text:style-name="P1"><text:span text:style-name="T2">a+d</text:span></text:p>
        </draw:connector>
        <draw:connector draw:style-name="gr4" draw:text-style-name="P1" draw:layer="layout" draw:type="line" svg:x1="28.044cm" svg:y1="26.836cm" svg:x2="29.044cm" svg:y2="14.086cm" draw:start-shape="id116" draw:start-glue-point="1" draw:end-shape="id100" draw:end-glue-point="2" svg:d="M28044 26836l1000-12750" svg:viewBox="0 0 1001 12751">
          <text:p/>
        </draw:connector>
        <draw:custom-shape draw:style-name="gr2" draw:text-style-name="P2" xml:id="id119" draw:id="id119" draw:layer="layout" svg:width="1cm" svg:height="0.9cm" svg:x="61.4cm" svg:y="36.684cm">
          <text:p text:style-name="P1"><text:span text:style-name="T1">NOT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1.9cm" svg:y1="36.684cm" svg:x2="61.872cm" svg:y2="35.136cm" draw:start-shape="id119" draw:start-glue-point="0" svg:d="M61900 36684l-28-1548" svg:viewBox="0 0 29 1549">
          <text:p text:style-name="P1"><text:span text:style-name="T2">/res3</text:span></text:p>
        </draw:connector>
        <draw:custom-shape draw:style-name="gr2" draw:text-style-name="P2" xml:id="id120" draw:id="id120" draw:layer="layout" svg:width="1cm" svg:height="0.9cm" svg:x="31.044cm" svg:y="13.186cm">
          <text:p text:style-name="P1"><text:span text:style-name="T1">6-NAND</text:span></text:p>
          <text:p text:style-name="P1"><text:span text:style-name="T1">441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.344cm" svg:y1="17.836cm" svg:x2="31.544cm" svg:y2="14.086cm" draw:start-shape="id103" draw:start-glue-point="1" draw:end-shape="id120" draw:end-glue-point="2" svg:d="M30344 17836l1200-3750" svg:viewBox="0 0 1201 3751">
          <text:p/>
        </draw:connector>
        <draw:connector draw:style-name="gr4" draw:text-style-name="P1" draw:layer="layout" draw:type="line" svg:x1="30.344cm" svg:y1="16.136cm" svg:x2="31.544cm" svg:y2="14.086cm" draw:start-shape="id111" draw:start-glue-point="1" draw:end-shape="id120" draw:end-glue-point="2" svg:d="M30344 16136l1200-2050" svg:viewBox="0 0 1201 2051">
          <text:p/>
        </draw:connector>
        <draw:connector draw:style-name="gr4" draw:text-style-name="P1" draw:layer="layout" draw:type="line" svg:x1="30.344cm" svg:y1="19.836cm" svg:x2="31.544cm" svg:y2="14.086cm" draw:start-shape="id98" draw:start-glue-point="1" draw:end-shape="id120" draw:end-glue-point="2" svg:d="M30344 19836l1200-5750" svg:viewBox="0 0 1201 5751">
          <text:p/>
        </draw:connector>
        <draw:connector draw:style-name="gr3" draw:text-style-name="P3" draw:layer="layout" draw:type="line" svg:x1="28.044cm" svg:y1="26.836cm" svg:x2="29.892cm" svg:y2="26.775cm" draw:start-shape="id116" draw:start-glue-point="1" svg:d="M28044 26836l1848-61" svg:viewBox="0 0 1849 62">
          <text:p text:style-name="P1"><text:span text:style-name="T2">ac4_q_5</text:span></text:p>
        </draw:connector>
        <draw:connector draw:style-name="gr3" draw:text-style-name="P3" draw:layer="layout" draw:type="line" svg:x1="28.044cm" svg:y1="24.836cm" svg:x2="29.892cm" svg:y2="24.776cm" draw:start-shape="id112" svg:d="M28044 24836l1848-60" svg:viewBox="0 0 1849 61">
          <text:p text:style-name="P1"><text:span text:style-name="T2">ac4_q_4</text:span></text:p>
        </draw:connector>
        <draw:connector draw:style-name="gr3" draw:text-style-name="P3" draw:layer="layout" draw:type="line" svg:x1="28.044cm" svg:y1="22.836cm" svg:x2="29.892cm" svg:y2="22.776cm" draw:start-shape="id105" svg:d="M28044 22836l1848-60" svg:viewBox="0 0 1849 61">
          <text:p text:style-name="P1"><text:span text:style-name="T2">ac4_q_3</text:span></text:p>
        </draw:connector>
        <draw:connector draw:style-name="gr4" draw:text-style-name="P1" draw:layer="layout" draw:type="line" svg:x1="30.344cm" svg:y1="23.836cm" svg:x2="31.544cm" svg:y2="14.086cm" draw:start-shape="id114" draw:start-glue-point="1" draw:end-shape="id120" draw:end-glue-point="2" svg:d="M30344 23836l1200-9750" svg:viewBox="0 0 1201 9751">
          <text:p/>
        </draw:connector>
        <draw:connector draw:style-name="gr3" draw:text-style-name="P3" draw:layer="layout" draw:type="line" svg:x1="28.044cm" svg:y1="20.836cm" svg:x2="29.892cm" svg:y2="20.776cm" draw:start-shape="id96" svg:d="M28044 20836l1848-60" svg:viewBox="0 0 1849 61">
          <text:p text:style-name="P1"><text:span text:style-name="T2">ac4_q_2</text:span></text:p>
        </draw:connector>
        <draw:connector draw:style-name="gr4" draw:text-style-name="P1" draw:layer="layout" draw:type="line" svg:x1="30.344cm" svg:y1="21.836cm" svg:x2="31.544cm" svg:y2="14.086cm" draw:start-shape="id107" draw:start-glue-point="1" draw:end-shape="id120" draw:end-glue-point="2" svg:d="M30344 21836l1200-7750" svg:viewBox="0 0 1201 7751">
          <text:p/>
        </draw:connector>
        <draw:connector draw:style-name="gr4" draw:text-style-name="P1" draw:layer="layout" draw:type="line" svg:x1="30.344cm" svg:y1="25.836cm" svg:x2="31.544cm" svg:y2="14.086cm" draw:start-shape="id118" draw:start-glue-point="1" draw:end-shape="id120" draw:end-glue-point="2" svg:d="M30344 25836l1200-11750" svg:viewBox="0 0 1201 11751">
          <text:p/>
        </draw:connector>
        <draw:connector draw:style-name="gr3" draw:text-style-name="P3" draw:layer="layout" draw:type="line" svg:x1="28.044cm" svg:y1="18.836cm" svg:x2="29.892cm" svg:y2="18.776cm" draw:start-shape="id101" svg:d="M28044 18836l1848-60" svg:viewBox="0 0 1849 61">
          <text:p text:style-name="P1"><text:span text:style-name="T2">ac4_q_1</text:span></text:p>
        </draw:connector>
        <draw:connector draw:style-name="gr3" draw:text-style-name="P3" draw:layer="layout" draw:type="line" svg:x1="28.044cm" svg:y1="16.836cm" svg:x2="29.892cm" svg:y2="16.776cm" draw:start-shape="id110" svg:d="M28044 16836l1848-60" svg:viewBox="0 0 1849 61">
          <text:p text:style-name="P1"><text:span text:style-name="T2">ac4_q_0</text:span></text:p>
        </draw:connector>
        <draw:connector draw:style-name="gr3" draw:text-style-name="P3" draw:layer="layout" draw:type="line" svg:x1="53.4cm" svg:y1="18.91cm" svg:x2="53.438cm" svg:y2="17.406cm" draw:start-shape="id95" draw:start-glue-point="0" svg:d="M53400 18910l38-1504" svg:viewBox="0 0 39 1505">
          <text:p text:style-name="P1"><text:span text:style-name="T2">clk24</text:span></text:p>
        </draw:connector>
        <draw:custom-shape draw:style-name="gr1" draw:text-style-name="P2" xml:id="id121" draw:id="id121" draw:layer="layout" svg:width="2.1cm" svg:height="0.9cm" svg:x="30.444cm" svg:y="10.786cm">
          <text:p text:style-name="P1"><text:span text:style-name="T1">DFFR (clk24,/res3)</text:span></text:p>
          <text:p text:style-name="P1"><text:span text:style-name="T1">451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2.1cm" svg:height="0.9cm" svg:x="18.644cm" svg:y="14.773cm">
          <text:p text:style-name="P1"><text:span text:style-name="T1">DFFR (clk24,/res3)</text:span></text:p>
          <text:p text:style-name="P1"><text:span text:style-name="T1">4614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544cm" svg:y1="13.186cm" svg:x2="31.494cm" svg:y2="11.686cm" draw:start-shape="id120" draw:start-glue-point="0" draw:end-shape="id121" draw:end-glue-point="2" svg:d="M31544 13186l-50-1500" svg:viewBox="0 0 51 1501">
          <text:p/>
        </draw:connector>
        <draw:custom-shape draw:style-name="gr2" draw:text-style-name="P2" xml:id="id122" draw:id="id122" draw:layer="layout" svg:width="1cm" svg:height="0.9cm" svg:x="59.5cm" svg:y="18.933cm">
          <text:p text:style-name="P1"><text:span text:style-name="T1">NOT</text:span></text:p>
          <text:p text:style-name="P1"><text:span text:style-name="T1">4413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009cm" svg:y1="21.204cm" svg:x2="60cm" svg:y2="19.833cm" draw:end-shape="id122" draw:end-glue-point="2" svg:d="M60009 21204l-9-1371" svg:viewBox="0 0 10 1372">
          <text:p text:style-name="P1"><text:span text:style-name="T2">ac4_q_n0</text:span></text:p>
        </draw:connector>
        <draw:connector draw:style-name="gr7" draw:text-style-name="P1" draw:layer="layout" draw:type="line" svg:x1="60cm" svg:y1="18.933cm" svg:x2="61.1cm" svg:y2="17.404cm" draw:start-shape="id122" draw:start-glue-point="0" draw:end-shape="id16" draw:end-glue-point="2" svg:d="M60000 18933l1100-1529" svg:viewBox="0 0 1101 1530">
          <text:p/>
        </draw:connector>
        <draw:connector draw:style-name="gr7" draw:text-style-name="P1" draw:layer="layout" draw:type="line" svg:x1="19.744cm" svg:y1="18.773cm" svg:x2="19.694cm" svg:y2="15.673cm" draw:start-shape="id64" draw:start-glue-point="0" draw:end-shape="id123" draw:end-glue-point="2" svg:d="M19744 18773l-50-3100" svg:viewBox="0 0 51 3101">
          <text:p/>
        </draw:connector>
        <draw:connector draw:style-name="gr8" draw:text-style-name="P3" draw:layer="layout" draw:type="line" svg:x1="103.467cm" svg:y1="35.692cm" svg:x2="104.6cm" svg:y2="34.236cm" draw:end-shape="id60" draw:end-glue-point="2" svg:d="M103467 35692l1133-1456" svg:viewBox="0 0 1134 1457">
          <text:p text:style-name="P1"><text:span text:style-name="T2">ac4_q_nfull</text:span></text:p>
        </draw:connector>
        <draw:connector draw:style-name="gr8" draw:text-style-name="P3" draw:layer="layout" draw:type="line" svg:x1="100.41cm" svg:y1="35.725cm" svg:x2="101.7cm" svg:y2="34.436cm" draw:end-shape="id57" draw:end-glue-point="2" svg:d="M100410 35725l1290-1289" svg:viewBox="0 0 1291 1290">
          <text:p text:style-name="P1"><text:span text:style-name="T2">ac4_q_nfull/b</text:span></text:p>
        </draw:connector>
        <draw:custom-shape draw:style-name="gr2" draw:text-style-name="P2" xml:id="id124" draw:id="id124" draw:layer="layout" svg:width="1cm" svg:height="0.9cm" svg:x="102.25cm" svg:y="37.336cm">
          <text:p text:style-name="P1"><text:span text:style-name="T1">3-OR</text:span></text:p>
          <text:p text:style-name="P1"><text:span text:style-name="T1">47110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2.75cm" svg:y1="40.123cm" svg:x2="102.75cm" svg:y2="38.236cm" draw:end-shape="id124" draw:end-glue-point="2" svg:d="M102750 40123v-1887" svg:viewBox="0 0 1 1888">
          <text:p text:style-name="P1"><text:span text:style-name="T2">ac4_q_nfull</text:span></text:p>
        </draw:connector>
        <draw:connector draw:style-name="gr7" draw:text-style-name="P1" draw:layer="layout" draw:type="line" svg:x1="104.6cm" svg:y1="33.336cm" svg:x2="104.6cm" svg:y2="32.036cm" draw:start-shape="id60" draw:start-glue-point="0" draw:end-shape="id56" draw:end-glue-point="2" svg:d="M104600 33336v-1300" svg:viewBox="0 0 1 1301">
          <text:p/>
        </draw:connector>
        <draw:connector draw:style-name="gr8" draw:text-style-name="P3" draw:layer="layout" draw:type="line" svg:x1="17.522cm" svg:y1="18.8cm" svg:x2="18.615cm" svg:y2="17.14cm" draw:start-shape="id50" draw:start-glue-point="0" svg:d="M17522 18800l1093-1660" svg:viewBox="0 0 1094 1661">
          <text:p text:style-name="P1"><text:span text:style-name="T2">lc_n0</text:span></text:p>
        </draw:connector>
        <draw:connector draw:style-name="gr8" draw:text-style-name="P3" draw:layer="layout" draw:type="line" svg:x1="17.594cm" svg:y1="21.5cm" svg:x2="18.853cm" svg:y2="20.209cm" draw:start-shape="id54" draw:start-glue-point="0" svg:d="M17594 21500l1259-1291" svg:viewBox="0 0 1260 1292">
          <text:p text:style-name="P1"><text:span text:style-name="T2">qsc_n0_s</text:span></text:p>
        </draw:connector>
        <draw:custom-shape draw:style-name="gr1" draw:text-style-name="P2" xml:id="id151" draw:id="id151" draw:layer="layout" svg:width="2.1cm" svg:height="0.9cm" svg:x="18.644cm" svg:y="9.2cm">
          <text:p text:style-name="P1"><text:span text:style-name="T1">DFFR (clk27,/res3)</text:span></text:p>
          <text:p text:style-name="P1"><text:span text:style-name="T1">-69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9" draw:id="id149" draw:layer="layout" svg:width="2.1cm" svg:height="0.9cm" svg:x="16.444cm" svg:y="9.2cm">
          <text:p text:style-name="P1"><text:span text:style-name="T1">DFFR (clk27,/res3)</text:span></text:p>
          <text:p text:style-name="P1"><text:span text:style-name="T1">-6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6" draw:id="id166" draw:layer="layout" svg:width="2.1cm" svg:height="0.9cm" svg:x="30.444cm" svg:y="7.986cm">
          <text:p text:style-name="P1"><text:span text:style-name="T1">DFFR (clk22,/res3)</text:span></text:p>
          <text:p text:style-name="P1"><text:span text:style-name="T1">47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25" draw:id="id125" draw:layer="layout" svg:width="1cm" svg:height="0.9cm" svg:x="59.05cm" svg:y="34.87cm">
          <text:p text:style-name="P1"><text:span text:style-name="T1">NAND</text:span></text:p>
          <text:p text:style-name="P1"><text:span text:style-name="T1">43112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9.55cm" svg:y1="34.87cm" svg:x2="59.55cm" svg:y2="34.07cm" draw:start-shape="id125" draw:start-glue-point="0" draw:end-shape="id73" draw:end-glue-point="2" svg:d="M59550 34870v-800" svg:viewBox="0 0 1 801">
          <text:p/>
        </draw:connector>
        <draw:custom-shape draw:style-name="gr2" draw:text-style-name="P2" xml:id="id126" draw:id="id126" draw:layer="layout" svg:width="1cm" svg:height="0.9cm" svg:x="60.35cm" svg:y="36.67cm">
          <text:p text:style-name="P1"><text:span text:style-name="T1">NOT</text:span></text:p>
          <text:p text:style-name="P1"><text:span text:style-name="T1">43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0.85cm" svg:y1="36.67cm" svg:x2="60.834cm" svg:y2="35.324cm" draw:start-shape="id126" draw:start-glue-point="0" svg:d="M60850 36670l-16-1346" svg:viewBox="0 0 17 1347">
          <text:p text:style-name="P1"><text:span text:style-name="T2">/res3</text:span></text:p>
        </draw:connector>
        <draw:connector draw:style-name="gr7" draw:text-style-name="P1" draw:layer="layout" draw:type="line" svg:x1="60.85cm" svg:y1="36.67cm" svg:x2="59.55cm" svg:y2="35.77cm" draw:start-shape="id126" draw:start-glue-point="0" draw:end-shape="id125" draw:end-glue-point="2" svg:d="M60850 36670l-1300-900" svg:viewBox="0 0 1301 901">
          <text:p/>
        </draw:connector>
        <draw:custom-shape draw:style-name="gr1" draw:text-style-name="P2" xml:id="id235" draw:id="id235" draw:layer="layout" svg:width="2.1cm" svg:height="0.9cm" svg:x="42.084cm" svg:y="40.151cm">
          <text:p text:style-name="P1"><text:span text:style-name="T1">DFFR (clk38,/res3)</text:span></text:p>
          <text:p text:style-name="P1"><text:span text:style-name="T1">43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5" draw:id="id145" draw:layer="layout" svg:width="2.1cm" svg:height="0.9cm" svg:x="18.644cm" svg:y="11.973cm">
          <text:p text:style-name="P1"><text:span text:style-name="T1">DFFR (clk22,/res3)</text:span></text:p>
          <text:p text:style-name="P1"><text:span text:style-name="T1">-6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2" draw:id="id142" draw:layer="layout" svg:width="2.1cm" svg:height="0.9cm" svg:x="16.444cm" svg:y="11.973cm">
          <text:p text:style-name="P1"><text:span text:style-name="T1">DFFR (clk22,/res3)</text:span></text:p>
          <text:p text:style-name="P1"><text:span text:style-name="T1">-6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7" draw:id="id177" draw:layer="layout" svg:width="2.1cm" svg:height="0.9cm" svg:x="95.15cm" svg:y="26.6cm">
          <text:p text:style-name="P1"><text:span text:style-name="T1">DFFR (clk29,/res3)</text:span></text:p>
          <text:p text:style-name="P1"><text:span text:style-name="T1">-69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4" draw:id="id174" draw:layer="layout" svg:width="2.1cm" svg:height="0.9cm" svg:x="100.75cm" svg:y="26.6cm">
          <text:p text:style-name="P1"><text:span text:style-name="T1">DFFR (mclk,/res3)</text:span></text:p>
          <text:p text:style-name="P1"><text:span text:style-name="T1">-69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2.1cm" svg:height="0.9cm" svg:x="83.75cm" svg:y="26.6cm">
          <text:p text:style-name="P1"><text:span text:style-name="T1">DFFR (clk29,/res3)</text:span></text:p>
          <text:p text:style-name="P1"><text:span text:style-name="T1">-69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9" draw:id="id169" draw:layer="layout" svg:width="2.1cm" svg:height="0.9cm" svg:x="89.35cm" svg:y="26.6cm">
          <text:p text:style-name="P1"><text:span text:style-name="T1">DFFR (clk29,/res3)</text:span></text:p>
          <text:p text:style-name="P1"><text:span text:style-name="T1">-70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4" draw:id="id134" draw:layer="layout" svg:width="2.1cm" svg:height="0.9cm" svg:x="54.6cm" svg:y="7.093cm">
          <text:p text:style-name="P1"><text:span text:style-name="T1">DFFR (clk26,/res3)</text:span></text:p>
          <text:p text:style-name="P1"><text:span text:style-name="T1">-70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9" draw:id="id159" draw:layer="layout" svg:width="2.1cm" svg:height="0.9cm" svg:x="60.2cm" svg:y="7.093cm">
          <text:p text:style-name="P1"><text:span text:style-name="T1">DFFR (clk26,/res3)</text:span></text:p>
          <text:p text:style-name="P1"><text:span text:style-name="T1">-70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5" draw:id="id195" draw:layer="layout" svg:width="2.1cm" svg:height="0.9cm" svg:x="64.3cm" svg:y="7.093cm">
          <text:p text:style-name="P1"><text:span text:style-name="T1">DFFR (clk26,/res3)</text:span></text:p>
          <text:p text:style-name="P1"><text:span text:style-name="T1">-70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2.1cm" svg:height="0.9cm" svg:x="102.4cm" svg:y="46.736cm">
          <text:p text:style-name="P1"><text:span text:style-name="T1">DFFR (mclk,/res3)</text:span></text:p>
          <text:p text:style-name="P1"><text:span text:style-name="T1">-70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7" draw:id="id127" draw:layer="layout" svg:width="1cm" svg:height="0.9cm" svg:x="55.4cm" svg:y="31.8cm">
          <text:p text:style-name="P1"><text:span text:style-name="T1">OR (mclk)</text:span></text:p>
          <text:p text:style-name="P1"><text:span text:style-name="T1">-70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5.9cm" svg:y1="31.8cm" svg:x2="55.908cm" svg:y2="29.966cm" draw:start-shape="id127" draw:start-glue-point="0" svg:d="M55900 31800l8-1834" svg:viewBox="0 0 9 1835">
          <text:p text:style-name="P1"><text:span text:style-name="T2">clk26</text:span></text:p>
        </draw:connector>
        <draw:custom-shape draw:style-name="gr2" draw:text-style-name="P2" xml:id="id128" draw:id="id128" draw:layer="layout" svg:width="1cm" svg:height="0.9cm" svg:x="72.886cm" svg:y="18.975cm">
          <text:p text:style-name="P1"><text:span text:style-name="T1">OR (mclk)</text:span></text:p>
          <text:p text:style-name="P1"><text:span text:style-name="T1">-706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386cm" svg:y1="18.975cm" svg:x2="73.349cm" svg:y2="17.506cm" draw:start-shape="id128" draw:start-glue-point="0" svg:d="M73386 18975l-37-1469" svg:viewBox="0 0 38 1470">
          <text:p text:style-name="P1"><text:span text:style-name="T2">clk27</text:span></text:p>
        </draw:connector>
        <draw:custom-shape draw:style-name="gr2" draw:text-style-name="P2" xml:id="id129" draw:id="id129" draw:layer="layout" svg:width="1cm" svg:height="0.9cm" svg:x="46.9cm" svg:y="18.849cm">
          <text:p text:style-name="P1"><text:span text:style-name="T1">OR (mclk)</text:span></text:p>
          <text:p text:style-name="P1"><text:span text:style-name="T1">-70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7.4cm" svg:y1="18.849cm" svg:x2="47.407cm" svg:y2="17.447cm" draw:start-shape="id129" draw:start-glue-point="0" svg:d="M47400 18849l7-1402" svg:viewBox="0 0 8 1403">
          <text:p text:style-name="P1"><text:span text:style-name="T2">clk22</text:span></text:p>
        </draw:connector>
        <draw:connector draw:style-name="gr3" draw:text-style-name="P3" draw:layer="layout" draw:type="line" svg:x1="50.749cm" svg:y1="18.827cm" svg:x2="50.747cm" svg:y2="17.534cm" draw:start-shape="id82" draw:start-glue-point="0" svg:d="M50749 18827l-2-1293" svg:viewBox="0 0 3 1294">
          <text:p text:style-name="P1"><text:span text:style-name="T2">clk29</text:span></text:p>
        </draw:connector>
        <draw:custom-shape draw:style-name="gr2" draw:text-style-name="P2" xml:id="id130" draw:id="id130" draw:layer="layout" svg:width="1cm" svg:height="0.9cm" svg:x="105.55cm" svg:y="26.602cm">
          <text:p text:style-name="P1"><text:span text:style-name="T1">OR (ground, mclk)</text:span></text:p>
          <text:p text:style-name="P1"><text:span text:style-name="T1">-708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6.05cm" svg:y1="26.602cm" svg:x2="106.058cm" svg:y2="25.191cm" draw:start-shape="id130" draw:start-glue-point="0" svg:d="M106050 26602l8-1411" svg:viewBox="0 0 9 1412">
          <text:p text:style-name="P1"><text:span text:style-name="T2">mclk</text:span></text:p>
        </draw:connector>
        <draw:custom-shape draw:style-name="gr1" draw:text-style-name="P2" xml:id="id338" draw:id="id338" draw:layer="layout" svg:width="2.1cm" svg:height="0.9cm" svg:x="90.7cm" svg:y="33.561cm">
          <text:p text:style-name="P1"><text:span text:style-name="T1">DFFR (mclk)</text:span></text:p>
          <text:p text:style-name="P1"><text:span text:style-name="T1">-70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1" draw:id="id131" draw:layer="layout" svg:width="1cm" svg:height="0.9cm" svg:x="57.3cm" svg:y="17.24cm">
          <text:p text:style-name="P1"><text:span text:style-name="T1">AND</text:span></text:p>
          <text:p text:style-name="P1"><text:span text:style-name="T1">4615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7.8cm" svg:y1="18.933cm" svg:x2="57.8cm" svg:y2="18.14cm" draw:start-shape="id93" draw:start-glue-point="0" draw:end-shape="id131" draw:end-glue-point="2" svg:d="M57800 18933v-793" svg:viewBox="0 0 1 794">
          <text:p/>
        </draw:connector>
        <draw:connector draw:style-name="gr4" draw:text-style-name="P1" draw:layer="layout" draw:type="line" svg:x1="57.8cm" svg:y1="17.24cm" svg:x2="57.8cm" svg:y2="16.44cm" draw:start-shape="id131" draw:start-glue-point="0" draw:end-shape="id13" draw:end-glue-point="2" svg:d="M57800 17240v-800" svg:viewBox="0 0 1 801">
          <text:p/>
        </draw:connector>
        <draw:connector draw:style-name="gr4" draw:text-style-name="P1" draw:layer="layout" draw:type="line" svg:x1="57.8cm" svg:y1="18.933cm" svg:x2="60cm" svg:y2="17.404cm" draw:start-shape="id93" draw:start-glue-point="0" draw:end-shape="id75" draw:end-glue-point="2" svg:d="M57800 18933l2200-1529" svg:viewBox="0 0 2201 1530">
          <text:p/>
        </draw:connector>
        <draw:custom-shape draw:style-name="gr2" draw:text-style-name="P2" xml:id="id132" draw:id="id132" draw:layer="layout" svg:width="1cm" svg:height="0.9cm" svg:x="59.5cm" svg:y="22.006cm">
          <text:p text:style-name="P1"><text:span text:style-name="T1">NAND</text:span></text:p>
          <text:p text:style-name="P1"><text:span text:style-name="T1">4614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0cm" svg:y1="22.006cm" svg:x2="57.8cm" svg:y2="18.14cm" draw:start-shape="id132" draw:start-glue-point="0" draw:end-shape="id131" draw:end-glue-point="2" svg:d="M60000 22006l-2200-3866" svg:viewBox="0 0 2201 3867">
          <text:p/>
        </draw:connector>
        <draw:connector draw:style-name="gr3" draw:text-style-name="P3" draw:layer="layout" draw:type="line" svg:x1="59.85cm" svg:y1="24.147cm" svg:x2="60cm" svg:y2="22.906cm" draw:end-shape="id132" draw:end-glue-point="2" svg:d="M59850 24147l150-1241" svg:viewBox="0 0 151 1242">
          <text:p text:style-name="P1"><text:span text:style-name="T2">ch1_2</text:span></text:p>
        </draw:connector>
        <draw:connector draw:style-name="gr3" draw:text-style-name="P3" draw:layer="layout" draw:type="line" svg:x1="62.629cm" svg:y1="21.742cm" svg:x2="62.2cm" svg:y2="19.804cm" draw:end-shape="id14" draw:end-glue-point="2" svg:d="M62629 21742l-429-1938" svg:viewBox="0 0 430 1939">
          <text:p text:style-name="P1"><text:span text:style-name="T2">ch1_2</text:span></text:p>
        </draw:connector>
        <draw:custom-shape draw:style-name="gr2" draw:text-style-name="P2" xml:id="id133" draw:id="id133" draw:layer="layout" svg:width="1cm" svg:height="0.9cm" svg:x="71.8cm" svg:y="20.794cm">
          <text:p text:style-name="P1"><text:span text:style-name="T1">NAND</text:span></text:p>
          <text:p text:style-name="P1"><text:span text:style-name="T1">-71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185cm" svg:y1="22.967cm" svg:x2="72.3cm" svg:y2="21.694cm" draw:end-shape="id133" draw:end-glue-point="2" svg:d="M72185 22967l115-1273" svg:viewBox="0 0 116 1274">
          <text:p text:style-name="P1"><text:span text:style-name="T2">ch1_2</text:span></text:p>
        </draw:connector>
        <draw:connector draw:style-name="gr4" draw:text-style-name="P1" draw:layer="layout" draw:type="line" svg:x1="54.6cm" svg:y1="7.543cm" svg:x2="54.1cm" svg:y2="7.543cm" draw:start-shape="id134" draw:end-shape="id135" draw:end-glue-point="1" svg:d="M54600 7543h-500" svg:viewBox="0 0 501 1">
          <text:p/>
        </draw:connector>
        <draw:custom-shape draw:style-name="gr2" draw:text-style-name="P2" xml:id="id135" draw:id="id135" draw:layer="layout" svg:width="1cm" svg:height="0.9cm" svg:x="53.1cm" svg:y="7.093cm">
          <text:p text:style-name="P1"><text:span text:style-name="T1">NOT</text:span></text:p>
          <text:p text:style-name="P1"><text:span text:style-name="T1">-71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1cm" svg:y1="7.543cm" svg:x2="52.6cm" svg:y2="7.543cm" draw:start-shape="id135" draw:start-glue-point="3" draw:end-shape="id136" draw:end-glue-point="1" svg:d="M53100 7543h-500" svg:viewBox="0 0 501 1">
          <text:p/>
        </draw:connector>
        <draw:connector draw:style-name="gr4" draw:text-style-name="P1" draw:layer="layout" draw:type="line" svg:x1="51.6cm" svg:y1="7.543cm" svg:x2="51.1cm" svg:y2="7.543cm" draw:start-shape="id136" draw:start-glue-point="3" draw:end-shape="id137" draw:end-glue-point="1" svg:d="M51600 7543h-500" svg:viewBox="0 0 501 1">
          <text:p/>
        </draw:connector>
        <draw:connector draw:style-name="gr4" draw:text-style-name="P1" draw:layer="layout" draw:type="line" svg:x1="18.022cm" svg:y1="19.25cm" svg:x2="19.244cm" svg:y2="19.223cm" draw:start-shape="id50" draw:start-glue-point="1" draw:end-shape="id64" draw:end-glue-point="3" svg:d="M18022 19250l1222-27" svg:viewBox="0 0 1223 28">
          <text:p/>
        </draw:connector>
        <draw:connector draw:style-name="gr4" draw:text-style-name="P1" draw:layer="layout" draw:type="line" svg:x1="18.644cm" svg:y1="21.95cm" svg:x2="19.244cm" svg:y2="21.923cm" draw:start-shape="id54" draw:end-shape="id63" draw:end-glue-point="3" svg:d="M18644 21950l600-27" svg:viewBox="0 0 601 28">
          <text:p/>
        </draw:connector>
        <draw:connector draw:style-name="gr3" draw:text-style-name="P3" draw:layer="layout" draw:type="line" svg:x1="19.144cm" svg:y1="7.7cm" svg:x2="19.118cm" svg:y2="6.2cm" draw:start-shape="id138" draw:start-glue-point="0" svg:d="M19144 7700l-26-1500" svg:viewBox="0 0 27 1501">
          <text:p text:style-name="P1"><text:span text:style-name="T2">ndirect_s</text:span></text:p>
        </draw:connector>
        <draw:connector draw:style-name="gr3" draw:text-style-name="P3" draw:layer="layout" draw:type="line" svg:x1="17.544cm" svg:y1="7.679cm" svg:x2="17.55cm" svg:y2="6.207cm" draw:start-shape="id139" draw:start-glue-point="0" svg:d="M17544 7679l6-1472" svg:viewBox="0 0 7 1473">
          <text:p text:style-name="P1"><text:span text:style-name="T2">lc_0_s</text:span></text:p>
        </draw:connector>
        <draw:custom-shape draw:style-name="gr2" draw:text-style-name="P2" xml:id="id140" draw:id="id140" draw:layer="layout" svg:width="1cm" svg:height="0.9cm" svg:x="17.544cm" svg:y="13.373cm">
          <text:p text:style-name="P1"><text:span text:style-name="T1">NOT</text:span></text:p>
          <text:p text:style-name="P1"><text:span text:style-name="T1">-71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1" draw:id="id141" draw:layer="layout" svg:width="1cm" svg:height="0.9cm" svg:x="16.444cm" svg:y="13.373cm">
          <text:p text:style-name="P1"><text:span text:style-name="T1">NOT</text:span></text:p>
          <text:p text:style-name="P1"><text:span text:style-name="T1">-71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494cm" svg:y1="14.773cm" svg:x2="18.044cm" svg:y2="14.273cm" draw:start-shape="id52" draw:start-glue-point="0" draw:end-shape="id140" draw:end-glue-point="2" svg:d="M17494 14773l550-500" svg:viewBox="0 0 551 501">
          <text:p/>
        </draw:connector>
        <draw:connector draw:style-name="gr4" draw:text-style-name="P1" draw:layer="layout" draw:type="line" svg:x1="18.044cm" svg:y1="13.373cm" svg:x2="16.944cm" svg:y2="14.273cm" draw:start-shape="id140" draw:start-glue-point="0" draw:end-shape="id141" draw:end-glue-point="2" svg:d="M18044 13373l-1100 900" svg:viewBox="0 0 1101 901">
          <text:p/>
        </draw:connector>
        <draw:connector draw:style-name="gr4" draw:text-style-name="P1" draw:layer="layout" draw:type="line" svg:x1="16.944cm" svg:y1="13.373cm" svg:x2="17.494cm" svg:y2="12.873cm" draw:start-shape="id141" draw:start-glue-point="0" draw:end-shape="id142" draw:end-glue-point="2" svg:d="M16944 13373l550-500" svg:viewBox="0 0 551 501">
          <text:p/>
        </draw:connector>
        <draw:custom-shape draw:style-name="gr2" draw:text-style-name="P2" xml:id="id143" draw:id="id143" draw:layer="layout" svg:width="1cm" svg:height="0.9cm" svg:x="19.744cm" svg:y="13.373cm">
          <text:p text:style-name="P1"><text:span text:style-name="T1">NOT</text:span></text:p>
          <text:p text:style-name="P1"><text:span text:style-name="T1">-71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4" draw:id="id144" draw:layer="layout" svg:width="1cm" svg:height="0.9cm" svg:x="18.644cm" svg:y="13.373cm">
          <text:p text:style-name="P1"><text:span text:style-name="T1">NOT</text:span></text:p>
          <text:p text:style-name="P1"><text:span text:style-name="T1">-71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694cm" svg:y1="14.773cm" svg:x2="20.244cm" svg:y2="14.273cm" draw:start-shape="id123" draw:start-glue-point="0" draw:end-shape="id143" draw:end-glue-point="2" svg:d="M19694 14773l550-500" svg:viewBox="0 0 551 501">
          <text:p/>
        </draw:connector>
        <draw:connector draw:style-name="gr4" draw:text-style-name="P1" draw:layer="layout" draw:type="line" svg:x1="20.244cm" svg:y1="13.373cm" svg:x2="19.144cm" svg:y2="14.273cm" draw:start-shape="id143" draw:start-glue-point="0" draw:end-shape="id144" draw:end-glue-point="2" svg:d="M20244 13373l-1100 900" svg:viewBox="0 0 1101 901">
          <text:p/>
        </draw:connector>
        <draw:connector draw:style-name="gr4" draw:text-style-name="P1" draw:layer="layout" draw:type="line" svg:x1="19.144cm" svg:y1="13.373cm" svg:x2="19.694cm" svg:y2="12.873cm" draw:start-shape="id144" draw:start-glue-point="0" draw:end-shape="id145" draw:end-glue-point="2" svg:d="M19144 13373l550-500" svg:viewBox="0 0 551 501">
          <text:p/>
        </draw:connector>
        <draw:custom-shape draw:style-name="gr2" draw:text-style-name="P2" xml:id="id147" draw:id="id147" draw:layer="layout" svg:width="1cm" svg:height="0.9cm" svg:x="17.544cm" svg:y="10.6cm">
          <text:p text:style-name="P1"><text:span text:style-name="T1">NOT</text:span></text:p>
          <text:p text:style-name="P1"><text:span text:style-name="T1">-71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1cm" svg:height="0.9cm" svg:x="16.444cm" svg:y="10.6cm">
          <text:p text:style-name="P1"><text:span text:style-name="T1">NOT</text:span></text:p>
          <text:p text:style-name="P1"><text:span text:style-name="T1">-72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694cm" svg:y1="11.973cm" svg:x2="20.244cm" svg:y2="11.5cm" draw:start-shape="id145" draw:start-glue-point="0" draw:end-shape="id146" draw:end-glue-point="2" svg:d="M19694 11973l550-473" svg:viewBox="0 0 551 474">
          <text:p/>
        </draw:connector>
        <draw:connector draw:style-name="gr4" draw:text-style-name="P1" draw:layer="layout" draw:type="line" svg:x1="18.044cm" svg:y1="10.6cm" svg:x2="16.944cm" svg:y2="11.5cm" draw:start-shape="id147" draw:start-glue-point="0" draw:end-shape="id148" draw:end-glue-point="2" svg:d="M18044 10600l-1100 900" svg:viewBox="0 0 1101 901">
          <text:p/>
        </draw:connector>
        <draw:connector draw:style-name="gr4" draw:text-style-name="P1" draw:layer="layout" draw:type="line" svg:x1="16.944cm" svg:y1="10.6cm" svg:x2="17.494cm" svg:y2="10.1cm" draw:start-shape="id148" draw:start-glue-point="0" draw:end-shape="id149" draw:end-glue-point="2" svg:d="M16944 10600l550-500" svg:viewBox="0 0 551 501">
          <text:p/>
        </draw:connector>
        <draw:connector draw:style-name="gr4" draw:text-style-name="P1" draw:layer="layout" draw:type="line" svg:x1="17.494cm" svg:y1="9.2cm" svg:x2="17.544cm" svg:y2="8.579cm" draw:start-shape="id149" draw:start-glue-point="0" draw:end-shape="id139" draw:end-glue-point="2" svg:d="M17494 9200l50-621" svg:viewBox="0 0 51 622">
          <text:p/>
        </draw:connector>
        <draw:custom-shape draw:style-name="gr2" draw:text-style-name="P2" xml:id="id146" draw:id="id146" draw:layer="layout" svg:width="1cm" svg:height="0.9cm" svg:x="19.744cm" svg:y="10.6cm">
          <text:p text:style-name="P1"><text:span text:style-name="T1">NOT</text:span></text:p>
          <text:p text:style-name="P1"><text:span text:style-name="T1">-721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0" draw:id="id150" draw:layer="layout" svg:width="1cm" svg:height="0.9cm" svg:x="18.644cm" svg:y="10.6cm">
          <text:p text:style-name="P1"><text:span text:style-name="T1">NOT</text:span></text:p>
          <text:p text:style-name="P1"><text:span text:style-name="T1">-722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494cm" svg:y1="11.973cm" svg:x2="18.044cm" svg:y2="11.5cm" draw:start-shape="id142" draw:start-glue-point="0" draw:end-shape="id147" draw:end-glue-point="2" svg:d="M17494 11973l550-473" svg:viewBox="0 0 551 474">
          <text:p/>
        </draw:connector>
        <draw:connector draw:style-name="gr4" draw:text-style-name="P1" draw:layer="layout" draw:type="line" svg:x1="20.244cm" svg:y1="10.6cm" svg:x2="19.144cm" svg:y2="11.5cm" draw:start-shape="id146" draw:start-glue-point="0" draw:end-shape="id150" draw:end-glue-point="2" svg:d="M20244 10600l-1100 900" svg:viewBox="0 0 1101 901">
          <text:p/>
        </draw:connector>
        <draw:connector draw:style-name="gr4" draw:text-style-name="P1" draw:layer="layout" draw:type="line" svg:x1="19.144cm" svg:y1="10.6cm" svg:x2="19.694cm" svg:y2="10.1cm" draw:start-shape="id150" draw:start-glue-point="0" draw:end-shape="id151" draw:end-glue-point="2" svg:d="M19144 10600l550-500" svg:viewBox="0 0 551 501">
          <text:p/>
        </draw:connector>
        <draw:custom-shape draw:style-name="gr2" draw:text-style-name="P2" xml:id="id152" draw:id="id152" draw:layer="layout" svg:width="1cm" svg:height="0.9cm" svg:x="19.744cm" svg:y="7.7cm">
          <text:p text:style-name="P1"><text:span text:style-name="T1">NOT</text:span></text:p>
          <text:p text:style-name="P1"><text:span text:style-name="T1">-72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9.694cm" svg:y1="9.2cm" svg:x2="20.244cm" svg:y2="8.6cm" draw:start-shape="id151" draw:start-glue-point="0" draw:end-shape="id152" draw:end-glue-point="2" svg:d="M19694 9200l550-600" svg:viewBox="0 0 551 601">
          <text:p/>
        </draw:connector>
        <draw:custom-shape draw:style-name="gr2" draw:text-style-name="P2" xml:id="id138" draw:id="id138" draw:layer="layout" svg:width="1cm" svg:height="0.9cm" svg:x="18.644cm" svg:y="7.7cm">
          <text:p text:style-name="P1"><text:span text:style-name="T1">NOT</text:span></text:p>
          <text:p text:style-name="P1"><text:span text:style-name="T1">-72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0.244cm" svg:y1="7.7cm" svg:x2="19.144cm" svg:y2="8.6cm" draw:start-shape="id152" draw:start-glue-point="0" draw:end-shape="id138" draw:end-glue-point="2" svg:d="M20244 7700l-1100 900" svg:viewBox="0 0 1101 901">
          <text:p/>
        </draw:connector>
        <draw:connector draw:style-name="gr3" draw:text-style-name="P3" draw:layer="layout" draw:type="line" svg:x1="68.979cm" svg:y1="19.123cm" svg:x2="69cm" svg:y2="18.004cm" draw:end-shape="id17" draw:end-glue-point="2" svg:d="M68979 19123l21-1119" svg:viewBox="0 0 22 1120">
          <text:p text:style-name="P1"><text:span text:style-name="T2">ac4_q_n0</text:span></text:p>
        </draw:connector>
        <draw:connector draw:style-name="gr4" draw:text-style-name="P1" draw:layer="layout" draw:type="line" svg:x1="47.4cm" svg:y1="20.906cm" svg:x2="47.4cm" svg:y2="19.749cm" draw:start-shape="id153" draw:start-glue-point="0" draw:end-shape="id129" draw:end-glue-point="2" svg:d="M47400 20906v-1157" svg:viewBox="0 0 1 1158">
          <text:p/>
        </draw:connector>
        <draw:connector draw:style-name="gr4" draw:text-style-name="P1" draw:layer="layout" draw:type="line" svg:x1="47.4cm" svg:y1="20.906cm" svg:x2="48.5cm" svg:y2="19.749cm" draw:start-shape="id153" draw:start-glue-point="0" draw:end-shape="id80" draw:end-glue-point="2" svg:d="M47400 20906l1100-1157" svg:viewBox="0 0 1101 1158">
          <text:p/>
        </draw:connector>
        <draw:custom-shape draw:style-name="gr2" draw:text-style-name="P2" xml:id="id154" draw:id="id154" draw:layer="layout" svg:width="1cm" svg:height="0.9cm" svg:x="72.885cm" svg:y="20.794cm">
          <text:p text:style-name="P1"><text:span text:style-name="T1">NAND</text:span></text:p>
          <text:p text:style-name="P1"><text:span text:style-name="T1">-72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3.385cm" svg:y1="20.794cm" svg:x2="73.386cm" svg:y2="19.875cm" draw:start-shape="id154" draw:start-glue-point="0" draw:end-shape="id128" draw:end-glue-point="2" svg:d="M73385 20794l1-919" svg:viewBox="0 0 2 920">
          <text:p/>
        </draw:connector>
        <draw:connector draw:style-name="gr4" draw:text-style-name="P1" draw:layer="layout" draw:type="line" svg:x1="73.385cm" svg:y1="20.794cm" svg:x2="71.2cm" svg:y2="18.006cm" draw:start-shape="id154" draw:start-glue-point="0" draw:end-shape="id155" draw:end-glue-point="2" svg:d="M73385 20794l-2185-2788" svg:viewBox="0 0 2186 2789">
          <text:p/>
        </draw:connector>
        <draw:custom-shape draw:style-name="gr2" draw:text-style-name="P2" xml:id="id155" draw:id="id155" draw:layer="layout" svg:width="1cm" svg:height="0.9cm" svg:x="70.7cm" svg:y="17.106cm">
          <text:p text:style-name="P1"><text:span text:style-name="T1">AND</text:span></text:p>
          <text:p text:style-name="P1"><text:span text:style-name="T1">-7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156" draw:id="id156" draw:layer="layout" svg:width="1cm" svg:height="0.9cm" svg:x="70.7cm" svg:y="15.004cm">
          <text:p text:style-name="P1"><text:span text:style-name="T1">AND</text:span></text:p>
          <text:p text:style-name="P1"><text:span text:style-name="T1">-7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type="line" svg:x1="71.2cm" svg:y1="17.106cm" svg:x2="71.2cm" svg:y2="15.904cm" draw:start-shape="id155" draw:start-glue-point="0" draw:end-shape="id156" draw:end-glue-point="2" svg:d="M71200 17106v-1202" svg:viewBox="0 0 1 1203">
          <text:p/>
        </draw:connector>
        <draw:connector draw:style-name="gr4" draw:text-style-name="P1" draw:layer="layout" draw:type="line" svg:x1="71.2cm" svg:y1="15.004cm" svg:x2="71.2cm" svg:y2="14.004cm" draw:start-shape="id156" draw:start-glue-point="0" draw:end-shape="id26" draw:end-glue-point="2" svg:d="M71200 15004v-1000" svg:viewBox="0 0 1 1001">
          <text:p/>
        </draw:connector>
        <draw:connector draw:style-name="gr4" draw:text-style-name="P1" draw:layer="layout" draw:type="line" svg:x1="71.2cm" svg:y1="17.106cm" svg:x2="70.1cm" svg:y2="15.904cm" draw:start-shape="id155" draw:start-glue-point="0" draw:end-shape="id78" draw:end-glue-point="2" svg:d="M71200 17106l-1100-1202" svg:viewBox="0 0 1101 1203">
          <text:p/>
        </draw:connector>
        <draw:connector draw:style-name="gr4" draw:text-style-name="P1" draw:layer="layout" draw:type="line" svg:x1="107.6cm" svg:y1="43.556cm" svg:x2="104.95cm" svg:y2="43.052cm" draw:start-shape="id157" draw:start-glue-point="0" draw:end-shape="id58" draw:end-glue-point="2" svg:d="M107600 43556l-2650-504" svg:viewBox="0 0 2651 505">
          <text:p/>
        </draw:connector>
        <draw:connector draw:style-name="gr4" draw:text-style-name="P1" draw:layer="layout" draw:type="line" svg:x1="107.6cm" svg:y1="43.556cm" svg:x2="108cm" svg:y2="40.721cm" draw:start-shape="id157" draw:start-glue-point="0" draw:end-shape="id61" draw:end-glue-point="2" svg:d="M107600 43556l400-2835" svg:viewBox="0 0 401 2836">
          <text:p/>
        </draw:connector>
        <draw:connector draw:style-name="gr4" draw:text-style-name="P1" draw:layer="layout" draw:type="line" svg:x1="107.6cm" svg:y1="43.556cm" svg:x2="102.75cm" svg:y2="38.236cm" draw:start-shape="id157" draw:start-glue-point="0" draw:end-shape="id124" draw:end-glue-point="2" svg:d="M107600 43556l-4850-5320" svg:viewBox="0 0 4851 5321">
          <text:p/>
        </draw:connector>
        <draw:connector draw:style-name="gr3" draw:text-style-name="P3" draw:layer="layout" draw:type="line" svg:x1="107.6cm" svg:y1="43.556cm" svg:x2="101.7cm" svg:y2="34.436cm" draw:start-shape="id157" draw:start-glue-point="0" draw:end-shape="id57" draw:end-glue-point="2" svg:d="M107600 43556l-5900-9120" svg:viewBox="0 0 5901 9121">
          <text:p text:style-name="P1"><text:span text:style-name="T2">c</text:span></text:p>
        </draw:connector>
        <draw:connector draw:style-name="gr4" draw:text-style-name="P1" draw:layer="layout" draw:type="line" svg:x1="102.75cm" svg:y1="37.336cm" svg:x2="104.6cm" svg:y2="32.036cm" draw:start-shape="id124" draw:start-glue-point="0" draw:end-shape="id56" draw:end-glue-point="2" svg:d="M102750 37336l1850-5300" svg:viewBox="0 0 1851 5301">
          <text:p/>
        </draw:connector>
        <draw:connector draw:style-name="gr3" draw:text-style-name="P3" draw:layer="layout" draw:type="line" svg:x1="8.646cm" svg:y1="9.867cm" svg:x2="10.115cm" svg:y2="8.513cm" draw:start-shape="id12" draw:start-glue-point="0" svg:d="M8646 9867l1469-1354" svg:viewBox="0 0 1470 1355">
          <text:p text:style-name="P1"><text:span text:style-name="T2">nFE00</text:span></text:p>
        </draw:connector>
        <draw:connector draw:style-name="gr3" draw:text-style-name="P3" draw:layer="layout" draw:type="line" svg:x1="8.716cm" svg:y1="5.967cm" svg:x2="8.712cm" svg:y2="4.2cm" draw:start-shape="id62" draw:start-glue-point="0" svg:d="M8716 5967l-4-1767" svg:viewBox="0 0 5 1768">
          <text:p text:style-name="P1"><text:span text:style-name="T2">padding_s</text:span></text:p>
        </draw:connector>
        <draw:connector draw:style-name="gr4" draw:text-style-name="P1" draw:layer="layout" draw:type="line" svg:x1="55.623cm" svg:y1="22.542cm" svg:x2="55.623cm" svg:y2="21.906cm" draw:start-shape="id81" draw:start-glue-point="0" draw:end-shape="id85" draw:end-glue-point="2" svg:d="M55623 22542v-636" svg:viewBox="0 0 1 637">
          <text:p/>
        </draw:connector>
        <draw:custom-shape draw:style-name="gr2" draw:text-style-name="P2" xml:id="id158" draw:id="id158" draw:layer="layout" svg:width="1cm" svg:height="0.9cm" svg:x="99.3cm" svg:y="44.936cm">
          <text:p text:style-name="P1"><text:span text:style-name="T1">AND</text:span></text:p>
          <text:p text:style-name="P1"><text:span text:style-name="T1">47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2.15cm" svg:y1="41.236cm" svg:x2="99.8cm" svg:y2="44.936cm" draw:start-shape="id59" draw:start-glue-point="2" draw:end-shape="id158" draw:end-glue-point="0" svg:d="M102150 41236l-2350 3700" svg:viewBox="0 0 2351 3701">
          <text:p/>
        </draw:connector>
        <draw:connector draw:style-name="gr4" draw:text-style-name="P1" draw:layer="layout" draw:type="line" svg:x1="60.2cm" svg:y1="7.543cm" svg:x2="59.7cm" svg:y2="7.543cm" draw:start-shape="id159" draw:start-glue-point="3" draw:end-shape="id160" draw:end-glue-point="1" svg:d="M60200 7543h-500" svg:viewBox="0 0 501 1">
          <text:p/>
        </draw:connector>
        <draw:custom-shape draw:style-name="gr2" draw:text-style-name="P2" xml:id="id161" draw:id="id161" draw:layer="layout" svg:width="1cm" svg:height="0.9cm" svg:x="57.2cm" svg:y="7.093cm">
          <text:p text:style-name="P1"><text:span text:style-name="T1">NOT</text:span></text:p>
          <text:p text:style-name="P1"><text:span text:style-name="T1">-73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0" draw:id="id160" draw:layer="layout" svg:width="1cm" svg:height="0.9cm" svg:x="58.7cm" svg:y="7.093cm">
          <text:p text:style-name="P1"><text:span text:style-name="T1">NOT</text:span></text:p>
          <text:p text:style-name="P1"><text:span text:style-name="T1">-73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8.7cm" svg:y1="7.543cm" svg:x2="58.2cm" svg:y2="7.543cm" draw:start-shape="id160" draw:start-glue-point="3" draw:end-shape="id161" draw:end-glue-point="1" svg:d="M58700 7543h-500" svg:viewBox="0 0 501 1">
          <text:p/>
        </draw:connector>
        <draw:connector draw:style-name="gr4" draw:text-style-name="P1" draw:layer="layout" draw:type="line" svg:x1="57.2cm" svg:y1="7.543cm" svg:x2="56.7cm" svg:y2="7.543cm" draw:start-shape="id161" draw:start-glue-point="3" draw:end-shape="id134" draw:end-glue-point="1" svg:d="M57200 7543h-500" svg:viewBox="0 0 501 1">
          <text:p/>
        </draw:connector>
        <draw:custom-shape draw:style-name="gr2" draw:text-style-name="P2" xml:id="id162" draw:id="id162" draw:layer="layout" svg:width="1cm" svg:height="0.9cm" svg:x="49.57cm" svg:y="37.112cm">
          <text:p text:style-name="P1"><text:span text:style-name="T1">NAND</text:span></text:p>
          <text:p text:style-name="P1"><text:span text:style-name="T1">4413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721cm" svg:y1="39.188cm" svg:x2="50.07cm" svg:y2="38.012cm" draw:end-shape="id162" draw:end-glue-point="2" svg:d="M49721 39188l349-1176" svg:viewBox="0 0 350 1177">
          <text:p text:style-name="P1"><text:span text:style-name="T2">ch1_1</text:span></text:p>
        </draw:connector>
        <draw:connector draw:style-name="gr3" draw:text-style-name="P3" draw:layer="layout" draw:type="line" svg:x1="82.999cm" svg:y1="44.968cm" svg:x2="82.6cm" svg:y2="43.11cm" draw:end-shape="id83" draw:end-glue-point="2" svg:d="M82999 44968l-399-1858" svg:viewBox="0 0 400 1859">
          <text:p text:style-name="P1"><text:span text:style-name="T2">ch1_1</text:span></text:p>
        </draw:connector>
        <draw:custom-shape draw:style-name="gr2" draw:text-style-name="P2" xml:id="id163" draw:id="id163" draw:layer="layout" svg:width="1cm" svg:height="0.9cm" svg:x="57.294cm" svg:y="25.404cm">
          <text:p text:style-name="P1"><text:span text:style-name="T1">NAND</text:span></text:p>
          <text:p text:style-name="P1"><text:span text:style-name="T1">4615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7.2cm" svg:y1="27.3cm" svg:x2="57.794cm" svg:y2="26.304cm" draw:end-shape="id163" draw:end-glue-point="2" svg:d="M57200 27300l594-996" svg:viewBox="0 0 595 997">
          <text:p text:style-name="P1"><text:span text:style-name="T2">ch1_1</text:span></text:p>
        </draw:connector>
        <draw:custom-shape draw:style-name="gr2" draw:text-style-name="P2" xml:id="id164" draw:id="id164" draw:layer="layout" svg:width="1cm" svg:height="0.9cm" svg:x="70.7cm" svg:y="20.794cm">
          <text:p text:style-name="P1"><text:span text:style-name="T1">NAND</text:span></text:p>
          <text:p text:style-name="P1"><text:span text:style-name="T1">-734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054cm" svg:y1="23.024cm" svg:x2="71.2cm" svg:y2="21.694cm" draw:end-shape="id164" draw:end-glue-point="2" svg:d="M71054 23024l146-1330" svg:viewBox="0 0 147 1331">
          <text:p text:style-name="P1"><text:span text:style-name="T2">ch1_1</text:span></text:p>
        </draw:connector>
        <draw:custom-shape draw:style-name="gr2" draw:text-style-name="P2" xml:id="id165" draw:id="id165" draw:layer="layout" svg:width="1cm" svg:height="0.9cm" svg:x="66.297cm" svg:y="14.978cm">
          <text:p text:style-name="P1"><text:span text:style-name="T1">OR (mclk)</text:span></text:p>
          <text:p text:style-name="P1"><text:span text:style-name="T1">451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6.797cm" svg:y1="16.804cm" svg:x2="66.797cm" svg:y2="15.878cm" draw:start-shape="id28" draw:start-glue-point="0" draw:end-shape="id165" draw:end-glue-point="2" svg:d="M66797 16804v-926" svg:viewBox="0 0 1 927">
          <text:p/>
        </draw:connector>
        <draw:connector draw:style-name="gr3" draw:text-style-name="P3" draw:layer="layout" draw:type="line" svg:x1="66.797cm" svg:y1="14.978cm" svg:x2="66.765cm" svg:y2="13.606cm" draw:start-shape="id165" draw:start-glue-point="0" svg:d="M66797 14978l-32-1372" svg:viewBox="0 0 33 1373">
          <text:p text:style-name="P1"><text:span text:style-name="T2">clk31</text:span></text:p>
        </draw:connector>
        <draw:connector draw:style-name="gr3" draw:text-style-name="P3" draw:layer="layout" draw:type="line" svg:x1="31.494cm" svg:y1="7.986cm" svg:x2="31.519cm" svg:y2="6.2cm" draw:start-shape="id166" draw:start-glue-point="0" svg:d="M31494 7986l25-1786" svg:viewBox="0 0 26 1787">
          <text:p text:style-name="P1"><text:span text:style-name="T2">ac4_q_n0_s</text:span></text:p>
        </draw:connector>
        <draw:custom-shape draw:style-name="gr2" draw:text-style-name="P2" xml:id="id167" draw:id="id167" draw:layer="layout" svg:width="1cm" svg:height="0.9cm" svg:x="30.944cm" svg:y="9.386cm">
          <text:p text:style-name="P1"><text:span text:style-name="T1">BUF</text:span></text:p>
          <text:p text:style-name="P1"><text:span text:style-name="T1">47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1.444cm" svg:y1="9.386cm" svg:x2="31.494cm" svg:y2="8.886cm" draw:start-shape="id167" draw:start-glue-point="0" draw:end-shape="id166" draw:end-glue-point="2" svg:d="M31444 9386l50-500" svg:viewBox="0 0 51 501">
          <text:p/>
        </draw:connector>
        <draw:connector draw:style-name="gr4" draw:text-style-name="P1" draw:layer="layout" draw:type="line" svg:x1="31.494cm" svg:y1="10.786cm" svg:x2="31.444cm" svg:y2="10.286cm" draw:start-shape="id121" draw:start-glue-point="0" draw:end-shape="id167" draw:end-glue-point="2" svg:d="M31494 10786l-50-500" svg:viewBox="0 0 51 501">
          <text:p/>
        </draw:connector>
        <draw:connector draw:style-name="gr3" draw:text-style-name="P3" draw:layer="layout" draw:type="line" svg:x1="29.044cm" svg:y1="13.186cm" svg:x2="29.026cm" svg:y2="11.546cm" draw:start-shape="id100" draw:start-glue-point="0" svg:d="M29044 13186l-18-1640" svg:viewBox="0 0 19 1641">
          <text:p text:style-name="P1"><text:span text:style-name="T2">ac4_q_nfull</text:span></text:p>
        </draw:connector>
        <draw:connector draw:style-name="gr3" draw:text-style-name="P3" draw:layer="layout" draw:type="line" svg:x1="31.544cm" svg:y1="13.186cm" svg:x2="33.232cm" svg:y2="11.784cm" draw:start-shape="id120" draw:start-glue-point="0" svg:d="M31544 13186l1688-1402" svg:viewBox="0 0 1689 1403">
          <text:p text:style-name="P1"><text:span text:style-name="T2">ac4_q_n0</text:span></text:p>
        </draw:connector>
        <draw:custom-shape draw:style-name="gr2" draw:text-style-name="P2" xml:id="id168" draw:id="id168" draw:layer="layout" svg:width="1cm" svg:height="0.9cm" svg:x="51.7cm" svg:y="21.597cm">
          <text:p text:style-name="P1"><text:span text:style-name="T1">OR (mclk)</text:span></text:p>
          <text:p text:style-name="P1"><text:span text:style-name="T1">4313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2.2cm" svg:y1="23.448cm" svg:x2="52.2cm" svg:y2="22.497cm" draw:start-shape="id65" draw:start-glue-point="0" draw:end-shape="id168" draw:end-glue-point="2" svg:d="M52200 23448v-951" svg:viewBox="0 0 1 952">
          <text:p/>
        </draw:connector>
        <draw:connector draw:style-name="gr3" draw:text-style-name="P3" draw:layer="layout" draw:type="line" svg:x1="52.2cm" svg:y1="21.597cm" svg:x2="52.209cm" svg:y2="19.806cm" draw:start-shape="id168" draw:start-glue-point="0" svg:d="M52200 21597l9-1791" svg:viewBox="0 0 10 1792">
          <text:p text:style-name="P1"><text:span text:style-name="T2">clk32</text:span></text:p>
        </draw:connector>
        <draw:connector draw:style-name="gr4" draw:text-style-name="P1" draw:layer="layout" draw:type="line" svg:x1="57.794cm" svg:y1="25.404cm" svg:x2="52.2cm" svg:y2="24.348cm" draw:start-shape="id163" draw:start-glue-point="0" draw:end-shape="id65" draw:end-glue-point="2" svg:d="M57794 25404l-5594-1056" svg:viewBox="0 0 5595 1057">
          <text:p/>
        </draw:connector>
        <draw:connector draw:style-name="gr4" draw:text-style-name="P1" draw:layer="layout" draw:type="line" svg:x1="57.794cm" svg:y1="25.404cm" svg:x2="57.8cm" svg:y2="19.833cm" draw:start-shape="id163" draw:start-glue-point="0" draw:end-shape="id93" draw:end-glue-point="2" svg:d="M57794 25404l6-5571" svg:viewBox="0 0 7 5572">
          <text:p/>
        </draw:connector>
        <draw:connector draw:style-name="gr3" draw:text-style-name="P3" draw:layer="layout" draw:type="line" svg:x1="72.899cm" svg:y1="23.575cm" svg:x2="72.3cm" svg:y2="21.694cm" draw:end-shape="id133" draw:end-glue-point="2" svg:d="M72899 23575l-599-1881" svg:viewBox="0 0 600 1882">
          <text:p text:style-name="P1"><text:span text:style-name="T2">ch0_2</text:span></text:p>
        </draw:connector>
        <draw:connector draw:style-name="gr3" draw:text-style-name="P3" draw:layer="layout" draw:type="line" svg:x1="73.9cm" svg:y1="23.383cm" svg:x2="73.385cm" svg:y2="21.694cm" draw:end-shape="id154" draw:end-glue-point="2" svg:d="M73900 23383l-515-1689" svg:viewBox="0 0 516 1690">
          <text:p text:style-name="P1"><text:span text:style-name="T2">ch0_2</text:span></text:p>
        </draw:connector>
        <draw:connector draw:style-name="gr3" draw:text-style-name="P3" draw:layer="layout" draw:type="line" svg:x1="71.636cm" svg:y1="23.606cm" svg:x2="71.2cm" svg:y2="21.694cm" draw:end-shape="id164" draw:end-glue-point="2" svg:d="M71636 23606l-436-1912" svg:viewBox="0 0 437 1913">
          <text:p text:style-name="P1"><text:span text:style-name="T2">ch0_2</text:span></text:p>
        </draw:connector>
        <draw:connector draw:style-name="gr3" draw:text-style-name="P3" draw:layer="layout" draw:type="line" svg:x1="68.48cm" svg:y1="23.532cm" svg:x2="67.9cm" svg:y2="21.785cm" draw:end-shape="id27" draw:end-glue-point="2" svg:d="M68480 23532l-580-1747" svg:viewBox="0 0 581 1748">
          <text:p text:style-name="P1"><text:span text:style-name="T2">ch0_2</text:span></text:p>
        </draw:connector>
        <draw:connector draw:style-name="gr4" draw:text-style-name="P1" draw:layer="layout" draw:type="line" svg:x1="89.35cm" svg:y1="27.05cm" svg:x2="88.85cm" svg:y2="27.05cm" draw:start-shape="id169" draw:end-shape="id170" draw:end-glue-point="1" svg:d="M89350 27050h-500" svg:viewBox="0 0 501 1">
          <text:p/>
        </draw:connector>
        <draw:custom-shape draw:style-name="gr2" draw:text-style-name="P2" xml:id="id170" draw:id="id170" draw:layer="layout" svg:width="1cm" svg:height="0.9cm" svg:x="87.85cm" svg:y="26.6cm">
          <text:p text:style-name="P1"><text:span text:style-name="T1">NOT</text:span></text:p>
          <text:p text:style-name="P1"><text:span text:style-name="T1">-73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7.85cm" svg:y1="27.05cm" svg:x2="87.35cm" svg:y2="27.05cm" draw:start-shape="id170" draw:start-glue-point="3" draw:end-shape="id171" draw:end-glue-point="1" svg:d="M87850 27050h-500" svg:viewBox="0 0 501 1">
          <text:p/>
        </draw:connector>
        <draw:connector draw:style-name="gr4" draw:text-style-name="P1" draw:layer="layout" draw:type="line" svg:x1="86.35cm" svg:y1="27.05cm" svg:x2="85.85cm" svg:y2="27.05cm" draw:start-shape="id171" draw:start-glue-point="3" draw:end-shape="id172" draw:end-glue-point="1" svg:d="M86350 27050h-500" svg:viewBox="0 0 501 1">
          <text:p/>
        </draw:connector>
        <draw:custom-shape draw:style-name="gr2" draw:text-style-name="P2" xml:id="id173" draw:id="id173" draw:layer="layout" svg:width="1cm" svg:height="0.9cm" svg:x="54.7cm" svg:y="38.06cm">
          <text:p text:style-name="P1"><text:span text:style-name="T1">AND</text:span></text:p>
          <text:p text:style-name="P1"><text:span text:style-name="T1">-737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676cm" svg:y1="40.17cm" svg:x2="55.2cm" svg:y2="38.96cm" draw:end-shape="id173" draw:end-glue-point="2" svg:d="M54676 40170l524-1210" svg:viewBox="0 0 525 1211">
          <text:p text:style-name="P1"><text:span text:style-name="T2">/ch0_2</text:span></text:p>
        </draw:connector>
        <draw:connector draw:style-name="gr4" draw:text-style-name="P1" draw:layer="layout" draw:type="line" svg:x1="100.75cm" svg:y1="27.05cm" svg:x2="100.25cm" svg:y2="27.05cm" draw:start-shape="id174" draw:start-glue-point="3" draw:end-shape="id175" draw:end-glue-point="1" svg:d="M100750 27050h-500" svg:viewBox="0 0 501 1">
          <text:p/>
        </draw:connector>
        <draw:connector draw:style-name="gr4" draw:text-style-name="P1" draw:layer="layout" draw:type="line" svg:x1="101.8cm" svg:y1="27.5cm" svg:x2="101.75cm" svg:y2="28.8cm" draw:start-shape="id174" draw:start-glue-point="2" draw:end-shape="id176" draw:end-glue-point="0" svg:d="M101800 27500l-50 1300" svg:viewBox="0 0 51 1301">
          <text:p/>
        </draw:connector>
        <draw:connector draw:style-name="gr4" draw:text-style-name="P1" draw:layer="layout" draw:type="line" svg:x1="95.15cm" svg:y1="27.05cm" svg:x2="94.55cm" svg:y2="27.05cm" draw:start-shape="id177" draw:start-glue-point="3" draw:end-shape="id178" draw:end-glue-point="1" svg:d="M95150 27050h-600" svg:viewBox="0 0 601 1">
          <text:p/>
        </draw:connector>
        <draw:custom-shape draw:style-name="gr2" draw:text-style-name="P2" xml:id="id179" draw:id="id179" draw:layer="layout" svg:width="1cm" svg:height="0.9cm" svg:x="92.05cm" svg:y="26.6cm">
          <text:p text:style-name="P1"><text:span text:style-name="T1">NOT</text:span></text:p>
          <text:p text:style-name="P1"><text:span text:style-name="T1">-74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8" draw:id="id178" draw:layer="layout" svg:width="1cm" svg:height="0.9cm" svg:x="93.55cm" svg:y="26.6cm">
          <text:p text:style-name="P1"><text:span text:style-name="T1">NOT</text:span></text:p>
          <text:p text:style-name="P1"><text:span text:style-name="T1">-74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3.55cm" svg:y1="27.05cm" svg:x2="93.05cm" svg:y2="27.05cm" draw:start-shape="id178" draw:start-glue-point="3" draw:end-shape="id179" draw:end-glue-point="1" svg:d="M93550 27050h-500" svg:viewBox="0 0 501 1">
          <text:p/>
        </draw:connector>
        <draw:connector draw:style-name="gr4" draw:text-style-name="P1" draw:layer="layout" draw:type="line" svg:x1="92.05cm" svg:y1="27.05cm" svg:x2="91.45cm" svg:y2="27.05cm" draw:start-shape="id179" draw:start-glue-point="3" draw:end-shape="id169" draw:end-glue-point="1" svg:d="M92050 27050h-600" svg:viewBox="0 0 601 1">
          <text:p/>
        </draw:connector>
        <draw:custom-shape draw:style-name="gr2" draw:text-style-name="P2" xml:id="id180" draw:id="id180" draw:layer="layout" svg:width="1cm" svg:height="0.9cm" svg:x="53.6cm" svg:y="38.06cm">
          <text:p text:style-name="P1"><text:span text:style-name="T1">AND</text:span></text:p>
          <text:p text:style-name="P1"><text:span text:style-name="T1">-74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4.351cm" svg:y1="40.9cm" svg:x2="54.1cm" svg:y2="38.96cm" draw:end-shape="id180" draw:end-glue-point="2" svg:d="M54351 40900l-251-1940" svg:viewBox="0 0 252 1941">
          <text:p text:style-name="P1"><text:span text:style-name="T2">/ch0_1</text:span></text:p>
        </draw:connector>
        <draw:connector draw:style-name="gr3" draw:text-style-name="P3" draw:layer="layout" draw:type="line" svg:x1="48.174cm" svg:y1="23.506cm" svg:x2="47.4cm" svg:y2="21.806cm" draw:end-shape="id153" draw:end-glue-point="2" svg:d="M48174 23506l-774-1700" svg:viewBox="0 0 775 1701">
          <text:p text:style-name="P1"><text:span text:style-name="T2">ch0_1</text:span></text:p>
        </draw:connector>
        <draw:connector draw:style-name="gr3" draw:text-style-name="P3" draw:layer="layout" draw:type="line" svg:x1="58.578cm" svg:y1="24.184cm" svg:x2="58.9cm" svg:y2="22.906cm" draw:end-shape="id181" draw:end-glue-point="2" svg:d="M58578 24184l322-1278" svg:viewBox="0 0 323 1279">
          <text:p text:style-name="P1"><text:span text:style-name="T2">ch0_1</text:span></text:p>
        </draw:connector>
        <draw:connector draw:style-name="gr3" draw:text-style-name="P3" draw:layer="layout" draw:type="line" svg:x1="58.47cm" svg:y1="27.644cm" svg:x2="57.794cm" svg:y2="26.304cm" draw:end-shape="id163" draw:end-glue-point="2" svg:d="M58470 27644l-676-1340" svg:viewBox="0 0 677 1341">
          <text:p text:style-name="P1"><text:span text:style-name="T2">ch0_1</text:span></text:p>
        </draw:connector>
        <draw:connector draw:style-name="gr3" draw:text-style-name="P3" draw:layer="layout" draw:type="line" svg:x1="60.606cm" svg:y1="24.667cm" svg:x2="60cm" svg:y2="22.906cm" draw:end-shape="id132" draw:end-glue-point="2" svg:d="M60606 24667l-606-1761" svg:viewBox="0 0 607 1762">
          <text:p text:style-name="P1"><text:span text:style-name="T2">ch0_1</text:span></text:p>
        </draw:connector>
        <draw:custom-shape draw:style-name="gr2" draw:text-style-name="P2" xml:id="id182" draw:id="id182" draw:layer="layout" svg:width="1cm" svg:height="0.9cm" svg:x="97.75cm" svg:y="26.6cm">
          <text:p text:style-name="P1"><text:span text:style-name="T1">NOT</text:span></text:p>
          <text:p text:style-name="P1"><text:span text:style-name="T1">-744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25cm" svg:y1="27.05cm" svg:x2="98.75cm" svg:y2="27.05cm" draw:start-shape="id175" draw:start-glue-point="3" draw:end-shape="id182" draw:end-glue-point="1" svg:d="M99250 27050h-500" svg:viewBox="0 0 501 1">
          <text:p/>
        </draw:connector>
        <draw:connector draw:style-name="gr4" draw:text-style-name="P1" draw:layer="layout" draw:type="line" svg:x1="97.75cm" svg:y1="27.05cm" svg:x2="97.25cm" svg:y2="27.05cm" draw:start-shape="id182" draw:start-glue-point="3" draw:end-shape="id177" draw:end-glue-point="1" svg:d="M97750 27050h-500" svg:viewBox="0 0 501 1">
          <text:p/>
        </draw:connector>
        <draw:connector draw:style-name="gr3" draw:text-style-name="P3" draw:layer="layout" draw:type="line" svg:x1="53.524cm" svg:y1="40.073cm" svg:x2="54.1cm" svg:y2="38.96cm" draw:end-shape="id180" draw:end-glue-point="2" svg:d="M53524 40073l576-1113" svg:viewBox="0 0 577 1114">
          <text:p text:style-name="P1"><text:span text:style-name="T2">/ch0_0</text:span></text:p>
        </draw:connector>
        <draw:custom-shape draw:style-name="gr2" draw:text-style-name="P2" xml:id="id183" draw:id="id183" draw:layer="layout" svg:width="1cm" svg:height="0.9cm" svg:x="99.25cm" svg:y="28.8cm">
          <text:p text:style-name="P1"><text:span text:style-name="T1">AND</text:span></text:p>
          <text:p text:style-name="P1"><text:span text:style-name="T1">-74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75cm" svg:y1="27.5cm" svg:x2="99.75cm" svg:y2="28.8cm" draw:start-shape="id175" draw:start-glue-point="2" draw:end-shape="id183" draw:end-glue-point="0" svg:d="M99750 27500v1300" svg:viewBox="0 0 1 1301">
          <text:p/>
        </draw:connector>
        <draw:custom-shape draw:style-name="gr2" draw:text-style-name="P2" xml:id="id184" draw:id="id184" draw:layer="layout" svg:width="1cm" svg:height="0.9cm" svg:x="103.65cm" svg:y="26.6cm">
          <text:p text:style-name="P1"><text:span text:style-name="T1">OR</text:span></text:p>
          <text:p text:style-name="P1"><text:span text:style-name="T1">-746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65cm" svg:y1="27.05cm" svg:x2="102.85cm" svg:y2="27.05cm" draw:start-shape="id184" draw:start-glue-point="3" draw:end-shape="id174" svg:d="M103650 27050h-800" svg:viewBox="0 0 801 1">
          <text:p/>
        </draw:connector>
        <draw:connector draw:style-name="gr4" draw:text-style-name="P1" draw:layer="layout" draw:type="line" svg:x1="101.75cm" svg:y1="28.8cm" svg:x2="104.15cm" svg:y2="27.5cm" draw:start-shape="id176" draw:start-glue-point="0" draw:end-shape="id184" draw:end-glue-point="2" svg:d="M101750 28800l2400-1300" svg:viewBox="0 0 2401 1301">
          <text:p/>
        </draw:connector>
        <draw:connector draw:style-name="gr4" draw:text-style-name="P1" draw:layer="layout" draw:type="line" svg:x1="99.75cm" svg:y1="28.8cm" svg:x2="104.15cm" svg:y2="27.5cm" draw:start-shape="id183" draw:start-glue-point="0" draw:end-shape="id184" draw:end-glue-point="2" svg:d="M99750 28800l4400-1300" svg:viewBox="0 0 4401 1301">
          <text:p/>
        </draw:connector>
        <draw:custom-shape draw:style-name="gr2" draw:text-style-name="P2" xml:id="id185" draw:id="id185" draw:layer="layout" svg:width="1cm" svg:height="0.9cm" svg:x="82.2cm" svg:y="26.6cm">
          <text:p text:style-name="P1"><text:span text:style-name="T1">NOT</text:span></text:p>
          <text:p text:style-name="P1"><text:span text:style-name="T1">-74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75cm" svg:y1="27.05cm" svg:x2="83.2cm" svg:y2="27.05cm" draw:start-shape="id172" draw:start-glue-point="3" draw:end-shape="id185" svg:d="M83750 27050h-550" svg:viewBox="0 0 551 1">
          <text:p/>
        </draw:connector>
        <draw:connector draw:style-name="gr3" draw:text-style-name="P3" draw:layer="layout" draw:type="line" svg:x1="55.455cm" svg:y1="40.879cm" svg:x2="55.2cm" svg:y2="38.96cm" draw:end-shape="id173" draw:end-glue-point="2" svg:d="M55455 40879l-255-1919" svg:viewBox="0 0 256 1920">
          <text:p text:style-name="P1"><text:span text:style-name="T2">/ch0_3</text:span></text:p>
        </draw:connector>
        <draw:connector draw:style-name="gr3" draw:text-style-name="P3" draw:layer="layout" draw:type="line" svg:x1="107.302cm" svg:y1="12.495cm" svg:x2="107.5cm" svg:y2="11.202cm" draw:end-shape="id186" draw:end-glue-point="2" svg:d="M107302 12495l198-1293" svg:viewBox="0 0 199 1294">
          <text:p text:style-name="P1"><text:span text:style-name="T2">ch0_3</text:span></text:p>
        </draw:connector>
        <draw:custom-shape draw:style-name="gr2" draw:text-style-name="P2" xml:id="id187" draw:id="id187" draw:layer="layout" svg:width="1cm" svg:height="0.9cm" svg:x="54.2cm" svg:y="35.9cm">
          <text:p text:style-name="P1"><text:span text:style-name="T1">NAND</text:span></text:p>
          <text:p text:style-name="P1"><text:span text:style-name="T1">-74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2cm" svg:y1="38.06cm" svg:x2="54.7cm" svg:y2="36.8cm" draw:start-shape="id173" draw:start-glue-point="0" draw:end-shape="id187" draw:end-glue-point="2" svg:d="M55200 38060l-500-1260" svg:viewBox="0 0 501 1261">
          <text:p/>
        </draw:connector>
        <draw:connector draw:style-name="gr4" draw:text-style-name="P1" draw:layer="layout" draw:type="line" svg:x1="54.1cm" svg:y1="38.06cm" svg:x2="54.7cm" svg:y2="36.8cm" draw:start-shape="id180" draw:start-glue-point="0" draw:end-shape="id187" draw:end-glue-point="2" svg:d="M54100 38060l600-1260" svg:viewBox="0 0 601 1261">
          <text:p/>
        </draw:connector>
        <draw:custom-shape draw:style-name="gr2" draw:text-style-name="P2" xml:id="id188" draw:id="id188" draw:layer="layout" svg:width="1cm" svg:height="0.9cm" svg:x="91.25cm" svg:y="40.623cm">
          <text:p text:style-name="P1"><text:span text:style-name="T1">NAND</text:span></text:p>
          <text:p text:style-name="P1"><text:span text:style-name="T1">4614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325cm" svg:y1="43.361cm" svg:x2="91.75cm" svg:y2="41.523cm" draw:end-shape="id188" draw:end-glue-point="2" svg:d="M92325 43361l-575-1838" svg:viewBox="0 0 576 1839">
          <text:p text:style-name="P1"><text:span text:style-name="T2">ch0_3</text:span></text:p>
        </draw:connector>
        <draw:connector draw:style-name="gr3" draw:text-style-name="P3" draw:layer="layout" draw:type="line" svg:x1="50.7cm" svg:y1="39.638cm" svg:x2="50.07cm" svg:y2="38.012cm" draw:end-shape="id162" draw:end-glue-point="2" svg:d="M50700 39638l-630-1626" svg:viewBox="0 0 631 1627">
          <text:p text:style-name="P1"><text:span text:style-name="T2">ch0_3</text:span></text:p>
        </draw:connector>
        <draw:connector draw:style-name="gr4" draw:text-style-name="P1" draw:layer="layout" draw:type="line" svg:x1="50.07cm" svg:y1="37.112cm" svg:x2="48.097cm" svg:y2="36.079cm" draw:start-shape="id162" draw:start-glue-point="0" draw:end-shape="id189" draw:end-glue-point="2" svg:d="M50070 37112l-1973-1033" svg:viewBox="0 0 1974 1034">
          <text:p/>
        </draw:connector>
        <draw:connector draw:style-name="gr4" draw:text-style-name="P1" draw:layer="layout" draw:type="line" svg:x1="50.07cm" svg:y1="37.112cm" svg:x2="50.07cm" svg:y2="36.109cm" draw:start-shape="id162" draw:start-glue-point="0" draw:end-shape="id190" draw:end-glue-point="2" svg:d="M50070 37112v-1003" svg:viewBox="0 0 1 1004">
          <text:p/>
        </draw:connector>
        <draw:custom-shape draw:style-name="gr2" draw:text-style-name="P2" xml:id="id191" draw:id="id191" draw:layer="layout" svg:width="1cm" svg:height="0.9cm" svg:x="57.2cm" svg:y="8.893cm">
          <text:p text:style-name="P1"><text:span text:style-name="T1">NOT</text:span></text:p>
          <text:p text:style-name="P1"><text:span text:style-name="T1">-751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0.05cm" svg:y1="7.993cm" svg:x2="57.2cm" svg:y2="9.343cm" draw:start-shape="id137" draw:start-glue-point="2" draw:end-shape="id191" draw:end-glue-point="3" svg:d="M50050 7993l7150 1350" svg:viewBox="0 0 7151 1351">
          <text:p/>
        </draw:connector>
        <draw:custom-shape draw:style-name="gr2" draw:text-style-name="P2" xml:id="id192" draw:id="id192" draw:layer="layout" svg:width="1cm" svg:height="0.9cm" svg:x="49.27cm" svg:y="20.637cm">
          <text:p text:style-name="P1"><text:span text:style-name="T1">NOT</text:span></text:p>
          <text:p text:style-name="P1"><text:span text:style-name="T1">-752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9.766cm" svg:y1="23.166cm" svg:x2="49.77cm" svg:y2="21.537cm" draw:end-shape="id192" draw:end-glue-point="2" svg:d="M49766 23166l4-1629" svg:viewBox="0 0 5 1630">
          <text:p text:style-name="P1"><text:span text:style-name="T2">ch1_3</text:span></text:p>
        </draw:connector>
        <draw:connector draw:style-name="gr3" draw:text-style-name="P3" draw:layer="layout" draw:type="line" svg:x1="46.984cm" svg:y1="23.083cm" svg:x2="47.4cm" svg:y2="21.806cm" draw:end-shape="id153" draw:end-glue-point="2" svg:d="M46984 23083l416-1277" svg:viewBox="0 0 417 1278">
          <text:p text:style-name="P1"><text:span text:style-name="T2">ch1_3</text:span></text:p>
        </draw:connector>
        <draw:connector draw:style-name="gr3" draw:text-style-name="P3" draw:layer="layout" draw:type="line" svg:x1="72.841cm" svg:y1="22.933cm" svg:x2="73.385cm" svg:y2="21.694cm" draw:end-shape="id154" draw:end-glue-point="2" svg:d="M72841 22933l544-1239" svg:viewBox="0 0 545 1240">
          <text:p text:style-name="P1"><text:span text:style-name="T2">ch1_3</text:span></text:p>
        </draw:connector>
        <draw:connector draw:style-name="gr3" draw:text-style-name="P3" draw:layer="layout" draw:type="line" svg:x1="54.577cm" svg:y1="22.84cm" svg:x2="55.623cm" svg:y2="21.906cm" draw:end-shape="id85" draw:end-glue-point="2" svg:d="M54577 22840l1046-934" svg:viewBox="0 0 1047 935">
          <text:p text:style-name="P1"><text:span text:style-name="T2">ch1_3</text:span></text:p>
        </draw:connector>
        <draw:connector draw:style-name="gr3" draw:text-style-name="P3" draw:layer="layout" draw:type="line" svg:x1="108.15cm" svg:y1="46.136cm" svg:x2="107.6cm" svg:y2="44.456cm" draw:end-shape="id193" draw:end-glue-point="3" svg:d="M108150 46136l-550-1680" svg:viewBox="0 0 551 1681">
          <text:p text:style-name="P1"><text:span text:style-name="T2">ch1_3</text:span></text:p>
        </draw:connector>
        <draw:connector draw:style-name="gr3" draw:text-style-name="P3" draw:layer="layout" draw:type="line" svg:x1="107.884cm" svg:y1="13.103cm" svg:x2="107.5cm" svg:y2="11.202cm" draw:end-shape="id186" draw:end-glue-point="2" svg:d="M107884 13103l-384-1901" svg:viewBox="0 0 385 1902">
          <text:p text:style-name="P1"><text:span text:style-name="T2">ch1_3</text:span></text:p>
        </draw:connector>
        <draw:custom-shape draw:style-name="gr2" draw:text-style-name="P2" xml:id="id194" draw:id="id194" draw:layer="layout" svg:width="1cm" svg:height="0.9cm" svg:x="62.8cm" svg:y="7.093cm">
          <text:p text:style-name="P1"><text:span text:style-name="T1">NOT</text:span></text:p>
          <text:p text:style-name="P1"><text:span text:style-name="T1">-753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2.8cm" svg:y1="7.543cm" svg:x2="62.3cm" svg:y2="7.543cm" draw:start-shape="id194" draw:start-glue-point="3" draw:end-shape="id159" svg:d="M62800 7543h-500" svg:viewBox="0 0 501 1">
          <text:p/>
        </draw:connector>
        <draw:connector draw:style-name="gr4" draw:text-style-name="P1" draw:layer="layout" draw:type="line" svg:x1="64.3cm" svg:y1="7.543cm" svg:x2="63.8cm" svg:y2="7.543cm" draw:start-shape="id195" draw:start-glue-point="3" draw:end-shape="id194" draw:end-glue-point="1" svg:d="M64300 7543h-500" svg:viewBox="0 0 501 1">
          <text:p/>
        </draw:connector>
        <draw:custom-shape draw:style-name="gr2" draw:text-style-name="P2" xml:id="id196" draw:id="id196" draw:layer="layout" svg:width="1cm" svg:height="0.9cm" svg:x="65.4cm" svg:y="5.634cm">
          <text:p text:style-name="P1"><text:span text:style-name="T1">NOT</text:span></text:p>
          <text:p text:style-name="P1"><text:span text:style-name="T1">-75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35cm" svg:y1="7.093cm" svg:x2="65.9cm" svg:y2="6.534cm" draw:start-shape="id195" draw:start-glue-point="0" draw:end-shape="id196" draw:end-glue-point="2" svg:d="M65350 7093l550-559" svg:viewBox="0 0 551 560">
          <text:p/>
        </draw:connector>
        <draw:connector draw:style-name="gr3" draw:text-style-name="P3" draw:layer="layout" draw:type="line" svg:x1="67.47cm" svg:y1="23.04cm" svg:x2="67.9cm" svg:y2="21.785cm" draw:end-shape="id27" draw:end-glue-point="2" svg:d="M67470 23040l430-1255" svg:viewBox="0 0 431 1256">
          <text:p text:style-name="P1"><text:span text:style-name="T2">/ch1_0</text:span></text:p>
        </draw:connector>
        <draw:connector draw:style-name="gr3" draw:text-style-name="P3" draw:layer="layout" draw:type="line" svg:x1="91.306cm" svg:y1="42.732cm" svg:x2="91.75cm" svg:y2="41.523cm" draw:end-shape="id188" draw:end-glue-point="2" svg:d="M91306 42732l444-1209" svg:viewBox="0 0 445 1210">
          <text:p text:style-name="P1"><text:span text:style-name="T2">/ch1_0</text:span></text:p>
        </draw:connector>
        <draw:connector draw:style-name="gr3" draw:text-style-name="P3" draw:layer="layout" draw:type="line" svg:x1="59.398cm" svg:y1="24.766cm" svg:x2="58.9cm" svg:y2="22.906cm" draw:end-shape="id181" draw:end-glue-point="2" svg:d="M59398 24766l-498-1860" svg:viewBox="0 0 499 1861">
          <text:p text:style-name="P1"><text:span text:style-name="T2">/ch1_0</text:span></text:p>
        </draw:connector>
        <draw:connector draw:style-name="gr4" draw:text-style-name="P1" draw:layer="layout" draw:type="line" svg:x1="58.2cm" svg:y1="9.343cm" svg:x2="65.35cm" svg:y2="7.993cm" draw:start-shape="id191" draw:start-glue-point="1" draw:end-shape="id195" draw:end-glue-point="2" svg:d="M58200 9343l7150-1350" svg:viewBox="0 0 7151 1351">
          <text:p/>
        </draw:connector>
        <draw:connector draw:style-name="gr4" draw:text-style-name="P1" draw:layer="layout" draw:type="line" svg:x1="49.77cm" svg:y1="20.637cm" svg:x2="50.749cm" svg:y2="19.727cm" draw:start-shape="id192" draw:start-glue-point="0" draw:end-shape="id82" draw:end-glue-point="2" svg:d="M49770 20637l979-910" svg:viewBox="0 0 980 911">
          <text:p/>
        </draw:connector>
        <draw:custom-shape draw:style-name="gr2" draw:text-style-name="P2" xml:id="id197" draw:id="id197" draw:layer="layout" svg:width="1cm" svg:height="0.9cm" svg:x="55.4cm" svg:y="33.7cm">
          <text:p text:style-name="P1"><text:span text:style-name="T1">NOT</text:span></text:p>
          <text:p text:style-name="P1"><text:span text:style-name="T1">-755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5.9cm" svg:y1="33.7cm" svg:x2="55.9cm" svg:y2="32.7cm" draw:start-shape="id197" draw:start-glue-point="0" draw:end-shape="id127" draw:end-glue-point="2" svg:d="M55900 33700v-1000" svg:viewBox="0 0 1 1001">
          <text:p/>
        </draw:connector>
        <draw:connector draw:style-name="gr4" draw:text-style-name="P1" draw:layer="layout" draw:type="line" svg:x1="54.7cm" svg:y1="35.9cm" svg:x2="55.9cm" svg:y2="34.6cm" draw:start-shape="id187" draw:start-glue-point="0" draw:end-shape="id197" draw:end-glue-point="2" svg:d="M54700 35900l1200-1300" svg:viewBox="0 0 1201 1301">
          <text:p/>
        </draw:connector>
        <draw:custom-shape draw:style-name="gr6" draw:text-style-name="P2" xml:id="id198" draw:id="id198" draw:layer="layout" svg:width="1cm" svg:height="0.9cm" svg:x="54.3cm" svg:y="33.7cm">
          <text:p text:style-name="P1"><text:span text:style-name="T1">NAND</text:span></text:p>
          <text:p text:style-name="P1"><text:span text:style-name="T1">-77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9" draw:id="id199" draw:layer="layout" svg:width="1cm" svg:height="0.9cm" svg:x="53.2cm" svg:y="33.7cm">
          <text:p text:style-name="P1"><text:span text:style-name="T1">NOT</text:span></text:p>
          <text:p text:style-name="P1"><text:span text:style-name="T1">-77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7cm" svg:y1="35.9cm" svg:x2="54.8cm" svg:y2="34.6cm" draw:start-shape="id187" draw:start-glue-point="0" draw:end-shape="id198" draw:end-glue-point="2" svg:d="M54700 35900l100-1300" svg:viewBox="0 0 101 1301">
          <text:p/>
        </draw:connector>
        <draw:connector draw:style-name="gr4" draw:text-style-name="P1" draw:layer="layout" draw:type="line" svg:x1="54.7cm" svg:y1="35.9cm" svg:x2="53.7cm" svg:y2="34.6cm" draw:start-shape="id187" draw:start-glue-point="0" draw:end-shape="id199" draw:end-glue-point="2" svg:d="M54700 35900l-1000-1300" svg:viewBox="0 0 1001 1301">
          <text:p/>
        </draw:connector>
        <draw:connector draw:style-name="gr4" draw:text-style-name="P1" draw:layer="layout" draw:type="line" svg:x1="103.45cm" svg:y1="47.636cm" svg:x2="100.3cm" svg:y2="48.886cm" draw:start-shape="id200" draw:start-glue-point="2" draw:end-shape="id201" draw:end-glue-point="1" svg:d="M103450 47636l-3150 1250" svg:viewBox="0 0 3151 1251">
          <text:p/>
        </draw:connector>
        <draw:custom-shape draw:style-name="gr2" draw:text-style-name="P2" xml:id="id201" draw:id="id201" draw:layer="layout" svg:width="1cm" svg:height="0.9cm" svg:x="99.3cm" svg:y="48.436cm">
          <text:p text:style-name="P1"><text:span text:style-name="T1">AND</text:span></text:p>
          <text:p text:style-name="P1"><text:span text:style-name="T1">-75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3.45cm" svg:y1="46.736cm" svg:x2="108cm" svg:y2="40.721cm" draw:start-shape="id200" draw:start-glue-point="0" draw:end-shape="id61" draw:end-glue-point="2" svg:d="M103450 46736l4550-6015" svg:viewBox="0 0 4551 6016">
          <text:p/>
        </draw:connector>
        <draw:custom-shape draw:style-name="gr2" draw:text-style-name="P2" xml:id="id202" draw:id="id202" draw:layer="layout" svg:width="1cm" svg:height="0.9cm" svg:x="99.3cm" svg:y="43.136cm">
          <text:p text:style-name="P1"><text:span text:style-name="T1">NOT</text:span></text:p>
          <text:p text:style-name="P1"><text:span text:style-name="T1">47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3.45cm" svg:y1="46.736cm" svg:x2="100.3cm" svg:y2="43.586cm" draw:start-shape="id200" draw:start-glue-point="0" draw:end-shape="id202" draw:end-glue-point="1" svg:d="M103450 46736l-3150-3150" svg:viewBox="0 0 3151 3151">
          <text:p/>
        </draw:connector>
        <draw:connector draw:style-name="gr4" draw:text-style-name="P1" draw:layer="layout" draw:type="line" svg:x1="99.8cm" svg:y1="44.036cm" svg:x2="99.8cm" svg:y2="44.936cm" draw:start-shape="id202" draw:start-glue-point="2" draw:end-shape="id158" draw:end-glue-point="0" svg:d="M99800 44036v900" svg:viewBox="0 0 1 901">
          <text:p/>
        </draw:connector>
        <draw:connector draw:style-name="gr4" draw:text-style-name="P1" draw:layer="layout" draw:type="line" svg:x1="99.8cm" svg:y1="43.136cm" svg:x2="102.75cm" svg:y2="38.236cm" draw:start-shape="id202" draw:start-glue-point="0" draw:end-shape="id124" draw:end-glue-point="2" svg:d="M99800 43136l2950-4900" svg:viewBox="0 0 2951 4901">
          <text:p/>
        </draw:connector>
        <draw:custom-shape draw:style-name="gr2" draw:text-style-name="P2" xml:id="id203" draw:id="id203" draw:layer="layout" svg:width="1cm" svg:height="0.9cm" svg:x="47.597cm" svg:y="33.179cm">
          <text:p text:style-name="P1"><text:span text:style-name="T1">NOR (mclk)</text:span></text:p>
          <text:p text:style-name="P1"><text:span text:style-name="T1">34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8.097cm" svg:y1="35.179cm" svg:x2="48.097cm" svg:y2="34.079cm" draw:start-shape="id189" draw:start-glue-point="0" draw:end-shape="id203" draw:end-glue-point="2" svg:d="M48097 35179v-1100" svg:viewBox="0 0 1 1101">
          <text:p/>
        </draw:connector>
        <draw:connector draw:style-name="gr3" draw:text-style-name="P3" draw:layer="layout" draw:type="line" svg:x1="48.097cm" svg:y1="33.179cm" svg:x2="48.112cm" svg:y2="31.533cm" draw:start-shape="id203" draw:start-glue-point="0" svg:d="M48097 33179l15-1646" svg:viewBox="0 0 16 1647">
          <text:p text:style-name="P1"><text:span text:style-name="T2">unit05_ie1</text:span></text:p>
        </draw:connector>
        <draw:custom-shape draw:style-name="gr2" draw:text-style-name="P2" xml:id="id204" draw:id="id204" draw:layer="layout" svg:width="1cm" svg:height="0.9cm" svg:x="49.57cm" svg:y="33.209cm">
          <text:p text:style-name="P1"><text:span text:style-name="T1">NOR (mclk)</text:span></text:p>
          <text:p text:style-name="P1"><text:span text:style-name="T1">341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0.07cm" svg:y1="33.209cm" svg:x2="50.061cm" svg:y2="32.148cm" draw:start-shape="id204" draw:start-glue-point="0" svg:d="M50070 33209l-9-1061" svg:viewBox="0 0 10 1062">
          <text:p text:style-name="P1"><text:span text:style-name="T2">unit05_ie2</text:span></text:p>
        </draw:connector>
        <draw:connector draw:style-name="gr4" draw:text-style-name="P1" draw:layer="layout" draw:type="line" svg:x1="50.07cm" svg:y1="35.209cm" svg:x2="50.07cm" svg:y2="34.109cm" draw:start-shape="id190" draw:start-glue-point="0" draw:end-shape="id204" draw:end-glue-point="2" svg:d="M50070 35209v-1100" svg:viewBox="0 0 1 1101">
          <text:p/>
        </draw:connector>
        <draw:custom-shape draw:style-name="gr2" draw:text-style-name="P2" xml:id="id205" draw:id="id205" draw:layer="layout" svg:width="1cm" svg:height="0.9cm" svg:x="47.57cm" svg:y="37.091cm">
          <text:p text:style-name="P1"><text:span text:style-name="T1">NOT</text:span></text:p>
          <text:p text:style-name="P1"><text:span text:style-name="T1">34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8.07cm" svg:y1="39.01cm" svg:x2="48.07cm" svg:y2="37.991cm" draw:start-shape="id66" draw:start-glue-point="0" draw:end-shape="id205" draw:end-glue-point="2" svg:d="M48070 39010v-1019" svg:viewBox="0 0 1 1020">
          <text:p/>
        </draw:connector>
        <draw:connector draw:style-name="gr4" draw:text-style-name="P1" draw:layer="layout" draw:type="line" svg:x1="48.07cm" svg:y1="39.01cm" svg:x2="50.07cm" svg:y2="36.109cm" draw:start-shape="id66" draw:start-glue-point="0" draw:end-shape="id190" draw:end-glue-point="2" svg:d="M48070 39010l2000-2901" svg:viewBox="0 0 2001 2902">
          <text:p/>
        </draw:connector>
        <draw:connector draw:style-name="gr4" draw:text-style-name="P1" draw:layer="layout" draw:type="line" svg:x1="48.07cm" svg:y1="37.091cm" svg:x2="48.097cm" svg:y2="36.079cm" draw:start-shape="id205" draw:start-glue-point="0" draw:end-shape="id189" draw:end-glue-point="2" svg:d="M48070 37091l27-1012" svg:viewBox="0 0 28 1013">
          <text:p/>
        </draw:connector>
        <draw:connector draw:style-name="gr3" draw:text-style-name="P3" draw:layer="layout" draw:type="line" svg:x1="101.8cm" svg:y1="26.6cm" svg:x2="101.798cm" svg:y2="25.299cm" draw:start-shape="id174" draw:start-glue-point="0" svg:d="M101800 26600l-2-1301" svg:viewBox="0 0 3 1302">
          <text:p text:style-name="P1"><text:span text:style-name="T2">ch0_0</text:span></text:p>
        </draw:connector>
        <draw:connector draw:style-name="gr3" draw:text-style-name="P3" draw:layer="layout" draw:type="line" svg:x1="96.2cm" svg:y1="26.6cm" svg:x2="96.15cm" svg:y2="25.3cm" draw:start-shape="id177" draw:start-glue-point="0" svg:d="M96200 26600l-50-1300" svg:viewBox="0 0 51 1301">
          <text:p text:style-name="P1"><text:span text:style-name="T2">ch0_1</text:span></text:p>
        </draw:connector>
        <draw:connector draw:style-name="gr3" draw:text-style-name="P3" draw:layer="layout" draw:type="line" svg:x1="90.4cm" svg:y1="26.6cm" svg:x2="90.448cm" svg:y2="25.326cm" draw:start-shape="id169" draw:start-glue-point="0" svg:d="M90400 26600l48-1274" svg:viewBox="0 0 49 1275">
          <text:p text:style-name="P1"><text:span text:style-name="T2">ch0_2</text:span></text:p>
        </draw:connector>
        <draw:connector draw:style-name="gr3" draw:text-style-name="P3" draw:layer="layout" draw:type="line" svg:x1="84.8cm" svg:y1="26.6cm" svg:x2="84.85cm" svg:y2="25.199cm" draw:start-shape="id172" draw:start-glue-point="0" svg:d="M84800 26600l50-1401" svg:viewBox="0 0 51 1402">
          <text:p text:style-name="P1"><text:span text:style-name="T2">ch0_3</text:span></text:p>
        </draw:connector>
        <draw:connector draw:style-name="gr3" draw:text-style-name="P3" draw:layer="layout" draw:type="line" svg:x1="65.35cm" svg:y1="7.093cm" svg:x2="64.558cm" svg:y2="5.829cm" draw:start-shape="id195" draw:start-glue-point="0" svg:d="M65350 7093l-792-1264" svg:viewBox="0 0 793 1265">
          <text:p text:style-name="P1"><text:span text:style-name="T2">ch1_0</text:span></text:p>
        </draw:connector>
        <draw:connector draw:style-name="gr3" draw:text-style-name="P3" draw:layer="layout" draw:type="line" svg:x1="61.25cm" svg:y1="7.093cm" svg:x2="61.262cm" svg:y2="5.792cm" draw:start-shape="id159" draw:start-glue-point="0" svg:d="M61250 7093l12-1301" svg:viewBox="0 0 13 1302">
          <text:p text:style-name="P1"><text:span text:style-name="T2">ch1_1</text:span></text:p>
        </draw:connector>
        <draw:connector draw:style-name="gr3" draw:text-style-name="P3" draw:layer="layout" draw:type="line" svg:x1="55.65cm" svg:y1="7.093cm" svg:x2="55.626cm" svg:y2="5.819cm" draw:start-shape="id134" draw:start-glue-point="0" svg:d="M55650 7093l-24-1274" svg:viewBox="0 0 25 1275">
          <text:p text:style-name="P1"><text:span text:style-name="T2">ch1_2</text:span></text:p>
        </draw:connector>
        <draw:connector draw:style-name="gr3" draw:text-style-name="P3" draw:layer="layout" draw:type="line" svg:x1="50.05cm" svg:y1="7.093cm" svg:x2="50.017cm" svg:y2="5.634cm" draw:start-shape="id137" draw:start-glue-point="0" svg:d="M50050 7093l-33-1459" svg:viewBox="0 0 34 1460">
          <text:p text:style-name="P1"><text:span text:style-name="T2">ch1_3</text:span></text:p>
        </draw:connector>
        <draw:custom-shape draw:style-name="gr6" draw:text-style-name="P2" xml:id="id206" draw:id="id206" draw:layer="layout" svg:width="1cm" svg:height="0.9cm" svg:x="36.584cm" svg:y="33.512cm">
          <text:p text:style-name="P1"><text:span text:style-name="T1">IMUX</text:span></text:p>
          <text:p text:style-name="P1"><text:span text:style-name="T1">35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084cm" svg:y1="36.5cm" svg:x2="37.084cm" svg:y2="34.412cm" draw:start-shape="id67" draw:start-glue-point="0" draw:end-shape="id206" draw:end-glue-point="2" svg:d="M37084 36500v-2088" svg:viewBox="0 0 1 2089">
          <text:p text:style-name="P1"><text:span text:style-name="T2">b</text:span></text:p>
        </draw:connector>
        <draw:connector draw:style-name="gr3" draw:text-style-name="P3" draw:layer="layout" draw:type="line" svg:x1="37.084cm" svg:y1="33.512cm" svg:x2="37.062cm" svg:y2="32.004cm" draw:start-shape="id206" draw:start-glue-point="0" svg:d="M37084 33512l-22-1508" svg:viewBox="0 0 23 1509">
          <text:p text:style-name="P1"><text:span text:style-name="T2">unit05_a0</text:span></text:p>
        </draw:connector>
        <draw:custom-shape draw:style-name="gr6" draw:text-style-name="P2" xml:id="id207" draw:id="id207" draw:layer="layout" svg:width="1cm" svg:height="0.9cm" svg:x="37.784cm" svg:y="33.512cm">
          <text:p text:style-name="P1"><text:span text:style-name="T1">IMUX</text:span></text:p>
          <text:p text:style-name="P1"><text:span text:style-name="T1">358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284cm" svg:y1="36.5cm" svg:x2="38.284cm" svg:y2="34.412cm" draw:start-shape="id68" draw:start-glue-point="0" draw:end-shape="id207" draw:end-glue-point="2" svg:d="M38284 36500v-2088" svg:viewBox="0 0 1 2089">
          <text:p text:style-name="P1"><text:span text:style-name="T2">b</text:span></text:p>
        </draw:connector>
        <draw:connector draw:style-name="gr3" draw:text-style-name="P3" draw:layer="layout" draw:type="line" svg:x1="38.284cm" svg:y1="33.512cm" svg:x2="38.258cm" svg:y2="31.4cm" draw:start-shape="id207" draw:start-glue-point="0" svg:d="M38284 33512l-26-2112" svg:viewBox="0 0 27 2113">
          <text:p text:style-name="P1"><text:span text:style-name="T2">unit05_a1</text:span></text:p>
        </draw:connector>
        <draw:custom-shape draw:style-name="gr6" draw:text-style-name="P2" xml:id="id208" draw:id="id208" draw:layer="layout" svg:width="1cm" svg:height="0.9cm" svg:x="38.984cm" svg:y="33.512cm">
          <text:p text:style-name="P1"><text:span text:style-name="T1">IMUX</text:span></text:p>
          <text:p text:style-name="P1"><text:span text:style-name="T1">36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484cm" svg:y1="36.5cm" svg:x2="39.484cm" svg:y2="34.412cm" draw:start-shape="id69" draw:start-glue-point="0" draw:end-shape="id208" draw:end-glue-point="2" svg:d="M39484 36500v-2088" svg:viewBox="0 0 1 2089">
          <text:p text:style-name="P1"><text:span text:style-name="T2">b</text:span></text:p>
        </draw:connector>
        <draw:connector draw:style-name="gr3" draw:text-style-name="P3" draw:layer="layout" draw:type="line" svg:x1="39.484cm" svg:y1="33.512cm" svg:x2="39.462cm" svg:y2="32.007cm" draw:start-shape="id208" draw:start-glue-point="0" svg:d="M39484 33512l-22-1505" svg:viewBox="0 0 23 1506">
          <text:p text:style-name="P1"><text:span text:style-name="T2">unit05_a2</text:span></text:p>
        </draw:connector>
        <draw:custom-shape draw:style-name="gr6" draw:text-style-name="P2" xml:id="id209" draw:id="id209" draw:layer="layout" svg:width="1cm" svg:height="0.9cm" svg:x="40.184cm" svg:y="33.512cm">
          <text:p text:style-name="P1"><text:span text:style-name="T1">IMUX</text:span></text:p>
          <text:p text:style-name="P1"><text:span text:style-name="T1">377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684cm" svg:y1="36.5cm" svg:x2="40.684cm" svg:y2="34.412cm" draw:start-shape="id70" draw:start-glue-point="0" draw:end-shape="id209" draw:end-glue-point="2" svg:d="M40684 36500v-2088" svg:viewBox="0 0 1 2089">
          <text:p text:style-name="P1"><text:span text:style-name="T2">b</text:span></text:p>
        </draw:connector>
        <draw:connector draw:style-name="gr3" draw:text-style-name="P3" draw:layer="layout" draw:type="line" svg:x1="40.684cm" svg:y1="33.512cm" svg:x2="40.681cm" svg:y2="31.559cm" draw:start-shape="id209" draw:start-glue-point="0" svg:d="M40684 33512l-3-1953" svg:viewBox="0 0 4 1954">
          <text:p text:style-name="P1"><text:span text:style-name="T2">unit05_a3</text:span></text:p>
        </draw:connector>
        <draw:custom-shape draw:style-name="gr6" draw:text-style-name="P2" xml:id="id210" draw:id="id210" draw:layer="layout" svg:width="1cm" svg:height="0.9cm" svg:x="41.358cm" svg:y="33.512cm">
          <text:p text:style-name="P1"><text:span text:style-name="T1">IMUX</text:span></text:p>
          <text:p text:style-name="P1"><text:span text:style-name="T1">368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1.884cm" svg:y1="36.5cm" svg:x2="41.858cm" svg:y2="34.412cm" draw:start-shape="id71" draw:start-glue-point="0" draw:end-shape="id210" draw:end-glue-point="2" svg:d="M41884 36500l-26-2088" svg:viewBox="0 0 27 2089">
          <text:p text:style-name="P1"><text:span text:style-name="T2">b</text:span></text:p>
        </draw:connector>
        <draw:connector draw:style-name="gr3" draw:text-style-name="P3" draw:layer="layout" draw:type="line" svg:x1="41.858cm" svg:y1="33.512cm" svg:x2="41.862cm" svg:y2="31.956cm" draw:start-shape="id210" draw:start-glue-point="0" svg:d="M41858 33512l4-1556" svg:viewBox="0 0 5 1557">
          <text:p text:style-name="P1"><text:span text:style-name="T2">unit05_a4</text:span></text:p>
        </draw:connector>
        <draw:custom-shape draw:style-name="gr2" draw:text-style-name="P2" xml:id="id211" draw:id="id211" draw:layer="layout" svg:width="1cm" svg:height="0.9cm" svg:x="42.584cm" svg:y="38.4cm">
          <text:p text:style-name="P1"><text:span text:style-name="T1">NOT</text:span></text:p>
          <text:p text:style-name="P1"><text:span text:style-name="T1">42105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12" draw:id="id212" draw:layer="layout" svg:width="1cm" svg:height="0.9cm" svg:x="42.584cm" svg:y="33.512cm">
          <text:p text:style-name="P1"><text:span text:style-name="T1">IMUX</text:span></text:p>
          <text:p text:style-name="P1"><text:span text:style-name="T1">358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3.084cm" svg:y1="38.4cm" svg:x2="43.084cm" svg:y2="34.412cm" draw:start-shape="id211" draw:start-glue-point="0" draw:end-shape="id212" draw:end-glue-point="2" svg:d="M43084 38400v-3988" svg:viewBox="0 0 1 3989">
          <text:p text:style-name="P1"><text:span text:style-name="T2">b</text:span></text:p>
        </draw:connector>
        <draw:connector draw:style-name="gr3" draw:text-style-name="P3" draw:layer="layout" draw:type="line" svg:x1="43.084cm" svg:y1="33.512cm" svg:x2="43.077cm" svg:y2="31.479cm" draw:start-shape="id212" draw:start-glue-point="0" svg:d="M43084 33512l-7-2033" svg:viewBox="0 0 8 2034">
          <text:p text:style-name="P1"><text:span text:style-name="T2">unit05_a5</text:span></text:p>
        </draw:connector>
        <draw:connector draw:style-name="gr3" draw:text-style-name="P3" draw:layer="layout" draw:type="line" svg:x1="36.796cm" svg:y1="35.807cm" svg:x2="37.084cm" svg:y2="34.412cm" draw:end-shape="id206" draw:end-glue-point="2" svg:d="M36796 35807l288-1395" svg:viewBox="0 0 289 1396">
          <text:p text:style-name="P1"><text:span text:style-name="T2">unit05_a_sel/a</text:span></text:p>
        </draw:connector>
        <draw:connector draw:style-name="gr3" draw:text-style-name="P3" draw:layer="layout" draw:type="line" svg:x1="42.881cm" svg:y1="35.357cm" svg:x2="43.084cm" svg:y2="34.412cm" draw:end-shape="id212" draw:end-glue-point="2" svg:d="M42881 35357l203-945" svg:viewBox="0 0 204 946">
          <text:p text:style-name="P1"><text:span text:style-name="T2">unit05_a_sel/a</text:span></text:p>
        </draw:connector>
        <draw:connector draw:style-name="gr3" draw:text-style-name="P3" draw:layer="layout" draw:type="line" svg:x1="38.066cm" svg:y1="35.172cm" svg:x2="38.284cm" svg:y2="34.412cm" draw:end-shape="id207" draw:end-glue-point="2" svg:d="M38066 35172l218-760" svg:viewBox="0 0 219 761">
          <text:p text:style-name="P1"><text:span text:style-name="T2">unit05_a_sel/a</text:span></text:p>
        </draw:connector>
        <draw:connector draw:style-name="gr3" draw:text-style-name="P3" draw:layer="layout" draw:type="line" svg:x1="39.256cm" svg:y1="35.86cm" svg:x2="39.484cm" svg:y2="34.412cm" draw:end-shape="id208" draw:end-glue-point="2" svg:d="M39256 35860l228-1448" svg:viewBox="0 0 229 1449">
          <text:p text:style-name="P1"><text:span text:style-name="T2">unit05_a_sel/a</text:span></text:p>
        </draw:connector>
        <draw:connector draw:style-name="gr3" draw:text-style-name="P3" draw:layer="layout" draw:type="line" svg:x1="41.611cm" svg:y1="35.886cm" svg:x2="41.858cm" svg:y2="34.412cm" draw:end-shape="id210" draw:end-glue-point="2" svg:d="M41611 35886l247-1474" svg:viewBox="0 0 248 1475">
          <text:p text:style-name="P1"><text:span text:style-name="T2">unit05_a_sel/a</text:span></text:p>
        </draw:connector>
        <draw:connector draw:style-name="gr3" draw:text-style-name="P3" draw:layer="layout" draw:type="line" svg:x1="40.394cm" svg:y1="35.41cm" svg:x2="40.684cm" svg:y2="34.412cm" draw:end-shape="id209" draw:end-glue-point="2" svg:d="M40394 35410l290-998" svg:viewBox="0 0 291 999">
          <text:p text:style-name="P1"><text:span text:style-name="T2">unit05_a_sel/a</text:span></text:p>
        </draw:connector>
        <draw:custom-shape draw:style-name="gr1" draw:text-style-name="P2" xml:id="id383" draw:id="id383" draw:layer="layout" svg:width="2.1cm" svg:height="0.9cm" svg:x="12.696cm" svg:y="49.732cm">
          <text:p text:style-name="P1"><text:span text:style-name="T1">DFF (clk39)</text:span></text:p>
          <text:p text:style-name="P1"><text:span text:style-name="T1">441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3" draw:id="id213" draw:layer="layout" svg:width="1cm" svg:height="0.9cm" svg:x="17.4cm" svg:y="57.326cm">
          <text:p text:style-name="P1"><text:span text:style-name="T1">NOT</text:span></text:p>
          <text:p text:style-name="P1"><text:span text:style-name="T1">451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7.894cm" svg:y1="59.676cm" svg:x2="17.9cm" svg:y2="58.226cm" draw:end-shape="id213" draw:end-glue-point="2" svg:d="M17894 59676l6-1450" svg:viewBox="0 0 7 1451">
          <text:p text:style-name="P1"><text:span text:style-name="T2">c3</text:span></text:p>
        </draw:connector>
        <draw:custom-shape draw:style-name="gr2" draw:text-style-name="P2" xml:id="id214" draw:id="id214" draw:layer="layout" svg:width="1cm" svg:height="0.9cm" svg:x="32.6cm" svg:y="59.126cm">
          <text:p text:style-name="P1"><text:span text:style-name="T1">NAND</text:span></text:p>
          <text:p text:style-name="P1"><text:span text:style-name="T1">45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3.028cm" svg:y1="61.578cm" svg:x2="33.1cm" svg:y2="60.026cm" draw:end-shape="id214" draw:end-glue-point="2" svg:d="M33028 61578l72-1552" svg:viewBox="0 0 73 1553">
          <text:p text:style-name="P1"><text:span text:style-name="T2">c3</text:span></text:p>
        </draw:connector>
        <draw:custom-shape draw:style-name="gr2" draw:text-style-name="P2" xml:id="id215" draw:id="id215" draw:layer="layout" svg:width="1cm" svg:height="0.9cm" svg:x="17.4cm" svg:y="55.417cm">
          <text:p text:style-name="P1"><text:span text:style-name="T1">NAND</text:span></text:p>
          <text:p text:style-name="P1"><text:span text:style-name="T1">45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9cm" svg:y1="57.326cm" svg:x2="17.9cm" svg:y2="56.317cm" draw:start-shape="id213" draw:start-glue-point="0" draw:end-shape="id215" draw:end-glue-point="2" svg:d="M17900 57326v-1009" svg:viewBox="0 0 1 1010">
          <text:p/>
        </draw:connector>
        <draw:custom-shape draw:style-name="gr2" draw:text-style-name="P2" xml:id="id216" draw:id="id216" draw:layer="layout" svg:width="1cm" svg:height="0.9cm" svg:x="12.5cm" svg:y="53.48cm">
          <text:p text:style-name="P1"><text:span text:style-name="T1">IMUX</text:span></text:p>
          <text:p text:style-name="P1"><text:span text:style-name="T1">4510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044cm" svg:y1="56.317cm" svg:x2="13cm" svg:y2="54.38cm" draw:end-shape="id216" draw:end-glue-point="2" svg:d="M13044 56317l-44-1937" svg:viewBox="0 0 45 1938">
          <text:p text:style-name="P1"><text:span text:style-name="T2">c3/b</text:span></text:p>
        </draw:connector>
        <draw:custom-shape draw:style-name="gr2" draw:text-style-name="P2" xml:id="id217" draw:id="id217" draw:layer="layout" svg:width="1cm" svg:height="0.9cm" svg:x="13.395cm" svg:y="55.58cm">
          <text:p text:style-name="P1"><text:span text:style-name="T1">3-NAND</text:span></text:p>
          <text:p text:style-name="P1"><text:span text:style-name="T1">45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07cm" svg:y1="57.666cm" svg:x2="13.895cm" svg:y2="56.48cm" draw:end-shape="id217" draw:end-glue-point="2" svg:d="M13070 57666l825-1186" svg:viewBox="0 0 826 1187">
          <text:p text:style-name="P1"><text:span text:style-name="T2">c3</text:span></text:p>
        </draw:connector>
        <draw:custom-shape draw:style-name="gr1" draw:text-style-name="P2" xml:id="id218" draw:id="id218" draw:layer="layout" svg:width="2.1cm" svg:height="0.9cm" svg:x="79.9cm" svg:y="12.96cm">
          <text:p text:style-name="P1"><text:span text:style-name="T1">DFFR (clk35,/res3)</text:span></text:p>
          <text:p text:style-name="P1"><text:span text:style-name="T1">38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6.432cm" svg:y1="39.449cm" svg:x2="37.084cm" svg:y2="37.4cm" draw:end-shape="id67" draw:end-glue-point="2" svg:d="M36432 39449l652-2049" svg:viewBox="0 0 653 2050">
          <text:p text:style-name="P1"><text:span text:style-name="T2">ac5_1/b</text:span></text:p>
        </draw:connector>
        <draw:custom-shape draw:style-name="gr2" draw:text-style-name="P2" xml:id="id219" draw:id="id219" draw:layer="layout" svg:width="1cm" svg:height="0.9cm" svg:x="78.2cm" svg:y="11.86cm">
          <text:p text:style-name="P1"><text:span text:style-name="T1">NAND&amp;XOR</text:span></text:p>
          <text:p text:style-name="P1"><text:span text:style-name="T1">389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95cm" svg:y1="12.96cm" svg:x2="79.2cm" svg:y2="12.31cm" draw:start-shape="id218" draw:start-glue-point="0" draw:end-shape="id219" draw:end-glue-point="1" svg:d="M80950 12960l-1750-650" svg:viewBox="0 0 1751 651">
          <text:p text:style-name="P1"><text:span text:style-name="T2">b+c</text:span></text:p>
        </draw:connector>
        <draw:custom-shape draw:style-name="gr2" draw:text-style-name="P2" xml:id="id220" draw:id="id220" draw:layer="layout" svg:width="1cm" svg:height="0.9cm" svg:x="76.5cm" svg:y="12.96cm">
          <text:p text:style-name="P1"><text:span text:style-name="T1">AND</text:span></text:p>
          <text:p text:style-name="P1"><text:span text:style-name="T1">39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9.9cm" svg:y1="13.41cm" svg:x2="77.5cm" svg:y2="13.41cm" draw:start-shape="id218" draw:start-glue-point="3" draw:end-shape="id220" svg:d="M79900 13410h-2400" svg:viewBox="0 0 2401 1">
          <text:p/>
        </draw:connector>
        <draw:custom-shape draw:style-name="gr2" draw:text-style-name="P2" xml:id="id221" draw:id="id221" draw:layer="layout" svg:width="1cm" svg:height="0.9cm" svg:x="85.1cm" svg:y="16.063cm">
          <text:p text:style-name="P1"><text:span text:style-name="T1">6-NAND</text:span></text:p>
          <text:p text:style-name="P1"><text:span text:style-name="T1">39100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2cm" svg:y1="13.41cm" svg:x2="85.1cm" svg:y2="16.513cm" draw:start-shape="id218" draw:start-glue-point="1" draw:end-shape="id221" draw:end-glue-point="3" svg:d="M82000 13410l3100 3103" svg:viewBox="0 0 3101 3104">
          <text:p/>
        </draw:connector>
        <draw:custom-shape draw:style-name="gr1" draw:text-style-name="P2" xml:id="id222" draw:id="id222" draw:layer="layout" svg:width="2.1cm" svg:height="0.9cm" svg:x="79.9cm" svg:y="15.16cm">
          <text:p text:style-name="P1"><text:span text:style-name="T1">DFFR (clk35,/res3)</text:span></text:p>
          <text:p text:style-name="P1"><text:span text:style-name="T1">39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676cm" svg:y1="39.317cm" svg:x2="38.284cm" svg:y2="37.4cm" draw:end-shape="id68" draw:end-glue-point="2" svg:d="M37676 39317l608-1917" svg:viewBox="0 0 609 1918">
          <text:p text:style-name="P1"><text:span text:style-name="T2">ac5_2/b</text:span></text:p>
        </draw:connector>
        <draw:custom-shape draw:style-name="gr2" draw:text-style-name="P2" xml:id="id223" draw:id="id223" draw:layer="layout" svg:width="1cm" svg:height="0.9cm" svg:x="78.201cm" svg:y="14.061cm">
          <text:p text:style-name="P1"><text:span text:style-name="T1">NAND&amp;XOR</text:span></text:p>
          <text:p text:style-name="P1"><text:span text:style-name="T1">39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95cm" svg:y1="15.16cm" svg:x2="79.201cm" svg:y2="14.511cm" draw:start-shape="id222" draw:start-glue-point="0" draw:end-shape="id223" draw:end-glue-point="1" svg:d="M80950 15160l-1749-649" svg:viewBox="0 0 1750 650">
          <text:p text:style-name="P1"><text:span text:style-name="T2">b+c</text:span></text:p>
        </draw:connector>
        <draw:custom-shape draw:style-name="gr2" draw:text-style-name="P2" xml:id="id224" draw:id="id224" draw:layer="layout" svg:width="1cm" svg:height="0.9cm" svg:x="76.501cm" svg:y="15.161cm">
          <text:p text:style-name="P1"><text:span text:style-name="T1">AND</text:span></text:p>
          <text:p text:style-name="P1"><text:span text:style-name="T1">399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9.9cm" svg:y1="15.61cm" svg:x2="77.501cm" svg:y2="15.611cm" draw:start-shape="id222" draw:end-shape="id224" svg:d="M79900 15610l-2399 1" svg:viewBox="0 0 2400 2">
          <text:p/>
        </draw:connector>
        <draw:connector draw:style-name="gr4" draw:text-style-name="P1" draw:layer="layout" draw:type="line" svg:x1="78.701cm" svg:y1="14.961cm" svg:x2="79.9cm" svg:y2="15.61cm" draw:start-shape="id223" draw:start-glue-point="2" draw:end-shape="id222" draw:end-glue-point="3" svg:d="M78701 14961l1199 649" svg:viewBox="0 0 1200 650">
          <text:p/>
        </draw:connector>
        <draw:connector draw:style-name="gr3" draw:text-style-name="P3" draw:layer="layout" draw:type="line" svg:x1="77cm" svg:y1="13.86cm" svg:x2="78.201cm" svg:y2="14.511cm" draw:start-shape="id220" draw:start-glue-point="2" draw:end-shape="id223" draw:end-glue-point="3" svg:d="M77000 13860l1201 651" svg:viewBox="0 0 1202 652">
          <text:p text:style-name="P1"><text:span text:style-name="T2">a+d</text:span></text:p>
        </draw:connector>
        <draw:connector draw:style-name="gr4" draw:text-style-name="P1" draw:layer="layout" draw:type="line" svg:x1="77cm" svg:y1="13.86cm" svg:x2="77.001cm" svg:y2="15.161cm" draw:start-shape="id220" draw:start-glue-point="2" draw:end-shape="id224" draw:end-glue-point="0" svg:d="M77000 13860l1 1301" svg:viewBox="0 0 2 1302">
          <text:p/>
        </draw:connector>
        <draw:connector draw:style-name="gr4" draw:text-style-name="P1" draw:layer="layout" draw:type="line" svg:x1="82cm" svg:y1="15.61cm" svg:x2="85.1cm" svg:y2="16.513cm" draw:start-shape="id222" draw:start-glue-point="1" draw:end-shape="id221" draw:end-glue-point="3" svg:d="M82000 15610l3100 903" svg:viewBox="0 0 3101 904">
          <text:p/>
        </draw:connector>
        <draw:connector draw:style-name="gr4" draw:text-style-name="P1" draw:layer="layout" draw:type="line" svg:x1="78.7cm" svg:y1="12.76cm" svg:x2="79.9cm" svg:y2="13.41cm" draw:start-shape="id219" draw:start-glue-point="2" draw:end-shape="id218" draw:end-glue-point="3" svg:d="M78700 12760l1200 650" svg:viewBox="0 0 1201 651">
          <text:p/>
        </draw:connector>
        <draw:custom-shape draw:style-name="gr1" draw:text-style-name="P2" xml:id="id225" draw:id="id225" draw:layer="layout" svg:width="2.1cm" svg:height="0.9cm" svg:x="79.902cm" svg:y="17.362cm">
          <text:p text:style-name="P1"><text:span text:style-name="T1">DFFR (clk35,/res3)</text:span></text:p>
          <text:p text:style-name="P1"><text:span text:style-name="T1">377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6" draw:id="id226" draw:layer="layout" svg:width="1cm" svg:height="0.9cm" svg:x="78.203cm" svg:y="16.263cm">
          <text:p text:style-name="P1"><text:span text:style-name="T1">NAND&amp;XOR</text:span></text:p>
          <text:p text:style-name="P1"><text:span text:style-name="T1">37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952cm" svg:y1="17.362cm" svg:x2="79.203cm" svg:y2="16.713cm" draw:start-shape="id225" draw:start-glue-point="0" draw:end-shape="id226" draw:end-glue-point="1" svg:d="M80952 17362l-1749-649" svg:viewBox="0 0 1750 650">
          <text:p text:style-name="P1"><text:span text:style-name="T2">b+c</text:span></text:p>
        </draw:connector>
        <draw:custom-shape draw:style-name="gr2" draw:text-style-name="P2" xml:id="id227" draw:id="id227" draw:layer="layout" svg:width="1cm" svg:height="0.9cm" svg:x="76.503cm" svg:y="17.363cm">
          <text:p text:style-name="P1"><text:span text:style-name="T1">AND</text:span></text:p>
          <text:p text:style-name="P1"><text:span text:style-name="T1">377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9.902cm" svg:y1="17.812cm" svg:x2="77.503cm" svg:y2="17.813cm" draw:start-shape="id225" draw:end-shape="id227" svg:d="M79902 17812l-2399 1" svg:viewBox="0 0 2400 2">
          <text:p/>
        </draw:connector>
        <draw:connector draw:style-name="gr4" draw:text-style-name="P1" draw:layer="layout" draw:type="line" svg:x1="78.703cm" svg:y1="17.163cm" svg:x2="79.902cm" svg:y2="17.812cm" draw:start-shape="id226" draw:start-glue-point="2" draw:end-shape="id225" draw:end-glue-point="3" svg:d="M78703 17163l1199 649" svg:viewBox="0 0 1200 650">
          <text:p/>
        </draw:connector>
        <draw:connector draw:style-name="gr3" draw:text-style-name="P3" draw:layer="layout" draw:type="line" svg:x1="77.001cm" svg:y1="16.061cm" svg:x2="78.203cm" svg:y2="16.713cm" draw:start-shape="id224" draw:start-glue-point="2" draw:end-shape="id226" draw:end-glue-point="3" svg:d="M77001 16061l1202 652" svg:viewBox="0 0 1203 653">
          <text:p text:style-name="P1"><text:span text:style-name="T2">a+d</text:span></text:p>
        </draw:connector>
        <draw:connector draw:style-name="gr4" draw:text-style-name="P1" draw:layer="layout" draw:type="line" svg:x1="77.001cm" svg:y1="16.061cm" svg:x2="77.003cm" svg:y2="17.363cm" draw:start-shape="id224" draw:start-glue-point="2" draw:end-shape="id227" draw:end-glue-point="0" svg:d="M77001 16061l2 1302" svg:viewBox="0 0 3 1303">
          <text:p/>
        </draw:connector>
        <draw:connector draw:style-name="gr4" draw:text-style-name="P1" draw:layer="layout" draw:type="line" svg:x1="82.002cm" svg:y1="17.812cm" svg:x2="85.1cm" svg:y2="16.513cm" draw:start-shape="id225" draw:start-glue-point="1" draw:end-shape="id221" draw:end-glue-point="3" svg:d="M82002 17812l3098-1299" svg:viewBox="0 0 3099 1300">
          <text:p/>
        </draw:connector>
        <draw:connector draw:style-name="gr3" draw:text-style-name="P3" draw:layer="layout" draw:type="line" svg:x1="38.92cm" svg:y1="39.263cm" svg:x2="39.484cm" svg:y2="37.4cm" draw:end-shape="id69" draw:end-glue-point="2" svg:d="M38920 39263l564-1863" svg:viewBox="0 0 565 1864">
          <text:p text:style-name="P1"><text:span text:style-name="T2">ac5_3/b</text:span></text:p>
        </draw:connector>
        <draw:custom-shape draw:style-name="gr1" draw:text-style-name="P2" xml:id="id228" draw:id="id228" draw:layer="layout" svg:width="2.1cm" svg:height="0.9cm" svg:x="79.901cm" svg:y="19.585cm">
          <text:p text:style-name="P1"><text:span text:style-name="T1">DFFR (clk35,/res3)</text:span></text:p>
          <text:p text:style-name="P1"><text:span text:style-name="T1">399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9" draw:id="id229" draw:layer="layout" svg:width="1cm" svg:height="0.9cm" svg:x="78.202cm" svg:y="18.486cm">
          <text:p text:style-name="P1"><text:span text:style-name="T1">NAND&amp;XOR</text:span></text:p>
          <text:p text:style-name="P1"><text:span text:style-name="T1">38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951cm" svg:y1="19.585cm" svg:x2="79.202cm" svg:y2="18.936cm" draw:start-shape="id228" draw:start-glue-point="0" draw:end-shape="id229" draw:end-glue-point="1" svg:d="M80951 19585l-1749-649" svg:viewBox="0 0 1750 650">
          <text:p text:style-name="P1"><text:span text:style-name="T2">b+c</text:span></text:p>
        </draw:connector>
        <draw:custom-shape draw:style-name="gr2" draw:text-style-name="P2" xml:id="id230" draw:id="id230" draw:layer="layout" svg:width="1cm" svg:height="0.9cm" svg:x="76.502cm" svg:y="19.586cm">
          <text:p text:style-name="P1"><text:span text:style-name="T1">AND</text:span></text:p>
          <text:p text:style-name="P1"><text:span text:style-name="T1">388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9.901cm" svg:y1="20.035cm" svg:x2="77.502cm" svg:y2="20.036cm" draw:start-shape="id228" draw:end-shape="id230" svg:d="M79901 20035l-2399 1" svg:viewBox="0 0 2400 2">
          <text:p/>
        </draw:connector>
        <draw:connector draw:style-name="gr4" draw:text-style-name="P1" draw:layer="layout" draw:type="line" svg:x1="78.702cm" svg:y1="19.386cm" svg:x2="79.901cm" svg:y2="20.035cm" draw:start-shape="id229" draw:start-glue-point="2" draw:end-shape="id228" draw:end-glue-point="3" svg:d="M78702 19386l1199 649" svg:viewBox="0 0 1200 650">
          <text:p/>
        </draw:connector>
        <draw:connector draw:style-name="gr3" draw:text-style-name="P3" draw:layer="layout" draw:type="line" svg:x1="77.003cm" svg:y1="18.263cm" svg:x2="78.202cm" svg:y2="18.936cm" draw:start-shape="id227" draw:start-glue-point="2" draw:end-shape="id229" draw:end-glue-point="3" svg:d="M77003 18263l1199 673" svg:viewBox="0 0 1200 674">
          <text:p text:style-name="P1"><text:span text:style-name="T2">a+d</text:span></text:p>
        </draw:connector>
        <draw:connector draw:style-name="gr4" draw:text-style-name="P1" draw:layer="layout" draw:type="line" svg:x1="77.003cm" svg:y1="18.263cm" svg:x2="77.002cm" svg:y2="19.586cm" draw:start-shape="id227" draw:start-glue-point="2" draw:end-shape="id230" draw:end-glue-point="0" svg:d="M77003 18263l-1 1323" svg:viewBox="0 0 2 1324">
          <text:p/>
        </draw:connector>
        <draw:connector draw:style-name="gr3" draw:text-style-name="P3" draw:layer="layout" draw:type="line" svg:x1="39.978cm" svg:y1="39.29cm" svg:x2="40.684cm" svg:y2="37.4cm" draw:end-shape="id70" draw:end-glue-point="2" svg:d="M39978 39290l706-1890" svg:viewBox="0 0 707 1891">
          <text:p text:style-name="P1"><text:span text:style-name="T2">ac5_4/b</text:span></text:p>
        </draw:connector>
        <draw:connector draw:style-name="gr4" draw:text-style-name="P1" draw:layer="layout" draw:type="line" svg:x1="82.001cm" svg:y1="20.035cm" svg:x2="85.1cm" svg:y2="16.513cm" draw:start-shape="id228" draw:start-glue-point="1" draw:end-shape="id221" draw:end-glue-point="3" svg:d="M82001 20035l3099-3522" svg:viewBox="0 0 3100 3523">
          <text:p/>
        </draw:connector>
        <draw:custom-shape draw:style-name="gr1" draw:text-style-name="P2" xml:id="id231" draw:id="id231" draw:layer="layout" svg:width="2.1cm" svg:height="0.9cm" svg:x="79.899cm" svg:y="21.785cm">
          <text:p text:style-name="P1"><text:span text:style-name="T1">DFFR (clk35,/res3)</text:span></text:p>
          <text:p text:style-name="P1"><text:span text:style-name="T1">38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2" draw:id="id232" draw:layer="layout" svg:width="1cm" svg:height="0.9cm" svg:x="78.2cm" svg:y="20.686cm">
          <text:p text:style-name="P1"><text:span text:style-name="T1">NAND&amp;XOR</text:span></text:p>
          <text:p text:style-name="P1"><text:span text:style-name="T1">388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0.949cm" svg:y1="21.785cm" svg:x2="79.2cm" svg:y2="21.136cm" draw:start-shape="id231" draw:start-glue-point="0" draw:end-shape="id232" draw:end-glue-point="1" svg:d="M80949 21785l-1749-649" svg:viewBox="0 0 1750 650">
          <text:p text:style-name="P1"><text:span text:style-name="T2">b+c</text:span></text:p>
        </draw:connector>
        <draw:connector draw:style-name="gr4" draw:text-style-name="P1" draw:layer="layout" draw:type="line" svg:x1="78.7cm" svg:y1="21.586cm" svg:x2="79.899cm" svg:y2="22.235cm" draw:start-shape="id232" draw:start-glue-point="2" draw:end-shape="id231" draw:end-glue-point="3" svg:d="M78700 21586l1199 649" svg:viewBox="0 0 1200 650">
          <text:p/>
        </draw:connector>
        <draw:connector draw:style-name="gr3" draw:text-style-name="P3" draw:layer="layout" draw:type="line" svg:x1="77.002cm" svg:y1="20.486cm" svg:x2="78.2cm" svg:y2="21.136cm" draw:start-shape="id230" draw:start-glue-point="2" draw:end-shape="id232" draw:end-glue-point="3" svg:d="M77002 20486l1198 650" svg:viewBox="0 0 1199 651">
          <text:p text:style-name="P1"><text:span text:style-name="T2">a+d</text:span></text:p>
        </draw:connector>
        <draw:connector draw:style-name="gr3" draw:text-style-name="P3" draw:layer="layout" draw:type="line" svg:x1="41.222cm" svg:y1="39.184cm" svg:x2="41.884cm" svg:y2="37.4cm" draw:end-shape="id71" draw:end-glue-point="2" svg:d="M41222 39184l662-1784" svg:viewBox="0 0 663 1785">
          <text:p text:style-name="P1"><text:span text:style-name="T2">ac5_5/b</text:span></text:p>
        </draw:connector>
        <draw:connector draw:style-name="gr4" draw:text-style-name="P1" draw:layer="layout" draw:type="line" svg:x1="81.999cm" svg:y1="22.235cm" svg:x2="85.1cm" svg:y2="16.513cm" draw:start-shape="id231" draw:start-glue-point="1" draw:end-shape="id221" draw:end-glue-point="3" svg:d="M81999 22235l3101-5722" svg:viewBox="0 0 3102 5723">
          <text:p/>
        </draw:connector>
        <draw:custom-shape draw:style-name="gr1" draw:text-style-name="P2" xml:id="id233" draw:id="id233" draw:layer="layout" svg:width="2.1cm" svg:height="0.9cm" svg:x="79.901cm" svg:y="10.661cm">
          <text:p text:style-name="P1"><text:span text:style-name="T1">DFFR (clk35,/res3)</text:span></text:p>
          <text:p text:style-name="P1"><text:span text:style-name="T1">377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9.901cm" svg:y1="11.111cm" svg:x2="77cm" svg:y2="12.96cm" draw:start-shape="id233" draw:start-glue-point="3" draw:end-shape="id220" draw:end-glue-point="0" svg:d="M79901 11111l-2901 1849" svg:viewBox="0 0 2902 1850">
          <text:p/>
        </draw:connector>
        <draw:connector draw:style-name="gr3" draw:text-style-name="P3" draw:layer="layout" draw:type="line" svg:x1="79.901cm" svg:y1="11.111cm" svg:x2="79.2cm" svg:y2="12.31cm" draw:start-shape="id233" draw:start-glue-point="3" draw:end-shape="id219" draw:end-glue-point="1" svg:d="M79901 11111l-701 1199" svg:viewBox="0 0 702 1200">
          <text:p text:style-name="P1"><text:span text:style-name="T2">a+d</text:span></text:p>
        </draw:connector>
        <draw:connector draw:style-name="gr3" draw:text-style-name="P3" draw:layer="layout" draw:type="line" svg:x1="47.482cm" svg:y1="41.739cm" svg:x2="48.07cm" svg:y2="39.91cm" draw:end-shape="id66" draw:end-glue-point="2" svg:d="M47482 41739l588-1829" svg:viewBox="0 0 589 1830">
          <text:p text:style-name="P1"><text:span text:style-name="T2">ac5_0/b</text:span></text:p>
        </draw:connector>
        <draw:custom-shape draw:style-name="gr2" draw:text-style-name="P2" xml:id="id234" draw:id="id234" draw:layer="layout" svg:width="1cm" svg:height="0.9cm" svg:x="78.2cm" svg:y="9.461cm">
          <text:p text:style-name="P1"><text:span text:style-name="T1">NOT</text:span></text:p>
          <text:p text:style-name="P1"><text:span text:style-name="T1">377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8.7cm" svg:y1="10.361cm" svg:x2="79.901cm" svg:y2="11.111cm" draw:start-shape="id234" draw:start-glue-point="2" draw:end-shape="id233" draw:end-glue-point="3" svg:d="M78700 10361l1201 750" svg:viewBox="0 0 1202 751">
          <text:p/>
        </draw:connector>
        <draw:connector draw:style-name="gr4" draw:text-style-name="P1" draw:layer="layout" draw:type="line" svg:x1="80.951cm" svg:y1="10.661cm" svg:x2="79.2cm" svg:y2="9.911cm" draw:start-shape="id233" draw:start-glue-point="0" draw:end-shape="id234" draw:end-glue-point="1" svg:d="M80951 10661l-1751-750" svg:viewBox="0 0 1752 751">
          <text:p/>
        </draw:connector>
        <draw:connector draw:style-name="gr4" draw:text-style-name="P1" draw:layer="layout" draw:type="line" svg:x1="82.001cm" svg:y1="11.111cm" svg:x2="85.1cm" svg:y2="16.513cm" draw:start-shape="id233" draw:start-glue-point="1" draw:end-shape="id221" draw:end-glue-point="3" svg:d="M82001 11111l3099 5402" svg:viewBox="0 0 3100 5403">
          <text:p/>
        </draw:connector>
        <draw:connector draw:style-name="gr4" draw:text-style-name="P1" draw:layer="layout" draw:type="line" svg:x1="43.134cm" svg:y1="40.151cm" svg:x2="43.084cm" svg:y2="39.3cm" draw:start-shape="id235" draw:start-glue-point="0" svg:d="M43134 40151l-50-851" svg:viewBox="0 0 51 852">
          <text:p/>
        </draw:connector>
        <draw:custom-shape draw:style-name="gr2" draw:text-style-name="P2" xml:id="id236" draw:id="id236" draw:layer="layout" svg:width="1cm" svg:height="0.9cm" svg:x="44.584cm" svg:y="38.5cm">
          <text:p text:style-name="P1"><text:span text:style-name="T1">NOT</text:span></text:p>
          <text:p text:style-name="P1"><text:span text:style-name="T1">43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3.134cm" svg:y1="40.151cm" svg:x2="44.584cm" svg:y2="38.95cm" draw:start-shape="id235" draw:start-glue-point="0" draw:end-shape="id236" draw:end-glue-point="3" svg:d="M43134 40151l1450-1201" svg:viewBox="0 0 1451 1202">
          <text:p/>
        </draw:connector>
        <draw:connector draw:style-name="gr4" draw:text-style-name="P1" draw:layer="layout" draw:type="line" svg:x1="45.084cm" svg:y1="39.4cm" svg:x2="44.184cm" svg:y2="40.601cm" draw:start-shape="id236" draw:start-glue-point="2" draw:end-shape="id235" draw:end-glue-point="1" svg:d="M45084 39400l-900 1201" svg:viewBox="0 0 901 1202">
          <text:p/>
        </draw:connector>
        <draw:custom-shape draw:style-name="gr1" draw:text-style-name="P2" xml:id="id271" draw:id="id271" draw:layer="layout" svg:width="2.1cm" svg:height="0.9cm" svg:x="89cm" svg:y="5.484cm">
          <text:p text:style-name="P1"><text:span text:style-name="T1">DFFR (clk34,/res3)</text:span></text:p>
          <text:p text:style-name="P1"><text:span text:style-name="T1">4210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37" draw:id="id237" draw:layer="layout" svg:width="1cm" svg:height="0.9cm" svg:x="88.9cm" svg:y="8.731cm">
          <text:p text:style-name="P1"><text:span text:style-name="T1">XOR</text:span></text:p>
          <text:p text:style-name="P1"><text:span text:style-name="T1">4210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9.651cm" svg:y1="11.3cm" svg:x2="89.4cm" svg:y2="9.631cm" draw:end-shape="id237" draw:end-glue-point="2" svg:d="M89651 11300l-251-1669" svg:viewBox="0 0 252 1670">
          <text:p text:style-name="P1"><text:span text:style-name="T2">zz1</text:span></text:p>
        </draw:connector>
        <draw:custom-shape draw:style-name="gr2" draw:text-style-name="P2" xml:id="id238" draw:id="id238" draw:layer="layout" svg:width="1cm" svg:height="0.9cm" svg:x="92.4cm" svg:y="11cm">
          <text:p text:style-name="P1"><text:span text:style-name="T1">NAND</text:span></text:p>
          <text:p text:style-name="P1"><text:span text:style-name="T1">41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115cm" svg:y1="13.67cm" svg:x2="92.9cm" svg:y2="11.9cm" draw:end-shape="id238" draw:end-glue-point="2" svg:d="M93115 13670l-215-1770" svg:viewBox="0 0 216 1771">
          <text:p text:style-name="P1"><text:span text:style-name="T2">zz1</text:span></text:p>
        </draw:connector>
        <draw:custom-shape draw:style-name="gr2" draw:text-style-name="P2" xml:id="id239" draw:id="id239" draw:layer="layout" svg:width="1cm" svg:height="0.9cm" svg:x="105.3cm" svg:y="20.837cm">
          <text:p text:style-name="P1"><text:span text:style-name="T1">XNOR</text:span></text:p>
          <text:p text:style-name="P1"><text:span text:style-name="T1">39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5.679cm" svg:y1="23.035cm" svg:x2="105.8cm" svg:y2="21.737cm" draw:end-shape="id239" draw:end-glue-point="2" svg:d="M105679 23035l121-1298" svg:viewBox="0 0 122 1299">
          <text:p text:style-name="P1"><text:span text:style-name="T2">zz1</text:span></text:p>
        </draw:connector>
        <draw:connector draw:style-name="gr3" draw:text-style-name="P3" draw:layer="layout" draw:type="line" svg:x1="36.627cm" svg:y1="40.193cm" svg:x2="37.084cm" svg:y2="37.4cm" draw:end-shape="id67" draw:end-glue-point="2" svg:d="M36627 40193l457-2793" svg:viewBox="0 0 458 2794">
          <text:p text:style-name="P1"><text:span text:style-name="T2">zz1/c</text:span></text:p>
        </draw:connector>
        <draw:custom-shape draw:style-name="gr1" draw:text-style-name="P2" xml:id="id241" draw:id="id241" draw:layer="layout" svg:width="2.1cm" svg:height="0.9cm" svg:x="91.3cm" svg:y="5.484cm">
          <text:p text:style-name="P1"><text:span text:style-name="T1">DFFR (clk34,/res3)</text:span></text:p>
          <text:p text:style-name="P1"><text:span text:style-name="T1">408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7.888cm" svg:y1="40.005cm" svg:x2="38.284cm" svg:y2="37.4cm" draw:end-shape="id68" draw:end-glue-point="2" svg:d="M37888 40005l396-2605" svg:viewBox="0 0 397 2606">
          <text:p text:style-name="P1"><text:span text:style-name="T2">zz2/c</text:span></text:p>
        </draw:connector>
        <draw:custom-shape draw:style-name="gr2" draw:text-style-name="P2" xml:id="id240" draw:id="id240" draw:layer="layout" svg:width="1cm" svg:height="0.9cm" svg:x="91.9cm" svg:y="7.1cm">
          <text:p text:style-name="P1"><text:span text:style-name="T1">XOR</text:span></text:p>
          <text:p text:style-name="P1"><text:span text:style-name="T1">408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1.608cm" svg:y1="8.964cm" svg:x2="92.4cm" svg:y2="8cm" draw:end-shape="id240" draw:end-glue-point="2" svg:d="M91608 8964l792-964" svg:viewBox="0 0 793 965">
          <text:p text:style-name="P1"><text:span text:style-name="T2">zz2</text:span></text:p>
        </draw:connector>
        <draw:connector draw:style-name="gr4" draw:text-style-name="P1" draw:layer="layout" draw:type="line" svg:x1="92.4cm" svg:y1="7.1cm" svg:x2="92.35cm" svg:y2="6.384cm" draw:start-shape="id240" draw:start-glue-point="0" draw:end-shape="id241" draw:end-glue-point="2" svg:d="M92400 7100l-50-716" svg:viewBox="0 0 51 717">
          <text:p/>
        </draw:connector>
        <draw:custom-shape draw:style-name="gr2" draw:text-style-name="P2" xml:id="id242" draw:id="id242" draw:layer="layout" svg:width="1cm" svg:height="0.9cm" svg:x="105.709cm" svg:y="15.585cm">
          <text:p text:style-name="P1"><text:span text:style-name="T1">22-AOI</text:span></text:p>
          <text:p text:style-name="P1"><text:span text:style-name="T1">407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8.189cm" svg:y1="17.403cm" svg:x2="106.209cm" svg:y2="16.485cm" draw:end-shape="id242" draw:end-glue-point="2" svg:d="M108189 17403l-1980-918" svg:viewBox="0 0 1981 919">
          <text:p text:style-name="P1"><text:span text:style-name="T2">zz2/c</text:span></text:p>
        </draw:connector>
        <draw:custom-shape draw:style-name="gr1" draw:text-style-name="P2" xml:id="id247" draw:id="id247" draw:layer="layout" svg:width="2.1cm" svg:height="0.9cm" svg:x="93.6cm" svg:y="5.484cm">
          <text:p text:style-name="P1"><text:span text:style-name="T1">DFFR (clk33,/res3)</text:span></text:p>
          <text:p text:style-name="P1"><text:span text:style-name="T1">4310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9.211cm" svg:y1="39.951cm" svg:x2="39.484cm" svg:y2="37.4cm" draw:end-shape="id69" draw:end-glue-point="2" svg:d="M39211 39951l273-2551" svg:viewBox="0 0 274 2552">
          <text:p text:style-name="P1"><text:span text:style-name="T2">zz3/c</text:span></text:p>
        </draw:connector>
        <draw:custom-shape draw:style-name="gr2" draw:text-style-name="P2" xml:id="id243" draw:id="id243" draw:layer="layout" svg:width="1cm" svg:height="0.9cm" svg:x="104cm" svg:y="20.885cm">
          <text:p text:style-name="P1"><text:span text:style-name="T1">NAND</text:span></text:p>
          <text:p text:style-name="P1"><text:span text:style-name="T1">39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4.722cm" svg:y1="23.406cm" svg:x2="104.5cm" svg:y2="21.785cm" draw:end-shape="id243" draw:end-glue-point="2" svg:d="M104722 23406l-222-1621" svg:viewBox="0 0 223 1622">
          <text:p text:style-name="P1"><text:span text:style-name="T2">zz3</text:span></text:p>
        </draw:connector>
        <draw:custom-shape draw:style-name="gr2" draw:text-style-name="P2" xml:id="id244" draw:id="id244" draw:layer="layout" svg:width="1cm" svg:height="0.9cm" svg:x="90.199cm" svg:y="15.865cm">
          <text:p text:style-name="P1"><text:span text:style-name="T1">3-AND</text:span></text:p>
          <text:p text:style-name="P1"><text:span text:style-name="T1">407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0.139cm" svg:y1="17.862cm" svg:x2="90.699cm" svg:y2="16.765cm" draw:end-shape="id244" draw:end-glue-point="2" svg:d="M90139 17862l560-1097" svg:viewBox="0 0 561 1098">
          <text:p text:style-name="P1"><text:span text:style-name="T2">zz3</text:span></text:p>
        </draw:connector>
        <draw:custom-shape draw:style-name="gr2" draw:text-style-name="P2" xml:id="id245" draw:id="id245" draw:layer="layout" svg:width="1cm" svg:height="0.9cm" svg:x="105.7cm" svg:y="12.862cm">
          <text:p text:style-name="P1"><text:span text:style-name="T1">3-OR</text:span></text:p>
          <text:p text:style-name="P1"><text:span text:style-name="T1">40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5.714cm" svg:y1="14.859cm" svg:x2="106.2cm" svg:y2="13.762cm" draw:end-shape="id245" draw:end-glue-point="2" svg:d="M105714 14859l486-1097" svg:viewBox="0 0 487 1098">
          <text:p text:style-name="P1"><text:span text:style-name="T2">zz3</text:span></text:p>
        </draw:connector>
        <draw:connector draw:style-name="gr3" draw:text-style-name="P3" draw:layer="layout" draw:type="line" svg:x1="94.703cm" svg:y1="9.165cm" svg:x2="94.7cm" svg:y2="8cm" draw:end-shape="id246" draw:end-glue-point="2" svg:d="M94703 9165l-3-1165" svg:viewBox="0 0 4 1166">
          <text:p text:style-name="P1"><text:span text:style-name="T2">zz3</text:span></text:p>
        </draw:connector>
        <draw:connector draw:style-name="gr4" draw:text-style-name="P1" draw:layer="layout" draw:type="line" svg:x1="94.7cm" svg:y1="7.1cm" svg:x2="94.65cm" svg:y2="6.384cm" draw:start-shape="id246" draw:start-glue-point="0" draw:end-shape="id247" draw:end-glue-point="2" svg:d="M94700 7100l-50-716" svg:viewBox="0 0 51 717">
          <text:p/>
        </draw:connector>
        <draw:custom-shape draw:style-name="gr2" draw:text-style-name="P2" xml:id="id248" draw:id="id248" draw:layer="layout" svg:width="1cm" svg:height="0.9cm" svg:x="99.4cm" svg:y="10.885cm">
          <text:p text:style-name="P1"><text:span text:style-name="T1">NAND</text:span></text:p>
          <text:p text:style-name="P1"><text:span text:style-name="T1">42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9.655cm" svg:y1="13.058cm" svg:x2="99.9cm" svg:y2="11.785cm" draw:end-shape="id248" draw:end-glue-point="2" svg:d="M99655 13058l245-1273" svg:viewBox="0 0 246 1274">
          <text:p text:style-name="P1"><text:span text:style-name="T2">zz3</text:span></text:p>
        </draw:connector>
        <draw:custom-shape draw:style-name="gr2" draw:text-style-name="P2" xml:id="id249" draw:id="id249" draw:layer="layout" svg:width="1cm" svg:height="0.9cm" svg:x="95.9cm" svg:y="8.8cm">
          <text:p text:style-name="P1"><text:span text:style-name="T1">XOR</text:span></text:p>
          <text:p text:style-name="P1"><text:span text:style-name="T1">43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5.952cm" svg:y1="11.078cm" svg:x2="96.4cm" svg:y2="9.7cm" draw:end-shape="id249" draw:end-glue-point="2" svg:d="M95952 11078l448-1378" svg:viewBox="0 0 449 1379">
          <text:p text:style-name="P1"><text:span text:style-name="T2">zz3</text:span></text:p>
        </draw:connector>
        <draw:custom-shape draw:style-name="gr1" draw:text-style-name="P2" xml:id="id251" draw:id="id251" draw:layer="layout" svg:width="2.1cm" svg:height="0.9cm" svg:x="95.9cm" svg:y="5.484cm">
          <text:p text:style-name="P1"><text:span text:style-name="T1">DFFR (clk33,/res3)</text:span></text:p>
          <text:p text:style-name="P1"><text:span text:style-name="T1">43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0.243cm" svg:y1="39.845cm" svg:x2="40.684cm" svg:y2="37.4cm" draw:end-shape="id70" draw:end-glue-point="2" svg:d="M40243 39845l441-2445" svg:viewBox="0 0 442 2446">
          <text:p text:style-name="P1"><text:span text:style-name="T2">zz4/c</text:span></text:p>
        </draw:connector>
        <draw:connector draw:style-name="gr3" draw:text-style-name="P3" draw:layer="layout" draw:type="line" svg:x1="106.163cm" svg:y1="15.285cm" svg:x2="106.2cm" svg:y2="13.762cm" draw:end-shape="id245" draw:end-glue-point="2" svg:d="M106163 15285l37-1523" svg:viewBox="0 0 38 1524">
          <text:p text:style-name="P1"><text:span text:style-name="T2">zz4</text:span></text:p>
        </draw:connector>
        <draw:connector draw:style-name="gr3" draw:text-style-name="P3" draw:layer="layout" draw:type="line" svg:x1="90.722cm" svg:y1="18.258cm" svg:x2="90.699cm" svg:y2="16.765cm" draw:end-shape="id244" draw:end-glue-point="2" svg:d="M90722 18258l-23-1493" svg:viewBox="0 0 24 1494">
          <text:p text:style-name="P1"><text:span text:style-name="T2">zz4</text:span></text:p>
        </draw:connector>
        <draw:connector draw:style-name="gr3" draw:text-style-name="P3" draw:layer="layout" draw:type="line" svg:x1="106.261cm" svg:y1="23.485cm" svg:x2="105.8cm" svg:y2="21.737cm" draw:end-shape="id239" draw:end-glue-point="2" svg:d="M106261 23485l-461-1748" svg:viewBox="0 0 462 1749">
          <text:p text:style-name="P1"><text:span text:style-name="T2">zz4</text:span></text:p>
        </draw:connector>
        <draw:connector draw:style-name="gr3" draw:text-style-name="P3" draw:layer="layout" draw:type="line" svg:x1="100.184cm" svg:y1="13.507cm" svg:x2="99.9cm" svg:y2="11.785cm" draw:end-shape="id248" draw:end-glue-point="2" svg:d="M100184 13507l-284-1722" svg:viewBox="0 0 285 1723">
          <text:p text:style-name="P1"><text:span text:style-name="T2">zz4</text:span></text:p>
        </draw:connector>
        <draw:connector draw:style-name="gr3" draw:text-style-name="P3" draw:layer="layout" draw:type="line" svg:x1="96.958cm" svg:y1="11.316cm" svg:x2="96.4cm" svg:y2="9.7cm" draw:end-shape="id249" draw:end-glue-point="2" svg:d="M96958 11316l-558-1616" svg:viewBox="0 0 559 1617">
          <text:p text:style-name="P1"><text:span text:style-name="T2">zz4</text:span></text:p>
        </draw:connector>
        <draw:custom-shape draw:style-name="gr2" draw:text-style-name="P2" xml:id="id250" draw:id="id250" draw:layer="layout" svg:width="1cm" svg:height="0.9cm" svg:x="96.5cm" svg:y="7.1cm">
          <text:p text:style-name="P1"><text:span text:style-name="T1">XOR</text:span></text:p>
          <text:p text:style-name="P1"><text:span text:style-name="T1">43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7cm" svg:y1="7.1cm" svg:x2="96.95cm" svg:y2="6.384cm" draw:start-shape="id250" draw:start-glue-point="0" draw:end-shape="id251" draw:end-glue-point="2" svg:d="M97000 7100l-50-716" svg:viewBox="0 0 51 717">
          <text:p/>
        </draw:connector>
        <draw:custom-shape draw:style-name="gr1" draw:text-style-name="P2" xml:id="id253" draw:id="id253" draw:layer="layout" svg:width="2.1cm" svg:height="0.9cm" svg:x="98.2cm" svg:y="5.484cm">
          <text:p text:style-name="P1"><text:span text:style-name="T1">DFFR (clk33,/res3)</text:span></text:p>
          <text:p text:style-name="P1"><text:span text:style-name="T1">44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6.706cm" svg:y1="14.859cm" svg:x2="106.2cm" svg:y2="13.762cm" draw:end-shape="id245" draw:end-glue-point="2" svg:d="M106706 14859l-506-1097" svg:viewBox="0 0 507 1098">
          <text:p text:style-name="P1"><text:span text:style-name="T2">zz5</text:span></text:p>
        </draw:connector>
        <draw:connector draw:style-name="gr3" draw:text-style-name="P3" draw:layer="layout" draw:type="line" svg:x1="91.448cm" svg:y1="17.82cm" svg:x2="90.699cm" svg:y2="16.765cm" draw:end-shape="id244" draw:end-glue-point="2" svg:d="M91448 17820l-749-1055" svg:viewBox="0 0 750 1056">
          <text:p text:style-name="P1"><text:span text:style-name="T2">zz5</text:span></text:p>
        </draw:connector>
        <draw:connector draw:style-name="gr3" draw:text-style-name="P3" draw:layer="layout" draw:type="line" svg:x1="107.977cm" svg:y1="18.012cm" svg:x2="106.209cm" svg:y2="16.485cm" draw:end-shape="id242" draw:end-glue-point="2" svg:d="M107977 18012l-1768-1527" svg:viewBox="0 0 1769 1528">
          <text:p text:style-name="P1"><text:span text:style-name="T2">zz5/d</text:span></text:p>
        </draw:connector>
        <draw:custom-shape draw:style-name="gr2" draw:text-style-name="P2" xml:id="id252" draw:id="id252" draw:layer="layout" svg:width="1cm" svg:height="0.9cm" svg:x="98.8cm" svg:y="7.1cm">
          <text:p text:style-name="P1"><text:span text:style-name="T1">XOR</text:span></text:p>
          <text:p text:style-name="P1"><text:span text:style-name="T1">4410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8.429cm" svg:y1="9.032cm" svg:x2="99.3cm" svg:y2="8cm" draw:end-shape="id252" draw:end-glue-point="2" svg:d="M98429 9032l871-1032" svg:viewBox="0 0 872 1033">
          <text:p text:style-name="P1"><text:span text:style-name="T2">zz5</text:span></text:p>
        </draw:connector>
        <draw:connector draw:style-name="gr4" draw:text-style-name="P1" draw:layer="layout" draw:type="line" svg:x1="99.3cm" svg:y1="7.1cm" svg:x2="99.25cm" svg:y2="6.384cm" draw:start-shape="id252" draw:start-glue-point="0" draw:end-shape="id253" draw:end-glue-point="2" svg:d="M99300 7100l-50-716" svg:viewBox="0 0 51 717">
          <text:p/>
        </draw:connector>
        <draw:custom-shape draw:style-name="gr2" draw:text-style-name="P2" xml:id="id254" draw:id="id254" draw:layer="layout" svg:width="1cm" svg:height="0.9cm" svg:x="90.199cm" svg:y="13.965cm">
          <text:p text:style-name="P1"><text:span text:style-name="T1">NAND</text:span></text:p>
          <text:p text:style-name="P1"><text:span text:style-name="T1">4210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0.699cm" svg:y1="15.865cm" svg:x2="90.699cm" svg:y2="14.865cm" draw:start-shape="id244" draw:start-glue-point="0" draw:end-shape="id254" draw:end-glue-point="2" svg:d="M90699 15865v-1000" svg:viewBox="0 0 1 1001">
          <text:p/>
        </draw:connector>
        <draw:connector draw:style-name="gr4" draw:text-style-name="P1" draw:layer="layout" draw:type="line" svg:x1="106.2cm" svg:y1="12.862cm" svg:x2="106.2cm" svg:y2="11.185cm" draw:start-shape="id245" draw:start-glue-point="0" draw:end-shape="id255" draw:end-glue-point="2" svg:d="M106200 12862v-1677" svg:viewBox="0 0 1 1678">
          <text:p/>
        </draw:connector>
        <draw:custom-shape draw:style-name="gr2" draw:text-style-name="P2" xml:id="id256" draw:id="id256" draw:layer="layout" svg:width="1cm" svg:height="0.9cm" svg:x="99.7cm" svg:y="19.64cm">
          <text:p text:style-name="P1"><text:span text:style-name="T1">XOR</text:span></text:p>
          <text:p text:style-name="P1"><text:span text:style-name="T1">429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7" draw:id="id257" draw:layer="layout" svg:width="1cm" svg:height="0.9cm" svg:x="97.21cm" svg:y="10.907cm">
          <text:p text:style-name="P1"><text:span text:style-name="T1">XNOR</text:span></text:p>
          <text:p text:style-name="P1"><text:span text:style-name="T1">42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2cm" svg:y1="19.64cm" svg:x2="97.71cm" svg:y2="11.807cm" draw:start-shape="id256" draw:start-glue-point="0" draw:end-shape="id257" draw:end-glue-point="2" svg:d="M100200 19640l-2490-7833" svg:viewBox="0 0 2491 7834">
          <text:p/>
        </draw:connector>
        <draw:connector draw:style-name="gr4" draw:text-style-name="P1" draw:layer="layout" draw:type="line" svg:x1="100.2cm" svg:y1="19.64cm" svg:x2="97.743cm" svg:y2="14.685cm" draw:start-shape="id256" draw:start-glue-point="0" draw:end-shape="id258" draw:end-glue-point="2" svg:d="M100200 19640l-2457-4955" svg:viewBox="0 0 2458 4956">
          <text:p/>
        </draw:connector>
        <draw:connector draw:style-name="gr4" draw:text-style-name="P1" draw:layer="layout" draw:type="line" svg:x1="100.2cm" svg:y1="19.64cm" svg:x2="106.2cm" svg:y2="11.185cm" draw:start-shape="id256" draw:start-glue-point="0" draw:end-shape="id255" draw:end-glue-point="2" svg:d="M100200 19640l6000-8455" svg:viewBox="0 0 6001 8456">
          <text:p/>
        </draw:connector>
        <draw:custom-shape draw:style-name="gr2" draw:text-style-name="P2" xml:id="id259" draw:id="id259" draw:layer="layout" svg:width="1cm" svg:height="0.9cm" svg:x="102.2cm" svg:y="10.885cm">
          <text:p text:style-name="P1"><text:span text:style-name="T1">NAND</text:span></text:p>
          <text:p text:style-name="P1"><text:span text:style-name="T1">41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0.2cm" svg:y1="19.64cm" svg:x2="102.7cm" svg:y2="11.785cm" draw:start-shape="id256" draw:start-glue-point="0" draw:end-shape="id259" draw:end-glue-point="2" svg:d="M100200 19640l2500-7855" svg:viewBox="0 0 2501 7856">
          <text:p/>
        </draw:connector>
        <draw:connector draw:style-name="gr4" draw:text-style-name="P1" draw:layer="layout" draw:type="line" svg:x1="100.2cm" svg:y1="19.64cm" svg:x2="104.4cm" svg:y2="13.185cm" draw:start-shape="id256" draw:start-glue-point="0" draw:end-shape="id260" draw:end-glue-point="2" svg:d="M100200 19640l4200-6455" svg:viewBox="0 0 4201 6456">
          <text:p/>
        </draw:connector>
        <draw:connector draw:style-name="gr3" draw:text-style-name="P3" draw:layer="layout" draw:type="line" svg:x1="100.555cm" svg:y1="22.166cm" svg:x2="100.2cm" svg:y2="20.54cm" draw:end-shape="id256" draw:end-glue-point="2" svg:d="M100555 22166l-355-1626" svg:viewBox="0 0 356 1627">
          <text:p text:style-name="P1"><text:span text:style-name="T2">/zz3</text:span></text:p>
        </draw:connector>
        <draw:connector draw:style-name="gr3" draw:text-style-name="P3" draw:layer="layout" draw:type="line" svg:x1="98.294cm" svg:y1="12.905cm" svg:x2="98.8cm" svg:y2="11.8cm" draw:end-shape="id261" draw:end-glue-point="2" svg:d="M98294 12905l506-1105" svg:viewBox="0 0 507 1106">
          <text:p text:style-name="P1"><text:span text:style-name="T2">/zz3</text:span></text:p>
        </draw:connector>
        <draw:connector draw:style-name="gr4" draw:text-style-name="P1" draw:layer="layout" draw:type="line" svg:x1="100.2cm" svg:y1="19.64cm" svg:x2="90.699cm" svg:y2="14.865cm" draw:start-shape="id256" draw:start-glue-point="0" draw:end-shape="id254" draw:end-glue-point="2" svg:d="M100200 19640l-9501-4775" svg:viewBox="0 0 9502 4776">
          <text:p/>
        </draw:connector>
        <draw:custom-shape draw:style-name="gr2" draw:text-style-name="P2" xml:id="id262" draw:id="id262" draw:layer="layout" svg:width="1cm" svg:height="0.9cm" svg:x="91.9cm" svg:y="9.1cm">
          <text:p text:style-name="P1"><text:span text:style-name="T1">IMUX</text:span></text:p>
          <text:p text:style-name="P1"><text:span text:style-name="T1">41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2.4cm" svg:y1="9.1cm" svg:x2="92.4cm" svg:y2="8cm" draw:start-shape="id262" draw:start-glue-point="0" draw:end-shape="id240" draw:end-glue-point="2" svg:d="M92400 9100v-1100" svg:viewBox="0 0 1 1101">
          <text:p/>
        </draw:connector>
        <draw:custom-shape draw:style-name="gr2" draw:text-style-name="P2" xml:id="id263" draw:id="id263" draw:layer="layout" svg:width="1cm" svg:height="0.9cm" svg:x="91.3cm" svg:y="10.985cm">
          <text:p text:style-name="P1"><text:span text:style-name="T1">NAND</text:span></text:p>
          <text:p text:style-name="P1"><text:span text:style-name="T1">41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1.8cm" svg:y1="10.985cm" svg:x2="92.4cm" svg:y2="10cm" draw:start-shape="id263" draw:start-glue-point="0" svg:d="M91800 10985l600-985" svg:viewBox="0 0 601 986">
          <text:p text:style-name="P1"><text:span text:style-name="T2">c</text:span></text:p>
        </draw:connector>
        <draw:connector draw:style-name="gr3" draw:text-style-name="P3" draw:layer="layout" draw:type="line" svg:x1="91.997cm" svg:y1="13.646cm" svg:x2="91.8cm" svg:y2="11.885cm" draw:end-shape="id263" draw:end-glue-point="2" svg:d="M91997 13646l-197-1761" svg:viewBox="0 0 198 1762">
          <text:p text:style-name="P1"><text:span text:style-name="T2">/zz1</text:span></text:p>
        </draw:connector>
        <draw:connector draw:style-name="gr3" draw:text-style-name="P3" draw:layer="layout" draw:type="line" svg:x1="102.284cm" svg:y1="14.859cm" svg:x2="102.749cm" svg:y2="13.67cm" draw:end-shape="id264" draw:end-glue-point="2" svg:d="M102284 14859l465-1189" svg:viewBox="0 0 466 1190">
          <text:p text:style-name="P1"><text:span text:style-name="T2">/zz0</text:span></text:p>
        </draw:connector>
        <draw:connector draw:style-name="gr4" draw:text-style-name="P1" draw:layer="layout" draw:type="line" svg:x1="102.749cm" svg:y1="12.77cm" svg:x2="102.7cm" svg:y2="11.785cm" draw:start-shape="id264" draw:start-glue-point="0" draw:end-shape="id259" draw:end-glue-point="2" svg:d="M102749 12770l-49-985" svg:viewBox="0 0 50 986">
          <text:p/>
        </draw:connector>
        <draw:custom-shape draw:style-name="gr2" draw:text-style-name="P2" xml:id="id265" draw:id="id265" draw:layer="layout" svg:width="1cm" svg:height="0.9cm" svg:x="106.3cm" svg:y="18.133cm">
          <text:p text:style-name="P1"><text:span text:style-name="T1">22-OAI</text:span></text:p>
          <text:p text:style-name="P1"><text:span text:style-name="T1">40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7.972cm" svg:y1="20.134cm" svg:x2="106.8cm" svg:y2="19.033cm" draw:end-shape="id265" draw:end-glue-point="2" svg:d="M107972 20134l-1172-1101" svg:viewBox="0 0 1173 1102">
          <text:p text:style-name="P1"><text:span text:style-name="T2">/zz1/c</text:span></text:p>
        </draw:connector>
        <draw:connector draw:style-name="gr3" draw:text-style-name="P3" draw:layer="layout" draw:type="line" svg:x1="107.925cm" svg:y1="20.843cm" svg:x2="106.8cm" svg:y2="19.033cm" draw:end-shape="id265" draw:end-glue-point="2" svg:d="M107925 20843l-1125-1810" svg:viewBox="0 0 1126 1811">
          <text:p text:style-name="P1"><text:span text:style-name="T2">/zz4/d</text:span></text:p>
        </draw:connector>
        <draw:connector draw:style-name="gr3" draw:text-style-name="P3" draw:layer="layout" draw:type="line" svg:x1="97.19cm" svg:y1="17.864cm" svg:x2="97.743cm" svg:y2="16.785cm" draw:end-shape="id266" draw:end-glue-point="2" svg:d="M97190 17864l553-1079" svg:viewBox="0 0 554 1080">
          <text:p text:style-name="P1"><text:span text:style-name="T2">/zz0</text:span></text:p>
        </draw:connector>
        <draw:connector draw:style-name="gr3" draw:text-style-name="P3" draw:layer="layout" draw:type="line" svg:x1="97.781cm" svg:y1="18.218cm" svg:x2="97.743cm" svg:y2="16.785cm" draw:end-shape="id266" draw:end-glue-point="2" svg:d="M97781 18218l-38-1433" svg:viewBox="0 0 39 1434">
          <text:p text:style-name="P1"><text:span text:style-name="T2">/zz1</text:span></text:p>
        </draw:connector>
        <draw:connector draw:style-name="gr3" draw:text-style-name="P3" draw:layer="layout" draw:type="line" svg:x1="102.803cm" svg:y1="15.285cm" svg:x2="102.749cm" svg:y2="13.67cm" draw:end-shape="id264" draw:end-glue-point="2" svg:d="M102803 15285l-54-1615" svg:viewBox="0 0 55 1616">
          <text:p text:style-name="P1"><text:span text:style-name="T2">/zz1</text:span></text:p>
        </draw:connector>
        <draw:connector draw:style-name="gr3" draw:text-style-name="P3" draw:layer="layout" draw:type="line" svg:x1="105.385cm" svg:y1="20.208cm" svg:x2="105.7cm" svg:y2="19.057cm" draw:end-shape="id267" draw:end-glue-point="2" svg:d="M105385 20208l315-1151" svg:viewBox="0 0 316 1152">
          <text:p text:style-name="P1"><text:span text:style-name="T2">/zz2</text:span></text:p>
        </draw:connector>
        <draw:connector draw:style-name="gr3" draw:text-style-name="P3" draw:layer="layout" draw:type="line" svg:x1="105.7cm" svg:y1="18.157cm" svg:x2="106.209cm" svg:y2="16.485cm" draw:start-shape="id267" draw:start-glue-point="0" draw:end-shape="id242" draw:end-glue-point="2" svg:d="M105700 18157l509-1672" svg:viewBox="0 0 510 1673">
          <text:p text:style-name="P1"><text:span text:style-name="T2">a</text:span></text:p>
        </draw:connector>
        <draw:connector draw:style-name="gr4" draw:text-style-name="P1" draw:layer="layout" draw:type="line" svg:x1="105.7cm" svg:y1="18.157cm" svg:x2="105.1cm" svg:y2="16.485cm" draw:start-shape="id267" draw:start-glue-point="0" draw:end-shape="id268" draw:end-glue-point="2" svg:d="M105700 18157l-600-1672" svg:viewBox="0 0 601 1673">
          <text:p/>
        </draw:connector>
        <draw:connector draw:style-name="gr3" draw:text-style-name="P3" draw:layer="layout" draw:type="line" svg:x1="92.9cm" svg:y1="11cm" svg:x2="92.4cm" svg:y2="10cm" draw:start-shape="id238" draw:start-glue-point="0" draw:end-shape="id269" draw:end-glue-point="3" svg:d="M92900 11000l-500-1000" svg:viewBox="0 0 501 1001">
          <text:p text:style-name="P1"><text:span text:style-name="T2">b</text:span></text:p>
        </draw:connector>
        <draw:custom-shape draw:style-name="gr2" draw:text-style-name="P2" xml:id="id270" draw:id="id270" draw:layer="layout" svg:width="1cm" svg:height="0.9cm" svg:x="89.6cm" svg:y="7.1cm">
          <text:p text:style-name="P1"><text:span text:style-name="T1">XOR</text:span></text:p>
          <text:p text:style-name="P1"><text:span text:style-name="T1">4210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0.1cm" svg:y1="7.1cm" svg:x2="90.05cm" svg:y2="6.384cm" draw:start-shape="id270" draw:start-glue-point="0" draw:end-shape="id271" draw:end-glue-point="2" svg:d="M90100 7100l-50-716" svg:viewBox="0 0 51 717">
          <text:p/>
        </draw:connector>
        <draw:custom-shape draw:style-name="gr2" draw:text-style-name="P2" xml:id="id272" draw:id="id272" draw:layer="layout" svg:width="1cm" svg:height="0.9cm" svg:x="90.2cm" svg:y="10.985cm">
          <text:p text:style-name="P1"><text:span text:style-name="T1">XNOR</text:span></text:p>
          <text:p text:style-name="P1"><text:span text:style-name="T1">4210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0.7cm" svg:y1="10.985cm" svg:x2="90.1cm" svg:y2="8cm" draw:start-shape="id272" draw:start-glue-point="0" draw:end-shape="id270" draw:end-glue-point="2" svg:d="M90700 10985l-600-2985" svg:viewBox="0 0 601 2986">
          <text:p/>
        </draw:connector>
        <draw:connector draw:style-name="gr3" draw:text-style-name="P3" xml:id="id269" draw:id="id269" draw:layer="layout" draw:type="line" svg:x1="90.7cm" svg:y1="10.985cm" svg:x2="92.4cm" svg:y2="10cm" draw:start-shape="id272" draw:start-glue-point="0" svg:d="M90700 10985l1700-985" svg:viewBox="0 0 1701 986">
          <text:p text:style-name="P1"><text:span text:style-name="T2">a</text:span></text:p>
        </draw:connector>
        <draw:connector draw:style-name="gr4" draw:text-style-name="P1" draw:layer="layout" draw:type="line" svg:x1="89.4cm" svg:y1="8.731cm" svg:x2="90.1cm" svg:y2="8cm" draw:start-shape="id237" draw:start-glue-point="0" draw:end-shape="id270" draw:end-glue-point="2" svg:d="M89400 8731l700-731" svg:viewBox="0 0 701 732">
          <text:p/>
        </draw:connector>
        <draw:custom-shape draw:style-name="gr1" draw:text-style-name="P2" xml:id="id274" draw:id="id274" draw:layer="layout" svg:width="2.1cm" svg:height="0.9cm" svg:x="86.7cm" svg:y="5.484cm">
          <text:p text:style-name="P1"><text:span text:style-name="T1">DFFR (clk34,/res3)</text:span></text:p>
          <text:p text:style-name="P1"><text:span text:style-name="T1">43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8.963cm" svg:y1="10.903cm" svg:x2="89.4cm" svg:y2="9.631cm" draw:end-shape="id237" draw:end-glue-point="2" svg:d="M88963 10903l437-1272" svg:viewBox="0 0 438 1273">
          <text:p text:style-name="P1"><text:span text:style-name="T2">zz0</text:span></text:p>
        </draw:connector>
        <draw:connector draw:style-name="gr3" draw:text-style-name="P3" draw:layer="layout" draw:type="line" svg:x1="87.772cm" svg:y1="9.361cm" svg:x2="87.8cm" svg:y2="8cm" draw:end-shape="id273" draw:end-glue-point="2" svg:d="M87772 9361l28-1361" svg:viewBox="0 0 29 1362">
          <text:p text:style-name="P1"><text:span text:style-name="T2">zz0</text:span></text:p>
        </draw:connector>
        <draw:connector draw:style-name="gr4" draw:text-style-name="P1" draw:layer="layout" draw:type="line" svg:x1="87.8cm" svg:y1="7.1cm" svg:x2="87.75cm" svg:y2="6.384cm" draw:start-shape="id273" draw:start-glue-point="0" draw:end-shape="id274" draw:end-glue-point="2" svg:d="M87800 7100l-50-716" svg:viewBox="0 0 51 717">
          <text:p/>
        </draw:connector>
        <draw:connector draw:style-name="gr3" draw:text-style-name="P3" draw:layer="layout" draw:type="line" svg:x1="92.639cm" svg:y1="13.088cm" svg:x2="92.9cm" svg:y2="11.9cm" draw:end-shape="id238" draw:end-glue-point="2" svg:d="M92639 13088l261-1188" svg:viewBox="0 0 262 1189">
          <text:p text:style-name="P1"><text:span text:style-name="T2">zz0</text:span></text:p>
        </draw:connector>
        <draw:connector draw:style-name="gr3" draw:text-style-name="P3" draw:layer="layout" draw:type="line" svg:x1="87.75cm" svg:y1="5.484cm" svg:x2="87.759cm" svg:y2="3.9cm" draw:start-shape="id274" draw:start-glue-point="0" svg:d="M87750 5484l9-1584" svg:viewBox="0 0 10 1585">
          <text:p text:style-name="P1"><text:span text:style-name="T2">zz0</text:span></text:p>
        </draw:connector>
        <draw:connector draw:style-name="gr3" draw:text-style-name="P3" draw:layer="layout" draw:type="line" svg:x1="90.05cm" svg:y1="5.484cm" svg:x2="90.1cm" svg:y2="3.9cm" draw:start-shape="id271" draw:start-glue-point="0" svg:d="M90050 5484l50-1584" svg:viewBox="0 0 51 1585">
          <text:p text:style-name="P1"><text:span text:style-name="T2">zz1</text:span></text:p>
        </draw:connector>
        <draw:connector draw:style-name="gr3" draw:text-style-name="P3" draw:layer="layout" draw:type="line" svg:x1="92.35cm" svg:y1="5.484cm" svg:x2="92.4cm" svg:y2="3.9cm" draw:start-shape="id241" draw:start-glue-point="0" svg:d="M92350 5484l50-1584" svg:viewBox="0 0 51 1585">
          <text:p text:style-name="P1"><text:span text:style-name="T2">zz2</text:span></text:p>
        </draw:connector>
        <draw:connector draw:style-name="gr3" draw:text-style-name="P3" draw:layer="layout" draw:type="line" svg:x1="99.25cm" svg:y1="5.484cm" svg:x2="99.2cm" svg:y2="3.9cm" draw:start-shape="id253" draw:start-glue-point="0" svg:d="M99250 5484l-50-1584" svg:viewBox="0 0 51 1585">
          <text:p text:style-name="P1"><text:span text:style-name="T2">zz5</text:span></text:p>
        </draw:connector>
        <draw:connector draw:style-name="gr3" draw:text-style-name="P3" draw:layer="layout" draw:type="line" svg:x1="96.95cm" svg:y1="5.484cm" svg:x2="96.9cm" svg:y2="3.9cm" draw:start-shape="id251" draw:start-glue-point="0" svg:d="M96950 5484l-50-1584" svg:viewBox="0 0 51 1585">
          <text:p text:style-name="P1"><text:span text:style-name="T2">zz4</text:span></text:p>
        </draw:connector>
        <draw:connector draw:style-name="gr3" draw:text-style-name="P3" draw:layer="layout" draw:type="line" svg:x1="104.193cm" svg:y1="22.929cm" svg:x2="104.5cm" svg:y2="21.785cm" draw:end-shape="id243" draw:end-glue-point="2" svg:d="M104193 22929l307-1144" svg:viewBox="0 0 308 1145">
          <text:p text:style-name="P1"><text:span text:style-name="T2">zz0</text:span></text:p>
        </draw:connector>
        <draw:connector draw:style-name="gr3" draw:text-style-name="P3" draw:layer="layout" draw:type="line" svg:x1="94.65cm" svg:y1="5.484cm" svg:x2="94.7cm" svg:y2="3.9cm" draw:start-shape="id247" draw:start-glue-point="0" svg:d="M94650 5484l50-1584" svg:viewBox="0 0 51 1585">
          <text:p text:style-name="P1"><text:span text:style-name="T2">zz3</text:span></text:p>
        </draw:connector>
        <draw:connector draw:style-name="gr3" draw:text-style-name="P3" draw:layer="layout" draw:type="line" svg:x1="47.668cm" svg:y1="42.4cm" svg:x2="48.07cm" svg:y2="39.91cm" draw:end-shape="id66" draw:end-glue-point="2" svg:d="M47668 42400l402-2490" svg:viewBox="0 0 403 2491">
          <text:p text:style-name="P1"><text:span text:style-name="T2">zz0/c</text:span></text:p>
        </draw:connector>
        <draw:connector draw:style-name="gr3" draw:text-style-name="P3" draw:layer="layout" draw:type="line" svg:x1="99.94cm" svg:y1="21.764cm" svg:x2="100.2cm" svg:y2="20.54cm" draw:end-shape="id256" draw:end-glue-point="2" svg:d="M99940 21764l260-1224" svg:viewBox="0 0 261 1225">
          <text:p text:style-name="P1"><text:span text:style-name="T2">/zz0</text:span></text:p>
        </draw:connector>
        <draw:connector draw:style-name="gr3" draw:text-style-name="P3" draw:layer="layout" draw:type="line" svg:x1="91.362cm" svg:y1="13.064cm" svg:x2="91.8cm" svg:y2="11.885cm" draw:end-shape="id263" draw:end-glue-point="2" svg:d="M91362 13064l438-1179" svg:viewBox="0 0 439 1180">
          <text:p text:style-name="P1"><text:span text:style-name="T2">/zz0</text:span></text:p>
        </draw:connector>
        <draw:connector draw:style-name="gr3" draw:text-style-name="P3" draw:layer="layout" draw:type="line" svg:x1="103.3cm" svg:y1="14.836cm" svg:x2="102.749cm" svg:y2="13.67cm" draw:end-shape="id264" draw:end-glue-point="2" svg:d="M103300 14836l-551-1166" svg:viewBox="0 0 552 1167">
          <text:p text:style-name="P1"><text:span text:style-name="T2">/zz2</text:span></text:p>
        </draw:connector>
        <draw:connector draw:style-name="gr3" draw:text-style-name="P3" draw:layer="layout" draw:type="line" svg:x1="98.3cm" svg:y1="17.864cm" svg:x2="97.743cm" svg:y2="16.785cm" draw:end-shape="id266" draw:end-glue-point="2" svg:d="M98300 17864l-557-1079" svg:viewBox="0 0 558 1080">
          <text:p text:style-name="P1"><text:span text:style-name="T2">/zz2</text:span></text:p>
        </draw:connector>
        <draw:connector draw:style-name="gr4" draw:text-style-name="P1" draw:layer="layout" draw:type="line" svg:x1="100.2cm" svg:y1="19.64cm" svg:x2="90.7cm" svg:y2="11.885cm" draw:start-shape="id256" draw:start-glue-point="0" draw:end-shape="id272" draw:end-glue-point="2" svg:d="M100200 19640l-9500-7755" svg:viewBox="0 0 9501 7756">
          <text:p/>
        </draw:connector>
        <draw:custom-shape draw:style-name="gr2" draw:text-style-name="P2" xml:id="id275" draw:id="id275" draw:layer="layout" svg:width="1cm" svg:height="0.9cm" svg:x="103.9cm" svg:y="8.285cm">
          <text:p text:style-name="P1"><text:span text:style-name="T1">IMUX</text:span></text:p>
          <text:p text:style-name="P1"><text:span text:style-name="T1">41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0.699cm" svg:y1="13.965cm" svg:x2="104.4cm" svg:y2="9.185cm" draw:start-shape="id254" draw:start-glue-point="0" draw:end-shape="id275" draw:end-glue-point="2" svg:d="M90699 13965l13701-4780" svg:viewBox="0 0 13702 4781">
          <text:p text:style-name="P1"><text:span text:style-name="T2">c</text:span></text:p>
        </draw:connector>
        <draw:connector draw:style-name="gr4" draw:text-style-name="P1" draw:layer="layout" draw:type="line" svg:x1="90.699cm" svg:y1="13.965cm" svg:x2="90.7cm" svg:y2="11.885cm" draw:start-shape="id254" draw:start-glue-point="0" draw:end-shape="id272" draw:end-glue-point="2" svg:d="M90699 13965l1-2080" svg:viewBox="0 0 2 2081">
          <text:p/>
        </draw:connector>
        <draw:connector draw:style-name="gr3" draw:text-style-name="P3" draw:layer="layout" draw:type="line" svg:x1="41.487cm" svg:y1="39.766cm" svg:x2="41.884cm" svg:y2="37.4cm" draw:end-shape="id71" draw:end-glue-point="2" svg:d="M41487 39766l397-2366" svg:viewBox="0 0 398 2367">
          <text:p text:style-name="P1"><text:span text:style-name="T2">zz5/c</text:span></text:p>
        </draw:connector>
        <draw:connector draw:style-name="gr4" draw:text-style-name="P1" draw:layer="layout" draw:type="line" svg:x1="97.743cm" svg:y1="15.885cm" svg:x2="97.743cm" svg:y2="14.685cm" draw:start-shape="id266" draw:start-glue-point="0" draw:end-shape="id258" draw:end-glue-point="2" svg:d="M97743 15885v-1200" svg:viewBox="0 0 1 1201">
          <text:p/>
        </draw:connector>
        <draw:connector draw:style-name="gr4" draw:text-style-name="P1" draw:layer="layout" draw:type="line" svg:x1="96.4cm" svg:y1="8.8cm" svg:x2="97cm" svg:y2="8cm" draw:start-shape="id249" draw:start-glue-point="0" draw:end-shape="id250" draw:end-glue-point="2" svg:d="M96400 8800l600-800" svg:viewBox="0 0 601 801">
          <text:p/>
        </draw:connector>
        <draw:connector draw:style-name="gr4" draw:text-style-name="P1" draw:layer="layout" draw:type="line" svg:x1="97.71cm" svg:y1="10.907cm" svg:x2="97cm" svg:y2="8cm" draw:start-shape="id257" draw:start-glue-point="0" draw:end-shape="id250" draw:end-glue-point="2" svg:d="M97710 10907l-710-2907" svg:viewBox="0 0 711 2908">
          <text:p/>
        </draw:connector>
        <draw:connector draw:style-name="gr4" draw:text-style-name="P1" draw:layer="layout" draw:type="line" svg:x1="97.743cm" svg:y1="13.785cm" svg:x2="97.71cm" svg:y2="11.807cm" draw:start-shape="id258" draw:start-glue-point="0" draw:end-shape="id257" draw:end-glue-point="2" svg:d="M97743 13785l-33-1978" svg:viewBox="0 0 34 1979">
          <text:p/>
        </draw:connector>
        <draw:connector draw:style-name="gr3" draw:text-style-name="P3" draw:layer="layout" draw:type="line" svg:x1="97.743cm" svg:y1="13.785cm" svg:x2="101.6cm" svg:y2="11.785cm" draw:start-shape="id258" draw:start-glue-point="0" draw:end-shape="id276" draw:end-glue-point="2" svg:d="M97743 13785l3857-2000" svg:viewBox="0 0 3858 2001">
          <text:p text:style-name="P1"><text:span text:style-name="T2">a</text:span></text:p>
        </draw:connector>
        <draw:custom-shape draw:style-name="gr2" draw:text-style-name="P2" xml:id="id277" draw:id="id277" draw:layer="layout" svg:width="1cm" svg:height="0.9cm" svg:x="98.9cm" svg:y="8.785cm">
          <text:p text:style-name="P1"><text:span text:style-name="T1">IMUX</text:span></text:p>
          <text:p text:style-name="P1"><text:span text:style-name="T1">42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9.4cm" svg:y1="8.785cm" svg:x2="99.3cm" svg:y2="8cm" draw:start-shape="id277" draw:start-glue-point="0" draw:end-shape="id252" draw:end-glue-point="2" svg:d="M99400 8785l-100-785" svg:viewBox="0 0 101 786">
          <text:p/>
        </draw:connector>
        <draw:connector draw:style-name="gr3" draw:text-style-name="P3" draw:layer="layout" draw:type="line" svg:x1="97.71cm" svg:y1="10.907cm" svg:x2="99.4cm" svg:y2="9.685cm" draw:start-shape="id257" draw:start-glue-point="0" draw:end-shape="id277" draw:end-glue-point="2" svg:d="M97710 10907l1690-1222" svg:viewBox="0 0 1691 1223">
          <text:p text:style-name="P1"><text:span text:style-name="T2">a</text:span></text:p>
        </draw:connector>
        <draw:connector draw:style-name="gr3" draw:text-style-name="P3" draw:layer="layout" draw:type="line" svg:x1="99.9cm" svg:y1="10.885cm" svg:x2="99.4cm" svg:y2="9.685cm" draw:start-shape="id248" draw:start-glue-point="0" draw:end-shape="id277" draw:end-glue-point="2" svg:d="M99900 10885l-500-1200" svg:viewBox="0 0 501 1201">
          <text:p text:style-name="P1"><text:span text:style-name="T2">b</text:span></text:p>
        </draw:connector>
        <draw:connector draw:style-name="gr3" draw:text-style-name="P3" draw:layer="layout" draw:type="line" svg:x1="98.8cm" svg:y1="10.9cm" svg:x2="99.4cm" svg:y2="9.685cm" draw:start-shape="id261" draw:start-glue-point="0" draw:end-shape="id277" draw:end-glue-point="2" svg:d="M98800 10900l600-1215" svg:viewBox="0 0 601 1216">
          <text:p text:style-name="P1"><text:span text:style-name="T2">c</text:span></text:p>
        </draw:connector>
        <draw:connector draw:style-name="gr3" draw:text-style-name="P3" draw:layer="layout" draw:type="line" svg:x1="98.86cm" svg:y1="13.332cm" svg:x2="98.8cm" svg:y2="11.8cm" draw:end-shape="id261" draw:end-glue-point="2" svg:d="M98860 13332l-60-1532" svg:viewBox="0 0 61 1533">
          <text:p text:style-name="P1"><text:span text:style-name="T2">/zz4</text:span></text:p>
        </draw:connector>
        <draw:connector draw:style-name="gr3" draw:text-style-name="P3" draw:layer="layout" draw:type="line" svg:x1="101.579cm" svg:y1="13.461cm" svg:x2="101.6cm" svg:y2="11.785cm" draw:end-shape="id276" draw:end-glue-point="2" svg:d="M101579 13461l21-1676" svg:viewBox="0 0 22 1677">
          <text:p text:style-name="P1"><text:span text:style-name="T2">/zz4/c</text:span></text:p>
        </draw:connector>
        <draw:connector draw:style-name="gr3" draw:text-style-name="P3" draw:layer="layout" draw:type="line" svg:x1="102.075cm" svg:y1="12.895cm" svg:x2="101.6cm" svg:y2="11.785cm" draw:end-shape="id276" draw:end-glue-point="2" svg:d="M102075 12895l-475-1110" svg:viewBox="0 0 476 1111">
          <text:p text:style-name="P1"><text:span text:style-name="T2">/zz5/b</text:span></text:p>
        </draw:connector>
        <draw:connector draw:style-name="gr3" draw:text-style-name="P3" draw:layer="layout" draw:type="line" svg:x1="106.059cm" svg:y1="20.485cm" svg:x2="105.7cm" svg:y2="19.057cm" draw:end-shape="id267" draw:end-glue-point="2" svg:d="M106059 20485l-359-1428" svg:viewBox="0 0 360 1429">
          <text:p text:style-name="P1"><text:span text:style-name="T2">/zz5</text:span></text:p>
        </draw:connector>
        <draw:custom-shape draw:style-name="gr2" draw:text-style-name="P2" xml:id="id278" draw:id="id278" draw:layer="layout" svg:width="1cm" svg:height="0.9cm" svg:x="102.2cm" svg:y="8.3cm">
          <text:p text:style-name="P1"><text:span text:style-name="T1">IMUX</text:span></text:p>
          <text:p text:style-name="P1"><text:span text:style-name="T1">411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1.6cm" svg:y1="10.885cm" svg:x2="102.7cm" svg:y2="9.2cm" draw:start-shape="id276" draw:start-glue-point="0" draw:end-shape="id278" draw:end-glue-point="2" svg:d="M101600 10885l1100-1685" svg:viewBox="0 0 1101 1686">
          <text:p text:style-name="P1"><text:span text:style-name="T2">c</text:span></text:p>
        </draw:connector>
        <draw:custom-shape draw:style-name="gr2" draw:text-style-name="P2" xml:id="id279" draw:id="id279" draw:layer="layout" svg:width="1cm" svg:height="0.9cm" svg:x="104cm" svg:y="18.185cm">
          <text:p text:style-name="P1"><text:span text:style-name="T1">XOR</text:span></text:p>
          <text:p text:style-name="P1"><text:span text:style-name="T1">39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5.8cm" svg:y1="20.837cm" svg:x2="104.5cm" svg:y2="19.085cm" draw:start-shape="id239" draw:start-glue-point="0" draw:end-shape="id279" draw:end-glue-point="2" svg:d="M105800 20837l-1300-1752" svg:viewBox="0 0 1301 1753">
          <text:p/>
        </draw:connector>
        <draw:connector draw:style-name="gr4" draw:text-style-name="P1" draw:layer="layout" draw:type="line" svg:x1="104.5cm" svg:y1="20.885cm" svg:x2="104.5cm" svg:y2="19.085cm" draw:start-shape="id243" draw:start-glue-point="0" draw:end-shape="id279" draw:end-glue-point="2" svg:d="M104500 20885v-1800" svg:viewBox="0 0 1 1801">
          <text:p/>
        </draw:connector>
        <draw:connector draw:style-name="gr3" draw:text-style-name="P3" draw:layer="layout" draw:type="line" svg:x1="104.5cm" svg:y1="20.885cm" svg:x2="106.8cm" svg:y2="19.033cm" draw:start-shape="id243" draw:start-glue-point="0" draw:end-shape="id265" draw:end-glue-point="2" svg:d="M104500 20885l2300-1852" svg:viewBox="0 0 2301 1853">
          <text:p text:style-name="P1"><text:span text:style-name="T2">b</text:span></text:p>
        </draw:connector>
        <draw:connector draw:style-name="gr4" draw:text-style-name="P1" draw:layer="layout" draw:type="line" svg:x1="104.5cm" svg:y1="18.185cm" svg:x2="104.4cm" svg:y2="13.185cm" draw:start-shape="id279" draw:start-glue-point="0" draw:end-shape="id260" draw:end-glue-point="2" svg:d="M104500 18185l-100-5000" svg:viewBox="0 0 101 5001">
          <text:p/>
        </draw:connector>
        <draw:connector draw:style-name="gr3" draw:text-style-name="P3" draw:layer="layout" draw:type="line" svg:x1="106.2cm" svg:y1="10.285cm" svg:x2="104.4cm" svg:y2="9.185cm" draw:start-shape="id255" draw:start-glue-point="0" draw:end-shape="id275" draw:end-glue-point="2" svg:d="M106200 10285l-1800-1100" svg:viewBox="0 0 1801 1101">
          <text:p text:style-name="P1"><text:span text:style-name="T2">b</text:span></text:p>
        </draw:connector>
        <draw:connector draw:style-name="gr3" draw:text-style-name="P3" draw:layer="layout" draw:type="line" svg:x1="104.4cm" svg:y1="10.285cm" svg:x2="102.7cm" svg:y2="9.2cm" draw:start-shape="id280" draw:start-glue-point="0" draw:end-shape="id278" draw:end-glue-point="2" svg:d="M104400 10285l-1700-1085" svg:viewBox="0 0 1701 1086">
          <text:p text:style-name="P1"><text:span text:style-name="T2">a</text:span></text:p>
        </draw:connector>
        <draw:connector draw:style-name="gr3" draw:text-style-name="P3" draw:layer="layout" draw:type="line" svg:x1="104.4cm" svg:y1="10.285cm" svg:x2="104.4cm" svg:y2="9.185cm" draw:start-shape="id280" draw:start-glue-point="0" draw:end-shape="id275" draw:end-glue-point="2" svg:d="M104400 10285v-1100" svg:viewBox="0 0 1 1101">
          <text:p text:style-name="P1"><text:span text:style-name="T2">a</text:span></text:p>
        </draw:connector>
        <draw:custom-shape draw:style-name="gr2" draw:text-style-name="P2" xml:id="id281" draw:id="id281" draw:layer="layout" svg:width="1cm" svg:height="0.9cm" svg:x="103.9cm" svg:y="6.285cm">
          <text:p text:style-name="P1"><text:span text:style-name="T1">3-OR (mclk)</text:span></text:p>
          <text:p text:style-name="P1"><text:span text:style-name="T1">41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4.4cm" svg:y1="8.285cm" svg:x2="104.4cm" svg:y2="7.185cm" draw:start-shape="id275" draw:start-glue-point="0" draw:end-shape="id281" draw:end-glue-point="2" svg:d="M104400 8285v-1100" svg:viewBox="0 0 1 1101">
          <text:p/>
        </draw:connector>
        <draw:custom-shape draw:style-name="gr2" draw:text-style-name="P2" xml:id="id280" draw:id="id280" draw:layer="layout" svg:width="1cm" svg:height="0.9cm" svg:x="103.9cm" svg:y="10.285cm">
          <text:p text:style-name="P1"><text:span text:style-name="T1">NAND</text:span></text:p>
          <text:p text:style-name="P1"><text:span text:style-name="T1">407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2.7cm" svg:y1="10.885cm" svg:x2="102.7cm" svg:y2="9.2cm" draw:start-shape="id259" draw:start-glue-point="0" draw:end-shape="id278" draw:end-glue-point="2" svg:d="M102700 10885v-1685" svg:viewBox="0 0 1 1686">
          <text:p text:style-name="P1"><text:span text:style-name="T2">b</text:span></text:p>
        </draw:connector>
        <draw:custom-shape draw:style-name="gr2" draw:text-style-name="P2" xml:id="id282" draw:id="id282" draw:layer="layout" svg:width="1cm" svg:height="0.9cm" svg:x="102.2cm" svg:y="6.285cm">
          <text:p text:style-name="P1"><text:span text:style-name="T1">3-OR (mclk)</text:span></text:p>
          <text:p text:style-name="P1"><text:span text:style-name="T1">41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2.7cm" svg:y1="8.3cm" svg:x2="102.7cm" svg:y2="7.185cm" draw:start-shape="id278" draw:start-glue-point="0" draw:end-shape="id282" draw:end-glue-point="2" svg:d="M102700 8300v-1115" svg:viewBox="0 0 1 1116">
          <text:p/>
        </draw:connector>
        <draw:connector draw:style-name="gr4" draw:text-style-name="P1" draw:layer="layout" draw:type="line" svg:x1="104.4cm" svg:y1="12.285cm" svg:x2="104.4cm" svg:y2="11.185cm" draw:start-shape="id260" draw:start-glue-point="0" draw:end-shape="id280" draw:end-glue-point="2" svg:d="M104400 12285v-1100" svg:viewBox="0 0 1 1101">
          <text:p/>
        </draw:connector>
        <draw:connector draw:style-name="gr4" draw:text-style-name="P1" draw:layer="layout" draw:type="line" svg:x1="106.209cm" svg:y1="15.585cm" svg:x2="104.4cm" svg:y2="11.185cm" draw:start-shape="id242" draw:start-glue-point="0" draw:end-shape="id280" draw:end-glue-point="2" svg:d="M106209 15585l-1809-4400" svg:viewBox="0 0 1810 4401">
          <text:p/>
        </draw:connector>
        <draw:connector draw:style-name="gr3" draw:text-style-name="P3" draw:layer="layout" draw:type="line" svg:x1="105.8cm" svg:y1="20.837cm" svg:x2="106.8cm" svg:y2="19.033cm" draw:start-shape="id239" draw:start-glue-point="0" draw:end-shape="id265" draw:end-glue-point="2" svg:d="M105800 20837l1000-1804" svg:viewBox="0 0 1001 1805">
          <text:p text:style-name="P1"><text:span text:style-name="T2">a</text:span></text:p>
        </draw:connector>
        <draw:connector draw:style-name="gr3" draw:text-style-name="P3" draw:layer="layout" draw:type="line" svg:x1="106.8cm" svg:y1="18.133cm" svg:x2="106.209cm" svg:y2="16.485cm" draw:start-shape="id265" draw:start-glue-point="0" draw:end-shape="id242" draw:end-glue-point="2" svg:d="M106800 18133l-591-1648" svg:viewBox="0 0 592 1649">
          <text:p text:style-name="P1"><text:span text:style-name="T2">b</text:span></text:p>
        </draw:connector>
        <draw:connector draw:style-name="gr4" draw:text-style-name="P1" draw:layer="layout" draw:type="line" svg:x1="106.8cm" svg:y1="18.133cm" svg:x2="105.1cm" svg:y2="16.485cm" draw:start-shape="id265" draw:start-glue-point="0" draw:end-shape="id268" draw:end-glue-point="2" svg:d="M106800 18133l-1700-1648" svg:viewBox="0 0 1701 1649">
          <text:p/>
        </draw:connector>
        <draw:custom-shape draw:style-name="gr2" draw:text-style-name="P2" xml:id="id283" draw:id="id283" draw:layer="layout" svg:width="1cm" svg:height="0.9cm" svg:x="93.8cm" svg:y="20.885cm">
          <text:p text:style-name="P1"><text:span text:style-name="T1">NOT</text:span></text:p>
          <text:p text:style-name="P1"><text:span text:style-name="T1">42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4.26cm" svg:y1="23.008cm" svg:x2="94.3cm" svg:y2="21.785cm" draw:end-shape="id283" draw:end-glue-point="2" svg:d="M94260 23008l40-1223" svg:viewBox="0 0 41 1224">
          <text:p text:style-name="P1"><text:span text:style-name="T2">zz3</text:span></text:p>
        </draw:connector>
        <draw:connector draw:style-name="gr3" draw:text-style-name="P3" draw:layer="layout" draw:type="line" svg:x1="94.3cm" svg:y1="20.885cm" svg:x2="94.308cm" svg:y2="19.511cm" draw:start-shape="id283" draw:start-glue-point="0" svg:d="M94300 20885l8-1374" svg:viewBox="0 0 9 1375">
          <text:p text:style-name="P1"><text:span text:style-name="T2">/zz3</text:span></text:p>
        </draw:connector>
        <draw:custom-shape draw:style-name="gr2" draw:text-style-name="P2" xml:id="id284" draw:id="id284" draw:layer="layout" svg:width="1cm" svg:height="0.9cm" svg:x="91.6cm" svg:y="20.899cm">
          <text:p text:style-name="P1"><text:span text:style-name="T1">NOT</text:span></text:p>
          <text:p text:style-name="P1"><text:span text:style-name="T1">4110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2.097cm" svg:y1="22.981cm" svg:x2="92.1cm" svg:y2="21.799cm" draw:end-shape="id284" draw:end-glue-point="2" svg:d="M92097 22981l3-1182" svg:viewBox="0 0 4 1183">
          <text:p text:style-name="P1"><text:span text:style-name="T2">zz1</text:span></text:p>
        </draw:connector>
        <draw:connector draw:style-name="gr3" draw:text-style-name="P3" draw:layer="layout" draw:type="line" svg:x1="92.1cm" svg:y1="20.899cm" svg:x2="92.133cm" svg:y2="19.485cm" draw:start-shape="id284" draw:start-glue-point="0" svg:d="M92100 20899l33-1414" svg:viewBox="0 0 34 1415">
          <text:p text:style-name="P1"><text:span text:style-name="T2">/zz1</text:span></text:p>
        </draw:connector>
        <draw:custom-shape draw:style-name="gr2" draw:text-style-name="P2" xml:id="id285" draw:id="id285" draw:layer="layout" svg:width="1cm" svg:height="0.9cm" svg:x="92.7cm" svg:y="20.899cm">
          <text:p text:style-name="P1"><text:span text:style-name="T1">NOT</text:span></text:p>
          <text:p text:style-name="P1"><text:span text:style-name="T1">41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3.15cm" svg:y1="22.984cm" svg:x2="93.2cm" svg:y2="21.799cm" draw:end-shape="id285" draw:end-glue-point="2" svg:d="M93150 22984l50-1185" svg:viewBox="0 0 51 1186">
          <text:p text:style-name="P1"><text:span text:style-name="T2">zz2</text:span></text:p>
        </draw:connector>
        <draw:connector draw:style-name="gr3" draw:text-style-name="P3" draw:layer="layout" draw:type="line" svg:x1="93.2cm" svg:y1="20.899cm" svg:x2="93.233cm" svg:y2="19.512cm" draw:start-shape="id285" draw:start-glue-point="0" svg:d="M93200 20899l33-1387" svg:viewBox="0 0 34 1388">
          <text:p text:style-name="P1"><text:span text:style-name="T2">/zz2</text:span></text:p>
        </draw:connector>
        <draw:custom-shape draw:style-name="gr2" draw:text-style-name="P2" xml:id="id286" draw:id="id286" draw:layer="layout" svg:width="1cm" svg:height="0.9cm" svg:x="90.5cm" svg:y="20.899cm">
          <text:p text:style-name="P1"><text:span text:style-name="T1">NOT</text:span></text:p>
          <text:p text:style-name="P1"><text:span text:style-name="T1">4299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0.972cm" svg:y1="23.085cm" svg:x2="91cm" svg:y2="21.799cm" draw:end-shape="id286" draw:end-glue-point="2" svg:d="M90972 23085l28-1286" svg:viewBox="0 0 29 1287">
          <text:p text:style-name="P1"><text:span text:style-name="T2">zz0</text:span></text:p>
        </draw:connector>
        <draw:connector draw:style-name="gr3" draw:text-style-name="P3" draw:layer="layout" draw:type="line" svg:x1="91cm" svg:y1="20.899cm" svg:x2="91.043cm" svg:y2="19.486cm" draw:start-shape="id286" draw:start-glue-point="0" svg:d="M91000 20899l43-1413" svg:viewBox="0 0 44 1414">
          <text:p text:style-name="P1"><text:span text:style-name="T2">/zz0</text:span></text:p>
        </draw:connector>
        <draw:custom-shape draw:style-name="gr2" draw:text-style-name="P2" xml:id="id287" draw:id="id287" draw:layer="layout" svg:width="1cm" svg:height="0.9cm" svg:x="94.9cm" svg:y="20.899cm">
          <text:p text:style-name="P1"><text:span text:style-name="T1">NOT</text:span></text:p>
          <text:p text:style-name="P1"><text:span text:style-name="T1">40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5.392cm" svg:y1="23.085cm" svg:x2="95.4cm" svg:y2="21.799cm" draw:end-shape="id287" draw:end-glue-point="2" svg:d="M95392 23085l8-1286" svg:viewBox="0 0 9 1287">
          <text:p text:style-name="P1"><text:span text:style-name="T2">zz4</text:span></text:p>
        </draw:connector>
        <draw:connector draw:style-name="gr3" draw:text-style-name="P3" draw:layer="layout" draw:type="line" svg:x1="95.4cm" svg:y1="20.899cm" svg:x2="95.433cm" svg:y2="19.512cm" draw:start-shape="id287" draw:start-glue-point="0" svg:d="M95400 20899l33-1387" svg:viewBox="0 0 34 1388">
          <text:p text:style-name="P1"><text:span text:style-name="T2">/zz4</text:span></text:p>
        </draw:connector>
        <draw:custom-shape draw:style-name="gr2" draw:text-style-name="P2" xml:id="id288" draw:id="id288" draw:layer="layout" svg:width="1cm" svg:height="0.9cm" svg:x="96cm" svg:y="20.899cm">
          <text:p text:style-name="P1"><text:span text:style-name="T1">NOT</text:span></text:p>
          <text:p text:style-name="P1"><text:span text:style-name="T1">419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6.458cm" svg:y1="22.984cm" svg:x2="96.5cm" svg:y2="21.799cm" draw:end-shape="id288" draw:end-glue-point="2" svg:d="M96458 22984l42-1185" svg:viewBox="0 0 43 1186">
          <text:p text:style-name="P1"><text:span text:style-name="T2">zz5</text:span></text:p>
        </draw:connector>
        <draw:connector draw:style-name="gr3" draw:text-style-name="P3" draw:layer="layout" draw:type="line" svg:x1="96.5cm" svg:y1="20.899cm" svg:x2="96.549cm" svg:y2="19.513cm" draw:start-shape="id288" draw:start-glue-point="0" svg:d="M96500 20899l49-1386" svg:viewBox="0 0 50 1387">
          <text:p text:style-name="P1"><text:span text:style-name="T2">/zz5</text:span></text:p>
        </draw:connector>
        <draw:connector draw:style-name="gr4" draw:text-style-name="P1" draw:layer="layout" draw:type="line" svg:x1="105.1cm" svg:y1="15.585cm" svg:x2="104.4cm" svg:y2="13.185cm" draw:start-shape="id268" draw:start-glue-point="0" draw:end-shape="id260" draw:end-glue-point="2" svg:d="M105100 15585l-700-2400" svg:viewBox="0 0 701 2401">
          <text:p/>
        </draw:connector>
        <draw:connector draw:style-name="gr3" draw:text-style-name="P3" draw:layer="layout" draw:type="line" svg:x1="104.4cm" svg:y1="6.285cm" svg:x2="104.381cm" svg:y2="4.543cm" draw:start-shape="id281" draw:start-glue-point="0" svg:d="M104400 6285l-19-1742" svg:viewBox="0 0 20 1743">
          <text:p text:style-name="P1"><text:span text:style-name="T2">clk33</text:span></text:p>
        </draw:connector>
        <draw:connector draw:style-name="gr3" draw:text-style-name="P3" draw:layer="layout" draw:type="line" svg:x1="102.7cm" svg:y1="6.285cm" svg:x2="102.675cm" svg:y2="4.544cm" draw:start-shape="id282" draw:start-glue-point="0" svg:d="M102700 6285l-25-1741" svg:viewBox="0 0 26 1742">
          <text:p text:style-name="P1"><text:span text:style-name="T2">clk34</text:span></text:p>
        </draw:connector>
        <draw:custom-shape draw:style-name="gr2" draw:text-style-name="P2" xml:id="id289" draw:id="id289" draw:layer="layout" svg:width="1cm" svg:height="0.9cm" svg:x="105.8cm" svg:y="6.285cm">
          <text:p text:style-name="P1"><text:span text:style-name="T1">OR (mclk)</text:span></text:p>
          <text:p text:style-name="P1"><text:span text:style-name="T1">40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6.3cm" svg:y1="6.285cm" svg:x2="106.275cm" svg:y2="4.544cm" draw:start-shape="id289" draw:start-glue-point="0" svg:d="M106300 6285l-25-1741" svg:viewBox="0 0 26 1742">
          <text:p text:style-name="P1"><text:span text:style-name="T2">clk35</text:span></text:p>
        </draw:connector>
        <draw:connector draw:style-name="gr4" draw:text-style-name="P1" draw:layer="layout" draw:type="line" svg:x1="107.5cm" svg:y1="10.302cm" svg:x2="102.7cm" svg:y2="7.185cm" draw:start-shape="id186" draw:start-glue-point="0" draw:end-shape="id282" draw:end-glue-point="2" svg:d="M107500 10302l-4800-3117" svg:viewBox="0 0 4801 3118">
          <text:p/>
        </draw:connector>
        <draw:connector draw:style-name="gr4" draw:text-style-name="P1" draw:layer="layout" draw:type="line" svg:x1="107.5cm" svg:y1="10.302cm" svg:x2="104.4cm" svg:y2="7.185cm" draw:start-shape="id186" draw:start-glue-point="0" draw:end-shape="id281" draw:end-glue-point="2" svg:d="M107500 10302l-3100-3117" svg:viewBox="0 0 3101 3118">
          <text:p/>
        </draw:connector>
        <draw:connector draw:style-name="gr4" draw:text-style-name="P1" draw:layer="layout" draw:type="line" svg:x1="107.5cm" svg:y1="10.302cm" svg:x2="106.3cm" svg:y2="7.185cm" draw:start-shape="id186" draw:start-glue-point="0" draw:end-shape="id289" draw:end-glue-point="2" svg:d="M107500 10302l-1200-3117" svg:viewBox="0 0 1201 3118">
          <text:p/>
        </draw:connector>
        <draw:custom-shape draw:style-name="gr2" draw:text-style-name="P2" xml:id="id290" draw:id="id290" draw:layer="layout" svg:width="1cm" svg:height="0.9cm" svg:x="63.6cm" svg:y="36.695cm">
          <text:p text:style-name="P1"><text:span text:style-name="T1">NOT</text:span></text:p>
          <text:p text:style-name="P1"><text:span text:style-name="T1">4210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4.1cm" svg:y1="36.695cm" svg:x2="64.108cm" svg:y2="35.284cm" draw:start-shape="id290" draw:start-glue-point="0" svg:d="M64100 36695l8-1411" svg:viewBox="0 0 9 1412">
          <text:p text:style-name="P1"><text:span text:style-name="T2">/res3</text:span></text:p>
        </draw:connector>
        <draw:custom-shape draw:style-name="gr2" draw:text-style-name="P2" xml:id="id291" draw:id="id291" draw:layer="layout" svg:width="1cm" svg:height="0.9cm" svg:x="64.7cm" svg:y="36.695cm">
          <text:p text:style-name="P1"><text:span text:style-name="T1">NOT</text:span></text:p>
          <text:p text:style-name="P1"><text:span text:style-name="T1">408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5.2cm" svg:y1="36.695cm" svg:x2="65.208cm" svg:y2="35.284cm" draw:start-shape="id291" draw:start-glue-point="0" svg:d="M65200 36695l8-1411" svg:viewBox="0 0 9 1412">
          <text:p text:style-name="P1"><text:span text:style-name="T2">/res3</text:span></text:p>
        </draw:connector>
        <draw:connector draw:style-name="gr3" draw:text-style-name="P3" draw:layer="layout" draw:type="line" svg:x1="64.131cm" svg:y1="39.116cm" svg:x2="64.1cm" svg:y2="37.595cm" draw:end-shape="id290" draw:end-glue-point="2" svg:d="M64131 39116l-31-1521" svg:viewBox="0 0 32 1522">
          <text:p text:style-name="P1"><text:span text:style-name="T2">c7</text:span></text:p>
        </draw:connector>
        <draw:connector draw:style-name="gr3" draw:text-style-name="P3" draw:layer="layout" draw:type="line" svg:x1="60.85cm" svg:y1="39.248cm" svg:x2="60.85cm" svg:y2="37.57cm" draw:end-shape="id126" draw:end-glue-point="2" svg:d="M60850 39248v-1678" svg:viewBox="0 0 1 1679">
          <text:p text:style-name="P1"><text:span text:style-name="T2">c7</text:span></text:p>
        </draw:connector>
        <draw:connector draw:style-name="gr3" draw:text-style-name="P3" draw:layer="layout" draw:type="line" svg:x1="65.216cm" svg:y1="38.957cm" svg:x2="65.2cm" svg:y2="37.595cm" draw:end-shape="id291" draw:end-glue-point="2" svg:d="M65216 38957l-16-1362" svg:viewBox="0 0 17 1363">
          <text:p text:style-name="P1"><text:span text:style-name="T2">c7</text:span></text:p>
        </draw:connector>
        <draw:custom-shape draw:style-name="gr2" draw:text-style-name="P2" xml:id="id292" draw:id="id292" draw:layer="layout" svg:width="1cm" svg:height="0.9cm" svg:x="62.5cm" svg:y="36.684cm">
          <text:p text:style-name="P1"><text:span text:style-name="T1">NOT</text:span></text:p>
          <text:p text:style-name="P1"><text:span text:style-name="T1">3910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3.046cm" svg:y1="39.195cm" svg:x2="63cm" svg:y2="37.584cm" draw:end-shape="id292" draw:end-glue-point="2" svg:d="M63046 39195l-46-1611" svg:viewBox="0 0 47 1612">
          <text:p text:style-name="P1"><text:span text:style-name="T2">c7</text:span></text:p>
        </draw:connector>
        <draw:connector draw:style-name="gr3" draw:text-style-name="P3" draw:layer="layout" draw:type="line" svg:x1="61.961cm" svg:y1="39.3cm" svg:x2="61.9cm" svg:y2="37.584cm" draw:end-shape="id119" draw:end-glue-point="2" svg:d="M61961 39300l-61-1716" svg:viewBox="0 0 62 1717">
          <text:p text:style-name="P1"><text:span text:style-name="T2">c7</text:span></text:p>
        </draw:connector>
        <draw:custom-shape draw:style-name="gr2" draw:text-style-name="P2" xml:id="id293" draw:id="id293" draw:layer="layout" svg:width="1cm" svg:height="0.9cm" svg:x="26.8cm" svg:y="53.926cm">
          <text:p text:style-name="P1"><text:span text:style-name="T1">NAND</text:span></text:p>
          <text:p text:style-name="P1"><text:span text:style-name="T1">45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7.758cm" svg:y1="56.338cm" svg:x2="27.3cm" svg:y2="54.826cm" draw:end-shape="id293" draw:end-glue-point="2" svg:d="M27758 56338l-458-1512" svg:viewBox="0 0 459 1513">
          <text:p text:style-name="P1"><text:span text:style-name="T2">c7</text:span></text:p>
        </draw:connector>
        <draw:custom-shape draw:style-name="gr1" draw:text-style-name="P2" xml:id="id348" draw:id="id348" draw:layer="layout" svg:width="2.1cm" svg:height="0.9cm" svg:x="26.3cm" svg:y="49.74cm">
          <text:p text:style-name="P1"><text:span text:style-name="T1">DFF (clk39)</text:span></text:p>
          <text:p text:style-name="P1"><text:span text:style-name="T1">44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2.001cm" svg:y1="11.111cm" svg:x2="84.106cm" svg:y2="11.101cm" draw:start-shape="id233" draw:start-glue-point="1" svg:d="M82001 11111l2105-10" svg:viewBox="0 0 2106 11">
          <text:p text:style-name="P1"><text:span text:style-name="T2">ac5_0</text:span></text:p>
        </draw:connector>
        <draw:connector draw:style-name="gr3" draw:text-style-name="P3" draw:layer="layout" draw:type="line" svg:x1="82cm" svg:y1="13.41cm" svg:x2="84.107cm" svg:y2="13.347cm" draw:start-shape="id218" draw:start-glue-point="1" svg:d="M82000 13410l2107-63" svg:viewBox="0 0 2108 64">
          <text:p text:style-name="P1"><text:span text:style-name="T2">ac5_1</text:span></text:p>
        </draw:connector>
        <draw:connector draw:style-name="gr3" draw:text-style-name="P3" draw:layer="layout" draw:type="line" svg:x1="82cm" svg:y1="15.61cm" svg:x2="84.107cm" svg:y2="15.574cm" draw:start-shape="id222" svg:d="M82000 15610l2107-36" svg:viewBox="0 0 2108 37">
          <text:p text:style-name="P1"><text:span text:style-name="T2">ac5_2</text:span></text:p>
        </draw:connector>
        <draw:connector draw:style-name="gr3" draw:text-style-name="P3" draw:layer="layout" draw:type="line" svg:x1="82.002cm" svg:y1="17.812cm" svg:x2="84.108cm" svg:y2="17.707cm" draw:start-shape="id225" svg:d="M82002 17812l2106-105" svg:viewBox="0 0 2107 106">
          <text:p text:style-name="P1"><text:span text:style-name="T2">ac5_3</text:span></text:p>
        </draw:connector>
        <draw:custom-shape draw:style-name="gr2" draw:text-style-name="P2" xml:id="id294" draw:id="id294" draw:layer="layout" svg:width="1cm" svg:height="0.9cm" svg:x="90.136cm" svg:y="38.129cm">
          <text:p text:style-name="P1"><text:span text:style-name="T1">OR (mclk)</text:span></text:p>
          <text:p text:style-name="P1"><text:span text:style-name="T1">4513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1.75cm" svg:y1="40.623cm" svg:x2="90.636cm" svg:y2="39.029cm" draw:start-shape="id188" draw:start-glue-point="0" draw:end-shape="id294" draw:end-glue-point="2" svg:d="M91750 40623l-1114-1594" svg:viewBox="0 0 1115 1595">
          <text:p/>
        </draw:connector>
        <draw:connector draw:style-name="gr4" draw:text-style-name="P1" draw:layer="layout" draw:type="line" svg:x1="91.75cm" svg:y1="40.623cm" svg:x2="91.736cm" svg:y2="39.067cm" draw:start-shape="id188" draw:start-glue-point="0" draw:end-shape="id295" draw:end-glue-point="2" svg:d="M91750 40623l-14-1556" svg:viewBox="0 0 15 1557">
          <text:p/>
        </draw:connector>
        <draw:connector draw:style-name="gr3" draw:text-style-name="P3" draw:layer="layout" draw:type="line" svg:x1="90.636cm" svg:y1="38.129cm" svg:x2="90.662cm" svg:y2="36.461cm" draw:start-shape="id294" draw:start-glue-point="0" svg:d="M90636 38129l26-1668" svg:viewBox="0 0 27 1669">
          <text:p text:style-name="P1"><text:span text:style-name="T2">clk36</text:span></text:p>
        </draw:connector>
        <draw:custom-shape draw:style-name="gr2" draw:text-style-name="P2" xml:id="id295" draw:id="id295" draw:layer="layout" svg:width="1cm" svg:height="0.9cm" svg:x="91.236cm" svg:y="38.167cm">
          <text:p text:style-name="P1"><text:span text:style-name="T1">NOR</text:span></text:p>
          <text:p text:style-name="P1"><text:span text:style-name="T1">451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96" draw:id="id296" draw:layer="layout" svg:width="1cm" svg:height="0.9cm" svg:x="107.55cm" svg:y="38.123cm">
          <text:p text:style-name="P1"><text:span text:style-name="T1">OR (mclk)</text:span></text:p>
          <text:p text:style-name="P1"><text:span text:style-name="T1">45122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8cm" svg:y1="39.821cm" svg:x2="108.05cm" svg:y2="39.023cm" draw:start-shape="id61" draw:start-glue-point="0" draw:end-shape="id296" draw:end-glue-point="2" svg:d="M108000 39821l50-798" svg:viewBox="0 0 51 799">
          <text:p/>
        </draw:connector>
        <draw:connector draw:style-name="gr3" draw:text-style-name="P3" draw:layer="layout" draw:type="line" svg:x1="82.001cm" svg:y1="20.035cm" svg:x2="84.134cm" svg:y2="20.044cm" draw:start-shape="id228" svg:d="M82001 20035l2133 9" svg:viewBox="0 0 2134 10">
          <text:p text:style-name="P1"><text:span text:style-name="T2">ac5_4</text:span></text:p>
        </draw:connector>
        <draw:connector draw:style-name="gr3" draw:text-style-name="P3" draw:layer="layout" draw:type="line" svg:x1="81.999cm" svg:y1="22.235cm" svg:x2="84.135cm" svg:y2="22.191cm" draw:start-shape="id231" svg:d="M81999 22235l2136-44" svg:viewBox="0 0 2137 45">
          <text:p text:style-name="P1"><text:span text:style-name="T2">ac5_5</text:span></text:p>
        </draw:connector>
        <draw:connector draw:style-name="gr4" draw:text-style-name="P1" draw:layer="layout" draw:type="line" svg:x1="70.191cm" svg:y1="39.968cm" svg:x2="69cm" svg:y2="39.368cm" draw:start-shape="id87" draw:start-glue-point="0" draw:end-shape="id297" draw:end-glue-point="2" svg:d="M70191 39968l-1191-600" svg:viewBox="0 0 1192 601">
          <text:p/>
        </draw:connector>
        <draw:custom-shape draw:style-name="gr2" draw:text-style-name="P2" xml:id="id297" draw:id="id297" draw:layer="layout" svg:width="1cm" svg:height="0.9cm" svg:x="68.5cm" svg:y="38.468cm">
          <text:p text:style-name="P1"><text:span text:style-name="T1">NOT</text:span></text:p>
          <text:p text:style-name="P1"><text:span text:style-name="T1">339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0.191cm" svg:y1="39.968cm" svg:x2="70.195cm" svg:y2="38.591cm" draw:start-shape="id87" draw:start-glue-point="0" svg:d="M70191 39968l4-1377" svg:viewBox="0 0 5 1378">
          <text:p text:style-name="P1"><text:span text:style-name="T2">unit04_oe1</text:span></text:p>
        </draw:connector>
        <draw:custom-shape draw:style-name="gr2" draw:text-style-name="P2" xml:id="id298" draw:id="id298" draw:layer="layout" svg:width="1cm" svg:height="0.9cm" svg:x="81.2cm" svg:y="34.368cm">
          <text:p text:style-name="P1"><text:span text:style-name="T1">AND</text:span></text:p>
          <text:p text:style-name="P1"><text:span text:style-name="T1">4310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0.191cm" svg:y1="39.968cm" svg:x2="81.7cm" svg:y2="35.268cm" draw:start-shape="id87" draw:start-glue-point="0" draw:end-shape="id298" draw:end-glue-point="2" svg:d="M70191 39968l11509-4700" svg:viewBox="0 0 11510 4701">
          <text:p/>
        </draw:connector>
        <draw:custom-shape draw:style-name="gr6" draw:text-style-name="P2" xml:id="id299" draw:id="id299" draw:layer="layout" svg:width="1cm" svg:height="0.9cm" svg:x="72.4cm" svg:y="32.668cm">
          <text:p text:style-name="P1"><text:span text:style-name="T1">IMUX</text:span></text:p>
          <text:p text:style-name="P1"><text:span text:style-name="T1">378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1.291cm" svg:y1="39.968cm" svg:x2="72.9cm" svg:y2="33.568cm" draw:start-shape="id90" draw:start-glue-point="0" draw:end-shape="id299" draw:end-glue-point="2" svg:d="M71291 39968l1609-6400" svg:viewBox="0 0 1610 6401">
          <text:p text:style-name="P1"><text:span text:style-name="T2">c</text:span></text:p>
        </draw:connector>
        <draw:custom-shape draw:style-name="gr6" draw:text-style-name="P2" xml:id="id300" draw:id="id300" draw:layer="layout" svg:width="1cm" svg:height="0.9cm" svg:x="81.2cm" svg:y="36.068cm">
          <text:p text:style-name="P1"><text:span text:style-name="T1">XNOR</text:span></text:p>
          <text:p text:style-name="P1"><text:span text:style-name="T1">4310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1.291cm" svg:y1="39.968cm" svg:x2="81.7cm" svg:y2="36.968cm" draw:start-shape="id90" draw:start-glue-point="0" draw:end-shape="id300" draw:end-glue-point="2" svg:d="M71291 39968l10409-3000" svg:viewBox="0 0 10410 3001">
          <text:p/>
        </draw:connector>
        <draw:connector draw:style-name="gr4" draw:text-style-name="P1" draw:layer="layout" draw:type="line" svg:x1="81.7cm" svg:y1="36.068cm" svg:x2="81.7cm" svg:y2="35.268cm" draw:start-shape="id300" draw:start-glue-point="0" draw:end-shape="id298" draw:end-glue-point="2" svg:d="M81700 36068v-800" svg:viewBox="0 0 1 801">
          <text:p/>
        </draw:connector>
        <draw:custom-shape draw:style-name="gr6" draw:text-style-name="P2" xml:id="id301" draw:id="id301" draw:layer="layout" svg:width="1cm" svg:height="0.9cm" svg:x="73.5cm" svg:y="32.668cm">
          <text:p text:style-name="P1"><text:span text:style-name="T1">IMUX</text:span></text:p>
          <text:p text:style-name="P1"><text:span text:style-name="T1">378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2.391cm" svg:y1="39.968cm" svg:x2="74cm" svg:y2="33.568cm" draw:start-shape="id84" draw:start-glue-point="0" draw:end-shape="id301" draw:end-glue-point="2" svg:d="M72391 39968l1609-6400" svg:viewBox="0 0 1610 6401">
          <text:p text:style-name="P1"><text:span text:style-name="T2">c</text:span></text:p>
        </draw:connector>
        <draw:custom-shape draw:style-name="gr6" draw:text-style-name="P2" xml:id="id302" draw:id="id302" draw:layer="layout" svg:width="1cm" svg:height="0.9cm" svg:x="82.3cm" svg:y="36.068cm">
          <text:p text:style-name="P1"><text:span text:style-name="T1">XNOR</text:span></text:p>
          <text:p text:style-name="P1"><text:span text:style-name="T1">389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2.391cm" svg:y1="39.968cm" svg:x2="82.8cm" svg:y2="36.968cm" draw:start-shape="id84" draw:start-glue-point="0" draw:end-shape="id302" draw:end-glue-point="2" svg:d="M72391 39968l10409-3000" svg:viewBox="0 0 10410 3001">
          <text:p/>
        </draw:connector>
        <draw:custom-shape draw:style-name="gr6" draw:text-style-name="P2" xml:id="id303" draw:id="id303" draw:layer="layout" svg:width="1cm" svg:height="0.9cm" svg:x="74.6cm" svg:y="32.668cm">
          <text:p text:style-name="P1"><text:span text:style-name="T1">IMUX</text:span></text:p>
          <text:p text:style-name="P1"><text:span text:style-name="T1">389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3.491cm" svg:y1="39.968cm" svg:x2="75.1cm" svg:y2="33.568cm" draw:start-shape="id86" draw:start-glue-point="0" draw:end-shape="id303" draw:end-glue-point="2" svg:d="M73491 39968l1609-6400" svg:viewBox="0 0 1610 6401">
          <text:p text:style-name="P1"><text:span text:style-name="T2">c</text:span></text:p>
        </draw:connector>
        <draw:custom-shape draw:style-name="gr6" draw:text-style-name="P2" xml:id="id304" draw:id="id304" draw:layer="layout" svg:width="1cm" svg:height="0.9cm" svg:x="83.4cm" svg:y="36.068cm">
          <text:p text:style-name="P1"><text:span text:style-name="T1">XNOR</text:span></text:p>
          <text:p text:style-name="P1"><text:span text:style-name="T1">3910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3.491cm" svg:y1="39.968cm" svg:x2="83.9cm" svg:y2="36.968cm" draw:start-shape="id86" draw:start-glue-point="0" draw:end-shape="id304" draw:end-glue-point="2" svg:d="M73491 39968l10409-3000" svg:viewBox="0 0 10410 3001">
          <text:p/>
        </draw:connector>
        <draw:custom-shape draw:style-name="gr6" draw:text-style-name="P2" xml:id="id305" draw:id="id305" draw:layer="layout" svg:width="1cm" svg:height="0.9cm" svg:x="75.7cm" svg:y="32.668cm">
          <text:p text:style-name="P1"><text:span text:style-name="T1">IMUX</text:span></text:p>
          <text:p text:style-name="P1"><text:span text:style-name="T1">377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4.591cm" svg:y1="39.968cm" svg:x2="76.2cm" svg:y2="33.568cm" draw:start-shape="id88" draw:start-glue-point="0" draw:end-shape="id305" draw:end-glue-point="2" svg:d="M74591 39968l1609-6400" svg:viewBox="0 0 1610 6401">
          <text:p text:style-name="P1"><text:span text:style-name="T2">c</text:span></text:p>
        </draw:connector>
        <draw:custom-shape draw:style-name="gr6" draw:text-style-name="P2" xml:id="id306" draw:id="id306" draw:layer="layout" svg:width="1cm" svg:height="0.9cm" svg:x="84.5cm" svg:y="36.068cm">
          <text:p text:style-name="P1"><text:span text:style-name="T1">XNOR</text:span></text:p>
          <text:p text:style-name="P1"><text:span text:style-name="T1">408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74.591cm" svg:y1="39.968cm" svg:x2="85cm" svg:y2="36.968cm" draw:start-shape="id88" draw:start-glue-point="0" draw:end-shape="id306" draw:end-glue-point="2" svg:d="M74591 39968l10409-3000" svg:viewBox="0 0 10410 3001">
          <text:p/>
        </draw:connector>
        <draw:custom-shape draw:style-name="gr6" draw:text-style-name="P2" xml:id="id307" draw:id="id307" draw:layer="layout" svg:width="1cm" svg:height="0.9cm" svg:x="75.2cm" svg:y="43.968cm">
          <text:p text:style-name="P1"><text:span text:style-name="T1">AND</text:span></text:p>
          <text:p text:style-name="P1"><text:span text:style-name="T1">-765-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5.7cm" svg:y1="43.968cm" svg:x2="75.7cm" svg:y2="40.868cm" draw:start-shape="id307" draw:start-glue-point="0" draw:end-shape="id89" draw:end-glue-point="2" svg:d="M75700 43968v-3100" svg:viewBox="0 0 1 3101">
          <text:p text:style-name="P1"><text:span text:style-name="T2">b</text:span></text:p>
        </draw:connector>
        <draw:connector draw:style-name="gr3" draw:text-style-name="P3" draw:layer="layout" draw:type="line" svg:x1="72.9cm" svg:y1="32.668cm" svg:x2="72.881cm" svg:y2="30.901cm" draw:start-shape="id299" draw:start-glue-point="0" svg:d="M72900 32668l-19-1767" svg:viewBox="0 0 20 1768">
          <text:p text:style-name="P1"><text:span text:style-name="T2">unit04_a0</text:span></text:p>
        </draw:connector>
        <draw:connector draw:style-name="gr3" draw:text-style-name="P3" draw:layer="layout" draw:type="line" svg:x1="74cm" svg:y1="32.668cm" svg:x2="73.975cm" svg:y2="30.44cm" draw:start-shape="id301" draw:start-glue-point="0" svg:d="M74000 32668l-25-2228" svg:viewBox="0 0 26 2229">
          <text:p text:style-name="P1"><text:span text:style-name="T2">unit04_a1</text:span></text:p>
        </draw:connector>
        <draw:connector draw:style-name="gr3" draw:text-style-name="P3" draw:layer="layout" draw:type="line" svg:x1="75.1cm" svg:y1="32.668cm" svg:x2="75.132cm" svg:y2="30.866cm" draw:start-shape="id303" draw:start-glue-point="0" svg:d="M75100 32668l32-1802" svg:viewBox="0 0 33 1803">
          <text:p text:style-name="P1"><text:span text:style-name="T2">unit04_a2</text:span></text:p>
        </draw:connector>
        <draw:connector draw:style-name="gr3" draw:text-style-name="P3" draw:layer="layout" draw:type="line" svg:x1="76.2cm" svg:y1="32.668cm" svg:x2="76.219cm" svg:y2="30.488cm" draw:start-shape="id305" draw:start-glue-point="0" svg:d="M76200 32668l19-2180" svg:viewBox="0 0 20 2181">
          <text:p text:style-name="P1"><text:span text:style-name="T2">unit04_a3</text:span></text:p>
        </draw:connector>
        <draw:custom-shape draw:style-name="gr6" draw:text-style-name="P2" xml:id="id308" draw:id="id308" draw:layer="layout" svg:width="1cm" svg:height="0.9cm" svg:x="76.8cm" svg:y="32.668cm">
          <text:p text:style-name="P1"><text:span text:style-name="T1">IMUX</text:span></text:p>
          <text:p text:style-name="P1"><text:span text:style-name="T1">408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7.3cm" svg:y1="32.668cm" svg:x2="77.332cm" svg:y2="30.902cm" draw:start-shape="id308" draw:start-glue-point="0" svg:d="M77300 32668l32-1766" svg:viewBox="0 0 33 1767">
          <text:p text:style-name="P1"><text:span text:style-name="T2">unit04_a4</text:span></text:p>
        </draw:connector>
        <draw:connector draw:style-name="gr3" draw:text-style-name="P3" draw:layer="layout" draw:type="line" svg:x1="78.4cm" svg:y1="32.668cm" svg:x2="78.392cm" svg:y2="30.488cm" draw:start-shape="id91" draw:start-glue-point="0" svg:d="M78400 32668l-8-2180" svg:viewBox="0 0 9 2181">
          <text:p text:style-name="P1"><text:span text:style-name="T2">unit04_a5</text:span></text:p>
        </draw:connector>
        <draw:connector draw:style-name="gr3" draw:text-style-name="P3" draw:layer="layout" draw:type="line" svg:x1="69cm" svg:y1="38.468cm" svg:x2="68.99cm" svg:y2="37.197cm" draw:start-shape="id297" draw:start-glue-point="0" svg:d="M69000 38468l-10-1271" svg:viewBox="0 0 11 1272">
          <text:p text:style-name="P1"><text:span text:style-name="T2">unit04_oe2</text:span></text:p>
        </draw:connector>
        <draw:connector draw:style-name="gr3" draw:text-style-name="P3" draw:layer="layout" draw:type="line" svg:x1="75.7cm" svg:y1="39.968cm" svg:x2="77.3cm" svg:y2="33.568cm" draw:start-shape="id89" draw:start-glue-point="0" draw:end-shape="id308" draw:end-glue-point="2" svg:d="M75700 39968l1600-6400" svg:viewBox="0 0 1601 6401">
          <text:p text:style-name="P1"><text:span text:style-name="T2">c</text:span></text:p>
        </draw:connector>
        <draw:custom-shape draw:style-name="gr6" draw:text-style-name="P2" xml:id="id310" draw:id="id310" draw:layer="layout" svg:width="1cm" svg:height="0.9cm" svg:x="85.6cm" svg:y="36.068cm">
          <text:p text:style-name="P1"><text:span text:style-name="T1">XNOR</text:span></text:p>
          <text:p text:style-name="P1"><text:span text:style-name="T1">41112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309" draw:id="id309" draw:layer="layout" draw:type="line" svg:x1="75.7cm" svg:y1="39.968cm" svg:x2="75.7cm" svg:y2="39.968cm" draw:start-shape="id89" draw:start-glue-point="0" draw:end-shape="id89" draw:end-glue-point="0" svg:d="M75700 39968z" svg:viewBox="0 0 1 1">
          <text:p/>
        </draw:connector>
        <draw:connector draw:style-name="gr4" draw:text-style-name="P1" draw:layer="layout" draw:type="line" svg:x1="75.7cm" svg:y1="39.968cm" svg:x2="86.1cm" svg:y2="36.968cm" draw:start-shape="id309" draw:start-glue-point="0" draw:end-shape="id310" draw:end-glue-point="2" svg:d="M75700 39968l10400-3000" svg:viewBox="0 0 10401 3001">
          <text:p/>
        </draw:connector>
        <draw:custom-shape draw:style-name="gr2" draw:text-style-name="P2" xml:id="id311" draw:id="id311" draw:layer="layout" svg:width="1cm" svg:height="0.9cm" svg:x="85.1cm" svg:y="34.368cm">
          <text:p text:style-name="P1"><text:span text:style-name="T1">AND</text:span></text:p>
          <text:p text:style-name="P1"><text:span text:style-name="T1">41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6.1cm" svg:y1="36.068cm" svg:x2="85.6cm" svg:y2="35.268cm" draw:start-shape="id310" draw:start-glue-point="0" draw:end-shape="id311" draw:end-glue-point="2" svg:d="M86100 36068l-500-800" svg:viewBox="0 0 501 801">
          <text:p/>
        </draw:connector>
        <draw:connector draw:style-name="gr4" draw:text-style-name="P1" draw:layer="layout" draw:type="line" svg:x1="85cm" svg:y1="36.068cm" svg:x2="85.6cm" svg:y2="35.268cm" draw:start-shape="id306" draw:start-glue-point="0" draw:end-shape="id311" draw:end-glue-point="2" svg:d="M85000 36068l600-800" svg:viewBox="0 0 601 801">
          <text:p/>
        </draw:connector>
        <draw:custom-shape draw:style-name="gr2" draw:text-style-name="P2" xml:id="id312" draw:id="id312" draw:layer="layout" svg:width="1cm" svg:height="0.9cm" svg:x="82.9cm" svg:y="34.368cm">
          <text:p text:style-name="P1"><text:span text:style-name="T1">AND</text:span></text:p>
          <text:p text:style-name="P1"><text:span text:style-name="T1">3910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9cm" svg:y1="36.068cm" svg:x2="83.4cm" svg:y2="35.268cm" draw:start-shape="id304" draw:start-glue-point="0" draw:end-shape="id312" draw:end-glue-point="2" svg:d="M83900 36068l-500-800" svg:viewBox="0 0 501 801">
          <text:p/>
        </draw:connector>
        <draw:connector draw:style-name="gr4" draw:text-style-name="P1" draw:layer="layout" draw:type="line" svg:x1="82.8cm" svg:y1="36.068cm" svg:x2="83.4cm" svg:y2="35.268cm" draw:start-shape="id302" draw:start-glue-point="0" draw:end-shape="id312" draw:end-glue-point="2" svg:d="M82800 36068l600-800" svg:viewBox="0 0 601 801">
          <text:p/>
        </draw:connector>
        <draw:connector draw:style-name="gr4" draw:text-style-name="P1" draw:layer="layout" draw:type="line" svg:x1="83.4cm" svg:y1="34.368cm" svg:x2="83.4cm" svg:y2="33.368cm" draw:start-shape="id312" draw:start-glue-point="0" draw:end-shape="id313" draw:end-glue-point="2" svg:d="M83400 34368v-1000" svg:viewBox="0 0 1 1001">
          <text:p/>
        </draw:connector>
        <draw:custom-shape draw:style-name="gr6" draw:text-style-name="P2" xml:id="id313" draw:id="id313" draw:layer="layout" svg:width="1cm" svg:height="0.9cm" svg:x="82.9cm" svg:y="32.468cm">
          <text:p text:style-name="P1"><text:span text:style-name="T1">NAND</text:span></text:p>
          <text:p text:style-name="P1"><text:span text:style-name="T1">4211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4" draw:id="id314" draw:layer="layout" svg:width="1cm" svg:height="0.9cm" svg:x="85.1cm" svg:y="32.468cm">
          <text:p text:style-name="P1"><text:span text:style-name="T1">NAND</text:span></text:p>
          <text:p text:style-name="P1"><text:span text:style-name="T1">4211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3.4cm" svg:y1="34.368cm" svg:x2="85.6cm" svg:y2="33.368cm" draw:start-shape="id312" draw:start-glue-point="0" draw:end-shape="id314" draw:end-glue-point="2" svg:d="M83400 34368l2200-1000" svg:viewBox="0 0 2201 1001">
          <text:p/>
        </draw:connector>
        <draw:connector draw:style-name="gr4" draw:text-style-name="P1" draw:layer="layout" draw:type="line" svg:x1="85.6cm" svg:y1="34.368cm" svg:x2="83.4cm" svg:y2="33.368cm" draw:start-shape="id311" draw:start-glue-point="0" draw:end-shape="id313" draw:end-glue-point="2" svg:d="M85600 34368l-2200-1000" svg:viewBox="0 0 2201 1001">
          <text:p/>
        </draw:connector>
        <draw:connector draw:style-name="gr4" draw:text-style-name="P1" draw:layer="layout" draw:type="line" svg:x1="85.6cm" svg:y1="34.368cm" svg:x2="85.6cm" svg:y2="33.368cm" draw:start-shape="id311" draw:start-glue-point="0" draw:end-shape="id314" draw:end-glue-point="2" svg:d="M85600 34368v-1000" svg:viewBox="0 0 1 1001">
          <text:p/>
        </draw:connector>
        <draw:custom-shape draw:style-name="gr6" draw:text-style-name="P2" xml:id="id315" draw:id="id315" draw:layer="layout" svg:width="1cm" svg:height="0.9cm" svg:x="80.286cm" svg:y="30.1cm">
          <text:p text:style-name="P1"><text:span text:style-name="T1">NAND</text:span></text:p>
          <text:p text:style-name="P1"><text:span text:style-name="T1">-766-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6" draw:id="id316" draw:layer="layout" svg:width="1cm" svg:height="0.9cm" svg:x="81.386cm" svg:y="30.1cm">
          <text:p text:style-name="P1"><text:span text:style-name="T1">NAND</text:span></text:p>
          <text:p text:style-name="P1"><text:span text:style-name="T1">-767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81.7cm" svg:y1="34.368cm" svg:x2="80.786cm" svg:y2="31cm" draw:start-shape="id298" draw:start-glue-point="0" draw:end-shape="id315" draw:end-glue-point="2" svg:d="M81700 34368l-914-3368" svg:viewBox="0 0 915 3369">
          <text:p/>
        </draw:connector>
        <draw:connector draw:style-name="gr4" draw:text-style-name="P1" draw:layer="layout" draw:type="line" svg:x1="81.7cm" svg:y1="34.368cm" svg:x2="81.886cm" svg:y2="31cm" draw:start-shape="id298" draw:start-glue-point="0" draw:end-shape="id316" draw:end-glue-point="2" svg:d="M81700 34368l186-3368" svg:viewBox="0 0 187 3369">
          <text:p/>
        </draw:connector>
        <draw:connector draw:style-name="gr3" draw:text-style-name="P3" draw:layer="layout" draw:type="line" svg:x1="70.407cm" svg:y1="42.772cm" svg:x2="70.191cm" svg:y2="40.868cm" draw:end-shape="id87" draw:end-glue-point="2" svg:d="M70407 42772l-216-1904" svg:viewBox="0 0 217 1905">
          <text:p text:style-name="P1"><text:span text:style-name="T2">ac4_0/c</text:span></text:p>
        </draw:connector>
        <draw:custom-shape draw:style-name="gr1" draw:text-style-name="P2" xml:id="id317" draw:id="id317" draw:layer="layout" svg:width="2.1cm" svg:height="0.9cm" svg:x="37.444cm" svg:y="17.675cm">
          <text:p text:style-name="P1"><text:span text:style-name="T1">DFFR (clk37,/res3)</text:span></text:p>
          <text:p text:style-name="P1"><text:span text:style-name="T1">408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8" draw:id="id318" draw:layer="layout" svg:width="1cm" svg:height="0.9cm" svg:x="35.744cm" svg:y="16.575cm">
          <text:p text:style-name="P1"><text:span text:style-name="T1">NAND&amp;XOR</text:span></text:p>
          <text:p text:style-name="P1"><text:span text:style-name="T1">409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94cm" svg:y1="17.675cm" svg:x2="36.744cm" svg:y2="17.025cm" draw:start-shape="id317" draw:start-glue-point="0" draw:end-shape="id318" draw:end-glue-point="1" svg:d="M38494 17675l-1750-650" svg:viewBox="0 0 1751 651">
          <text:p text:style-name="P1"><text:span text:style-name="T2">b+c</text:span></text:p>
        </draw:connector>
        <draw:custom-shape draw:style-name="gr2" draw:text-style-name="P2" xml:id="id319" draw:id="id319" draw:layer="layout" svg:width="1cm" svg:height="0.9cm" svg:x="34.044cm" svg:y="17.675cm">
          <text:p text:style-name="P1"><text:span text:style-name="T1">AND</text:span></text:p>
          <text:p text:style-name="P1"><text:span text:style-name="T1">409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444cm" svg:y1="18.125cm" svg:x2="35.044cm" svg:y2="18.125cm" draw:start-shape="id317" draw:start-glue-point="3" draw:end-shape="id319" svg:d="M37444 18125h-2400" svg:viewBox="0 0 2401 1">
          <text:p/>
        </draw:connector>
        <draw:custom-shape draw:style-name="gr2" draw:text-style-name="P2" xml:id="id320" draw:id="id320" draw:layer="layout" svg:width="1cm" svg:height="0.9cm" svg:x="42.644cm" svg:y="20.778cm">
          <text:p text:style-name="P1"><text:span text:style-name="T1">6-NAND</text:span></text:p>
          <text:p text:style-name="P1"><text:span text:style-name="T1">4111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9.544cm" svg:y1="18.125cm" svg:x2="42.644cm" svg:y2="21.228cm" draw:start-shape="id317" draw:start-glue-point="1" draw:end-shape="id320" draw:end-glue-point="3" svg:d="M39544 18125l3100 3103" svg:viewBox="0 0 3101 3104">
          <text:p/>
        </draw:connector>
        <draw:custom-shape draw:style-name="gr1" draw:text-style-name="P2" xml:id="id321" draw:id="id321" draw:layer="layout" svg:width="2.1cm" svg:height="0.9cm" svg:x="37.444cm" svg:y="19.875cm">
          <text:p text:style-name="P1"><text:span text:style-name="T1">DFFR (clk37,/res3)</text:span></text:p>
          <text:p text:style-name="P1"><text:span text:style-name="T1">39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2" draw:id="id322" draw:layer="layout" svg:width="1cm" svg:height="0.9cm" svg:x="35.745cm" svg:y="18.776cm">
          <text:p text:style-name="P1"><text:span text:style-name="T1">NAND&amp;XOR</text:span></text:p>
          <text:p text:style-name="P1"><text:span text:style-name="T1">39108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94cm" svg:y1="19.875cm" svg:x2="36.745cm" svg:y2="19.226cm" draw:start-shape="id321" draw:start-glue-point="0" draw:end-shape="id322" draw:end-glue-point="1" svg:d="M38494 19875l-1749-649" svg:viewBox="0 0 1750 650">
          <text:p text:style-name="P1"><text:span text:style-name="T2">b+c</text:span></text:p>
        </draw:connector>
        <draw:custom-shape draw:style-name="gr2" draw:text-style-name="P2" xml:id="id323" draw:id="id323" draw:layer="layout" svg:width="1cm" svg:height="0.9cm" svg:x="34.045cm" svg:y="19.876cm">
          <text:p text:style-name="P1"><text:span text:style-name="T1">AND</text:span></text:p>
          <text:p text:style-name="P1"><text:span text:style-name="T1">409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444cm" svg:y1="20.325cm" svg:x2="35.045cm" svg:y2="20.326cm" draw:start-shape="id321" draw:end-shape="id323" svg:d="M37444 20325l-2399 1" svg:viewBox="0 0 2400 2">
          <text:p/>
        </draw:connector>
        <draw:connector draw:style-name="gr4" draw:text-style-name="P1" draw:layer="layout" draw:type="line" svg:x1="36.245cm" svg:y1="19.676cm" svg:x2="37.444cm" svg:y2="20.325cm" draw:start-shape="id322" draw:start-glue-point="2" draw:end-shape="id321" draw:end-glue-point="3" svg:d="M36245 19676l1199 649" svg:viewBox="0 0 1200 650">
          <text:p/>
        </draw:connector>
        <draw:connector draw:style-name="gr3" draw:text-style-name="P3" draw:layer="layout" draw:type="line" svg:x1="34.544cm" svg:y1="18.575cm" svg:x2="35.745cm" svg:y2="19.226cm" draw:start-shape="id319" draw:start-glue-point="2" draw:end-shape="id322" draw:end-glue-point="3" svg:d="M34544 18575l1201 651" svg:viewBox="0 0 1202 652">
          <text:p text:style-name="P1"><text:span text:style-name="T2">a+d</text:span></text:p>
        </draw:connector>
        <draw:connector draw:style-name="gr4" draw:text-style-name="P1" draw:layer="layout" draw:type="line" svg:x1="34.544cm" svg:y1="18.575cm" svg:x2="34.545cm" svg:y2="19.876cm" draw:start-shape="id319" draw:start-glue-point="2" draw:end-shape="id323" draw:end-glue-point="0" svg:d="M34544 18575l1 1301" svg:viewBox="0 0 2 1302">
          <text:p/>
        </draw:connector>
        <draw:connector draw:style-name="gr4" draw:text-style-name="P1" draw:layer="layout" draw:type="line" svg:x1="39.544cm" svg:y1="20.325cm" svg:x2="42.644cm" svg:y2="21.228cm" draw:start-shape="id321" draw:start-glue-point="1" draw:end-shape="id320" draw:end-glue-point="3" svg:d="M39544 20325l3100 903" svg:viewBox="0 0 3101 904">
          <text:p/>
        </draw:connector>
        <draw:connector draw:style-name="gr4" draw:text-style-name="P1" draw:layer="layout" draw:type="line" svg:x1="36.244cm" svg:y1="17.475cm" svg:x2="37.444cm" svg:y2="18.125cm" draw:start-shape="id318" draw:start-glue-point="2" draw:end-shape="id317" draw:end-glue-point="3" svg:d="M36244 17475l1200 650" svg:viewBox="0 0 1201 651">
          <text:p/>
        </draw:connector>
        <draw:custom-shape draw:style-name="gr1" draw:text-style-name="P2" xml:id="id324" draw:id="id324" draw:layer="layout" svg:width="2.1cm" svg:height="0.9cm" svg:x="37.446cm" svg:y="22.077cm">
          <text:p text:style-name="P1"><text:span text:style-name="T1">DFFR (clk37,/res3)</text:span></text:p>
          <text:p text:style-name="P1"><text:span text:style-name="T1">411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5" draw:id="id325" draw:layer="layout" svg:width="1cm" svg:height="0.9cm" svg:x="35.747cm" svg:y="20.978cm">
          <text:p text:style-name="P1"><text:span text:style-name="T1">NAND&amp;XOR</text:span></text:p>
          <text:p text:style-name="P1"><text:span text:style-name="T1">409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96cm" svg:y1="22.077cm" svg:x2="36.747cm" svg:y2="21.428cm" draw:start-shape="id324" draw:start-glue-point="0" draw:end-shape="id325" draw:end-glue-point="1" svg:d="M38496 22077l-1749-649" svg:viewBox="0 0 1750 650">
          <text:p text:style-name="P1"><text:span text:style-name="T2">b+c</text:span></text:p>
        </draw:connector>
        <draw:custom-shape draw:style-name="gr2" draw:text-style-name="P2" xml:id="id326" draw:id="id326" draw:layer="layout" svg:width="1cm" svg:height="0.9cm" svg:x="34.047cm" svg:y="22.078cm">
          <text:p text:style-name="P1"><text:span text:style-name="T1">AND</text:span></text:p>
          <text:p text:style-name="P1"><text:span text:style-name="T1">41118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446cm" svg:y1="22.527cm" svg:x2="35.047cm" svg:y2="22.528cm" draw:start-shape="id324" draw:end-shape="id326" svg:d="M37446 22527l-2399 1" svg:viewBox="0 0 2400 2">
          <text:p/>
        </draw:connector>
        <draw:connector draw:style-name="gr4" draw:text-style-name="P1" draw:layer="layout" draw:type="line" svg:x1="36.247cm" svg:y1="21.878cm" svg:x2="37.446cm" svg:y2="22.527cm" draw:start-shape="id325" draw:start-glue-point="2" draw:end-shape="id324" draw:end-glue-point="3" svg:d="M36247 21878l1199 649" svg:viewBox="0 0 1200 650">
          <text:p/>
        </draw:connector>
        <draw:connector draw:style-name="gr3" draw:text-style-name="P3" draw:layer="layout" draw:type="line" svg:x1="34.545cm" svg:y1="20.776cm" svg:x2="35.747cm" svg:y2="21.428cm" draw:start-shape="id323" draw:start-glue-point="2" draw:end-shape="id325" draw:end-glue-point="3" svg:d="M34545 20776l1202 652" svg:viewBox="0 0 1203 653">
          <text:p text:style-name="P1"><text:span text:style-name="T2">a+d</text:span></text:p>
        </draw:connector>
        <draw:connector draw:style-name="gr4" draw:text-style-name="P1" draw:layer="layout" draw:type="line" svg:x1="34.545cm" svg:y1="20.776cm" svg:x2="34.547cm" svg:y2="22.078cm" draw:start-shape="id323" draw:start-glue-point="2" draw:end-shape="id326" draw:end-glue-point="0" svg:d="M34545 20776l2 1302" svg:viewBox="0 0 3 1303">
          <text:p/>
        </draw:connector>
        <draw:connector draw:style-name="gr4" draw:text-style-name="P1" draw:layer="layout" draw:type="line" svg:x1="39.546cm" svg:y1="22.527cm" svg:x2="42.644cm" svg:y2="21.228cm" draw:start-shape="id324" draw:start-glue-point="1" draw:end-shape="id320" draw:end-glue-point="3" svg:d="M39546 22527l3098-1299" svg:viewBox="0 0 3099 1300">
          <text:p/>
        </draw:connector>
        <draw:custom-shape draw:style-name="gr1" draw:text-style-name="P2" xml:id="id327" draw:id="id327" draw:layer="layout" svg:width="2.1cm" svg:height="0.9cm" svg:x="37.445cm" svg:y="24.3cm">
          <text:p text:style-name="P1"><text:span text:style-name="T1">DFFR (clk37,/res3)</text:span></text:p>
          <text:p text:style-name="P1"><text:span text:style-name="T1">41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8" draw:id="id328" draw:layer="layout" svg:width="1cm" svg:height="0.9cm" svg:x="35.746cm" svg:y="23.201cm">
          <text:p text:style-name="P1"><text:span text:style-name="T1">NAND&amp;XOR</text:span></text:p>
          <text:p text:style-name="P1"><text:span text:style-name="T1">41116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95cm" svg:y1="24.3cm" svg:x2="36.746cm" svg:y2="23.651cm" draw:start-shape="id327" draw:start-glue-point="0" draw:end-shape="id328" draw:end-glue-point="1" svg:d="M38495 24300l-1749-649" svg:viewBox="0 0 1750 650">
          <text:p text:style-name="P1"><text:span text:style-name="T2">b+c</text:span></text:p>
        </draw:connector>
        <draw:custom-shape draw:style-name="gr2" draw:text-style-name="P2" xml:id="id329" draw:id="id329" draw:layer="layout" svg:width="1cm" svg:height="0.9cm" svg:x="34.046cm" svg:y="24.301cm">
          <text:p text:style-name="P1"><text:span text:style-name="T1">AND</text:span></text:p>
          <text:p text:style-name="P1"><text:span text:style-name="T1">42111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445cm" svg:y1="24.75cm" svg:x2="35.046cm" svg:y2="24.751cm" draw:start-shape="id327" draw:end-shape="id329" svg:d="M37445 24750l-2399 1" svg:viewBox="0 0 2400 2">
          <text:p/>
        </draw:connector>
        <draw:connector draw:style-name="gr4" draw:text-style-name="P1" draw:layer="layout" draw:type="line" svg:x1="36.246cm" svg:y1="24.101cm" svg:x2="37.445cm" svg:y2="24.75cm" draw:start-shape="id328" draw:start-glue-point="2" draw:end-shape="id327" draw:end-glue-point="3" svg:d="M36246 24101l1199 649" svg:viewBox="0 0 1200 650">
          <text:p/>
        </draw:connector>
        <draw:connector draw:style-name="gr3" draw:text-style-name="P3" draw:layer="layout" draw:type="line" svg:x1="34.547cm" svg:y1="22.978cm" svg:x2="35.746cm" svg:y2="23.651cm" draw:start-shape="id326" draw:start-glue-point="2" draw:end-shape="id328" draw:end-glue-point="3" svg:d="M34547 22978l1199 673" svg:viewBox="0 0 1200 674">
          <text:p text:style-name="P1"><text:span text:style-name="T2">a+d</text:span></text:p>
        </draw:connector>
        <draw:connector draw:style-name="gr4" draw:text-style-name="P1" draw:layer="layout" draw:type="line" svg:x1="34.547cm" svg:y1="22.978cm" svg:x2="34.546cm" svg:y2="24.301cm" draw:start-shape="id326" draw:start-glue-point="2" draw:end-shape="id329" draw:end-glue-point="0" svg:d="M34547 22978l-1 1323" svg:viewBox="0 0 2 1324">
          <text:p/>
        </draw:connector>
        <draw:connector draw:style-name="gr4" draw:text-style-name="P1" draw:layer="layout" draw:type="line" svg:x1="39.545cm" svg:y1="24.75cm" svg:x2="42.644cm" svg:y2="21.228cm" draw:start-shape="id327" draw:start-glue-point="1" draw:end-shape="id320" draw:end-glue-point="3" svg:d="M39545 24750l3099-3522" svg:viewBox="0 0 3100 3523">
          <text:p/>
        </draw:connector>
        <draw:custom-shape draw:style-name="gr1" draw:text-style-name="P2" xml:id="id330" draw:id="id330" draw:layer="layout" svg:width="2.1cm" svg:height="0.9cm" svg:x="37.443cm" svg:y="26.5cm">
          <text:p text:style-name="P1"><text:span text:style-name="T1">DFFR (clk37,/res3)</text:span></text:p>
          <text:p text:style-name="P1"><text:span text:style-name="T1">421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1" draw:id="id331" draw:layer="layout" svg:width="1cm" svg:height="0.9cm" svg:x="35.744cm" svg:y="25.401cm">
          <text:p text:style-name="P1"><text:span text:style-name="T1">NAND&amp;XOR</text:span></text:p>
          <text:p text:style-name="P1"><text:span text:style-name="T1">4211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8.493cm" svg:y1="26.5cm" svg:x2="36.744cm" svg:y2="25.851cm" draw:start-shape="id330" draw:start-glue-point="0" draw:end-shape="id331" draw:end-glue-point="1" svg:d="M38493 26500l-1749-649" svg:viewBox="0 0 1750 650">
          <text:p text:style-name="P1"><text:span text:style-name="T2">b+c</text:span></text:p>
        </draw:connector>
        <draw:connector draw:style-name="gr4" draw:text-style-name="P1" draw:layer="layout" draw:type="line" svg:x1="36.244cm" svg:y1="26.301cm" svg:x2="37.443cm" svg:y2="26.95cm" draw:start-shape="id331" draw:start-glue-point="2" draw:end-shape="id330" draw:end-glue-point="3" svg:d="M36244 26301l1199 649" svg:viewBox="0 0 1200 650">
          <text:p/>
        </draw:connector>
        <draw:connector draw:style-name="gr3" draw:text-style-name="P3" draw:layer="layout" draw:type="line" svg:x1="34.546cm" svg:y1="25.201cm" svg:x2="35.744cm" svg:y2="25.851cm" draw:start-shape="id329" draw:start-glue-point="2" draw:end-shape="id331" draw:end-glue-point="3" svg:d="M34546 25201l1198 650" svg:viewBox="0 0 1199 651">
          <text:p text:style-name="P1"><text:span text:style-name="T2">a+d</text:span></text:p>
        </draw:connector>
        <draw:connector draw:style-name="gr4" draw:text-style-name="P1" draw:layer="layout" draw:type="line" svg:x1="39.543cm" svg:y1="26.95cm" svg:x2="42.644cm" svg:y2="21.228cm" draw:start-shape="id330" draw:start-glue-point="1" draw:end-shape="id320" draw:end-glue-point="3" svg:d="M39543 26950l3101-5722" svg:viewBox="0 0 3102 5723">
          <text:p/>
        </draw:connector>
        <draw:custom-shape draw:style-name="gr1" draw:text-style-name="P2" xml:id="id332" draw:id="id332" draw:layer="layout" svg:width="2.1cm" svg:height="0.9cm" svg:x="37.445cm" svg:y="15.376cm">
          <text:p text:style-name="P1"><text:span text:style-name="T1">DFFR (clk37,/res3)</text:span></text:p>
          <text:p text:style-name="P1"><text:span text:style-name="T1">409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7.445cm" svg:y1="15.826cm" svg:x2="34.544cm" svg:y2="17.675cm" draw:start-shape="id332" draw:start-glue-point="3" draw:end-shape="id319" draw:end-glue-point="0" svg:d="M37445 15826l-2901 1849" svg:viewBox="0 0 2902 1850">
          <text:p/>
        </draw:connector>
        <draw:connector draw:style-name="gr3" draw:text-style-name="P3" draw:layer="layout" draw:type="line" svg:x1="37.445cm" svg:y1="15.826cm" svg:x2="36.744cm" svg:y2="17.025cm" draw:start-shape="id332" draw:start-glue-point="3" draw:end-shape="id318" draw:end-glue-point="1" svg:d="M37445 15826l-701 1199" svg:viewBox="0 0 702 1200">
          <text:p text:style-name="P1"><text:span text:style-name="T2">a+d</text:span></text:p>
        </draw:connector>
        <draw:custom-shape draw:style-name="gr2" draw:text-style-name="P2" xml:id="id333" draw:id="id333" draw:layer="layout" svg:width="1cm" svg:height="0.9cm" svg:x="35.744cm" svg:y="14.176cm">
          <text:p text:style-name="P1"><text:span text:style-name="T1">NOT</text:span></text:p>
          <text:p text:style-name="P1"><text:span text:style-name="T1">4096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6.244cm" svg:y1="15.076cm" svg:x2="37.445cm" svg:y2="15.826cm" draw:start-shape="id333" draw:start-glue-point="2" draw:end-shape="id332" draw:end-glue-point="3" svg:d="M36244 15076l1201 750" svg:viewBox="0 0 1202 751">
          <text:p/>
        </draw:connector>
        <draw:connector draw:style-name="gr4" draw:text-style-name="P1" draw:layer="layout" draw:type="line" svg:x1="38.495cm" svg:y1="15.376cm" svg:x2="36.744cm" svg:y2="14.626cm" draw:start-shape="id332" draw:start-glue-point="0" draw:end-shape="id333" draw:end-glue-point="1" svg:d="M38495 15376l-1751-750" svg:viewBox="0 0 1752 751">
          <text:p/>
        </draw:connector>
        <draw:connector draw:style-name="gr4" draw:text-style-name="P1" draw:layer="layout" draw:type="line" svg:x1="39.545cm" svg:y1="15.826cm" svg:x2="42.644cm" svg:y2="21.228cm" draw:start-shape="id332" draw:start-glue-point="1" draw:end-shape="id320" draw:end-glue-point="3" svg:d="M39545 15826l3099 5402" svg:viewBox="0 0 3100 5403">
          <text:p/>
        </draw:connector>
        <draw:connector draw:style-name="gr3" draw:text-style-name="P3" draw:layer="layout" draw:type="line" svg:x1="39.545cm" svg:y1="15.826cm" svg:x2="41.65cm" svg:y2="15.816cm" draw:start-shape="id332" draw:start-glue-point="1" svg:d="M39545 15826l2105-10" svg:viewBox="0 0 2106 11">
          <text:p text:style-name="P1"><text:span text:style-name="T2">ac4_0</text:span></text:p>
        </draw:connector>
        <draw:connector draw:style-name="gr3" draw:text-style-name="P3" draw:layer="layout" draw:type="line" svg:x1="39.544cm" svg:y1="18.125cm" svg:x2="41.651cm" svg:y2="18.062cm" draw:start-shape="id317" draw:start-glue-point="1" svg:d="M39544 18125l2107-63" svg:viewBox="0 0 2108 64">
          <text:p text:style-name="P1"><text:span text:style-name="T2">ac4_1</text:span></text:p>
        </draw:connector>
        <draw:connector draw:style-name="gr3" draw:text-style-name="P3" draw:layer="layout" draw:type="line" svg:x1="39.544cm" svg:y1="20.325cm" svg:x2="41.651cm" svg:y2="20.289cm" draw:start-shape="id321" svg:d="M39544 20325l2107-36" svg:viewBox="0 0 2108 37">
          <text:p text:style-name="P1"><text:span text:style-name="T2">ac4_2</text:span></text:p>
        </draw:connector>
        <draw:connector draw:style-name="gr3" draw:text-style-name="P3" draw:layer="layout" draw:type="line" svg:x1="39.546cm" svg:y1="22.527cm" svg:x2="41.652cm" svg:y2="22.422cm" draw:start-shape="id324" svg:d="M39546 22527l2106-105" svg:viewBox="0 0 2107 106">
          <text:p text:style-name="P1"><text:span text:style-name="T2">ac4_3</text:span></text:p>
        </draw:connector>
        <draw:connector draw:style-name="gr3" draw:text-style-name="P3" draw:layer="layout" draw:type="line" svg:x1="39.545cm" svg:y1="24.75cm" svg:x2="41.678cm" svg:y2="24.759cm" draw:start-shape="id327" svg:d="M39545 24750l2133 9" svg:viewBox="0 0 2134 10">
          <text:p text:style-name="P1"><text:span text:style-name="T2">ac4_4</text:span></text:p>
        </draw:connector>
        <draw:connector draw:style-name="gr3" draw:text-style-name="P3" draw:layer="layout" draw:type="line" svg:x1="39.543cm" svg:y1="26.95cm" svg:x2="41.679cm" svg:y2="26.906cm" draw:start-shape="id330" svg:d="M39543 26950l2136-44" svg:viewBox="0 0 2137 45">
          <text:p text:style-name="P1"><text:span text:style-name="T2">ac4_5</text:span></text:p>
        </draw:connector>
        <draw:connector draw:style-name="gr3" draw:text-style-name="P3" draw:layer="layout" draw:type="line" svg:x1="71.6cm" svg:y1="42.772cm" svg:x2="71.291cm" svg:y2="40.868cm" draw:end-shape="id90" draw:end-glue-point="2" svg:d="M71600 42772l-309-1904" svg:viewBox="0 0 310 1905">
          <text:p text:style-name="P1"><text:span text:style-name="T2">ac4_1/c</text:span></text:p>
        </draw:connector>
        <draw:connector draw:style-name="gr3" draw:text-style-name="P3" draw:layer="layout" draw:type="line" svg:x1="72.8cm" svg:y1="42.772cm" svg:x2="72.391cm" svg:y2="40.868cm" draw:end-shape="id84" draw:end-glue-point="2" svg:d="M72800 42772l-409-1904" svg:viewBox="0 0 410 1905">
          <text:p text:style-name="P1"><text:span text:style-name="T2">ac4_2/c</text:span></text:p>
        </draw:connector>
        <draw:connector draw:style-name="gr3" draw:text-style-name="P3" draw:layer="layout" draw:type="line" svg:x1="73.9cm" svg:y1="42.772cm" svg:x2="73.491cm" svg:y2="40.868cm" draw:end-shape="id86" draw:end-glue-point="2" svg:d="M73900 42772l-409-1904" svg:viewBox="0 0 410 1905">
          <text:p text:style-name="P1"><text:span text:style-name="T2">ac4_3/c</text:span></text:p>
        </draw:connector>
        <draw:connector draw:style-name="gr3" draw:text-style-name="P3" draw:layer="layout" draw:type="line" svg:x1="75.001cm" svg:y1="42.772cm" svg:x2="74.591cm" svg:y2="40.868cm" draw:end-shape="id88" draw:end-glue-point="2" svg:d="M75001 42772l-410-1904" svg:viewBox="0 0 411 1905">
          <text:p text:style-name="P1"><text:span text:style-name="T2">ac4_4/c</text:span></text:p>
        </draw:connector>
        <draw:connector draw:style-name="gr3" draw:text-style-name="P3" draw:layer="layout" draw:type="line" svg:x1="76.26cm" svg:y1="42.554cm" svg:x2="75.7cm" svg:y2="40.868cm" draw:end-shape="id89" draw:end-glue-point="2" svg:d="M76260 42554l-560-1686" svg:viewBox="0 0 561 1687">
          <text:p text:style-name="P1"><text:span text:style-name="T2">ac4_5/c</text:span></text:p>
        </draw:connector>
        <draw:connector draw:style-name="gr3" draw:text-style-name="P3" draw:layer="layout" draw:type="line" svg:x1="108.05cm" svg:y1="38.123cm" svg:x2="108.048cm" svg:y2="36.536cm" draw:start-shape="id296" draw:start-glue-point="0" svg:d="M108050 38123l-2-1587" svg:viewBox="0 0 3 1588">
          <text:p text:style-name="P1"><text:span text:style-name="T2">clk37</text:span></text:p>
        </draw:connector>
        <draw:connector draw:style-name="gr3" draw:text-style-name="P3" draw:layer="layout" draw:type="line" svg:x1="63cm" svg:y1="36.684cm" svg:x2="62.972cm" svg:y2="35.136cm" draw:start-shape="id292" draw:start-glue-point="0" svg:d="M63000 36684l-28-1548" svg:viewBox="0 0 29 1549">
          <text:p text:style-name="P1"><text:span text:style-name="T2">/res3</text:span></text:p>
        </draw:connector>
        <draw:connector draw:style-name="gr4" draw:text-style-name="P1" draw:layer="layout" draw:type="line" svg:x1="58.9cm" svg:y1="22.006cm" svg:x2="57.8cm" svg:y2="19.833cm" draw:start-shape="id181" draw:start-glue-point="0" draw:end-shape="id93" draw:end-glue-point="2" svg:d="M58900 22006l-1100-2173" svg:viewBox="0 0 1101 2174">
          <text:p/>
        </draw:connector>
        <draw:connector draw:style-name="gr4" draw:text-style-name="P1" draw:layer="layout" draw:type="line" svg:x1="72.3cm" svg:y1="20.794cm" svg:x2="71.2cm" svg:y2="18.006cm" draw:start-shape="id133" draw:start-glue-point="0" svg:d="M72300 20794l-1100-2788" svg:viewBox="0 0 1101 2789">
          <text:p/>
        </draw:connector>
        <draw:connector draw:style-name="gr3" draw:text-style-name="P3" draw:layer="layout" draw:type="line" svg:x1="72.3cm" svg:y1="20.794cm" svg:x2="72.234cm" svg:y2="19.413cm" draw:start-shape="id133" draw:start-glue-point="0" svg:d="M72300 20794l-66-1381" svg:viewBox="0 0 67 1382">
          <text:p text:style-name="P1"><text:span text:style-name="T2">u4</text:span></text:p>
        </draw:connector>
        <draw:connector draw:style-name="gr4" draw:text-style-name="P1" draw:layer="layout" draw:type="line" svg:x1="71.2cm" svg:y1="20.794cm" svg:x2="70.1cm" svg:y2="18.006cm" draw:start-shape="id164" draw:start-glue-point="0" draw:end-shape="id334" draw:end-glue-point="2" svg:d="M71200 20794l-1100-2788" svg:viewBox="0 0 1101 2789">
          <text:p/>
        </draw:connector>
        <draw:connector draw:style-name="gr3" draw:text-style-name="P3" draw:layer="layout" draw:type="line" svg:x1="71.2cm" svg:y1="20.794cm" svg:x2="71.149cm" svg:y2="19.44cm" draw:start-shape="id164" draw:start-glue-point="0" svg:d="M71200 20794l-51-1354" svg:viewBox="0 0 52 1355">
          <text:p text:style-name="P1"><text:span text:style-name="T2">u5</text:span></text:p>
        </draw:connector>
        <draw:connector draw:style-name="gr4" draw:text-style-name="P1" draw:layer="layout" draw:type="line" svg:x1="70.1cm" svg:y1="17.106cm" svg:x2="70.1cm" svg:y2="15.904cm" draw:start-shape="id334" draw:start-glue-point="0" draw:end-shape="id78" draw:end-glue-point="2" svg:d="M70100 17106v-1202" svg:viewBox="0 0 1 1203">
          <text:p/>
        </draw:connector>
        <draw:connector draw:style-name="gr4" draw:text-style-name="P1" draw:layer="layout" draw:type="line" svg:x1="70.1cm" svg:y1="17.106cm" svg:x2="71.2cm" svg:y2="15.904cm" draw:start-shape="id334" draw:start-glue-point="0" draw:end-shape="id156" draw:end-glue-point="2" svg:d="M70100 17106l1100-1202" svg:viewBox="0 0 1101 1203">
          <text:p/>
        </draw:connector>
        <draw:custom-shape draw:style-name="gr2" draw:text-style-name="P2" xml:id="id335" draw:id="id335" draw:layer="layout" svg:width="1cm" svg:height="0.9cm" svg:x="101.2cm" svg:y="31.636cm">
          <text:p text:style-name="P1"><text:span text:style-name="T1">NOT</text:span></text:p>
          <text:p text:style-name="P1"><text:span text:style-name="T1">-768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1.7cm" svg:y1="31.636cm" svg:x2="101.75cm" svg:y2="29.7cm" draw:start-shape="id335" draw:start-glue-point="0" draw:end-shape="id176" draw:end-glue-point="2" svg:d="M101700 31636l50-1936" svg:viewBox="0 0 51 1937">
          <text:p/>
        </draw:connector>
        <draw:connector draw:style-name="gr4" draw:text-style-name="P1" draw:layer="layout" draw:type="line" svg:x1="101.7cm" svg:y1="33.536cm" svg:x2="101.7cm" svg:y2="32.536cm" draw:start-shape="id57" draw:start-glue-point="0" draw:end-shape="id335" draw:end-glue-point="2" svg:d="M101700 33536v-1000" svg:viewBox="0 0 1 1001">
          <text:p/>
        </draw:connector>
        <draw:connector draw:style-name="gr3" draw:text-style-name="P3" draw:layer="layout" draw:type="line" svg:x1="104.99cm" svg:y1="44.672cm" svg:x2="104.95cm" svg:y2="43.052cm" draw:end-shape="id58" draw:end-glue-point="2" svg:d="M104990 44672l-40-1620" svg:viewBox="0 0 41 1621">
          <text:p text:style-name="P1"><text:span text:style-name="T2">ac4_d_nfull</text:span></text:p>
        </draw:connector>
        <draw:connector draw:style-name="gr3" draw:text-style-name="P3" draw:layer="layout" draw:type="line" svg:x1="43.644cm" svg:y1="21.228cm" svg:x2="45.9cm" svg:y2="21.227cm" draw:start-shape="id320" draw:start-glue-point="1" svg:d="M43644 21228l2256-1" svg:viewBox="0 0 2257 2">
          <text:p text:style-name="P1"><text:span text:style-name="T2">ac4!full</text:span></text:p>
        </draw:connector>
        <draw:custom-shape draw:style-name="gr2" draw:text-style-name="P2" xml:id="id336" draw:id="id336" draw:layer="layout" svg:width="1cm" svg:height="0.9cm" svg:x="99.3cm" svg:y="46.736cm">
          <text:p text:style-name="P1"><text:span text:style-name="T1">OR</text:span></text:p>
          <text:p text:style-name="P1"><text:span text:style-name="T1">-76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9.8cm" svg:y1="45.836cm" svg:x2="99.8cm" svg:y2="46.736cm" draw:start-shape="id158" draw:start-glue-point="2" draw:end-shape="id336" draw:end-glue-point="0" svg:d="M99800 45836v900" svg:viewBox="0 0 1 901">
          <text:p/>
        </draw:connector>
        <draw:connector draw:style-name="gr4" draw:text-style-name="P1" draw:layer="layout" draw:type="line" svg:x1="99.8cm" svg:y1="48.436cm" svg:x2="99.8cm" svg:y2="47.636cm" draw:start-shape="id201" draw:start-glue-point="0" draw:end-shape="id336" draw:end-glue-point="2" svg:d="M99800 48436v-800" svg:viewBox="0 0 1 801">
          <text:p/>
        </draw:connector>
        <draw:connector draw:style-name="gr4" draw:text-style-name="P1" draw:layer="layout" draw:type="line" svg:x1="100.3cm" svg:y1="47.186cm" svg:x2="102.4cm" svg:y2="47.186cm" draw:start-shape="id336" draw:start-glue-point="1" draw:end-shape="id200" svg:d="M100300 47186h2100" svg:viewBox="0 0 2101 1">
          <text:p/>
        </draw:connector>
        <draw:custom-shape draw:style-name="gr2" draw:text-style-name="P2" xml:id="id337" draw:id="id337" draw:layer="layout" svg:width="1cm" svg:height="0.9cm" svg:x="99.3cm" svg:y="50.136cm">
          <text:p text:style-name="P1"><text:span text:style-name="T1">NOT</text:span></text:p>
          <text:p text:style-name="P1"><text:span text:style-name="T1">-77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9.8cm" svg:y1="50.136cm" svg:x2="99.8cm" svg:y2="49.336cm" draw:start-shape="id337" draw:start-glue-point="0" draw:end-shape="id201" draw:end-glue-point="2" svg:d="M99800 50136v-800" svg:viewBox="0 0 1 801">
          <text:p/>
        </draw:connector>
        <draw:custom-shape draw:style-name="gr2" draw:text-style-name="P2" xml:id="id407" draw:id="id407" draw:layer="layout" svg:width="1cm" svg:height="0.9cm" svg:x="30.9cm" svg:y="47.326cm">
          <text:p text:style-name="P1"><text:span text:style-name="T1">NOT</text:span></text:p>
          <text:p text:style-name="P1"><text:span text:style-name="T1">-77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9.815cm" svg:y1="52.5cm" svg:x2="99.8cm" svg:y2="51.036cm" draw:end-shape="id337" draw:end-glue-point="2" svg:d="M99815 52500l-15-1464" svg:viewBox="0 0 16 1465">
          <text:p text:style-name="P1"><text:span text:style-name="T2">/c8</text:span></text:p>
        </draw:connector>
        <draw:connector draw:style-name="gr3" draw:text-style-name="P3" draw:layer="layout" draw:type="line" svg:x1="99.695cm" svg:y1="31.538cm" svg:x2="99.75cm" svg:y2="29.7cm" draw:end-shape="id183" draw:end-glue-point="2" svg:d="M99695 31538l55-1838" svg:viewBox="0 0 56 1839">
          <text:p text:style-name="P1"><text:span text:style-name="T2">/c8</text:span></text:p>
        </draw:connector>
        <draw:custom-shape draw:style-name="gr1" draw:text-style-name="P2" xml:id="id344" draw:id="id344" draw:layer="layout" svg:width="2.1cm" svg:height="0.9cm" svg:x="29.5cm" svg:y="49.726cm">
          <text:p text:style-name="P1"><text:span text:style-name="T1">DFF (clk39)</text:span></text:p>
          <text:p text:style-name="P1"><text:span text:style-name="T1">-772-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0.865cm" svg:y1="36.046cm" svg:x2="91.75cm" svg:y2="34.461cm" draw:end-shape="id338" draw:end-glue-point="2" svg:d="M90865 36046l885-1585" svg:viewBox="0 0 886 1586">
          <text:p text:style-name="P1"><text:span text:style-name="T2">c8/ /res</text:span></text:p>
        </draw:connector>
        <draw:custom-shape draw:style-name="gr2" draw:text-style-name="P2" xml:id="id339" draw:id="id339" draw:layer="layout" svg:width="1cm" svg:height="0.9cm" svg:x="28.6cm" svg:y="56.826cm">
          <text:p text:style-name="P1"><text:span text:style-name="T1">AND</text:span></text:p>
          <text:p text:style-name="P1"><text:span text:style-name="T1">47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28.705cm" svg:y1="59.17cm" svg:x2="29.1cm" svg:y2="57.726cm" draw:end-shape="id339" draw:end-glue-point="2" svg:d="M28705 59170l395-1444" svg:viewBox="0 0 396 1445">
          <text:p text:style-name="P1"><text:span text:style-name="T2">c8</text:span></text:p>
        </draw:connector>
        <draw:connector draw:style-name="gr3" draw:text-style-name="P3" draw:layer="layout" draw:type="line" svg:x1="86.1cm" svg:y1="16.513cm" svg:x2="88.4cm" svg:y2="16.485cm" draw:start-shape="id221" draw:start-glue-point="1" svg:d="M86100 16513l2300-28" svg:viewBox="0 0 2301 29">
          <text:p text:style-name="P1"><text:span text:style-name="T2">ac5_d_nfull</text:span></text:p>
        </draw:connector>
        <draw:connector draw:style-name="gr3" draw:text-style-name="P3" draw:layer="layout" draw:type="line" svg:x1="92.85cm" svg:y1="40.676cm" svg:x2="91.736cm" svg:y2="39.067cm" draw:end-shape="id295" draw:end-glue-point="2" svg:d="M92850 40676l-1114-1609" svg:viewBox="0 0 1115 1610">
          <text:p text:style-name="P1"><text:span text:style-name="T2">ac5_d_nfull</text:span></text:p>
        </draw:connector>
        <draw:custom-shape draw:style-name="gr2" draw:text-style-name="P2" xml:id="id340" draw:id="id340" draw:layer="layout" svg:width="1cm" svg:height="0.9cm" svg:x="91.236cm" svg:y="36.361cm">
          <text:p text:style-name="P1"><text:span text:style-name="T1">BUF</text:span></text:p>
          <text:p text:style-name="P1"><text:span text:style-name="T1">45124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91.736cm" svg:y1="38.167cm" svg:x2="91.736cm" svg:y2="37.261cm" draw:start-shape="id295" draw:start-glue-point="0" draw:end-shape="id340" draw:end-glue-point="2" svg:d="M91736 38167v-906" svg:viewBox="0 0 1 907">
          <text:p/>
        </draw:connector>
        <draw:connector draw:style-name="gr4" draw:text-style-name="P1" draw:layer="layout" draw:type="line" svg:x1="91.736cm" svg:y1="36.361cm" svg:x2="91.75cm" svg:y2="34.461cm" draw:start-shape="id340" draw:start-glue-point="0" draw:end-shape="id338" draw:end-glue-point="2" svg:d="M91736 36361l14-1900" svg:viewBox="0 0 15 1901">
          <text:p/>
        </draw:connector>
        <draw:connector draw:style-name="gr3" draw:text-style-name="P3" draw:layer="layout" draw:type="line" svg:x1="65.9cm" svg:y1="5.634cm" svg:x2="65.934cm" svg:y2="4.4cm" draw:start-shape="id196" draw:start-glue-point="0" svg:d="M65900 5634l34-1234" svg:viewBox="0 0 35 1235">
          <text:p text:style-name="P1"><text:span text:style-name="T2">/ch1_0</text:span></text:p>
        </draw:connector>
        <draw:connector draw:style-name="gr4" draw:text-style-name="P1" draw:layer="layout" draw:type="line" svg:x1="92.8cm" svg:y1="34.011cm" svg:x2="93.7cm" svg:y2="34.011cm" draw:start-shape="id338" draw:start-glue-point="1" draw:end-shape="id341" draw:end-glue-point="3" svg:d="M92800 34011h900" svg:viewBox="0 0 901 1">
          <text:p/>
        </draw:connector>
        <draw:custom-shape draw:style-name="gr2" draw:text-style-name="P2" xml:id="id341" draw:id="id341" draw:layer="layout" svg:width="1cm" svg:height="0.9cm" svg:x="93.7cm" svg:y="33.561cm">
          <text:p text:style-name="P1"><text:span text:style-name="T1">NOT</text:span></text:p>
          <text:p text:style-name="P1"><text:span text:style-name="T1">-77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4.2cm" svg:y1="33.561cm" svg:x2="94.186cm" svg:y2="31.6cm" draw:start-shape="id341" draw:start-glue-point="0" svg:d="M94200 33561l-14-1961" svg:viewBox="0 0 15 1962">
          <text:p text:style-name="P1"><text:span text:style-name="T2">clk38</text:span></text:p>
        </draw:connector>
        <draw:connector draw:style-name="gr3" draw:text-style-name="P3" draw:layer="layout" draw:type="line" svg:x1="59.527cm" svg:y1="37.581cm" svg:x2="59.55cm" svg:y2="35.77cm" draw:end-shape="id125" draw:end-glue-point="2" svg:d="M59527 37581l23-1811" svg:viewBox="0 0 24 1812">
          <text:p text:style-name="P1"><text:span text:style-name="T2">clk38</text:span></text:p>
        </draw:connector>
        <draw:custom-shape draw:style-name="gr6" draw:text-style-name="P2" xml:id="id342" draw:id="id342" draw:layer="layout" svg:width="1cm" svg:height="0.9cm" svg:x="95.9cm" svg:y="33.561cm">
          <text:p text:style-name="P1"><text:span text:style-name="T1">NOT</text:span></text:p>
          <text:p text:style-name="P1"><text:span text:style-name="T1">47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4.7cm" svg:y1="34.011cm" svg:x2="95.9cm" svg:y2="34.011cm" draw:start-shape="id341" draw:start-glue-point="1" draw:end-shape="id342" draw:end-glue-point="3" svg:d="M94700 34011h1200" svg:viewBox="0 0 1201 1">
          <text:p/>
        </draw:connector>
        <draw:custom-shape draw:style-name="gr2" draw:text-style-name="P2" xml:id="id343" draw:id="id343" draw:layer="layout" svg:width="1cm" svg:height="0.9cm" svg:x="30cm" svg:y="51.926cm">
          <text:p text:style-name="P1"><text:span text:style-name="T1">NAND</text:span></text:p>
          <text:p text:style-name="P1"><text:span text:style-name="T1">47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.5cm" svg:y1="51.926cm" svg:x2="30.55cm" svg:y2="50.626cm" draw:start-shape="id343" draw:start-glue-point="0" draw:end-shape="id344" draw:end-glue-point="2" svg:d="M30500 51926l50-1300" svg:viewBox="0 0 51 1301">
          <text:p/>
        </draw:connector>
        <draw:connector draw:style-name="gr4" draw:text-style-name="P1" draw:layer="layout" draw:type="line" svg:x1="67.9cm" svg:y1="20.885cm" svg:x2="70.1cm" svg:y2="18.006cm" draw:start-shape="id27" draw:start-glue-point="0" draw:end-shape="id334" draw:end-glue-point="2" svg:d="M67900 20885l2200-2879" svg:viewBox="0 0 2201 2880">
          <text:p/>
        </draw:connector>
        <draw:connector draw:style-name="gr3" draw:text-style-name="P3" draw:layer="layout" draw:type="line" svg:x1="99.75cm" svg:y1="26.6cm" svg:x2="99.793cm" svg:y2="25.159cm" draw:start-shape="id175" draw:start-glue-point="0" svg:d="M99750 26600l43-1441" svg:viewBox="0 0 44 1442">
          <text:p text:style-name="P1"><text:span text:style-name="T2">/ch0_0</text:span></text:p>
        </draw:connector>
        <draw:connector draw:style-name="gr3" draw:text-style-name="P3" draw:layer="layout" draw:type="line" svg:x1="94.05cm" svg:y1="26.6cm" svg:x2="94.1cm" svg:y2="25.064cm" draw:start-shape="id178" draw:start-glue-point="0" svg:d="M94050 26600l50-1536" svg:viewBox="0 0 51 1537">
          <text:p text:style-name="P1"><text:span text:style-name="T2">/ch0_1</text:span></text:p>
        </draw:connector>
        <draw:connector draw:style-name="gr3" draw:text-style-name="P3" draw:layer="layout" draw:type="line" svg:x1="88.35cm" svg:y1="26.6cm" svg:x2="88.359cm" svg:y2="25.159cm" draw:start-shape="id170" draw:start-glue-point="0" svg:d="M88350 26600l9-1441" svg:viewBox="0 0 10 1442">
          <text:p text:style-name="P1"><text:span text:style-name="T2">/ch0_2</text:span></text:p>
        </draw:connector>
        <draw:connector draw:style-name="gr3" draw:text-style-name="P3" draw:layer="layout" draw:type="line" svg:x1="82.7cm" svg:y1="26.6cm" svg:x2="82.75cm" svg:y2="25.199cm" draw:start-shape="id185" svg:d="M82700 26600l50-1401" svg:viewBox="0 0 51 1402">
          <text:p text:style-name="P1"><text:span text:style-name="T2">/ch0_3</text:span></text:p>
        </draw:connector>
        <draw:custom-shape draw:style-name="gr6" draw:text-style-name="P2" xml:id="id345" draw:id="id345" draw:layer="layout" svg:width="1cm" svg:height="0.9cm" svg:x="53.2cm" svg:y="31.8cm">
          <text:p text:style-name="P1"><text:span text:style-name="T1">NAND</text:span></text:p>
          <text:p text:style-name="P1"><text:span text:style-name="T1">-779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3.7cm" svg:y1="33.7cm" svg:x2="53.7cm" svg:y2="32.7cm" draw:start-shape="id199" draw:start-glue-point="0" draw:end-shape="id345" draw:end-glue-point="2" svg:d="M53700 33700v-1000" svg:viewBox="0 0 1 1001">
          <text:p/>
        </draw:connector>
        <draw:custom-shape draw:style-name="gr6" draw:text-style-name="P2" xml:id="id346" draw:id="id346" draw:layer="layout" svg:width="1cm" svg:height="0.9cm" svg:x="54.3cm" svg:y="31.8cm">
          <text:p text:style-name="P1"><text:span text:style-name="T1">NAND</text:span></text:p>
          <text:p text:style-name="P1"><text:span text:style-name="T1">-780-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4.8cm" svg:y1="33.7cm" svg:x2="54.8cm" svg:y2="32.7cm" draw:start-shape="id198" draw:start-glue-point="0" draw:end-shape="id346" draw:end-glue-point="2" svg:d="M54800 33700v-1000" svg:viewBox="0 0 1 1001">
          <text:p/>
        </draw:connector>
        <draw:custom-shape draw:style-name="gr2" draw:text-style-name="P2" xml:id="id362" draw:id="id362" draw:layer="layout" svg:width="1cm" svg:height="0.9cm" svg:x="19.5cm" svg:y="48.08cm">
          <text:p text:style-name="P1"><text:span text:style-name="T1">NOT</text:span></text:p>
          <text:p text:style-name="P1"><text:span text:style-name="T1">45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6.7cm" svg:y1="56.391cm" svg:x2="27.3cm" svg:y2="54.826cm" draw:end-shape="id293" draw:end-glue-point="2" svg:d="M26700 56391l600-1565" svg:viewBox="0 0 601 1566">
          <text:p text:style-name="P1"><text:span text:style-name="T2">/c5</text:span></text:p>
        </draw:connector>
        <draw:connector draw:style-name="gr3" draw:text-style-name="P3" draw:layer="layout" draw:type="line" svg:x1="14.832cm" svg:y1="57.748cm" svg:x2="13.895cm" svg:y2="56.48cm" draw:end-shape="id217" draw:end-glue-point="2" svg:d="M14832 57748l-937-1268" svg:viewBox="0 0 938 1269">
          <text:p text:style-name="P1"><text:span text:style-name="T2">/c5</text:span></text:p>
        </draw:connector>
        <draw:custom-shape draw:style-name="gr2" draw:text-style-name="P2" xml:id="id347" draw:id="id347" draw:layer="layout" svg:width="1cm" svg:height="0.9cm" svg:x="26.8cm" svg:y="51.826cm">
          <text:p text:style-name="P1"><text:span text:style-name="T1">3-NAND</text:span></text:p>
          <text:p text:style-name="P1"><text:span text:style-name="T1">459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7.3cm" svg:y1="51.826cm" svg:x2="27.35cm" svg:y2="50.64cm" draw:start-shape="id347" draw:start-glue-point="0" draw:end-shape="id348" svg:d="M27300 51826l50-1186" svg:viewBox="0 0 51 1187">
          <text:p/>
        </draw:connector>
        <draw:connector draw:style-name="gr4" draw:text-style-name="P1" draw:layer="layout" draw:type="line" svg:x1="27.3cm" svg:y1="53.926cm" svg:x2="27.3cm" svg:y2="52.726cm" draw:start-shape="id293" draw:start-glue-point="0" draw:end-shape="id347" draw:end-glue-point="2" svg:d="M27300 53926v-1200" svg:viewBox="0 0 1 1201">
          <text:p/>
        </draw:connector>
        <draw:connector draw:style-name="gr3" draw:text-style-name="P3" draw:layer="layout" draw:type="line" svg:x1="13.895cm" svg:y1="55.58cm" svg:x2="13cm" svg:y2="54.38cm" draw:start-shape="id217" draw:start-glue-point="0" draw:end-shape="id216" draw:end-glue-point="2" svg:d="M13895 55580l-895-1200" svg:viewBox="0 0 896 1201">
          <text:p text:style-name="P1"><text:span text:style-name="T2">c</text:span></text:p>
        </draw:connector>
        <draw:custom-shape draw:style-name="gr2" draw:text-style-name="P2" xml:id="id358" draw:id="id358" draw:layer="layout" svg:width="1cm" svg:height="0.9cm" svg:x="16.9cm" svg:y="48.017cm">
          <text:p text:style-name="P1"><text:span text:style-name="T1">NOT</text:span></text:p>
          <text:p text:style-name="P1"><text:span text:style-name="T1">461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9.659cm" svg:y1="59.2cm" svg:x2="29.1cm" svg:y2="57.726cm" draw:end-shape="id339" draw:end-glue-point="2" svg:d="M29659 59200l-559-1474" svg:viewBox="0 0 560 1475">
          <text:p text:style-name="P1"><text:span text:style-name="T2">/c4</text:span></text:p>
        </draw:connector>
        <draw:custom-shape draw:style-name="gr2" draw:text-style-name="P2" xml:id="id349" draw:id="id349" draw:layer="layout" svg:width="1cm" svg:height="0.9cm" svg:x="33.8cm" svg:y="56.728cm">
          <text:p text:style-name="P1"><text:span text:style-name="T1">AND</text:span></text:p>
          <text:p text:style-name="P1"><text:span text:style-name="T1">46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5.092cm" svg:y1="59.226cm" svg:x2="34.3cm" svg:y2="57.628cm" draw:end-shape="id349" draw:end-glue-point="2" svg:d="M35092 59226l-792-1598" svg:viewBox="0 0 793 1599">
          <text:p text:style-name="P1"><text:span text:style-name="T2">/c4</text:span></text:p>
        </draw:connector>
        <draw:connector draw:style-name="gr3" draw:text-style-name="P3" draw:layer="layout" draw:type="line" svg:x1="13.932cm" svg:y1="58.383cm" svg:x2="13.895cm" svg:y2="56.48cm" draw:end-shape="id217" draw:end-glue-point="2" svg:d="M13932 58383l-37-1903" svg:viewBox="0 0 38 1904">
          <text:p text:style-name="P1"><text:span text:style-name="T2">/c4</text:span></text:p>
        </draw:connector>
        <draw:custom-shape draw:style-name="gr2" draw:text-style-name="P2" xml:id="id350" draw:id="id350" draw:layer="layout" svg:width="1cm" svg:height="0.9cm" svg:x="29.9cm" svg:y="54.926cm">
          <text:p text:style-name="P1"><text:span text:style-name="T1">3-NAND</text:span></text:p>
          <text:p text:style-name="P1"><text:span text:style-name="T1">4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9.1cm" svg:y1="56.826cm" svg:x2="30.4cm" svg:y2="55.826cm" draw:start-shape="id339" draw:start-glue-point="0" draw:end-shape="id350" draw:end-glue-point="2" svg:d="M29100 56826l1300-1000" svg:viewBox="0 0 1301 1001">
          <text:p/>
        </draw:connector>
        <draw:custom-shape draw:style-name="gr2" draw:text-style-name="P2" xml:id="id352" draw:id="id352" draw:layer="layout" svg:width="1cm" svg:height="0.9cm" svg:x="31.9cm" svg:y="56.826cm">
          <text:p text:style-name="P1"><text:span text:style-name="T1">AND</text:span></text:p>
          <text:p text:style-name="P1"><text:span text:style-name="T1">46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51" draw:id="id351" draw:layer="layout" svg:width="1cm" svg:height="0.9cm" svg:x="31.4cm" svg:y="59.126cm">
          <text:p text:style-name="P1"><text:span text:style-name="T1">NAND</text:span></text:p>
          <text:p text:style-name="P1"><text:span text:style-name="T1">4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1.9cm" svg:y1="59.126cm" svg:x2="34.3cm" svg:y2="57.628cm" draw:start-shape="id351" draw:start-glue-point="0" draw:end-shape="id349" draw:end-glue-point="2" svg:d="M31900 59126l2400-1498" svg:viewBox="0 0 2401 1499">
          <text:p/>
        </draw:connector>
        <draw:connector draw:style-name="gr4" draw:text-style-name="P1" draw:layer="layout" draw:type="line" svg:x1="31.9cm" svg:y1="59.126cm" svg:x2="32.4cm" svg:y2="57.726cm" draw:start-shape="id351" draw:start-glue-point="0" draw:end-shape="id352" draw:end-glue-point="2" svg:d="M31900 59126l500-1400" svg:viewBox="0 0 501 1401">
          <text:p/>
        </draw:connector>
        <draw:custom-shape draw:style-name="gr2" draw:text-style-name="P2" xml:id="id353" draw:id="id353" draw:layer="layout" svg:width="1cm" svg:height="0.9cm" svg:x="33.224cm" svg:y="53.626cm">
          <text:p text:style-name="P1"><text:span text:style-name="T1">3-NAND</text:span></text:p>
          <text:p text:style-name="P1"><text:span text:style-name="T1">47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4.3cm" svg:y1="56.728cm" svg:x2="33.724cm" svg:y2="54.526cm" draw:start-shape="id349" draw:start-glue-point="0" draw:end-shape="id353" draw:end-glue-point="2" svg:d="M34300 56728l-576-2202" svg:viewBox="0 0 577 2203">
          <text:p/>
        </draw:connector>
        <draw:custom-shape draw:style-name="gr2" draw:text-style-name="P2" xml:id="id354" draw:id="id354" draw:layer="layout" svg:width="1cm" svg:height="0.9cm" svg:x="33.224cm" svg:y="51.526cm">
          <text:p text:style-name="P1"><text:span text:style-name="T1">AND</text:span></text:p>
          <text:p text:style-name="P1"><text:span text:style-name="T1">4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3.724cm" svg:y1="53.626cm" svg:x2="33.724cm" svg:y2="52.426cm" draw:start-shape="id353" draw:start-glue-point="0" draw:end-shape="id354" draw:end-glue-point="2" svg:d="M33724 53626v-1200" svg:viewBox="0 0 1 1201">
          <text:p/>
        </draw:connector>
        <draw:connector draw:style-name="gr4" draw:text-style-name="P1" draw:layer="layout" draw:type="line" svg:x1="33.1cm" svg:y1="59.126cm" svg:x2="32.4cm" svg:y2="57.726cm" draw:start-shape="id214" draw:start-glue-point="0" draw:end-shape="id352" draw:end-glue-point="2" svg:d="M33100 59126l-700-1400" svg:viewBox="0 0 701 1401">
          <text:p/>
        </draw:connector>
        <draw:custom-shape draw:style-name="gr2" draw:text-style-name="P2" xml:id="id355" draw:id="id355" draw:layer="layout" svg:width="1cm" svg:height="0.9cm" svg:x="32.7cm" svg:y="55.326cm">
          <text:p text:style-name="P1"><text:span text:style-name="T1">AND</text:span></text:p>
          <text:p text:style-name="P1"><text:span text:style-name="T1">46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3.1cm" svg:y1="59.126cm" svg:x2="33.2cm" svg:y2="56.226cm" draw:start-shape="id214" draw:start-glue-point="0" draw:end-shape="id355" draw:end-glue-point="2" svg:d="M33100 59126l100-2900" svg:viewBox="0 0 101 2901">
          <text:p/>
        </draw:connector>
        <draw:connector draw:style-name="gr4" draw:text-style-name="P1" draw:layer="layout" draw:type="line" svg:x1="32.4cm" svg:y1="56.826cm" svg:x2="30.4cm" svg:y2="55.826cm" draw:start-shape="id352" draw:start-glue-point="0" draw:end-shape="id350" draw:end-glue-point="2" svg:d="M32400 56826l-2000-1000" svg:viewBox="0 0 2001 1001">
          <text:p/>
        </draw:connector>
        <draw:connector draw:style-name="gr4" draw:text-style-name="P1" draw:layer="layout" draw:type="line" svg:x1="33.2cm" svg:y1="55.326cm" svg:x2="33.724cm" svg:y2="54.526cm" draw:start-shape="id355" draw:start-glue-point="0" draw:end-shape="id353" draw:end-glue-point="2" svg:d="M33200 55326l524-800" svg:viewBox="0 0 525 801">
          <text:p/>
        </draw:connector>
        <draw:custom-shape draw:style-name="gr2" draw:text-style-name="P2" xml:id="id356" draw:id="id356" draw:layer="layout" svg:width="1cm" svg:height="0.9cm" svg:x="29.9cm" svg:y="56.826cm">
          <text:p text:style-name="P1"><text:span text:style-name="T1">NAND</text:span></text:p>
          <text:p text:style-name="P1"><text:span text:style-name="T1">4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.4cm" svg:y1="56.826cm" svg:x2="33.2cm" svg:y2="56.226cm" draw:start-shape="id356" draw:start-glue-point="0" draw:end-shape="id355" draw:end-glue-point="2" svg:d="M30400 56826l2800-600" svg:viewBox="0 0 2801 601">
          <text:p/>
        </draw:connector>
        <draw:connector draw:style-name="gr4" draw:text-style-name="P1" draw:layer="layout" draw:type="line" svg:x1="30.4cm" svg:y1="56.826cm" svg:x2="30.4cm" svg:y2="55.826cm" draw:start-shape="id356" draw:start-glue-point="0" draw:end-shape="id350" draw:end-glue-point="2" svg:d="M30400 56826v-1000" svg:viewBox="0 0 1 1001">
          <text:p/>
        </draw:connector>
        <draw:connector draw:style-name="gr4" draw:text-style-name="P1" draw:layer="layout" draw:type="line" svg:x1="30.4cm" svg:y1="54.926cm" svg:x2="30.5cm" svg:y2="52.826cm" draw:start-shape="id350" draw:start-glue-point="0" draw:end-shape="id343" draw:end-glue-point="2" svg:d="M30400 54926l100-2100" svg:viewBox="0 0 101 2101">
          <text:p/>
        </draw:connector>
        <draw:custom-shape draw:style-name="gr1" draw:text-style-name="P2" xml:id="id357" draw:id="id357" draw:layer="layout" svg:width="2.1cm" svg:height="0.9cm" svg:x="16.3cm" svg:y="49.817cm">
          <text:p text:style-name="P1"><text:span text:style-name="T1">DFF (clk39)</text:span></text:p>
          <text:p text:style-name="P1"><text:span text:style-name="T1">46119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7.35cm" svg:y1="49.817cm" svg:x2="17.4cm" svg:y2="48.917cm" draw:start-shape="id357" draw:start-glue-point="0" draw:end-shape="id358" draw:end-glue-point="2" svg:d="M17350 49817l50-900" svg:viewBox="0 0 51 901">
          <text:p/>
        </draw:connector>
        <draw:custom-shape draw:style-name="gr2" draw:text-style-name="P2" xml:id="id359" draw:id="id359" draw:layer="layout" svg:width="1cm" svg:height="0.9cm" svg:x="16.9cm" svg:y="51.717cm">
          <text:p text:style-name="P1"><text:span text:style-name="T1">AND</text:span></text:p>
          <text:p text:style-name="P1"><text:span text:style-name="T1">46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7.4cm" svg:y1="51.717cm" svg:x2="17.35cm" svg:y2="50.717cm" draw:start-shape="id359" draw:start-glue-point="0" draw:end-shape="id357" svg:d="M17400 51717l-50-1000" svg:viewBox="0 0 51 1001">
          <text:p/>
        </draw:connector>
        <draw:custom-shape draw:style-name="gr2" draw:text-style-name="P2" xml:id="id360" draw:id="id360" draw:layer="layout" svg:width="1cm" svg:height="0.9cm" svg:x="16.9cm" svg:y="53.717cm">
          <text:p text:style-name="P1"><text:span text:style-name="T1">NAND</text:span></text:p>
          <text:p text:style-name="P1"><text:span text:style-name="T1">46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7.4cm" svg:y1="53.717cm" svg:x2="17.4cm" svg:y2="52.617cm" draw:start-shape="id360" draw:start-glue-point="0" draw:end-shape="id359" draw:end-glue-point="2" svg:d="M17400 53717v-1100" svg:viewBox="0 0 1 1101">
          <text:p/>
        </draw:connector>
        <draw:custom-shape draw:style-name="gr1" draw:text-style-name="P2" xml:id="id361" draw:id="id361" draw:layer="layout" svg:width="2.1cm" svg:height="0.9cm" svg:x="19.7cm" svg:y="49.78cm">
          <text:p text:style-name="P1"><text:span text:style-name="T1">DFF (clk39)</text:span></text:p>
          <text:p text:style-name="P1"><text:span text:style-name="T1">4593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1.282cm" svg:y1="58.75cm" svg:x2="30.4cm" svg:y2="57.726cm" draw:end-shape="id356" draw:end-glue-point="2" svg:d="M31282 58750l-882-1024" svg:viewBox="0 0 883 1025">
          <text:p text:style-name="P1"><text:span text:style-name="T2">c5</text:span></text:p>
        </draw:connector>
        <draw:connector draw:style-name="gr4" draw:text-style-name="P1" draw:layer="layout" draw:type="line" svg:x1="20.75cm" svg:y1="49.78cm" svg:x2="20cm" svg:y2="48.98cm" draw:start-shape="id361" draw:start-glue-point="0" draw:end-shape="id362" draw:end-glue-point="2" svg:d="M20750 49780l-750-800" svg:viewBox="0 0 751 801">
          <text:p/>
        </draw:connector>
        <draw:custom-shape draw:style-name="gr2" draw:text-style-name="P2" xml:id="id363" draw:id="id363" draw:layer="layout" svg:width="1cm" svg:height="0.9cm" svg:x="23.465cm" svg:y="56.026cm">
          <text:p text:style-name="P1"><text:span text:style-name="T1">IMUX</text:span></text:p>
          <text:p text:style-name="P1"><text:span text:style-name="T1">45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4.906cm" svg:y1="58.406cm" svg:x2="23.965cm" svg:y2="56.926cm" draw:end-shape="id363" draw:end-glue-point="2" svg:d="M24906 58406l-941-1480" svg:viewBox="0 0 942 1481">
          <text:p text:style-name="P1"><text:span text:style-name="T2">c5/a</text:span></text:p>
        </draw:connector>
        <draw:custom-shape draw:style-name="gr2" draw:text-style-name="P2" xml:id="id364" draw:id="id364" draw:layer="layout" svg:width="1cm" svg:height="0.9cm" svg:x="20.3cm" svg:y="55.426cm">
          <text:p text:style-name="P1"><text:span text:style-name="T1">NAND</text:span></text:p>
          <text:p text:style-name="P1"><text:span text:style-name="T1">45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0.752cm" svg:y1="57.771cm" svg:x2="20.8cm" svg:y2="56.326cm" draw:end-shape="id364" draw:end-glue-point="2" svg:d="M20752 57771l48-1445" svg:viewBox="0 0 49 1446">
          <text:p text:style-name="P1"><text:span text:style-name="T2">c5</text:span></text:p>
        </draw:connector>
        <draw:custom-shape draw:style-name="gr2" draw:text-style-name="P2" xml:id="id365" draw:id="id365" draw:layer="layout" svg:width="1cm" svg:height="0.9cm" svg:x="25.3cm" svg:y="53.926cm">
          <text:p text:style-name="P1"><text:span text:style-name="T1">NAND</text:span></text:p>
          <text:p text:style-name="P1"><text:span text:style-name="T1">45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8cm" svg:y1="53.926cm" svg:x2="27.3cm" svg:y2="52.726cm" draw:start-shape="id365" draw:start-glue-point="0" draw:end-shape="id347" draw:end-glue-point="2" svg:d="M25800 53926l1500-1200" svg:viewBox="0 0 1501 1201">
          <text:p/>
        </draw:connector>
        <draw:custom-shape draw:style-name="gr2" draw:text-style-name="P2" xml:id="id366" draw:id="id366" draw:layer="layout" svg:width="1cm" svg:height="0.9cm" svg:x="29.9cm" svg:y="58.626cm">
          <text:p text:style-name="P1"><text:span text:style-name="T1">NOT</text:span></text:p>
          <text:p text:style-name="P1"><text:span text:style-name="T1">461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.4cm" svg:y1="58.626cm" svg:x2="30.4cm" svg:y2="57.726cm" draw:start-shape="id366" draw:start-glue-point="0" draw:end-shape="id356" draw:end-glue-point="2" svg:d="M30400 58626v-900" svg:viewBox="0 0 1 901">
          <text:p/>
        </draw:connector>
        <draw:connector draw:style-name="gr3" draw:text-style-name="P3" draw:layer="layout" draw:type="line" svg:x1="18.477cm" svg:y1="53.704cm" svg:x2="17.4cm" svg:y2="52.617cm" draw:end-shape="id359" draw:end-glue-point="2" svg:d="M18477 53704l-1077-1087" svg:viewBox="0 0 1078 1088">
          <text:p text:style-name="P1"><text:span text:style-name="T2">u6</text:span></text:p>
        </draw:connector>
        <draw:connector draw:style-name="gr3" draw:text-style-name="P3" draw:layer="layout" draw:type="line" svg:x1="28.61cm" svg:y1="53.908cm" svg:x2="27.3cm" svg:y2="52.726cm" draw:end-shape="id347" draw:end-glue-point="2" svg:d="M28610 53908l-1310-1182" svg:viewBox="0 0 1311 1183">
          <text:p text:style-name="P1"><text:span text:style-name="T2">u6</text:span></text:p>
        </draw:connector>
        <draw:custom-shape draw:style-name="gr2" draw:text-style-name="P2" xml:id="id367" draw:id="id367" draw:layer="layout" svg:width="1cm" svg:height="0.9cm" svg:x="13.296cm" svg:y="51.63cm">
          <text:p text:style-name="P1"><text:span text:style-name="T1">AND</text:span></text:p>
          <text:p text:style-name="P1"><text:span text:style-name="T1">45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923cm" svg:y1="53.989cm" svg:x2="13.796cm" svg:y2="52.53cm" draw:end-shape="id367" draw:end-glue-point="2" svg:d="M14923 53989l-1127-1459" svg:viewBox="0 0 1128 1460">
          <text:p text:style-name="P1"><text:span text:style-name="T2">u6</text:span></text:p>
        </draw:connector>
        <draw:custom-shape draw:style-name="gr6" draw:text-style-name="P2" xml:id="id369" draw:id="id369" draw:layer="layout" svg:width="1cm" svg:height="0.9cm" svg:x="78.3cm" svg:y="59.5cm">
          <text:p text:style-name="P1"><text:span text:style-name="T1">NAND</text:span></text:p>
          <text:p text:style-name="P1"><text:span text:style-name="T1">42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8.8cm" svg:y2="60.4cm" draw:start-shape="id368" draw:start-glue-point="0" draw:end-shape="id369" draw:end-glue-point="2" svg:d="M71100 61700l7700-1300" svg:viewBox="0 0 7701 1301">
          <text:p/>
        </draw:connector>
        <draw:custom-shape draw:style-name="gr6" draw:text-style-name="P2" xml:id="id370" draw:id="id370" draw:layer="layout" svg:width="1cm" svg:height="0.9cm" svg:x="74.2cm" svg:y="61cm">
          <text:p text:style-name="P1"><text:span text:style-name="T1">3-AND</text:span></text:p>
          <text:p text:style-name="P1"><text:span text:style-name="T1">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371" draw:id="id371" draw:layer="layout" svg:width="1cm" svg:height="0.9cm" svg:x="81.1cm" svg:y="61.3cm">
          <text:p text:style-name="P1"><text:span text:style-name="T1">3-AND</text:span></text:p>
          <text:p text:style-name="P1"><text:span text:style-name="T1">41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4.7cm" svg:y2="61.9cm" draw:start-shape="id368" draw:start-glue-point="0" draw:end-shape="id370" draw:end-glue-point="2" svg:d="M71100 61700l3600 200" svg:viewBox="0 0 3601 201">
          <text:p/>
        </draw:connector>
        <draw:connector draw:style-name="gr4" draw:text-style-name="P1" draw:layer="layout" draw:type="line" svg:x1="71.1cm" svg:y1="61.7cm" svg:x2="81.6cm" svg:y2="62.2cm" draw:start-shape="id368" draw:start-glue-point="0" draw:end-shape="id371" draw:end-glue-point="2" svg:d="M71100 61700l10500 500" svg:viewBox="0 0 10501 501">
          <text:p/>
        </draw:connector>
        <draw:custom-shape draw:style-name="gr6" draw:text-style-name="P2" xml:id="id372" draw:id="id372" draw:layer="layout" svg:width="1cm" svg:height="0.9cm" svg:x="76.9cm" svg:y="58.8cm">
          <text:p text:style-name="P1"><text:span text:style-name="T1">AND</text:span></text:p>
          <text:p text:style-name="P1"><text:span text:style-name="T1">42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7.4cm" svg:y2="59.7cm" draw:start-shape="id368" draw:start-glue-point="0" draw:end-shape="id372" draw:end-glue-point="2" svg:d="M71100 61700l6300-2000" svg:viewBox="0 0 6301 2001">
          <text:p/>
        </draw:connector>
        <draw:custom-shape draw:style-name="gr6" draw:text-style-name="P2" xml:id="id373" draw:id="id373" draw:layer="layout" svg:width="1cm" svg:height="0.9cm" svg:x="78.2cm" svg:y="61cm">
          <text:p text:style-name="P1"><text:span text:style-name="T1">NAND</text:span></text:p>
          <text:p text:style-name="P1"><text:span text:style-name="T1">42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8.7cm" svg:y2="61.9cm" draw:start-shape="id368" draw:start-glue-point="0" draw:end-shape="id373" draw:end-glue-point="2" svg:d="M71100 61700l7600 200" svg:viewBox="0 0 7601 201">
          <text:p/>
        </draw:connector>
        <draw:custom-shape draw:style-name="gr6" draw:text-style-name="P2" xml:id="id374" draw:id="id374" draw:layer="layout" svg:width="1cm" svg:height="0.9cm" svg:x="75.4cm" svg:y="61.8cm">
          <text:p text:style-name="P1"><text:span text:style-name="T1">AND</text:span></text:p>
          <text:p text:style-name="P1"><text:span text:style-name="T1">44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5.9cm" svg:y2="62.7cm" draw:start-shape="id368" draw:start-glue-point="0" draw:end-shape="id374" draw:end-glue-point="2" svg:d="M71100 61700l4800 1000" svg:viewBox="0 0 4801 1001">
          <text:p/>
        </draw:connector>
        <draw:custom-shape draw:style-name="gr2" draw:text-style-name="P2" xml:id="id375" draw:id="id375" draw:layer="layout" svg:width="1cm" svg:height="0.9cm" svg:x="20.2cm" svg:y="52.08cm">
          <text:p text:style-name="P1"><text:span text:style-name="T1">3-NAND</text:span></text:p>
          <text:p text:style-name="P1"><text:span text:style-name="T1">45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9.401cm" svg:y1="54.252cm" svg:x2="20.7cm" svg:y2="52.98cm" draw:end-shape="id375" draw:end-glue-point="2" svg:d="M19401 54252l1299-1272" svg:viewBox="0 0 1300 1273">
          <text:p text:style-name="P1"><text:span text:style-name="T2">u6</text:span></text:p>
        </draw:connector>
        <draw:custom-shape draw:style-name="gr2" draw:text-style-name="P2" xml:id="id376" draw:id="id376" draw:layer="layout" svg:width="1cm" svg:height="0.9cm" svg:x="6.1cm" svg:y="51.58cm">
          <text:p text:style-name="P1"><text:span text:style-name="T1">AND</text:span></text:p>
          <text:p text:style-name="P1"><text:span text:style-name="T1">46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753cm" svg:y1="53.565cm" svg:x2="6.6cm" svg:y2="52.48cm" draw:end-shape="id376" draw:end-glue-point="2" svg:d="M7753 53565l-1153-1085" svg:viewBox="0 0 1154 1086">
          <text:p text:style-name="P1"><text:span text:style-name="T2">u6</text:span></text:p>
        </draw:connector>
        <draw:connector draw:style-name="gr3" draw:text-style-name="P3" draw:layer="layout" draw:type="line" svg:x1="34.8cm" svg:y1="53.393cm" svg:x2="33.724cm" svg:y2="52.426cm" draw:end-shape="id354" draw:end-glue-point="2" svg:d="M34800 53393l-1076-967" svg:viewBox="0 0 1077 968">
          <text:p text:style-name="P1"><text:span text:style-name="T2">u6</text:span></text:p>
        </draw:connector>
        <draw:connector draw:style-name="gr3" draw:text-style-name="P3" draw:layer="layout" draw:type="line" svg:x1="25.2cm" svg:y1="53.6cm" svg:x2="24.056cm" svg:y2="52.426cm" draw:end-shape="id377" draw:end-glue-point="2" svg:d="M25200 53600l-1144-1174" svg:viewBox="0 0 1145 1175">
          <text:p text:style-name="P1"><text:span text:style-name="T2">u6</text:span></text:p>
        </draw:connector>
        <draw:custom-shape draw:style-name="gr2" draw:text-style-name="P2" xml:id="id378" draw:id="id378" draw:layer="layout" svg:width="1cm" svg:height="0.9cm" svg:x="56.2cm" svg:y="52cm">
          <text:p text:style-name="P1"><text:span text:style-name="T1">AND</text:span></text:p>
          <text:p text:style-name="P1"><text:span text:style-name="T1">-78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7.723cm" svg:y1="53.875cm" svg:x2="56.7cm" svg:y2="52.9cm" draw:end-shape="id378" draw:end-glue-point="2" svg:d="M57723 53875l-1023-975" svg:viewBox="0 0 1024 976">
          <text:p text:style-name="P1"><text:span text:style-name="T2">u6</text:span></text:p>
        </draw:connector>
        <draw:custom-shape draw:style-name="gr6" draw:text-style-name="P2" xml:id="id368" draw:id="id368" draw:layer="layout" svg:width="1cm" svg:height="0.9cm" svg:x="70.6cm" svg:y="61.7cm">
          <text:p text:style-name="P1"><text:span text:style-name="T1">NOT</text:span></text:p>
          <text:p text:style-name="P1"><text:span text:style-name="T1">43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0cm" svg:y1="61.226cm" svg:x2="33.1cm" svg:y2="60.026cm" draw:start-shape="id379" draw:start-glue-point="0" draw:end-shape="id214" draw:end-glue-point="2" svg:d="M30000 61226l3100-1200" svg:viewBox="0 0 3101 1201">
          <text:p/>
        </draw:connector>
        <draw:connector draw:style-name="gr4" draw:text-style-name="P1" draw:layer="layout" draw:type="line" svg:x1="30cm" svg:y1="61.226cm" svg:x2="17.9cm" svg:y2="56.317cm" draw:start-shape="id379" draw:start-glue-point="0" draw:end-shape="id215" draw:end-glue-point="2" svg:d="M30000 61226l-12100-4909" svg:viewBox="0 0 12101 4910">
          <text:p/>
        </draw:connector>
        <draw:custom-shape draw:style-name="gr6" draw:text-style-name="P2" xml:id="id379" draw:id="id379" draw:layer="layout" svg:width="1cm" svg:height="0.9cm" svg:x="29.5cm" svg:y="61.226cm">
          <text:p text:style-name="P1"><text:span text:style-name="T1">AND</text:span></text:p>
          <text:p text:style-name="P1"><text:span text:style-name="T1">478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5.8cm" svg:y1="53.926cm" svg:x2="20.7cm" svg:y2="52.98cm" draw:start-shape="id365" draw:start-glue-point="0" draw:end-shape="id375" draw:end-glue-point="2" svg:d="M25800 53926l-5100-946" svg:viewBox="0 0 5101 947">
          <text:p/>
        </draw:connector>
        <draw:connector draw:style-name="gr4" draw:text-style-name="P1" draw:layer="layout" draw:type="line" svg:x1="20.8cm" svg:y1="55.426cm" svg:x2="20.7cm" svg:y2="52.98cm" draw:start-shape="id364" draw:start-glue-point="0" draw:end-shape="id375" draw:end-glue-point="2" svg:d="M20800 55426l-100-2446" svg:viewBox="0 0 101 2447">
          <text:p/>
        </draw:connector>
        <draw:connector draw:style-name="gr4" draw:text-style-name="P1" draw:layer="layout" draw:type="line" svg:x1="20.7cm" svg:y1="52.08cm" svg:x2="20.75cm" svg:y2="50.68cm" draw:start-shape="id375" draw:start-glue-point="0" draw:end-shape="id361" draw:end-glue-point="2" svg:d="M20700 52080l50-1400" svg:viewBox="0 0 51 1401">
          <text:p/>
        </draw:connector>
        <draw:custom-shape draw:style-name="gr2" draw:text-style-name="P2" xml:id="id380" draw:id="id380" draw:layer="layout" svg:width="1cm" svg:height="0.9cm" svg:x="28cm" svg:y="61.226cm">
          <text:p text:style-name="P1"><text:span text:style-name="T1">AND</text:span></text:p>
          <text:p text:style-name="P1"><text:span text:style-name="T1">45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8.5cm" svg:y1="61.226cm" svg:x2="25.8cm" svg:y2="54.826cm" draw:start-shape="id380" draw:start-glue-point="0" draw:end-shape="id365" draw:end-glue-point="2" svg:d="M28500 61226l-2700-6400" svg:viewBox="0 0 2701 6401">
          <text:p/>
        </draw:connector>
        <draw:connector draw:style-name="gr4" draw:text-style-name="P1" draw:layer="layout" draw:type="line" svg:x1="28.5cm" svg:y1="61.226cm" svg:x2="31.9cm" svg:y2="60.026cm" draw:start-shape="id380" draw:start-glue-point="0" draw:end-shape="id351" draw:end-glue-point="2" svg:d="M28500 61226l3400-1200" svg:viewBox="0 0 3401 1201">
          <text:p/>
        </draw:connector>
        <draw:connector draw:style-name="gr4" draw:text-style-name="P1" draw:layer="layout" draw:type="line" svg:x1="17.9cm" svg:y1="55.417cm" svg:x2="17.4cm" svg:y2="54.617cm" draw:start-shape="id215" draw:start-glue-point="0" draw:end-shape="id360" draw:end-glue-point="2" svg:d="M17900 55417l-500-800" svg:viewBox="0 0 501 801">
          <text:p/>
        </draw:connector>
        <draw:custom-shape draw:style-name="gr6" draw:text-style-name="P2" xml:id="id381" draw:id="id381" draw:layer="layout" svg:width="1cm" svg:height="0.9cm" svg:x="24cm" svg:y="62.326cm">
          <text:p text:style-name="P1"><text:span text:style-name="T1">NAND</text:span></text:p>
          <text:p text:style-name="P1"><text:span text:style-name="T1">461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4.5cm" svg:y1="62.326cm" svg:x2="30.4cm" svg:y2="59.526cm" draw:start-shape="id381" draw:start-glue-point="0" draw:end-shape="id366" draw:end-glue-point="2" svg:d="M24500 62326l5900-2800" svg:viewBox="0 0 5901 2801">
          <text:p/>
        </draw:connector>
        <draw:connector draw:style-name="gr3" draw:text-style-name="P3" draw:layer="layout" draw:type="line" svg:x1="24.5cm" svg:y1="62.326cm" svg:x2="23.965cm" svg:y2="56.926cm" draw:start-shape="id381" draw:start-glue-point="0" draw:end-shape="id363" draw:end-glue-point="2" svg:d="M24500 62326l-535-5400" svg:viewBox="0 0 536 5401">
          <text:p text:style-name="P1"><text:span text:style-name="T2">c</text:span></text:p>
        </draw:connector>
        <draw:connector draw:style-name="gr4" draw:text-style-name="P1" draw:layer="layout" draw:type="line" svg:x1="24.5cm" svg:y1="62.326cm" svg:x2="20.8cm" svg:y2="56.326cm" draw:start-shape="id381" draw:start-glue-point="0" draw:end-shape="id364" draw:end-glue-point="2" svg:d="M24500 62326l-3700-6000" svg:viewBox="0 0 3701 6001">
          <text:p/>
        </draw:connector>
        <draw:custom-shape draw:style-name="gr2" draw:text-style-name="P2" xml:id="id391" draw:id="id391" draw:layer="layout" svg:width="1cm" svg:height="0.9cm" svg:x="28cm" svg:y="63.026cm">
          <text:p text:style-name="P1"><text:span text:style-name="T1">NOT</text:span></text:p>
          <text:p text:style-name="P1"><text:span text:style-name="T1">46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8.434cm" svg:y1="63.026cm" svg:x2="28.5cm" svg:y2="62.126cm" draw:end-shape="id380" draw:end-glue-point="2" svg:d="M28434 63026l66-900" svg:viewBox="0 0 67 901">
          <text:p/>
        </draw:connector>
        <draw:custom-shape draw:style-name="gr1" draw:text-style-name="P2" xml:id="id382" draw:id="id382" draw:layer="layout" svg:width="2.1cm" svg:height="0.9cm" svg:x="5.5cm" svg:y="49.68cm">
          <text:p text:style-name="P1"><text:span text:style-name="T1">DFF (clk39)</text:span></text:p>
          <text:p text:style-name="P1"><text:span text:style-name="T1">4610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6.6cm" svg:y1="51.58cm" svg:x2="6.55cm" svg:y2="50.58cm" draw:start-shape="id376" draw:start-glue-point="0" draw:end-shape="id382" draw:end-glue-point="2" svg:d="M6600 51580l-50-1000" svg:viewBox="0 0 51 1001">
          <text:p/>
        </draw:connector>
        <draw:connector draw:style-name="gr3" draw:text-style-name="P3" draw:layer="layout" draw:type="line" svg:x1="13.746cm" svg:y1="49.732cm" svg:x2="15.425cm" svg:y2="48.829cm" draw:start-shape="id383" draw:start-glue-point="0" svg:d="M13746 49732l1679-903" svg:viewBox="0 0 1680 904">
          <text:p text:style-name="P1"><text:span text:style-name="T2">unit05_a_sel</text:span></text:p>
        </draw:connector>
        <draw:custom-shape draw:style-name="gr1" draw:text-style-name="P2" xml:id="id401" draw:id="id401" draw:layer="layout" svg:width="2.1cm" svg:height="0.9cm" svg:x="9.1cm" svg:y="49.68cm">
          <text:p text:style-name="P1"><text:span text:style-name="T1">DFF (clk39)</text:span></text:p>
          <text:p text:style-name="P1"><text:span text:style-name="T1">4775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9.641cm" svg:y1="63.036cm" svg:x2="28.5cm" svg:y2="62.126cm" draw:end-shape="id380" draw:end-glue-point="2" svg:d="M29641 63036l-1141-910" svg:viewBox="0 0 1142 911">
          <text:p text:style-name="P1"><text:span text:style-name="T2">c2</text:span></text:p>
        </draw:connector>
        <draw:custom-shape draw:style-name="gr2" draw:text-style-name="P2" xml:id="id384" draw:id="id384" draw:layer="layout" svg:width="1cm" svg:height="0.9cm" svg:x="23.465cm" svg:y="53.826cm">
          <text:p text:style-name="P1"><text:span text:style-name="T1">MUX</text:span></text:p>
          <text:p text:style-name="P1"><text:span text:style-name="T1">459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2.926cm" svg:y1="55.951cm" svg:x2="23.965cm" svg:y2="54.726cm" draw:end-shape="id384" draw:end-glue-point="2" svg:d="M22926 55951l1039-1225" svg:viewBox="0 0 1040 1226">
          <text:p text:style-name="P1"><text:span text:style-name="T2">c2/a</text:span></text:p>
        </draw:connector>
        <draw:custom-shape draw:style-name="gr6" draw:text-style-name="P2" xml:id="id385" draw:id="id385" draw:layer="layout" svg:width="1cm" svg:height="0.9cm" svg:x="11.669cm" svg:y="55.58cm">
          <text:p text:style-name="P1"><text:span text:style-name="T1">3-NOR</text:span></text:p>
          <text:p text:style-name="P1"><text:span text:style-name="T1">46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744cm" svg:y1="57.638cm" svg:x2="12.169cm" svg:y2="56.48cm" draw:end-shape="id385" draw:end-glue-point="2" svg:d="M12744 57638l-575-1158" svg:viewBox="0 0 576 1159">
          <text:p text:style-name="P1"><text:span text:style-name="T2">c2</text:span></text:p>
        </draw:connector>
        <draw:custom-shape draw:style-name="gr2" draw:text-style-name="P2" xml:id="id386" draw:id="id386" draw:layer="layout" svg:width="1cm" svg:height="0.9cm" svg:x="16.316cm" svg:y="60.378cm">
          <text:p text:style-name="P1"><text:span text:style-name="T1">NAND</text:span></text:p>
          <text:p text:style-name="P1"><text:span text:style-name="T1">-78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809cm" svg:y1="62.692cm" svg:x2="16.816cm" svg:y2="61.278cm" draw:end-shape="id386" draw:end-glue-point="2" svg:d="M16809 62692l7-1414" svg:viewBox="0 0 8 1415">
          <text:p text:style-name="P1"><text:span text:style-name="T2">c2</text:span></text:p>
        </draw:connector>
        <draw:custom-shape draw:style-name="gr1" draw:text-style-name="P2" xml:id="id388" draw:id="id388" draw:layer="layout" svg:width="2.1cm" svg:height="0.9cm" svg:x="23cm" svg:y="49.726cm">
          <text:p text:style-name="P1"><text:span text:style-name="T1">DFF (clk39)</text:span></text:p>
          <text:p text:style-name="P1"><text:span text:style-name="T1">4610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87" draw:id="id387" draw:layer="layout" svg:width="1cm" svg:height="0.9cm" svg:x="3.4cm" svg:y="49.626cm">
          <text:p text:style-name="P1"><text:span text:style-name="T1">OR</text:span></text:p>
          <text:p text:style-name="P1"><text:span text:style-name="T1">44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9cm" svg:y1="49.626cm" svg:x2="3.894cm" svg:y2="48.055cm" draw:start-shape="id387" draw:start-glue-point="0" svg:d="M3900 49626l-6-1571" svg:viewBox="0 0 7 1572">
          <text:p text:style-name="P1"><text:span text:style-name="T2">clk39</text:span></text:p>
        </draw:connector>
        <draw:connector draw:style-name="gr3" draw:text-style-name="P3" draw:layer="layout" draw:type="line" svg:x1="23.965cm" svg:y1="56.026cm" svg:x2="23.965cm" svg:y2="54.726cm" draw:start-shape="id363" draw:start-glue-point="0" draw:end-shape="id384" draw:end-glue-point="2" svg:d="M23965 56026v-1300" svg:viewBox="0 0 1 1301">
          <text:p text:style-name="P1"><text:span text:style-name="T2">c</text:span></text:p>
        </draw:connector>
        <draw:connector draw:style-name="gr4" draw:text-style-name="P1" draw:layer="layout" draw:type="line" svg:x1="23.965cm" svg:y1="53.826cm" svg:x2="24.056cm" svg:y2="52.426cm" draw:start-shape="id384" draw:start-glue-point="0" draw:end-shape="id377" draw:end-glue-point="2" svg:d="M23965 53826l91-1400" svg:viewBox="0 0 92 1401">
          <text:p/>
        </draw:connector>
        <draw:connector draw:style-name="gr4" draw:text-style-name="P1" draw:layer="layout" draw:type="line" svg:x1="24.056cm" svg:y1="51.526cm" svg:x2="24.05cm" svg:y2="50.626cm" draw:start-shape="id377" draw:start-glue-point="0" draw:end-shape="id388" draw:end-glue-point="2" svg:d="M24056 51526l-6-900" svg:viewBox="0 0 7 901">
          <text:p/>
        </draw:connector>
        <draw:connector draw:style-name="gr4" draw:text-style-name="P1" draw:layer="layout" draw:type="line" svg:x1="13cm" svg:y1="53.48cm" svg:x2="13.796cm" svg:y2="52.53cm" draw:start-shape="id216" draw:start-glue-point="0" draw:end-shape="id367" draw:end-glue-point="2" svg:d="M13000 53480l796-950" svg:viewBox="0 0 797 951">
          <text:p/>
        </draw:connector>
        <draw:connector draw:style-name="gr4" draw:text-style-name="P1" draw:layer="layout" draw:type="line" svg:x1="13.796cm" svg:y1="51.63cm" svg:x2="13.746cm" svg:y2="50.632cm" draw:start-shape="id367" draw:start-glue-point="0" draw:end-shape="id383" draw:end-glue-point="2" svg:d="M13796 51630l-50-998" svg:viewBox="0 0 51 999">
          <text:p/>
        </draw:connector>
        <draw:connector draw:style-name="gr3" draw:text-style-name="P3" draw:layer="layout" draw:type="line" svg:x1="12.169cm" svg:y1="55.58cm" svg:x2="13cm" svg:y2="54.38cm" draw:start-shape="id385" draw:start-glue-point="0" draw:end-shape="id216" draw:end-glue-point="2" svg:d="M12169 55580l831-1200" svg:viewBox="0 0 832 1201">
          <text:p text:style-name="P1"><text:span text:style-name="T2">a</text:span></text:p>
        </draw:connector>
        <draw:connector draw:style-name="gr4" draw:text-style-name="P1" draw:layer="layout" draw:type="line" svg:x1="16.8cm" svg:y1="55.417cm" svg:x2="17.4cm" svg:y2="54.617cm" draw:start-shape="id389" draw:start-glue-point="0" draw:end-shape="id360" draw:end-glue-point="2" svg:d="M16800 55417l600-800" svg:viewBox="0 0 601 801">
          <text:p/>
        </draw:connector>
        <draw:custom-shape draw:style-name="gr6" draw:text-style-name="P2" xml:id="id389" draw:id="id389" draw:layer="layout" svg:width="1cm" svg:height="0.9cm" svg:x="16.3cm" svg:y="55.417cm">
          <text:p text:style-name="P1"><text:span text:style-name="T1">NAND</text:span></text:p>
          <text:p text:style-name="P1"><text:span text:style-name="T1">-78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22.5cm" svg:y1="64.526cm" svg:x2="28.5cm" svg:y2="63.926cm" draw:start-shape="id390" draw:start-glue-point="0" draw:end-shape="id391" draw:end-glue-point="2" svg:d="M22500 64526l6000-600" svg:viewBox="0 0 6001 601">
          <text:p/>
        </draw:connector>
        <draw:connector draw:style-name="gr4" draw:text-style-name="P1" draw:layer="layout" draw:type="line" svg:x1="22.5cm" svg:y1="64.526cm" svg:x2="16.816cm" svg:y2="61.278cm" draw:start-shape="id390" draw:start-glue-point="0" draw:end-shape="id386" draw:end-glue-point="2" svg:d="M22500 64526l-5684-3248" svg:viewBox="0 0 5685 3249">
          <text:p/>
        </draw:connector>
        <draw:custom-shape draw:style-name="gr6" draw:text-style-name="P2" xml:id="id390" draw:id="id390" draw:layer="layout" svg:width="1cm" svg:height="0.9cm" svg:x="22cm" svg:y="64.526cm">
          <text:p text:style-name="P1"><text:span text:style-name="T1">NAND</text:span></text:p>
          <text:p text:style-name="P1"><text:span text:style-name="T1">-78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92" draw:id="id392" draw:layer="layout" svg:width="1cm" svg:height="0.9cm" svg:x="4.6cm" svg:y="58.426cm">
          <text:p text:style-name="P1"><text:span text:style-name="T1">AND</text:span></text:p>
          <text:p text:style-name="P1"><text:span text:style-name="T1">47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.109cm" svg:y1="60.602cm" svg:x2="5.1cm" svg:y2="59.326cm" draw:end-shape="id392" draw:end-glue-point="2" svg:d="M4109 60602l991-1276" svg:viewBox="0 0 992 1277">
          <text:p text:style-name="P1"><text:span text:style-name="T2">c1</text:span></text:p>
        </draw:connector>
        <draw:custom-shape draw:style-name="gr2" draw:text-style-name="P2" xml:id="id393" draw:id="id393" draw:layer="layout" svg:width="1cm" svg:height="0.9cm" svg:x="9.1cm" svg:y="57.526cm">
          <text:p text:style-name="P1"><text:span text:style-name="T1">NAND</text:span></text:p>
          <text:p text:style-name="P1"><text:span text:style-name="T1">47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87cm" svg:y1="59.826cm" svg:x2="9.6cm" svg:y2="58.426cm" draw:end-shape="id393" draw:end-glue-point="2" svg:d="M9587 59826l13-1400" svg:viewBox="0 0 14 1401">
          <text:p text:style-name="P1"><text:span text:style-name="T2">c1</text:span></text:p>
        </draw:connector>
        <draw:connector draw:style-name="gr3" draw:text-style-name="P3" draw:layer="layout" draw:type="line" svg:x1="11.5cm" svg:y1="57.638cm" svg:x2="12.169cm" svg:y2="56.48cm" draw:end-shape="id385" draw:end-glue-point="2" svg:d="M11500 57638l669-1158" svg:viewBox="0 0 670 1159">
          <text:p text:style-name="P1"><text:span text:style-name="T2">c1</text:span></text:p>
        </draw:connector>
        <draw:custom-shape draw:style-name="gr2" draw:text-style-name="P2" xml:id="id394" draw:id="id394" draw:layer="layout" svg:width="1cm" svg:height="0.9cm" svg:x="5.3cm" svg:y="53.126cm">
          <text:p text:style-name="P1"><text:span text:style-name="T1">NAND</text:span></text:p>
          <text:p text:style-name="P1"><text:span text:style-name="T1">4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8cm" svg:y1="53.126cm" svg:x2="6.6cm" svg:y2="52.48cm" draw:start-shape="id394" draw:start-glue-point="0" draw:end-shape="id376" draw:end-glue-point="2" svg:d="M5800 53126l800-646" svg:viewBox="0 0 801 647">
          <text:p/>
        </draw:connector>
        <draw:custom-shape draw:style-name="gr6" draw:text-style-name="P2" xml:id="id395" draw:id="id395" draw:layer="layout" svg:width="1cm" svg:height="0.9cm" svg:x="4.6cm" svg:y="54.926cm">
          <text:p text:style-name="P1"><text:span text:style-name="T1">NAND</text:span></text:p>
          <text:p text:style-name="P1"><text:span text:style-name="T1">4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1cm" svg:y1="54.926cm" svg:x2="5.8cm" svg:y2="54.026cm" draw:start-shape="id395" draw:start-glue-point="0" draw:end-shape="id394" draw:end-glue-point="2" svg:d="M5100 54926l700-900" svg:viewBox="0 0 701 901">
          <text:p/>
        </draw:connector>
        <draw:custom-shape draw:style-name="gr6" draw:text-style-name="P2" xml:id="id396" draw:id="id396" draw:layer="layout" svg:width="1cm" svg:height="0.9cm" svg:x="5.8cm" svg:y="54.926cm">
          <text:p text:style-name="P1"><text:span text:style-name="T1">NAND</text:span></text:p>
          <text:p text:style-name="P1"><text:span text:style-name="T1">47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.3cm" svg:y1="54.926cm" svg:x2="5.8cm" svg:y2="54.026cm" draw:start-shape="id396" draw:start-glue-point="0" draw:end-shape="id394" draw:end-glue-point="2" svg:d="M6300 54926l-500-900" svg:viewBox="0 0 501 901">
          <text:p/>
        </draw:connector>
        <draw:connector draw:style-name="gr4" draw:text-style-name="P1" draw:layer="layout" draw:type="line" svg:x1="5.1cm" svg:y1="58.426cm" svg:x2="5.1cm" svg:y2="57.48cm" draw:start-shape="id392" draw:start-glue-point="0" draw:end-shape="id397" draw:end-glue-point="2" svg:d="M5100 58426v-946" svg:viewBox="0 0 1 947">
          <text:p/>
        </draw:connector>
        <draw:custom-shape draw:style-name="gr6" draw:text-style-name="P2" xml:id="id397" draw:id="id397" draw:layer="layout" svg:width="1cm" svg:height="0.9cm" svg:x="4.6cm" svg:y="56.58cm">
          <text:p text:style-name="P1"><text:span text:style-name="T1">AND</text:span></text:p>
          <text:p text:style-name="P1"><text:span text:style-name="T1">4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.1cm" svg:y1="56.58cm" svg:x2="5.1cm" svg:y2="55.826cm" draw:start-shape="id397" draw:start-glue-point="0" draw:end-shape="id395" draw:end-glue-point="2" svg:d="M5100 56580v-754" svg:viewBox="0 0 1 755">
          <text:p/>
        </draw:connector>
        <draw:custom-shape draw:style-name="gr2" draw:text-style-name="P2" xml:id="id398" draw:id="id398" draw:layer="layout" svg:width="1cm" svg:height="0.9cm" svg:x="9.1cm" svg:y="55.626cm">
          <text:p text:style-name="P1"><text:span text:style-name="T1">NAND</text:span></text:p>
          <text:p text:style-name="P1"><text:span text:style-name="T1">-78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.6cm" svg:y1="57.526cm" svg:x2="9.6cm" svg:y2="56.526cm" draw:start-shape="id393" draw:start-glue-point="0" draw:end-shape="id398" draw:end-glue-point="2" svg:d="M9600 57526v-1000" svg:viewBox="0 0 1 1001">
          <text:p/>
        </draw:connector>
        <draw:custom-shape draw:style-name="gr2" draw:text-style-name="P2" xml:id="id399" draw:id="id399" draw:layer="layout" svg:width="1cm" svg:height="0.9cm" svg:x="9.7cm" svg:y="53.58cm">
          <text:p text:style-name="P1"><text:span text:style-name="T1">OR</text:span></text:p>
          <text:p text:style-name="P1"><text:span text:style-name="T1">-78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9.6cm" svg:y1="55.626cm" svg:x2="10.2cm" svg:y2="54.48cm" draw:start-shape="id398" draw:start-glue-point="0" draw:end-shape="id399" draw:end-glue-point="2" svg:d="M9600 55626l600-1146" svg:viewBox="0 0 601 1147">
          <text:p/>
        </draw:connector>
        <draw:custom-shape draw:style-name="gr2" draw:text-style-name="P2" xml:id="id400" draw:id="id400" draw:layer="layout" svg:width="1cm" svg:height="0.9cm" svg:x="9.7cm" svg:y="51.68cm">
          <text:p text:style-name="P1"><text:span text:style-name="T1">AND</text:span></text:p>
          <text:p text:style-name="P1"><text:span text:style-name="T1">-78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.2cm" svg:y1="53.58cm" svg:x2="10.2cm" svg:y2="52.58cm" draw:start-shape="id399" draw:start-glue-point="0" draw:end-shape="id400" draw:end-glue-point="2" svg:d="M10200 53580v-1000" svg:viewBox="0 0 1 1001">
          <text:p/>
        </draw:connector>
        <draw:connector draw:style-name="gr4" draw:text-style-name="P1" draw:layer="layout" draw:type="line" svg:x1="10.2cm" svg:y1="51.68cm" svg:x2="10.15cm" svg:y2="50.58cm" draw:start-shape="id400" draw:start-glue-point="0" draw:end-shape="id401" draw:end-glue-point="2" svg:d="M10200 51680l-50-1100" svg:viewBox="0 0 51 1101">
          <text:p/>
        </draw:connector>
        <draw:connector draw:style-name="gr3" draw:text-style-name="P3" draw:layer="layout" draw:type="line" svg:x1="6.55cm" svg:y1="49.68cm" svg:x2="6.588cm" svg:y2="48.274cm" draw:start-shape="id382" draw:start-glue-point="0" svg:d="M6550 49680l38-1406" svg:viewBox="0 0 39 1407">
          <text:p text:style-name="P1"><text:span text:style-name="T2">c1</text:span></text:p>
        </draw:connector>
        <draw:connector draw:style-name="gr3" draw:text-style-name="P3" draw:layer="layout" draw:type="line" svg:x1="71.1cm" svg:y1="61.7cm" svg:x2="71.093cm" svg:y2="59.979cm" draw:start-shape="id368" draw:start-glue-point="0" svg:d="M71100 61700l-7-1721" svg:viewBox="0 0 8 1722">
          <text:p text:style-name="P1"><text:span text:style-name="T2">u6</text:span></text:p>
        </draw:connector>
        <draw:connector draw:style-name="gr3" draw:text-style-name="P3" draw:layer="layout" draw:type="line" svg:x1="10.15cm" svg:y1="49.68cm" svg:x2="10.108cm" svg:y2="48.379cm" draw:start-shape="id401" draw:start-glue-point="0" svg:d="M10150 49680l-42-1301" svg:viewBox="0 0 43 1302">
          <text:p text:style-name="P1"><text:span text:style-name="T2">c2</text:span></text:p>
        </draw:connector>
        <draw:connector draw:style-name="gr3" draw:text-style-name="P3" draw:layer="layout" draw:type="line" svg:x1="13.746cm" svg:y1="49.732cm" svg:x2="13.732cm" svg:y2="48.326cm" draw:start-shape="id383" draw:start-glue-point="0" svg:d="M13746 49732l-14-1406" svg:viewBox="0 0 15 1407">
          <text:p text:style-name="P1"><text:span text:style-name="T2">c3</text:span></text:p>
        </draw:connector>
        <draw:connector draw:style-name="gr3" draw:text-style-name="P3" draw:layer="layout" draw:type="line" svg:x1="17.4cm" svg:y1="48.017cm" svg:x2="17.41cm" svg:y2="46.474cm" draw:start-shape="id358" draw:start-glue-point="0" svg:d="M17400 48017l10-1543" svg:viewBox="0 0 11 1544">
          <text:p text:style-name="P1"><text:span text:style-name="T2">/c4</text:span></text:p>
        </draw:connector>
        <draw:connector draw:style-name="gr3" draw:text-style-name="P3" draw:layer="layout" draw:type="line" svg:x1="20.75cm" svg:y1="49.78cm" svg:x2="20.83cm" svg:y2="48.355cm" draw:start-shape="id361" draw:start-glue-point="0" svg:d="M20750 49780l80-1425" svg:viewBox="0 0 81 1426">
          <text:p text:style-name="P1"><text:span text:style-name="T2">c5</text:span></text:p>
        </draw:connector>
        <draw:connector draw:style-name="gr3" draw:text-style-name="P3" draw:layer="layout" draw:type="line" svg:x1="20cm" svg:y1="48.08cm" svg:x2="20.055cm" svg:y2="46.421cm" draw:start-shape="id362" draw:start-glue-point="0" svg:d="M20000 48080l55-1659" svg:viewBox="0 0 56 1660">
          <text:p text:style-name="P1"><text:span text:style-name="T2">/c5</text:span></text:p>
        </draw:connector>
        <draw:connector draw:style-name="gr3" draw:text-style-name="P3" draw:layer="layout" draw:type="line" svg:x1="24.05cm" svg:y1="49.726cm" svg:x2="24.059cm" svg:y2="48.167cm" draw:start-shape="id388" draw:start-glue-point="0" svg:d="M24050 49726l9-1559" svg:viewBox="0 0 10 1560">
          <text:p text:style-name="P1"><text:span text:style-name="T2">c6</text:span></text:p>
        </draw:connector>
        <draw:connector draw:style-name="gr3" draw:text-style-name="P3" draw:layer="layout" draw:type="line" svg:x1="23.477cm" svg:y1="58.406cm" svg:x2="23.965cm" svg:y2="56.926cm" draw:end-shape="id363" draw:end-glue-point="2" svg:d="M23477 58406l488-1480" svg:viewBox="0 0 489 1481">
          <text:p text:style-name="P1"><text:span text:style-name="T2">c6/b</text:span></text:p>
        </draw:connector>
        <draw:custom-shape draw:style-name="gr6" draw:text-style-name="P2" xml:id="id402" draw:id="id402" draw:layer="layout" svg:width="1cm" svg:height="0.9cm" svg:x="22.8cm" svg:y="43.318cm">
          <text:p text:style-name="P1"><text:span text:style-name="T1">NAND</text:span></text:p>
          <text:p text:style-name="P1"><text:span text:style-name="T1">47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3.301cm" svg:y1="45.7cm" svg:x2="23.3cm" svg:y2="44.218cm" draw:end-shape="id402" draw:end-glue-point="2" svg:d="M23301 45700l-1-1482" svg:viewBox="0 0 2 1483">
          <text:p text:style-name="P1"><text:span text:style-name="T2">c6</text:span></text:p>
        </draw:connector>
        <draw:custom-shape draw:style-name="gr6" draw:text-style-name="P2" xml:id="id403" draw:id="id403" draw:layer="layout" svg:width="1cm" svg:height="0.9cm" svg:x="23.9cm" svg:y="43.318cm">
          <text:p text:style-name="P1"><text:span text:style-name="T1">NAND</text:span></text:p>
          <text:p text:style-name="P1"><text:span text:style-name="T1">47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4.401cm" svg:y1="45.7cm" svg:x2="24.4cm" svg:y2="44.218cm" draw:end-shape="id403" draw:end-glue-point="2" svg:d="M24401 45700l-1-1482" svg:viewBox="0 0 2 1483">
          <text:p text:style-name="P1"><text:span text:style-name="T2">c6</text:span></text:p>
        </draw:connector>
        <draw:custom-shape draw:style-name="gr6" draw:text-style-name="P2" xml:id="id404" draw:id="id404" draw:layer="layout" svg:width="1cm" svg:height="0.9cm" svg:x="25cm" svg:y="43.318cm">
          <text:p text:style-name="P1"><text:span text:style-name="T1">NOT</text:span></text:p>
          <text:p text:style-name="P1"><text:span text:style-name="T1">47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5.501cm" svg:y1="45.7cm" svg:x2="25.5cm" svg:y2="44.218cm" draw:end-shape="id404" draw:end-glue-point="2" svg:d="M25501 45700l-1-1482" svg:viewBox="0 0 2 1483">
          <text:p text:style-name="P1"><text:span text:style-name="T2">c6</text:span></text:p>
        </draw:connector>
        <draw:connector draw:style-name="gr3" draw:text-style-name="P3" draw:layer="layout" draw:type="line" svg:x1="27.35cm" svg:y1="49.74cm" svg:x2="27.393cm" svg:y2="47.981cm" draw:start-shape="id348" draw:start-glue-point="0" svg:d="M27350 49740l43-1759" svg:viewBox="0 0 44 1760">
          <text:p text:style-name="P1"><text:span text:style-name="T2">c7</text:span></text:p>
        </draw:connector>
        <draw:custom-shape draw:style-name="gr6" draw:text-style-name="P2" xml:id="id405" draw:id="id405" draw:layer="layout" svg:width="1cm" svg:height="0.9cm" svg:x="22.9cm" svg:y="40.518cm">
          <text:p text:style-name="P1"><text:span text:style-name="T1">AND</text:span></text:p>
          <text:p text:style-name="P1"><text:span text:style-name="T1">46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3.401cm" svg:y1="42.9cm" svg:x2="23.4cm" svg:y2="41.418cm" draw:end-shape="id405" draw:end-glue-point="2" svg:d="M23401 42900l-1-1482" svg:viewBox="0 0 2 1483">
          <text:p text:style-name="P1"><text:span text:style-name="T2">c6</text:span></text:p>
        </draw:connector>
        <draw:custom-shape draw:style-name="gr9" draw:text-style-name="P2" xml:id="id406" draw:id="id406" draw:layer="layout" svg:width="1cm" svg:height="0.9cm" svg:x="34.59cm" svg:y="43.3cm">
          <text:p text:style-name="P1"><text:span text:style-name="T1">5-NAND</text:span></text:p>
          <text:p text:style-name="P1"><text:span text:style-name="T1">45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4.281cm" svg:y1="45.275cm" svg:x2="35.09cm" svg:y2="44.2cm" draw:end-shape="id406" draw:end-glue-point="2" svg:d="M34281 45275l809-1075" svg:viewBox="0 0 810 1076">
          <text:p text:style-name="P1"><text:span text:style-name="T2">c6</text:span></text:p>
        </draw:connector>
        <draw:connector draw:style-name="gr3" draw:text-style-name="P3" draw:layer="layout" draw:type="line" svg:x1="30.55cm" svg:y1="49.726cm" svg:x2="30.568cm" svg:y2="47.875cm" draw:start-shape="id344" draw:start-glue-point="0" svg:d="M30550 49726l18-1851" svg:viewBox="0 0 19 1852">
          <text:p text:style-name="P1"><text:span text:style-name="T2">c8</text:span></text:p>
        </draw:connector>
        <draw:connector draw:style-name="gr4" draw:text-style-name="P1" draw:layer="layout" draw:type="line" svg:x1="30.55cm" svg:y1="49.726cm" svg:x2="31.4cm" svg:y2="48.226cm" draw:start-shape="id344" draw:start-glue-point="0" draw:end-shape="id407" draw:end-glue-point="2" svg:d="M30550 49726l850-1500" svg:viewBox="0 0 851 1501">
          <text:p/>
        </draw:connector>
        <draw:connector draw:style-name="gr3" draw:text-style-name="P3" draw:layer="layout" draw:type="line" svg:x1="31.4cm" svg:y1="47.326cm" svg:x2="31.414cm" svg:y2="45.6cm" draw:start-shape="id407" draw:start-glue-point="0" svg:d="M31400 47326l14-1726" svg:viewBox="0 0 15 1727">
          <text:p text:style-name="P1"><text:span text:style-name="T2">/c8</text:span></text:p>
        </draw:connector>
        <draw:connector draw:style-name="gr4" draw:text-style-name="P1" draw:layer="layout" draw:type="line" svg:x1="33.724cm" svg:y1="51.526cm" svg:x2="33.75cm" svg:y2="50.626cm" draw:start-shape="id354" draw:start-glue-point="0" draw:end-shape="id408" draw:end-glue-point="2" svg:d="M33724 51526l26-900" svg:viewBox="0 0 27 901">
          <text:p/>
        </draw:connector>
        <draw:custom-shape draw:style-name="gr9" draw:text-style-name="P2" xml:id="id409" draw:id="id409" draw:layer="layout" svg:width="1cm" svg:height="0.9cm" svg:x="13.8cm" svg:y="60.847cm">
          <text:p text:style-name="P1"><text:span text:style-name="T1">3-AND</text:span></text:p>
          <text:p text:style-name="P1"><text:span text:style-name="T1">-79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4.271cm" svg:y1="63.026cm" svg:x2="14.3cm" svg:y2="61.747cm" draw:end-shape="id409" draw:end-glue-point="2" svg:d="M14271 63026l29-1279" svg:viewBox="0 0 30 1280">
          <text:p text:style-name="P1"><text:span text:style-name="T2">c9</text:span></text:p>
        </draw:connector>
        <draw:custom-shape draw:style-name="gr9" draw:text-style-name="P2" xml:id="id410" draw:id="id410" draw:layer="layout" svg:width="1cm" svg:height="0.9cm" svg:x="35.1cm" svg:y="55.328cm">
          <text:p text:style-name="P1"><text:span text:style-name="T1">3-NAND</text:span></text:p>
          <text:p text:style-name="P1"><text:span text:style-name="T1">-79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5.59cm" svg:y1="57.626cm" svg:x2="35.6cm" svg:y2="56.228cm" draw:end-shape="id410" draw:end-glue-point="2" svg:d="M35590 57626l10-1398" svg:viewBox="0 0 11 1399">
          <text:p text:style-name="P1"><text:span text:style-name="T2">c9</text:span></text:p>
        </draw:connector>
        <draw:custom-shape draw:style-name="gr9" draw:text-style-name="P2" xml:id="id411" draw:id="id411" draw:layer="layout" svg:width="1cm" svg:height="0.9cm" svg:x="31.4cm" svg:y="53.794cm">
          <text:p text:style-name="P1"><text:span text:style-name="T1">NOR</text:span></text:p>
          <text:p text:style-name="P1"><text:span text:style-name="T1">47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1.901cm" svg:y1="56.026cm" svg:x2="31.9cm" svg:y2="54.694cm" draw:end-shape="id411" draw:end-glue-point="2" svg:d="M31901 56026l-1-1332" svg:viewBox="0 0 2 1333">
          <text:p text:style-name="P1"><text:span text:style-name="T2">c9</text:span></text:p>
        </draw:connector>
        <draw:connector draw:style-name="gr3" draw:text-style-name="P3" draw:layer="layout" draw:type="line" svg:x1="33.75cm" svg:y1="49.726cm" svg:x2="33.689cm" svg:y2="48.034cm" draw:start-shape="id408" draw:start-glue-point="0" svg:d="M33750 49726l-61-1692" svg:viewBox="0 0 62 1693">
          <text:p text:style-name="P1"><text:span text:style-name="T2">c9</text:span></text:p>
        </draw:connector>
        <draw:connector draw:style-name="gr3" draw:text-style-name="P3" draw:layer="layout" draw:type="line" svg:x1="6.235cm" svg:y1="57.476cm" svg:x2="6.3cm" svg:y2="55.826cm" draw:end-shape="id396" draw:end-glue-point="2" svg:d="M6235 57476l65-1650" svg:viewBox="0 0 66 1651">
          <text:p text:style-name="P1"><text:span text:style-name="T2">c9</text:span></text:p>
        </draw:connector>
        <draw:connector draw:style-name="gr4" draw:text-style-name="P1" draw:layer="layout" draw:type="line" svg:x1="31.9cm" svg:y1="53.794cm" svg:x2="30.5cm" svg:y2="52.826cm" draw:start-shape="id411" draw:start-glue-point="0" draw:end-shape="id343" draw:end-glue-point="2" svg:d="M31900 53794l-1400-968" svg:viewBox="0 0 1401 969">
          <text:p/>
        </draw:connector>
        <draw:connector draw:style-name="gr4" draw:text-style-name="P1" draw:layer="layout" draw:type="line" svg:x1="14.3cm" svg:y1="60.847cm" svg:x2="16.8cm" svg:y2="56.317cm" draw:start-shape="id409" draw:start-glue-point="0" draw:end-shape="id389" draw:end-glue-point="2" svg:d="M14300 60847l2500-4530" svg:viewBox="0 0 2501 4531">
          <text:p/>
        </draw:connector>
        <draw:custom-shape draw:style-name="gr9" draw:text-style-name="P2" xml:id="id412" draw:id="id412" draw:layer="layout" svg:width="1cm" svg:height="0.9cm" svg:x="10.2cm" svg:y="57.526cm">
          <text:p text:style-name="P1"><text:span text:style-name="T1">NAND</text:span></text:p>
          <text:p text:style-name="P1"><text:span text:style-name="T1">-79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4.3cm" svg:y1="60.847cm" svg:x2="10.7cm" svg:y2="58.426cm" draw:start-shape="id409" draw:start-glue-point="0" draw:end-shape="id412" draw:end-glue-point="2" svg:d="M14300 60847l-3600-2421" svg:viewBox="0 0 3601 2422">
          <text:p/>
        </draw:connector>
        <draw:custom-shape draw:style-name="gr9" draw:text-style-name="P2" xml:id="id413" draw:id="id413" draw:layer="layout" svg:width="1cm" svg:height="0.9cm" svg:x="10.2cm" svg:y="55.626cm">
          <text:p text:style-name="P1"><text:span text:style-name="T1">NAND</text:span></text:p>
          <text:p text:style-name="P1"><text:span text:style-name="T1">-79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0.7cm" svg:y1="57.526cm" svg:x2="10.7cm" svg:y2="56.526cm" draw:start-shape="id412" draw:start-glue-point="0" draw:end-shape="id413" draw:end-glue-point="2" svg:d="M10700 57526v-1000" svg:viewBox="0 0 1 1001">
          <text:p/>
        </draw:connector>
        <draw:connector draw:style-name="gr4" draw:text-style-name="P1" draw:layer="layout" draw:type="line" svg:x1="10.7cm" svg:y1="55.626cm" svg:x2="10.2cm" svg:y2="54.48cm" draw:start-shape="id413" draw:start-glue-point="0" draw:end-shape="id399" draw:end-glue-point="2" svg:d="M10700 55626l-500-1146" svg:viewBox="0 0 501 1147">
          <text:p/>
        </draw:connector>
        <draw:connector draw:style-name="gr4" draw:text-style-name="P1" draw:layer="layout" draw:type="line" svg:x1="35.6cm" svg:y1="55.328cm" svg:x2="33.724cm" svg:y2="54.526cm" draw:start-shape="id410" draw:start-glue-point="0" draw:end-shape="id353" draw:end-glue-point="2" svg:d="M35600 55328l-1876-802" svg:viewBox="0 0 1877 803">
          <text:p/>
        </draw:connector>
        <draw:connector draw:style-name="gr4" draw:text-style-name="P1" draw:layer="layout" draw:type="line" svg:x1="16.816cm" svg:y1="60.378cm" svg:x2="9.6cm" svg:y2="56.526cm" draw:start-shape="id386" draw:start-glue-point="0" draw:end-shape="id398" draw:end-glue-point="2" svg:d="M16816 60378l-7216-3852" svg:viewBox="0 0 7217 3853">
          <text:p/>
        </draw:connector>
        <draw:connector draw:style-name="gr3" draw:text-style-name="P3" draw:layer="layout" draw:type="line" svg:x1="36cm" svg:y1="45.249cm" svg:x2="35.09cm" svg:y2="44.2cm" draw:end-shape="id406" draw:end-glue-point="2" svg:d="M36000 45249l-910-1049" svg:viewBox="0 0 911 1050">
          <text:p text:style-name="P1"><text:span text:style-name="T2">d1</text:span></text:p>
        </draw:connector>
        <draw:custom-shape draw:style-name="gr9" draw:text-style-name="P2" xml:id="id414" draw:id="id414" draw:layer="layout" svg:width="1cm" svg:height="0.9cm" svg:x="25.4cm" svg:y="57.226cm">
          <text:p text:style-name="P1"><text:span text:style-name="T1">NAND</text:span></text:p>
          <text:p text:style-name="P1"><text:span text:style-name="T1">458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5.435cm" svg:y1="59.544cm" svg:x2="25.9cm" svg:y2="58.126cm" draw:end-shape="id414" draw:end-glue-point="2" svg:d="M25435 59544l465-1418" svg:viewBox="0 0 466 1419">
          <text:p text:style-name="P1"><text:span text:style-name="T2">d1</text:span></text:p>
        </draw:connector>
        <draw:connector draw:style-name="gr3" draw:text-style-name="P3" draw:layer="layout" draw:type="line" svg:x1="25.514cm" svg:y1="56.395cm" svg:x2="25.8cm" svg:y2="54.826cm" draw:end-shape="id365" draw:end-glue-point="2" svg:d="M25514 56395l286-1569" svg:viewBox="0 0 287 1570">
          <text:p text:style-name="P1"><text:span text:style-name="T2">d1</text:span></text:p>
        </draw:connector>
        <draw:custom-shape draw:style-name="gr10" draw:text-style-name="P2" xml:id="id416" draw:id="id416" draw:layer="layout" svg:width="1cm" svg:height="0.9cm" svg:x="39.9cm" svg:y="47.826cm">
          <text:p text:style-name="P1"><text:span text:style-name="T1">NOT</text:span></text:p>
          <text:p text:style-name="P1"><text:span text:style-name="T1">46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39.35cm" svg:y1="49.826cm" svg:x2="40.4cm" svg:y2="48.726cm" draw:start-shape="id415" draw:start-glue-point="0" draw:end-shape="id416" draw:end-glue-point="2" svg:d="M39350 49826l1050-1100" svg:viewBox="0 0 1051 1101">
          <text:p/>
        </draw:connector>
        <draw:connector draw:style-name="gr3" draw:text-style-name="P3" draw:layer="layout" draw:type="line" svg:x1="31.864cm" svg:y1="61.607cm" svg:x2="31.9cm" svg:y2="60.026cm" draw:end-shape="id351" draw:end-glue-point="2" svg:d="M31864 61607l36-1581" svg:viewBox="0 0 37 1582">
          <text:p text:style-name="P1"><text:span text:style-name="T2">/d1</text:span></text:p>
        </draw:connector>
        <draw:custom-shape draw:style-name="gr10" draw:text-style-name="P2" xml:id="id417" draw:id="id417" draw:layer="layout" svg:width="1cm" svg:height="0.9cm" svg:x="8.3cm" svg:y="61.626cm">
          <text:p text:style-name="P1"><text:span text:style-name="T1">NAND</text:span></text:p>
          <text:p text:style-name="P1"><text:span text:style-name="T1">47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.8cm" svg:y1="61.626cm" svg:x2="9.6cm" svg:y2="58.426cm" draw:start-shape="id417" draw:start-glue-point="0" draw:end-shape="id393" draw:end-glue-point="2" svg:d="M8800 61626l800-3200" svg:viewBox="0 0 801 3201">
          <text:p/>
        </draw:connector>
        <draw:custom-shape draw:style-name="gr10" draw:text-style-name="P2" xml:id="id418" draw:id="id418" draw:layer="layout" svg:width="1cm" svg:height="0.9cm" svg:x="4.6cm" svg:y="60.326cm">
          <text:p text:style-name="P1"><text:span text:style-name="T1">NOT</text:span></text:p>
          <text:p text:style-name="P1"><text:span text:style-name="T1">47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8.8cm" svg:y1="61.626cm" svg:x2="5.1cm" svg:y2="61.226cm" draw:start-shape="id417" draw:start-glue-point="0" draw:end-shape="id418" draw:end-glue-point="2" svg:d="M8800 61626l-3700-400" svg:viewBox="0 0 3701 401">
          <text:p/>
        </draw:connector>
        <draw:connector draw:style-name="gr4" draw:text-style-name="P1" draw:layer="layout" draw:type="line" svg:x1="5.1cm" svg:y1="60.326cm" svg:x2="5.1cm" svg:y2="59.326cm" draw:start-shape="id418" draw:start-glue-point="0" draw:end-shape="id392" draw:end-glue-point="2" svg:d="M5100 60326v-1000" svg:viewBox="0 0 1 1001">
          <text:p/>
        </draw:connector>
        <draw:connector draw:style-name="gr3" draw:text-style-name="P3" draw:layer="layout" draw:type="line" svg:x1="9.692cm" svg:y1="63.83cm" svg:x2="8.8cm" svg:y2="62.526cm" draw:end-shape="id417" draw:end-glue-point="2" svg:d="M9692 63830l-892-1304" svg:viewBox="0 0 893 1305">
          <text:p text:style-name="P1"><text:span text:style-name="T2">/d1</text:span></text:p>
        </draw:connector>
        <draw:custom-shape draw:style-name="gr9" draw:text-style-name="P2" xml:id="id419" draw:id="id419" draw:layer="layout" svg:width="1cm" svg:height="0.9cm" svg:x="22cm" svg:y="66.126cm">
          <text:p text:style-name="P1"><text:span text:style-name="T1">NAND</text:span></text:p>
          <text:p text:style-name="P1"><text:span text:style-name="T1">-79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2.529cm" svg:y1="68.5cm" svg:x2="22.5cm" svg:y2="67.026cm" draw:end-shape="id419" draw:end-glue-point="2" svg:d="M22529 68500l-29-1474" svg:viewBox="0 0 30 1475">
          <text:p text:style-name="P1"><text:span text:style-name="T2">d1</text:span></text:p>
        </draw:connector>
        <draw:custom-shape draw:style-name="gr11" draw:text-style-name="P2" xml:id="id415" draw:id="id415" draw:layer="layout" svg:width="2.1cm" svg:height="0.9cm" svg:x="38.3cm" svg:y="49.826cm">
          <text:p text:style-name="P1"><text:span text:style-name="T1">DFF (clk40)</text:span></text:p>
          <text:p text:style-name="P1"><text:span text:style-name="T1">-795-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20" draw:id="id420" draw:layer="layout" svg:width="1cm" svg:height="0.9cm" svg:x="38.975cm" svg:y="53.726cm">
          <text:p text:style-name="P1"><text:span text:style-name="T1">IMUX</text:span></text:p>
          <text:p text:style-name="P1"><text:span text:style-name="T1">-79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8.6cm" svg:y1="55.944cm" svg:x2="39.475cm" svg:y2="54.626cm" draw:end-shape="id420" draw:end-glue-point="2" svg:d="M38600 55944l875-1318" svg:viewBox="0 0 876 1319">
          <text:p text:style-name="P1"><text:span text:style-name="T2">d1/b</text:span></text:p>
        </draw:connector>
        <draw:connector draw:style-name="gr3" draw:text-style-name="P3" draw:layer="layout" draw:type="line" svg:x1="11.544cm" svg:y1="53.511cm" svg:x2="10.2cm" svg:y2="52.58cm" draw:end-shape="id400" draw:end-glue-point="2" svg:d="M11544 53511l-1344-931" svg:viewBox="0 0 1345 932">
          <text:p text:style-name="P1"><text:span text:style-name="T2">u6</text:span></text:p>
        </draw:connector>
        <draw:custom-shape draw:style-name="gr9" draw:text-style-name="P2" xml:id="id421" draw:id="id421" draw:layer="layout" svg:width="1cm" svg:height="0.9cm" svg:x="75.3cm" svg:y="58.6cm">
          <text:p text:style-name="P1"><text:span text:style-name="T1">3-NAND</text:span></text:p>
          <text:p text:style-name="P1"><text:span text:style-name="T1">-79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5.8cm" svg:y2="59.5cm" draw:start-shape="id368" draw:start-glue-point="0" draw:end-shape="id421" draw:end-glue-point="2" svg:d="M71100 61700l4700-2200" svg:viewBox="0 0 4701 2201">
          <text:p/>
        </draw:connector>
        <draw:custom-shape draw:style-name="gr10" draw:text-style-name="P2" xml:id="id422" draw:id="id422" draw:layer="layout" svg:width="1cm" svg:height="0.9cm" svg:x="52.7cm" svg:y="52.092cm">
          <text:p text:style-name="P1"><text:span text:style-name="T1">AND</text:span></text:p>
          <text:p text:style-name="P1"><text:span text:style-name="T1">-79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4.195cm" svg:y1="54.088cm" svg:x2="53.2cm" svg:y2="52.992cm" draw:end-shape="id422" draw:end-glue-point="2" svg:d="M54195 54088l-995-1096" svg:viewBox="0 0 996 1097">
          <text:p text:style-name="P1"><text:span text:style-name="T2">u6</text:span></text:p>
        </draw:connector>
        <draw:custom-shape draw:style-name="gr9" draw:text-style-name="P2" xml:id="id423" draw:id="id423" draw:layer="layout" svg:width="1cm" svg:height="0.9cm" svg:x="79.1cm" svg:y="62.4cm">
          <text:p text:style-name="P1"><text:span text:style-name="T1">AND</text:span></text:p>
          <text:p text:style-name="P1"><text:span text:style-name="T1">-79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79.6cm" svg:y2="63.3cm" draw:start-shape="id368" draw:start-glue-point="0" draw:end-shape="id423" draw:end-glue-point="2" svg:d="M71100 61700l8500 1600" svg:viewBox="0 0 8501 1601">
          <text:p/>
        </draw:connector>
        <draw:custom-shape draw:style-name="gr9" draw:text-style-name="P2" xml:id="id424" draw:id="id424" draw:layer="layout" svg:width="1cm" svg:height="0.9cm" svg:x="80.9cm" svg:y="62.9cm">
          <text:p text:style-name="P1"><text:span text:style-name="T1">AND</text:span></text:p>
          <text:p text:style-name="P1"><text:span text:style-name="T1">-80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1.4cm" svg:y2="63.8cm" draw:start-shape="id368" draw:start-glue-point="0" draw:end-shape="id424" draw:end-glue-point="2" svg:d="M71100 61700l10300 2100" svg:viewBox="0 0 10301 2101">
          <text:p/>
        </draw:connector>
        <draw:custom-shape draw:style-name="gr10" draw:text-style-name="P2" xml:id="id425" draw:id="id425" draw:layer="layout" svg:width="1cm" svg:height="0.9cm" svg:x="59.655cm" svg:y="52.1cm">
          <text:p text:style-name="P1"><text:span text:style-name="T1">AND</text:span></text:p>
          <text:p text:style-name="P1"><text:span text:style-name="T1">-80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1.2cm" svg:y1="54.035cm" svg:x2="60.155cm" svg:y2="53cm" draw:end-shape="id425" draw:end-glue-point="2" svg:d="M61200 54035l-1045-1035" svg:viewBox="0 0 1046 1036">
          <text:p text:style-name="P1"><text:span text:style-name="T2">u6</text:span></text:p>
        </draw:connector>
        <draw:custom-shape draw:style-name="gr9" draw:text-style-name="P2" xml:id="id426" draw:id="id426" draw:layer="layout" svg:width="1cm" svg:height="0.9cm" svg:x="82.2cm" svg:y="58.9cm">
          <text:p text:style-name="P1"><text:span text:style-name="T1">NAND</text:span></text:p>
          <text:p text:style-name="P1"><text:span text:style-name="T1">-80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2.7cm" svg:y2="59.8cm" draw:start-shape="id368" draw:start-glue-point="0" draw:end-shape="id426" draw:end-glue-point="2" svg:d="M71100 61700l11600-1900" svg:viewBox="0 0 11601 1901">
          <text:p/>
        </draw:connector>
        <draw:custom-shape draw:style-name="gr9" draw:text-style-name="P2" xml:id="id427" draw:id="id427" draw:layer="layout" svg:width="1cm" svg:height="0.9cm" svg:x="83.2cm" svg:y="60.6cm">
          <text:p text:style-name="P1"><text:span text:style-name="T1">AND</text:span></text:p>
          <text:p text:style-name="P1"><text:span text:style-name="T1">-80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3.7cm" svg:y2="61.5cm" draw:start-shape="id368" draw:start-glue-point="0" draw:end-shape="id427" draw:end-glue-point="2" svg:d="M71100 61700l12600-200" svg:viewBox="0 0 12601 201">
          <text:p/>
        </draw:connector>
        <draw:custom-shape draw:style-name="gr10" draw:text-style-name="P2" xml:id="id428" draw:id="id428" draw:layer="layout" svg:width="1cm" svg:height="0.9cm" svg:x="38.9cm" svg:y="51.789cm">
          <text:p text:style-name="P1"><text:span text:style-name="T1">NAND</text:span></text:p>
          <text:p text:style-name="P1"><text:span text:style-name="T1">-80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0.331cm" svg:y1="53.696cm" svg:x2="39.4cm" svg:y2="52.689cm" draw:end-shape="id428" draw:end-glue-point="2" svg:d="M40331 53696l-931-1007" svg:viewBox="0 0 932 1008">
          <text:p text:style-name="P1"><text:span text:style-name="T2">u6</text:span></text:p>
        </draw:connector>
        <draw:custom-shape draw:style-name="gr9" draw:text-style-name="P2" xml:id="id429" draw:id="id429" draw:layer="layout" svg:width="1cm" svg:height="0.9cm" svg:x="49.3cm" svg:y="52.026cm">
          <text:p text:style-name="P1"><text:span text:style-name="T1">3-NAND</text:span></text:p>
          <text:p text:style-name="P1"><text:span text:style-name="T1">-80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1.105cm" svg:y1="54.059cm" svg:x2="49.8cm" svg:y2="52.926cm" draw:end-shape="id429" draw:end-glue-point="2" svg:d="M51105 54059l-1305-1133" svg:viewBox="0 0 1306 1134">
          <text:p text:style-name="P1"><text:span text:style-name="T2">u6</text:span></text:p>
        </draw:connector>
        <draw:custom-shape draw:style-name="gr9" draw:text-style-name="P2" xml:id="id430" draw:id="id430" draw:layer="layout" svg:width="1cm" svg:height="0.9cm" svg:x="84.5cm" svg:y="61.8cm">
          <text:p text:style-name="P1"><text:span text:style-name="T1">AND</text:span></text:p>
          <text:p text:style-name="P1"><text:span text:style-name="T1">-80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5cm" svg:y2="62.7cm" draw:start-shape="id368" draw:start-glue-point="0" draw:end-shape="id430" draw:end-glue-point="2" svg:d="M71100 61700l13900 1000" svg:viewBox="0 0 13901 1001">
          <text:p/>
        </draw:connector>
        <draw:custom-shape draw:style-name="gr9" draw:text-style-name="P2" xml:id="id431" draw:id="id431" draw:layer="layout" svg:width="1cm" svg:height="0.9cm" svg:x="84.7cm" svg:y="60.3cm">
          <text:p text:style-name="P1"><text:span text:style-name="T1">AND</text:span></text:p>
          <text:p text:style-name="P1"><text:span text:style-name="T1">-8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5.2cm" svg:y2="61.2cm" draw:start-shape="id368" draw:start-glue-point="0" draw:end-shape="id431" draw:end-glue-point="2" svg:d="M71100 61700l14100-500" svg:viewBox="0 0 14101 501">
          <text:p/>
        </draw:connector>
        <draw:custom-shape draw:style-name="gr9" draw:text-style-name="P2" xml:id="id432" draw:id="id432" draw:layer="layout" svg:width="1cm" svg:height="0.9cm" svg:x="86.4cm" svg:y="61.5cm">
          <text:p text:style-name="P1"><text:span text:style-name="T1">AND</text:span></text:p>
          <text:p text:style-name="P1"><text:span text:style-name="T1">-80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6.9cm" svg:y2="62.4cm" draw:start-shape="id368" draw:start-glue-point="0" draw:end-shape="id432" draw:end-glue-point="2" svg:d="M71100 61700l15800 700" svg:viewBox="0 0 15801 701">
          <text:p/>
        </draw:connector>
        <draw:custom-shape draw:style-name="gr9" draw:text-style-name="P2" xml:id="id433" draw:id="id433" draw:layer="layout" svg:width="1cm" svg:height="0.9cm" svg:x="85.7cm" svg:y="62.9cm">
          <text:p text:style-name="P1"><text:span text:style-name="T1">NAND</text:span></text:p>
          <text:p text:style-name="P1"><text:span text:style-name="T1">-80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6.2cm" svg:y2="63.8cm" draw:start-shape="id368" draw:start-glue-point="0" draw:end-shape="id433" draw:end-glue-point="2" svg:d="M71100 61700l15100 2100" svg:viewBox="0 0 15101 2101">
          <text:p/>
        </draw:connector>
        <draw:custom-shape draw:style-name="gr9" draw:text-style-name="P2" xml:id="id434" draw:id="id434" draw:layer="layout" svg:width="1cm" svg:height="0.9cm" svg:x="83.9cm" svg:y="58.4cm">
          <text:p text:style-name="P1"><text:span text:style-name="T1">3-AND</text:span></text:p>
          <text:p text:style-name="P1"><text:span text:style-name="T1">-8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435" draw:id="id435" draw:layer="layout" svg:width="1cm" svg:height="0.9cm" svg:x="85.3cm" svg:y="58.7cm">
          <text:p text:style-name="P1"><text:span text:style-name="T1">3-AND</text:span></text:p>
          <text:p text:style-name="P1"><text:span text:style-name="T1">-8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71.1cm" svg:y1="61.7cm" svg:x2="84.4cm" svg:y2="59.3cm" draw:start-shape="id368" draw:start-glue-point="0" draw:end-shape="id434" draw:end-glue-point="2" svg:d="M71100 61700l13300-2400" svg:viewBox="0 0 13301 2401">
          <text:p/>
        </draw:connector>
        <draw:connector draw:style-name="gr4" draw:text-style-name="P1" draw:layer="layout" draw:type="line" svg:x1="71.1cm" svg:y1="61.7cm" svg:x2="85.8cm" svg:y2="59.6cm" draw:start-shape="id368" draw:start-glue-point="0" draw:end-shape="id435" draw:end-glue-point="2" svg:d="M71100 61700l14700-2100" svg:viewBox="0 0 14701 2101">
          <text:p/>
        </draw:connector>
        <draw:custom-shape draw:style-name="gr12" draw:text-style-name="P2" draw:layer="layout" svg:width="2.1cm" svg:height="0.9cm" svg:x="67.8cm" svg:y="65.2cm">
          <text:p text:style-name="P1"><text:span text:style-name="T1">DFF (clk40)</text:span></text:p>
          <text:p text:style-name="P1"><text:span text:style-name="T1">-812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1cm" svg:height="0.9cm" svg:x="65.5cm" svg:y="65.2cm">
          <text:p text:style-name="P1"><text:span text:style-name="T1">DFF (clk40)</text:span></text:p>
          <text:p text:style-name="P1"><text:span text:style-name="T1">-813-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44" draw:id="id444" draw:layer="layout" svg:width="2.1cm" svg:height="0.9cm" svg:x="48.7cm" svg:y="49.826cm">
          <text:p text:style-name="P1"><text:span text:style-name="T1">DFF (clk40)</text:span></text:p>
          <text:p text:style-name="P1"><text:span text:style-name="T1">-814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1cm" svg:height="0.9cm" svg:x="63.2cm" svg:y="65.2cm">
          <text:p text:style-name="P1"><text:span text:style-name="T1">DFF (clk40)</text:span></text:p>
          <text:p text:style-name="P1"><text:span text:style-name="T1">-815-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37" draw:id="id437" draw:layer="layout" svg:width="2.1cm" svg:height="0.9cm" svg:x="41.8cm" svg:y="49.826cm">
          <text:p text:style-name="P1"><text:span text:style-name="T1">DFF (clk40)</text:span></text:p>
          <text:p text:style-name="P1"><text:span text:style-name="T1">-816-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43" draw:id="id443" draw:layer="layout" svg:width="2.1cm" svg:height="0.9cm" svg:x="45.2cm" svg:y="49.826cm">
          <text:p text:style-name="P1"><text:span text:style-name="T1">DFF (clk40)</text:span></text:p>
          <text:p text:style-name="P1"><text:span text:style-name="T1">-817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2" draw:id="id452" draw:layer="layout" svg:width="2.1cm" svg:height="0.9cm" svg:x="52.1cm" svg:y="49.9cm">
          <text:p text:style-name="P1"><text:span text:style-name="T1">DFF (clk40)</text:span></text:p>
          <text:p text:style-name="P1"><text:span text:style-name="T1">-818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1cm" svg:height="0.9cm" svg:x="67.8cm" svg:y="66.2cm">
          <text:p text:style-name="P1"><text:span text:style-name="T1">DFF (clk40)</text:span></text:p>
          <text:p text:style-name="P1"><text:span text:style-name="T1">-819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5" draw:id="id455" draw:layer="layout" svg:width="2.1cm" svg:height="0.9cm" svg:x="55.6cm" svg:y="49.9cm">
          <text:p text:style-name="P1"><text:span text:style-name="T1">DFF (clk40)</text:span></text:p>
          <text:p text:style-name="P1"><text:span text:style-name="T1">-820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1cm" svg:height="0.9cm" svg:x="65.5cm" svg:y="66.2cm">
          <text:p text:style-name="P1"><text:span text:style-name="T1">DFF (clk40)</text:span></text:p>
          <text:p text:style-name="P1"><text:span text:style-name="T1">-821-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58" draw:id="id458" draw:layer="layout" svg:width="2.1cm" svg:height="0.9cm" svg:x="59.1cm" svg:y="49.9cm">
          <text:p text:style-name="P1"><text:span text:style-name="T1">DFF (clk40)</text:span></text:p>
          <text:p text:style-name="P1"><text:span text:style-name="T1">-822-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36" draw:id="id436" draw:layer="layout" svg:width="1cm" svg:height="0.9cm" svg:x="36.1cm" svg:y="49.726cm">
          <text:p text:style-name="P1"><text:span text:style-name="T1">OR (ground,mclk)</text:span></text:p>
          <text:p text:style-name="P1"><text:span text:style-name="T1">-8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6.6cm" svg:y1="49.726cm" svg:x2="36.594cm" svg:y2="48.155cm" draw:start-shape="id436" draw:start-glue-point="0" svg:d="M36600 49726l-6-1571" svg:viewBox="0 0 7 1572">
          <text:p text:style-name="P1"><text:span text:style-name="T2">clk40</text:span></text:p>
        </draw:connector>
        <draw:connector draw:style-name="gr3" draw:text-style-name="P3" draw:layer="layout" draw:type="line" svg:x1="39.35cm" svg:y1="49.826cm" svg:x2="39.299cm" svg:y2="48.061cm" draw:start-shape="id415" draw:start-glue-point="0" svg:d="M39350 49826l-51-1765" svg:viewBox="0 0 52 1766">
          <text:p text:style-name="P1"><text:span text:style-name="T2">d1</text:span></text:p>
        </draw:connector>
        <draw:connector draw:style-name="gr3" draw:text-style-name="P3" draw:layer="layout" draw:type="line" svg:x1="40.4cm" svg:y1="47.826cm" svg:x2="40.349cm" svg:y2="46.126cm" draw:start-shape="id416" draw:start-glue-point="0" svg:d="M40400 47826l-51-1700" svg:viewBox="0 0 52 1701">
          <text:p text:style-name="P1"><text:span text:style-name="T2">/d1</text:span></text:p>
        </draw:connector>
        <draw:connector draw:style-name="gr4" draw:text-style-name="P1" draw:layer="layout" draw:type="line" svg:x1="22.5cm" svg:y1="66.126cm" svg:x2="22.5cm" svg:y2="65.426cm" draw:start-shape="id419" draw:start-glue-point="0" draw:end-shape="id390" draw:end-glue-point="2" svg:d="M22500 66126v-700" svg:viewBox="0 0 1 701">
          <text:p/>
        </draw:connector>
        <draw:connector draw:style-name="gr4" draw:text-style-name="P1" draw:layer="layout" draw:type="line" svg:x1="39.475cm" svg:y1="53.726cm" svg:x2="39.4cm" svg:y2="52.689cm" draw:start-shape="id420" draw:start-glue-point="0" draw:end-shape="id428" draw:end-glue-point="2" svg:d="M39475 53726l-75-1037" svg:viewBox="0 0 76 1038">
          <text:p/>
        </draw:connector>
        <draw:connector draw:style-name="gr4" draw:text-style-name="P1" draw:layer="layout" draw:type="line" svg:x1="39.4cm" svg:y1="51.789cm" svg:x2="39.35cm" svg:y2="50.726cm" draw:start-shape="id428" draw:start-glue-point="0" draw:end-shape="id415" draw:end-glue-point="2" svg:d="M39400 51789l-50-1063" svg:viewBox="0 0 51 1064">
          <text:p/>
        </draw:connector>
        <draw:connector draw:style-name="gr3" draw:text-style-name="P3" draw:layer="layout" draw:type="line" svg:x1="25.9cm" svg:y1="57.226cm" svg:x2="23.965cm" svg:y2="54.726cm" draw:start-shape="id414" draw:start-glue-point="0" draw:end-shape="id384" draw:end-glue-point="2" svg:d="M25900 57226l-1935-2500" svg:viewBox="0 0 1936 2501">
          <text:p text:style-name="P1"><text:span text:style-name="T2">b</text:span></text:p>
        </draw:connector>
        <draw:connector draw:style-name="gr3" draw:text-style-name="P3" draw:layer="layout" draw:type="line" svg:x1="42.85cm" svg:y1="49.826cm" svg:x2="42.749cm" svg:y2="48.061cm" draw:start-shape="id437" draw:start-glue-point="0" svg:d="M42850 49826l-101-1765" svg:viewBox="0 0 102 1766">
          <text:p text:style-name="P1"><text:span text:style-name="T2">d2</text:span></text:p>
        </draw:connector>
        <draw:custom-shape draw:style-name="gr9" draw:text-style-name="P2" xml:id="id438" draw:id="id438" draw:layer="layout" svg:width="1cm" svg:height="0.9cm" svg:x="45.8cm" svg:y="52.026cm">
          <text:p text:style-name="P1"><text:span text:style-name="T1">AND</text:span></text:p>
          <text:p text:style-name="P1"><text:span text:style-name="T1">-8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6.31cm" svg:y1="54.305cm" svg:x2="46.3cm" svg:y2="52.926cm" draw:end-shape="id438" draw:end-glue-point="2" svg:d="M46310 54305l-10-1379" svg:viewBox="0 0 11 1380">
          <text:p text:style-name="P1"><text:span text:style-name="T2">d2</text:span></text:p>
        </draw:connector>
        <draw:custom-shape draw:style-name="gr9" draw:text-style-name="P2" xml:id="id439" draw:id="id439" draw:layer="layout" svg:width="1cm" svg:height="0.9cm" svg:x="41.9cm" svg:y="55.526cm">
          <text:p text:style-name="P1"><text:span text:style-name="T1">NAND</text:span></text:p>
          <text:p text:style-name="P1"><text:span text:style-name="T1">-8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2.382cm" svg:y1="57.746cm" svg:x2="42.4cm" svg:y2="56.426cm" draw:end-shape="id439" draw:end-glue-point="2" svg:d="M42382 57746l18-1320" svg:viewBox="0 0 19 1321">
          <text:p text:style-name="P1"><text:span text:style-name="T2">d2</text:span></text:p>
        </draw:connector>
        <draw:connector draw:style-name="gr3" draw:text-style-name="P3" draw:layer="layout" draw:type="line" svg:x1="40.452cm" svg:y1="55.891cm" svg:x2="39.475cm" svg:y2="54.626cm" draw:end-shape="id420" draw:end-glue-point="2" svg:d="M40452 55891l-977-1265" svg:viewBox="0 0 978 1266">
          <text:p text:style-name="P1"><text:span text:style-name="T2">d2/a</text:span></text:p>
        </draw:connector>
        <draw:custom-shape draw:style-name="gr9" draw:text-style-name="P2" xml:id="id440" draw:id="id440" draw:layer="layout" svg:width="1cm" svg:height="0.9cm" svg:x="49.3cm" svg:y="54.003cm">
          <text:p text:style-name="P1"><text:span text:style-name="T1">IMUX</text:span></text:p>
          <text:p text:style-name="P1"><text:span text:style-name="T1">-8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8.824cm" svg:y1="56.421cm" svg:x2="49.8cm" svg:y2="54.903cm" draw:end-shape="id440" draw:end-glue-point="2" svg:d="M48824 56421l976-1518" svg:viewBox="0 0 977 1519">
          <text:p text:style-name="P1"><text:span text:style-name="T2">d2/a</text:span></text:p>
        </draw:connector>
        <draw:custom-shape draw:style-name="gr10" draw:text-style-name="P2" xml:id="id441" draw:id="id441" draw:layer="layout" svg:width="1cm" svg:height="0.9cm" svg:x="42.4cm" svg:y="53.706cm">
          <text:p text:style-name="P1"><text:span text:style-name="T1">AND</text:span></text:p>
          <text:p text:style-name="P1"><text:span text:style-name="T1">-8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2.4cm" svg:y1="55.526cm" svg:x2="42.9cm" svg:y2="54.606cm" draw:start-shape="id439" draw:start-glue-point="0" draw:end-shape="id441" draw:end-glue-point="2" svg:d="M42400 55526l500-920" svg:viewBox="0 0 501 921">
          <text:p/>
        </draw:connector>
        <draw:custom-shape draw:style-name="gr9" draw:text-style-name="P2" xml:id="id442" draw:id="id442" draw:layer="layout" svg:width="1cm" svg:height="0.9cm" svg:x="42.4cm" svg:y="51.906cm">
          <text:p text:style-name="P1"><text:span text:style-name="T1">3-NAND</text:span></text:p>
          <text:p text:style-name="P1"><text:span text:style-name="T1">-8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2.9cm" svg:y1="53.706cm" svg:x2="42.9cm" svg:y2="52.806cm" draw:start-shape="id441" draw:start-glue-point="0" draw:end-shape="id442" draw:end-glue-point="2" svg:d="M42900 53706v-900" svg:viewBox="0 0 1 901">
          <text:p/>
        </draw:connector>
        <draw:connector draw:style-name="gr4" draw:text-style-name="P1" draw:layer="layout" draw:type="line" svg:x1="42.9cm" svg:y1="51.906cm" svg:x2="42.85cm" svg:y2="50.726cm" draw:start-shape="id442" draw:start-glue-point="0" draw:end-shape="id437" draw:end-glue-point="2" svg:d="M42900 51906l-50-1180" svg:viewBox="0 0 51 1181">
          <text:p/>
        </draw:connector>
        <draw:connector draw:style-name="gr4" draw:text-style-name="P1" draw:layer="layout" draw:type="line" svg:x1="46.3cm" svg:y1="52.026cm" svg:x2="46.25cm" svg:y2="50.726cm" draw:start-shape="id438" draw:start-glue-point="0" draw:end-shape="id443" draw:end-glue-point="2" svg:d="M46300 52026l-50-1300" svg:viewBox="0 0 51 1301">
          <text:p/>
        </draw:connector>
        <draw:connector draw:style-name="gr4" draw:text-style-name="P1" draw:layer="layout" draw:type="line" svg:x1="49.8cm" svg:y1="54.003cm" svg:x2="49.8cm" svg:y2="52.926cm" draw:start-shape="id440" draw:start-glue-point="0" draw:end-shape="id429" draw:end-glue-point="2" svg:d="M49800 54003v-1077" svg:viewBox="0 0 1 1078">
          <text:p/>
        </draw:connector>
        <draw:connector draw:style-name="gr4" draw:text-style-name="P1" draw:layer="layout" draw:type="line" svg:x1="49.8cm" svg:y1="52.026cm" svg:x2="49.75cm" svg:y2="50.726cm" draw:start-shape="id429" draw:start-glue-point="0" draw:end-shape="id444" draw:end-glue-point="2" svg:d="M49800 52026l-50-1300" svg:viewBox="0 0 51 1301">
          <text:p/>
        </draw:connector>
        <draw:custom-shape draw:style-name="gr9" draw:text-style-name="P2" xml:id="id445" draw:id="id445" draw:layer="layout" svg:width="1cm" svg:height="0.9cm" svg:x="56.2cm" svg:y="60.1cm">
          <text:p text:style-name="P1"><text:span text:style-name="T1">NAND</text:span></text:p>
          <text:p text:style-name="P1"><text:span text:style-name="T1">-8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709cm" svg:y1="62.369cm" svg:x2="56.7cm" svg:y2="61cm" draw:end-shape="id445" draw:end-glue-point="2" svg:d="M56709 62369l-9-1369" svg:viewBox="0 0 10 1370">
          <text:p text:style-name="P1"><text:span text:style-name="T2">d3</text:span></text:p>
        </draw:connector>
        <draw:custom-shape draw:style-name="gr9" draw:text-style-name="P2" xml:id="id446" draw:id="id446" draw:layer="layout" svg:width="1cm" svg:height="0.9cm" svg:x="43cm" svg:y="55.546cm">
          <text:p text:style-name="P1"><text:span text:style-name="T1">NAND</text:span></text:p>
          <text:p text:style-name="P1"><text:span text:style-name="T1">-83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43.482cm" svg:y1="57.766cm" svg:x2="43.5cm" svg:y2="56.446cm" draw:end-shape="id446" draw:end-glue-point="2" svg:d="M43482 57766l18-1320" svg:viewBox="0 0 19 1321">
          <text:p text:style-name="P1"><text:span text:style-name="T2">d3</text:span></text:p>
        </draw:connector>
        <draw:connector draw:style-name="gr3" draw:text-style-name="P3" draw:layer="layout" draw:type="line" svg:x1="46.25cm" svg:y1="49.826cm" svg:x2="46.199cm" svg:y2="48.061cm" draw:start-shape="id443" draw:start-glue-point="0" svg:d="M46250 49826l-51-1765" svg:viewBox="0 0 52 1766">
          <text:p text:style-name="P1"><text:span text:style-name="T2">d3</text:span></text:p>
        </draw:connector>
        <draw:connector draw:style-name="gr4" draw:text-style-name="P1" draw:layer="layout" draw:type="line" svg:x1="43.5cm" svg:y1="55.546cm" svg:x2="42.9cm" svg:y2="54.606cm" draw:start-shape="id446" draw:start-glue-point="0" draw:end-shape="id441" draw:end-glue-point="2" svg:d="M43500 55546l-600-940" svg:viewBox="0 0 601 941">
          <text:p/>
        </draw:connector>
        <draw:custom-shape draw:style-name="gr10" draw:text-style-name="P2" xml:id="id447" draw:id="id447" draw:layer="layout" svg:width="1cm" svg:height="0.9cm" svg:x="52.7cm" svg:y="58.32cm">
          <text:p text:style-name="P1"><text:span text:style-name="T1">NOT</text:span></text:p>
          <text:p text:style-name="P1"><text:span text:style-name="T1">-8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.7cm" svg:y1="60.1cm" svg:x2="53.2cm" svg:y2="59.22cm" draw:start-shape="id445" draw:start-glue-point="0" draw:end-shape="id447" draw:end-glue-point="2" svg:d="M56700 60100l-3500-880" svg:viewBox="0 0 3501 881">
          <text:p/>
        </draw:connector>
        <draw:custom-shape draw:style-name="gr9" draw:text-style-name="P2" xml:id="id448" draw:id="id448" draw:layer="layout" svg:width="1cm" svg:height="0.9cm" svg:x="56.2cm" svg:y="58.32cm">
          <text:p text:style-name="P1"><text:span text:style-name="T1">AND</text:span></text:p>
          <text:p text:style-name="P1"><text:span text:style-name="T1">-83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.7cm" svg:y1="60.1cm" svg:x2="56.7cm" svg:y2="59.22cm" draw:start-shape="id445" draw:start-glue-point="0" draw:end-shape="id448" draw:end-glue-point="2" svg:d="M56700 60100v-880" svg:viewBox="0 0 1 881">
          <text:p/>
        </draw:connector>
        <draw:custom-shape draw:style-name="gr9" draw:text-style-name="P2" xml:id="id449" draw:id="id449" draw:layer="layout" svg:width="1cm" svg:height="0.9cm" svg:x="59.655cm" svg:y="58.32cm">
          <text:p text:style-name="P1"><text:span text:style-name="T1">OR</text:span></text:p>
          <text:p text:style-name="P1"><text:span text:style-name="T1">-83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6.7cm" svg:y1="60.1cm" svg:x2="60.155cm" svg:y2="59.22cm" draw:start-shape="id445" draw:start-glue-point="0" draw:end-shape="id449" draw:end-glue-point="2" svg:d="M56700 60100l3455-880" svg:viewBox="0 0 3456 881">
          <text:p/>
        </draw:connector>
        <draw:custom-shape draw:style-name="gr9" draw:text-style-name="P2" xml:id="id450" draw:id="id450" draw:layer="layout" svg:width="1cm" svg:height="0.9cm" svg:x="52.7cm" svg:y="56.092cm">
          <text:p text:style-name="P1"><text:span text:style-name="T1">NAND</text:span></text:p>
          <text:p text:style-name="P1"><text:span text:style-name="T1">-83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3.2cm" svg:y1="58.32cm" svg:x2="53.2cm" svg:y2="56.992cm" draw:start-shape="id447" draw:start-glue-point="0" draw:end-shape="id450" draw:end-glue-point="2" svg:d="M53200 58320v-1328" svg:viewBox="0 0 1 1329">
          <text:p/>
        </draw:connector>
        <draw:custom-shape draw:style-name="gr9" draw:text-style-name="P2" xml:id="id451" draw:id="id451" draw:layer="layout" svg:width="1cm" svg:height="0.9cm" svg:x="52.7cm" svg:y="54.092cm">
          <text:p text:style-name="P1"><text:span text:style-name="T1">3-NAND</text:span></text:p>
          <text:p text:style-name="P1"><text:span text:style-name="T1">-83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53.2cm" svg:y1="56.092cm" svg:x2="53.2cm" svg:y2="54.992cm" draw:start-shape="id450" draw:start-glue-point="0" draw:end-shape="id451" draw:end-glue-point="2" svg:d="M53200 56092v-1100" svg:viewBox="0 0 1 1101">
          <text:p/>
        </draw:connector>
        <draw:connector draw:style-name="gr4" draw:text-style-name="P1" draw:layer="layout" draw:type="line" svg:x1="53.2cm" svg:y1="54.092cm" svg:x2="53.2cm" svg:y2="52.992cm" draw:start-shape="id451" draw:start-glue-point="0" draw:end-shape="id422" draw:end-glue-point="2" svg:d="M53200 54092v-1100" svg:viewBox="0 0 1 1101">
          <text:p/>
        </draw:connector>
        <draw:connector draw:style-name="gr4" draw:text-style-name="P1" draw:layer="layout" draw:type="line" svg:x1="53.2cm" svg:y1="52.092cm" svg:x2="53.15cm" svg:y2="50.8cm" draw:start-shape="id422" draw:start-glue-point="0" draw:end-shape="id452" draw:end-glue-point="2" svg:d="M53200 52092l-50-1292" svg:viewBox="0 0 51 1293">
          <text:p/>
        </draw:connector>
        <draw:custom-shape draw:style-name="gr9" draw:text-style-name="P2" xml:id="id453" draw:id="id453" draw:layer="layout" svg:width="1cm" svg:height="0.9cm" svg:x="56.2cm" svg:y="56.1cm">
          <text:p text:style-name="P1"><text:span text:style-name="T1">IMUX</text:span></text:p>
          <text:p text:style-name="P1"><text:span text:style-name="T1">-83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7cm" svg:y1="58.32cm" svg:x2="56.7cm" svg:y2="57cm" draw:start-shape="id448" draw:start-glue-point="0" draw:end-shape="id453" draw:end-glue-point="2" svg:d="M56700 58320v-1320" svg:viewBox="0 0 1 1321">
          <text:p text:style-name="P1"><text:span text:style-name="T2">a</text:span></text:p>
        </draw:connector>
        <draw:custom-shape draw:style-name="gr9" draw:text-style-name="P2" xml:id="id454" draw:id="id454" draw:layer="layout" svg:width="1cm" svg:height="0.9cm" svg:x="56.206cm" svg:y="53.893cm">
          <text:p text:style-name="P1"><text:span text:style-name="T1">IMUX</text:span></text:p>
          <text:p text:style-name="P1"><text:span text:style-name="T1">-83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6.7cm" svg:y1="56.1cm" svg:x2="56.706cm" svg:y2="54.793cm" draw:start-shape="id453" draw:start-glue-point="0" draw:end-shape="id454" draw:end-glue-point="2" svg:d="M56700 56100l6-1307" svg:viewBox="0 0 7 1308">
          <text:p text:style-name="P1"><text:span text:style-name="T2">b</text:span></text:p>
        </draw:connector>
        <draw:connector draw:style-name="gr4" draw:text-style-name="P1" draw:layer="layout" draw:type="line" svg:x1="56.706cm" svg:y1="53.893cm" svg:x2="56.7cm" svg:y2="52.9cm" draw:start-shape="id454" draw:start-glue-point="0" draw:end-shape="id378" draw:end-glue-point="2" svg:d="M56706 53893l-6-993" svg:viewBox="0 0 7 994">
          <text:p/>
        </draw:connector>
        <draw:connector draw:style-name="gr4" draw:text-style-name="P1" draw:layer="layout" draw:type="line" svg:x1="56.7cm" svg:y1="52cm" svg:x2="56.65cm" svg:y2="50.8cm" draw:start-shape="id378" draw:start-glue-point="0" draw:end-shape="id455" draw:end-glue-point="2" svg:d="M56700 52000l-50-1200" svg:viewBox="0 0 51 1201">
          <text:p/>
        </draw:connector>
        <draw:custom-shape draw:style-name="gr9" draw:text-style-name="P2" xml:id="id456" draw:id="id456" draw:layer="layout" svg:width="1cm" svg:height="0.9cm" svg:x="59.655cm" svg:y="56.1cm">
          <text:p text:style-name="P1"><text:span text:style-name="T1">NAND</text:span></text:p>
          <text:p text:style-name="P1"><text:span text:style-name="T1">-83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0.155cm" svg:y1="58.32cm" svg:x2="60.155cm" svg:y2="57cm" draw:start-shape="id449" draw:start-glue-point="0" draw:end-shape="id456" draw:end-glue-point="2" svg:d="M60155 58320v-1320" svg:viewBox="0 0 1 1321">
          <text:p/>
        </draw:connector>
        <draw:custom-shape draw:style-name="gr9" draw:text-style-name="P2" xml:id="id457" draw:id="id457" draw:layer="layout" svg:width="1cm" svg:height="0.9cm" svg:x="59.655cm" svg:y="53.9cm">
          <text:p text:style-name="P1"><text:span text:style-name="T1">OR</text:span></text:p>
          <text:p text:style-name="P1"><text:span text:style-name="T1">-8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60.155cm" svg:y1="56.1cm" svg:x2="60.155cm" svg:y2="54.8cm" draw:start-shape="id456" draw:start-glue-point="0" draw:end-shape="id457" draw:end-glue-point="2" svg:d="M60155 56100v-1300" svg:viewBox="0 0 1 1301">
          <text:p/>
        </draw:connector>
        <draw:connector draw:style-name="gr4" draw:text-style-name="P1" draw:layer="layout" draw:type="line" svg:x1="60.155cm" svg:y1="53.9cm" svg:x2="60.155cm" svg:y2="53cm" draw:start-shape="id457" draw:start-glue-point="0" draw:end-shape="id425" draw:end-glue-point="2" svg:d="M60155 53900v-900" svg:viewBox="0 0 1 901">
          <text:p/>
        </draw:connector>
        <draw:connector draw:style-name="gr4" draw:text-style-name="P1" draw:layer="layout" draw:type="line" svg:x1="60.155cm" svg:y1="52.1cm" svg:x2="60.15cm" svg:y2="50.8cm" draw:start-shape="id425" draw:start-glue-point="0" draw:end-shape="id458" draw:end-glue-point="2" svg:d="M60155 52100l-5-1300" svg:viewBox="0 0 6 1301">
          <text:p/>
        </draw:connector>
        <draw:connector draw:style-name="gr3" draw:text-style-name="P3" draw:layer="layout" draw:type="line" svg:x1="49.75cm" svg:y1="49.826cm" svg:x2="49.7cm" svg:y2="48.061cm" draw:start-shape="id444" draw:start-glue-point="0" svg:d="M49750 49826l-50-1765" svg:viewBox="0 0 51 1766">
          <text:p text:style-name="P1"><text:span text:style-name="T2">d4</text:span></text:p>
        </draw:connector>
        <draw:connector draw:style-name="gr3" draw:text-style-name="P3" draw:layer="layout" draw:type="line" svg:x1="49.67cm" svg:y1="57.189cm" svg:x2="49.8cm" svg:y2="54.903cm" draw:end-shape="id440" draw:end-glue-point="2" svg:d="M49670 57189l130-2286" svg:viewBox="0 0 131 2287">
          <text:p text:style-name="P1"><text:span text:style-name="T2">d4/b</text:span></text:p>
        </draw:connector>
        <draw:connector draw:style-name="gr3" draw:text-style-name="P3" draw:layer="layout" draw:type="line" svg:x1="83.5cm" svg:y1="31.968cm" svg:x2="81.886cm" svg:y2="31cm" draw:end-shape="id316" draw:end-glue-point="2" svg:d="M83500 31968l-1614-968" svg:viewBox="0 0 1615 969">
          <text:p text:style-name="P1"><text:span text:style-name="T2">d4</text:span></text:p>
        </draw:connector>
        <draw:custom-shape draw:style-name="gr9" draw:text-style-name="P2" xml:id="id459" draw:id="id459" draw:layer="layout" svg:width="1cm" svg:height="0.9cm" svg:x="7.8cm" svg:y="63.326cm">
          <text:p text:style-name="P1"><text:span text:style-name="T1">NAND</text:span></text:p>
          <text:p text:style-name="P1"><text:span text:style-name="T1">47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254cm" svg:y1="65.501cm" svg:x2="8.3cm" svg:y2="64.226cm" draw:end-shape="id459" draw:end-glue-point="2" svg:d="M8254 65501l46-1275" svg:viewBox="0 0 47 1276">
          <text:p text:style-name="P1"><text:span text:style-name="T2">d4</text:span></text:p>
        </draw:connector>
        <draw:connector draw:style-name="gr4" draw:text-style-name="P1" draw:layer="layout" draw:type="line" svg:x1="8.3cm" svg:y1="63.326cm" svg:x2="8.8cm" svg:y2="62.526cm" draw:start-shape="id459" draw:start-glue-point="0" draw:end-shape="id417" draw:end-glue-point="2" svg:d="M8300 63326l500-800" svg:viewBox="0 0 50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8-03T10:06:47.009000000</dc:date>
    <meta:editing-duration>P35DT17H10M4S</meta:editing-duration>
    <meta:editing-cycles>3990</meta:editing-cycles>
    <meta:generator>LibreOffice/4.3.0.4$Windows_x86 LibreOffice_project/62ad5818884a2fc2e5780dd45466868d41009ec0</meta:generator>
    <meta:document-statistic meta:object-count="1330"/>
  </office:meta>
</office:document-meta>
</file>